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107000001023FA846E597FCF42D.png" manifest:media-type="image/png"/>
  <manifest:file-entry manifest:full-path="Pictures/100000000000017D0000011B0635950934AF57E8.png" manifest:media-type="image/png"/>
  <manifest:file-entry manifest:full-path="Pictures/10000000000000C5000000F1D09C8E5A45D38711.png" manifest:media-type="image/png"/>
  <manifest:file-entry manifest:full-path="Pictures/10000000000001B00000012E2DBF9134F1B05FE8.png" manifest:media-type="image/png"/>
  <manifest:file-entry manifest:full-path="Pictures/1000000000000352000003646E41EB9ECBFFD83C.png" manifest:media-type="image/png"/>
  <manifest:file-entry manifest:full-path="Pictures/10000000000000A6000000CF5B29BCC0CF74AF94.png" manifest:media-type="image/png"/>
  <manifest:file-entry manifest:full-path="Pictures/10000000000001680000013163B8BE28D1045084.png" manifest:media-type="image/png"/>
  <manifest:file-entry manifest:full-path="Pictures/100000000000018600000130E1A7A943C47FD109.png" manifest:media-type="image/png"/>
  <manifest:file-entry manifest:full-path="Pictures/1000000000000123000000587DF8F72567F4136C.png" manifest:media-type="image/png"/>
  <manifest:file-entry manifest:full-path="Pictures/100000000000022D000001AF715D3784946D2A23.png" manifest:media-type="image/png"/>
  <manifest:file-entry manifest:full-path="Pictures/1000000000000106000000D32063D1A6572263BD.png" manifest:media-type="image/png"/>
  <manifest:file-entry manifest:full-path="Pictures/100000000000018D000001A3B651D87446E436BB.png" manifest:media-type="image/png"/>
  <manifest:file-entry manifest:full-path="Pictures/1000000000000197000000D509100DC0284337D4.png" manifest:media-type="image/png"/>
  <manifest:file-entry manifest:full-path="Pictures/100000000000010E00000161935314C1555BDB91.png" manifest:media-type="image/png"/>
  <manifest:file-entry manifest:full-path="Pictures/100000000000010200000097850B48F217340552.png" manifest:media-type="image/png"/>
  <manifest:file-entry manifest:full-path="Pictures/100000000000016700000141CD8B8D0607CD1E3C.png" manifest:media-type="image/png"/>
  <manifest:file-entry manifest:full-path="Pictures/10000000000000FC000000C95D76AF772884319E.png" manifest:media-type="image/png"/>
  <manifest:file-entry manifest:full-path="Pictures/100000000000011800000126DDEDA9848B29C9AB.png" manifest:media-type="image/png"/>
  <manifest:file-entry manifest:full-path="Pictures/100000000000022F00000128A17841E0E01564DC.png" manifest:media-type="image/png"/>
  <manifest:file-entry manifest:full-path="Pictures/10000000000001A30000010740D3337A55FBDEF9.png" manifest:media-type="image/png"/>
  <manifest:file-entry manifest:full-path="Pictures/1000000000000165000001241F7B88F7C4E98186.png" manifest:media-type="image/png"/>
  <manifest:file-entry manifest:full-path="Pictures/100002000000002000000020A6BB2897B4B7679A.png" manifest:media-type="image/png"/>
  <manifest:file-entry manifest:full-path="Pictures/10000000000001F7000000D459E11C2041773A77.png" manifest:media-type="image/png"/>
  <manifest:file-entry manifest:full-path="Pictures/1000000000000241000001A413E4028133E38EF6.png" manifest:media-type="image/png"/>
  <manifest:file-entry manifest:full-path="Pictures/1000000000000229000000E0F5797D8F5CD6414D.png" manifest:media-type="image/png"/>
  <manifest:file-entry manifest:full-path="Pictures/10000000000002070000026835AAD7A26DCCA7FC.png" manifest:media-type="image/png"/>
  <manifest:file-entry manifest:full-path="Pictures/100002000000000B0000000B70A9EE9903C9253B.gif" manifest:media-type="image/gif"/>
  <manifest:file-entry manifest:full-path="Pictures/1000000000000183000000D2D14105DF432C6892.png" manifest:media-type="image/png"/>
  <manifest:file-entry manifest:full-path="Pictures/10000201000003E8000000D2A7FE72F00FFCF111.png" manifest:media-type="image/png"/>
  <manifest:file-entry manifest:full-path="Pictures/100000000000018D000000C1CE799D2715500148.png" manifest:media-type="image/png"/>
  <manifest:file-entry manifest:full-path="Pictures/10000000000001E5000001FCAC9E966A21580F6B.png" manifest:media-type="image/png"/>
  <manifest:file-entry manifest:full-path="Pictures/1000020000000020000000206284DE9C05FFED8F.png" manifest:media-type="image/png"/>
  <manifest:file-entry manifest:full-path="Pictures/10000000000000E40000006976C3B240D2A28637.png" manifest:media-type="image/png"/>
  <manifest:file-entry manifest:full-path="Pictures/10000000000001E500000099E61B0A34763E5D57.png" manifest:media-type="image/png"/>
  <manifest:file-entry manifest:full-path="Pictures/1000020000000030000000306F43286E97B59990.png" manifest:media-type="image/png"/>
  <manifest:file-entry manifest:full-path="Pictures/10000000000001F5000000D45EF097A113E298CA.png" manifest:media-type="image/png"/>
  <manifest:file-entry manifest:full-path="Pictures/1000000000000211000000D424D7ADF5A6A3FAA8.png" manifest:media-type="image/png"/>
  <manifest:file-entry manifest:full-path="Pictures/10000000000000FC0000007A651A4487F4036AEC.png" manifest:media-type="image/png"/>
  <manifest:file-entry manifest:full-path="Pictures/100000000000011800000058FB6F1D01BD5EFF08.png" manifest:media-type="image/png"/>
  <manifest:file-entry manifest:full-path="Pictures/1000020100000233000001395570F3D7544BA4AE.png" manifest:media-type="image/png"/>
  <manifest:file-entry manifest:full-path="Pictures/10000000000002CE000001B0F01ABE6A4575F25F.png" manifest:media-type="image/png"/>
  <manifest:file-entry manifest:full-path="Pictures/10000000000000C5000000F1C1BDD6FF231BD8FB.png" manifest:media-type="image/png"/>
  <manifest:file-entry manifest:full-path="Pictures/1000000000000168000000F20346AC22FFEEAC34.png" manifest:media-type="image/png"/>
  <manifest:file-entry manifest:full-path="Pictures/100000000000014B000000F0142AA45666771B7F.png" manifest:media-type="image/png"/>
  <manifest:file-entry manifest:full-path="Pictures/10000000000001C3000000C192A0F1570F53CACC.png" manifest:media-type="image/png"/>
  <manifest:file-entry manifest:full-path="Pictures/10000000000000C5000000F39264341A1E0AF031.png" manifest:media-type="image/png"/>
  <manifest:file-entry manifest:full-path="Pictures/100000000000022E000000EBA66035FBAFA2B961.png" manifest:media-type="image/png"/>
  <manifest:file-entry manifest:full-path="Pictures/100000000000008B00000102F6DB7CA2005035FD.png" manifest:media-type="image/png"/>
  <manifest:file-entry manifest:full-path="Pictures/10000000000001A400000116D3309E2F93EF6169.png" manifest:media-type="image/png"/>
  <manifest:file-entry manifest:full-path="Pictures/100000000000017E0000011B304E6DF44915B4B3.png" manifest:media-type="image/png"/>
  <manifest:file-entry manifest:full-path="Pictures/10000000000001E1000001F8D806863BA9576222.png" manifest:media-type="image/png"/>
  <manifest:file-entry manifest:full-path="Pictures/10000000000000CC00000134922FAA9414585368.png" manifest:media-type="image/png"/>
  <manifest:file-entry manifest:full-path="Pictures/1000000000000182000001841D181F51E0DFE0F6.png" manifest:media-type="image/png"/>
  <manifest:file-entry manifest:full-path="Pictures/1000000000000167000000F2F2C9BDA203DE6A64.png" manifest:media-type="image/png"/>
  <manifest:file-entry manifest:full-path="Pictures/100000000000016200000125325E34DFD2C6C8C1.png" manifest:media-type="image/png"/>
  <manifest:file-entry manifest:full-path="Pictures/10000000000002CE000000EE6F1CD74C1DAB44ED.png" manifest:media-type="image/png"/>
  <manifest:file-entry manifest:full-path="Pictures/1000000000000175000000A0D19048092F4CB60C.png" manifest:media-type="image/png"/>
  <manifest:file-entry manifest:full-path="Pictures/10000000000001E1000000EE6F15FED11FC5487C.png" manifest:media-type="image/png"/>
  <manifest:file-entry manifest:full-path="Pictures/100000000000019300000110C070DB9AF07C59DD.png" manifest:media-type="image/png"/>
  <manifest:file-entry manifest:full-path="Pictures/10000000000001DF000001C297909CAD8C15C84D.png" manifest:media-type="image/png"/>
  <manifest:file-entry manifest:full-path="Pictures/10000201000001EB00000069B5EB80E69324CCE1.png" manifest:media-type="image/png"/>
  <manifest:file-entry manifest:full-path="Pictures/10000201000001EC0000006A959BA172963E3EED.png" manifest:media-type="image/png"/>
  <manifest:file-entry manifest:full-path="Pictures/10000000000001ED000001C4DB5756D63271B925.png" manifest:media-type="image/png"/>
  <manifest:file-entry manifest:full-path="Pictures/100000000000015B000000F36DD0E58DE4E54CF2.png" manifest:media-type="image/png"/>
  <manifest:file-entry manifest:full-path="Pictures/100000000000015B000000F3D0CA4681BF3F8AA5.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1" style:family="table">
      <style:table-properties style:width="6.6917in" fo:margin-left="0in" fo:margin-right="0.0014in" fo:margin-top="0.1181in" fo:margin-bottom="0in" table:align="margins" style:may-break-between-rows="true"/>
    </style:style>
    <style:style style:name="Table1.A" style:family="table-column">
      <style:table-column-properties style:column-width="2.2306in" style:rel-column-width="21845*"/>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4" style:family="table">
      <style:table-properties style:width="5.3132in" fo:margin-top="0.0785in" fo:margin-bottom="0.1576in" table:align="left" fo:background-color="transparent" style:may-break-between-rows="false">
        <style:background-image/>
      </style:table-properties>
    </style:style>
    <style:style style:name="Table4.A" style:family="table-column">
      <style:table-column-properties style:column-width="2.0104in"/>
    </style:style>
    <style:style style:name="Table4.B" style:family="table-column">
      <style:table-column-properties style:column-width="1.9271in"/>
    </style:style>
    <style:style style:name="Table4.C" style:family="table-column">
      <style:table-column-properties style:column-width="1.3757in"/>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4.12" style:family="table-row">
      <style:table-row-properties fo:background-color="transparent" fo:keep-together="always">
        <style:background-image/>
      </style:table-row-properties>
    </style:style>
    <style:style style:name="Table6" style:family="table">
      <style:table-properties style:width="4.6861in" fo:margin-top="0.0785in" fo:margin-bottom="0.1576in" table:align="left" fo:background-color="transparent" style:may-break-between-rows="false">
        <style:background-image/>
      </style:table-properties>
    </style:style>
    <style:style style:name="Table6.A" style:family="table-column">
      <style:table-column-properties style:column-width="1.1007in"/>
    </style:style>
    <style:style style:name="Table6.B" style:family="table-column">
      <style:table-column-properties style:column-width="0.9882in"/>
    </style:style>
    <style:style style:name="Table6.C" style:family="table-column">
      <style:table-column-properties style:column-width="1.2986in"/>
    </style:style>
    <style:style style:name="Table6.1" style:family="table-row">
      <style:table-row-properties fo:keep-together="always"/>
    </style:style>
    <style:style style:name="Table6.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6.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left="0in" fo:margin-right="0in" fo:margin-top="0.1181in" fo:margin-bottom="0in" table:align="margins" fo:keep-with-next="auto" style:may-break-between-rows="false"/>
    </style:style>
    <style:style style:name="Table7.A" style:family="table-column">
      <style:table-column-properties style:column-width="1.3361in" style:rel-column-width="13082*"/>
    </style:style>
    <style:style style:name="Table7.B" style:family="table-column">
      <style:table-column-properties style:column-width="1.3528in" style:rel-column-width="13245*"/>
    </style:style>
    <style:style style:name="Table7.C" style:family="table-column">
      <style:table-column-properties style:column-width="4.0042in" style:rel-column-width="39208*"/>
    </style:style>
    <style:style style:name="Table7.1" style:family="table-row">
      <style:table-row-properties fo:keep-together="always"/>
    </style:style>
    <style:style style:name="Table7.A1" style:family="table-cell">
      <style:table-cell-properties fo:background-color="#e6e6e6" fo:padding-left="0in" fo:padding-right="0in" fo:padding-top="0.0396in" fo:padding-bottom="0.0396in" fo:border-left="none" fo:border-right="none" fo:border-top="0.05pt solid #000000" fo:border-bottom="0.05pt solid #000000">
        <style:background-image/>
      </style:table-cell-properties>
    </style:style>
    <style:style style:name="Table7.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17in" fo:margin-left="0in" fo:margin-right="0.0014in" fo:margin-top="0in" fo:margin-bottom="0.1667in" table:align="margins" fo:keep-with-next="auto" style:may-break-between-rows="true"/>
    </style:style>
    <style:style style:name="Table5.A" style:family="table-column">
      <style:table-column-properties style:column-width="0.9813in" style:rel-column-width="9609*"/>
    </style:style>
    <style:style style:name="Table5.B" style:family="table-column">
      <style:table-column-properties style:column-width="1.2208in" style:rel-column-width="11956*"/>
    </style:style>
    <style:style style:name="Table5.C" style:family="table-column">
      <style:table-column-properties style:column-width="1.0653in" style:rel-column-width="10432*"/>
    </style:style>
    <style:style style:name="Table5.D" style:family="table-column">
      <style:table-column-properties style:column-width="1.0236in" style:rel-column-width="10024*"/>
    </style:style>
    <style:style style:name="Table5.E" style:family="table-column">
      <style:table-column-properties style:column-width="2.4007in" style:rel-column-width="23514*"/>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0382in" fo:border-left="none" fo:border-right="none" fo:border-top="0.05pt solid #000000"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ffffff" fo:padding="0.0382in" fo:border-left="none" fo:border-right="none" fo:border-top="0.05pt solid #999999" fo:border-bottom="0.05pt solid #999999">
        <style:background-image/>
      </style:table-cell-properties>
    </style:style>
    <style:style style:name="Table5.E2" style:family="table-cell">
      <style:table-cell-properties fo:background-color="#ffffff" fo:padding="0.0382in" fo:border-left="none" fo:border-right="none" fo:border-top="0.05pt solid #999999" fo:border-bottom="0.05pt solid #999999">
        <style:background-image/>
      </style:table-cell-properties>
    </style:style>
    <style:style style:name="Table5.A3" style:family="table-cell">
      <style:table-cell-properties style:vertical-align="top" fo:background-color="#ffffff" fo:padding="0.0382in" fo:border-left="none" fo:border-right="none" fo:border-top="none" fo:border-bottom="0.05pt solid #999999">
        <style:background-image/>
      </style:table-cell-properties>
    </style:style>
    <style:style style:name="Table5.E3" style:family="table-cell">
      <style:table-cell-properties fo:background-color="#ffffff" fo:padding="0.0382in" fo:border-left="none" fo:border-right="none" fo:border-top="none" fo:border-bottom="0.05pt solid #999999">
        <style:background-image/>
      </style:table-cell-properties>
    </style:style>
    <style:style style:name="Table5.A4" style:family="table-cell">
      <style:table-cell-properties fo:background-color="#ffffff" fo:padding="0.0382in" fo:border-left="none" fo:border-right="none" fo:border-top="none" fo:border-bottom="0.05pt solid #999999">
        <style:background-image/>
      </style:table-cell-properties>
    </style:style>
    <style:style style:name="Table5.B4" style:family="table-cell">
      <style:table-cell-properties fo:background-color="#ffffff" fo:padding="0.0382in" fo:border-left="none" fo:border-right="none" fo:border-top="none" fo:border-bottom="0.05pt solid #999999">
        <style:background-image/>
      </style:table-cell-properties>
    </style:style>
    <style:style style:name="Table5.C4" style:family="table-cell">
      <style:table-cell-properties fo:background-color="#ffffff" fo:padding="0.0382in" fo:border-left="none" fo:border-right="none" fo:border-top="none" fo:border-bottom="0.05pt solid #999999">
        <style:background-image/>
      </style:table-cell-properties>
    </style:style>
    <style:style style:name="Table5.D4" style:family="table-cell">
      <style:table-cell-properties fo:background-color="#ffffff" fo:padding="0.0382in" fo:border-left="none" fo:border-right="none" fo:border-top="none" fo:border-bottom="0.05pt solid #999999">
        <style:background-image/>
      </style:table-cell-properties>
    </style:style>
    <style:style style:name="Table5.E4" style:family="table-cell">
      <style:table-cell-properties fo:background-color="#ffffff" fo:padding="0.0382in" fo:border-left="none" fo:border-right="none" fo:border-top="none" fo:border-bottom="0.05pt solid #999999">
        <style:background-image/>
      </style:table-cell-properties>
    </style:style>
    <style:style style:name="Table5.A5" style:family="table-cell">
      <style:table-cell-properties fo:background-color="#ffffff" fo:padding="0.0382in" fo:border-left="none" fo:border-right="none" fo:border-top="none" fo:border-bottom="0.05pt solid #999999">
        <style:background-image/>
      </style:table-cell-properties>
    </style:style>
    <style:style style:name="Table5.B5" style:family="table-cell">
      <style:table-cell-properties fo:background-color="#ffffff" fo:padding="0.0382in" fo:border-left="none" fo:border-right="none" fo:border-top="none" fo:border-bottom="0.05pt solid #999999">
        <style:background-image/>
      </style:table-cell-properties>
    </style:style>
    <style:style style:name="Table5.C5" style:family="table-cell">
      <style:table-cell-properties fo:background-color="#ffffff" fo:padding="0.0382in" fo:border-left="none" fo:border-right="none" fo:border-top="none" fo:border-bottom="0.05pt solid #999999">
        <style:background-image/>
      </style:table-cell-properties>
    </style:style>
    <style:style style:name="Table5.D5" style:family="table-cell">
      <style:table-cell-properties fo:background-color="#ffffff" fo:padding="0.0382in" fo:border-left="none" fo:border-right="none" fo:border-top="none" fo:border-bottom="0.05pt solid #999999">
        <style:background-image/>
      </style:table-cell-properties>
    </style:style>
    <style:style style:name="Table5.E5" style:family="table-cell">
      <style:table-cell-properties fo:background-color="#ffffff" fo:padding="0.0382in" fo:border-left="none" fo:border-right="none" fo:border-top="none" fo:border-bottom="0.05pt solid #999999">
        <style:background-image/>
      </style:table-cell-properties>
    </style:style>
    <style:style style:name="Table5.A6" style:family="table-cell">
      <style:table-cell-properties fo:background-color="#ffffff" fo:padding="0.0382in" fo:border-left="none" fo:border-right="none" fo:border-top="none" fo:border-bottom="0.05pt solid #999999">
        <style:background-image/>
      </style:table-cell-properties>
    </style:style>
    <style:style style:name="Table5.B6" style:family="table-cell">
      <style:table-cell-properties fo:background-color="#ffffff" fo:padding="0.0382in" fo:border-left="none" fo:border-right="none" fo:border-top="none" fo:border-bottom="0.05pt solid #999999">
        <style:background-image/>
      </style:table-cell-properties>
    </style:style>
    <style:style style:name="Table5.C6" style:family="table-cell">
      <style:table-cell-properties fo:background-color="#ffffff" fo:padding="0.0382in" fo:border-left="none" fo:border-right="none" fo:border-top="none" fo:border-bottom="0.05pt solid #999999">
        <style:background-image/>
      </style:table-cell-properties>
    </style:style>
    <style:style style:name="Table5.D6" style:family="table-cell">
      <style:table-cell-properties fo:background-color="#ffffff" fo:padding="0.0382in" fo:border-left="none" fo:border-right="none" fo:border-top="none" fo:border-bottom="0.05pt solid #999999">
        <style:background-image/>
      </style:table-cell-properties>
    </style:style>
    <style:style style:name="Table5.E6" style:family="table-cell">
      <style:table-cell-properties fo:background-color="#ffffff" fo:padding="0.0382in" fo:border-left="none" fo:border-right="none" fo:border-top="none" fo:border-bottom="0.05pt solid #999999">
        <style:background-image/>
      </style:table-cell-properties>
    </style:style>
    <style:style style:name="P1" style:family="paragraph" style:parent-style-name="Guide_20_Name" style:master-page-name="First_20_Page">
      <style:paragraph-properties style:page-number="auto" fo:break-before="page"/>
      <style:text-properties fo:language="en" fo:country="US"/>
    </style:style>
    <style:style style:name="P2" style:family="paragraph" style:parent-style-name="Footer">
      <style:paragraph-properties fo:text-align="end" style:justify-single-word="false"/>
    </style:style>
    <style:style style:name="P3" style:family="paragraph" style:parent-style-name="Footer">
      <style:paragraph-properties fo:text-align="start" style:justify-single-word="false"/>
      <style:text-properties officeooo:paragraph-rsid="03b32780"/>
    </style:style>
    <style:style style:name="P4" style:family="paragraph" style:parent-style-name="Caption" style:master-page-name="">
      <style:paragraph-properties style:page-number="auto" fo:keep-with-next="always"/>
      <style:text-properties officeooo:paragraph-rsid="00501fc0"/>
    </style:style>
    <style:style style:name="P5" style:family="paragraph" style:parent-style-name="Caption" style:master-page-name="">
      <style:paragraph-properties style:page-number="auto" fo:keep-with-next="always"/>
      <style:text-properties officeooo:paragraph-rsid="00989bc0"/>
    </style:style>
    <style:style style:name="P6" style:family="paragraph" style:parent-style-name="Text_20_body" style:master-page-name="">
      <style:paragraph-properties style:page-number="auto" fo:keep-with-next="always"/>
      <style:text-properties officeooo:rsid="006c1c1b" officeooo:paragraph-rsid="006ff6dd"/>
    </style:style>
    <style:style style:name="P7" style:family="paragraph" style:parent-style-name="Definition_20_Term" style:master-page-name="">
      <style:paragraph-properties fo:keep-together="always" style:page-number="auto"/>
    </style:style>
    <style:style style:name="P8" style:family="paragraph" style:parent-style-name="Text_20_body" style:master-page-name="">
      <style:paragraph-properties fo:keep-together="always" fo:orphans="0" fo:widows="0" style:page-number="auto"/>
      <style:text-properties officeooo:rsid="011802a6" officeooo:paragraph-rsid="01205e6d"/>
    </style:style>
    <style:style style:name="P9" style:family="paragraph" style:parent-style-name="Text_20_body">
      <style:text-properties officeooo:paragraph-rsid="00501fc0"/>
    </style:style>
    <style:style style:name="P10" style:family="paragraph" style:parent-style-name="Text_20_body">
      <style:text-properties officeooo:paragraph-rsid="00914892"/>
    </style:style>
    <style:style style:name="P11" style:family="paragraph" style:parent-style-name="Text_20_body">
      <style:text-properties officeooo:paragraph-rsid="005189cb"/>
    </style:style>
    <style:style style:name="P12" style:family="paragraph" style:parent-style-name="Text_20_body">
      <style:text-properties officeooo:rsid="005e2f11" officeooo:paragraph-rsid="005ffdc4"/>
    </style:style>
    <style:style style:name="P13" style:family="paragraph" style:parent-style-name="Text_20_body">
      <style:text-properties officeooo:paragraph-rsid="00686c29"/>
    </style:style>
    <style:style style:name="P14" style:family="paragraph" style:parent-style-name="Text_20_body">
      <style:text-properties officeooo:paragraph-rsid="006bfdf9"/>
    </style:style>
    <style:style style:name="P15" style:family="paragraph" style:parent-style-name="Text_20_body">
      <style:text-properties officeooo:rsid="006c1c1b" officeooo:paragraph-rsid="006c1c1b"/>
    </style:style>
    <style:style style:name="P16" style:family="paragraph" style:parent-style-name="Text_20_body">
      <style:text-properties officeooo:rsid="006c1c1b" officeooo:paragraph-rsid="00701af5"/>
    </style:style>
    <style:style style:name="P17" style:family="paragraph" style:parent-style-name="Text_20_body">
      <style:text-properties officeooo:rsid="006c1c1b" officeooo:paragraph-rsid="0074fd6c"/>
    </style:style>
    <style:style style:name="P18" style:family="paragraph" style:parent-style-name="Text_20_body">
      <style:text-properties officeooo:rsid="006c1c1b" officeooo:paragraph-rsid="00818f57"/>
    </style:style>
    <style:style style:name="P19" style:family="paragraph" style:parent-style-name="Text_20_body">
      <style:text-properties officeooo:rsid="006c1c1b" officeooo:paragraph-rsid="00825fa3"/>
    </style:style>
    <style:style style:name="P20" style:family="paragraph" style:parent-style-name="Text_20_body">
      <style:text-properties officeooo:rsid="006c1c1b" officeooo:paragraph-rsid="00845d3a"/>
    </style:style>
    <style:style style:name="P21" style:family="paragraph" style:parent-style-name="Text_20_body">
      <style:text-properties officeooo:rsid="006c1c1b" officeooo:paragraph-rsid="00895a33"/>
    </style:style>
    <style:style style:name="P22" style:family="paragraph" style:parent-style-name="Text_20_body">
      <style:text-properties officeooo:paragraph-rsid="006db1ca"/>
    </style:style>
    <style:style style:name="P23" style:family="paragraph" style:parent-style-name="Text_20_body">
      <style:text-properties officeooo:paragraph-rsid="0074fd6c"/>
    </style:style>
    <style:style style:name="P24" style:family="paragraph" style:parent-style-name="Text_20_body">
      <style:text-properties officeooo:rsid="0076df9f" officeooo:paragraph-rsid="0076df9f"/>
    </style:style>
    <style:style style:name="P25" style:family="paragraph" style:parent-style-name="Text_20_body">
      <style:text-properties officeooo:paragraph-rsid="00787ed8"/>
    </style:style>
    <style:style style:name="P26" style:family="paragraph" style:parent-style-name="Text_20_body">
      <style:text-properties officeooo:rsid="0078d7af" officeooo:paragraph-rsid="0078d7af"/>
    </style:style>
    <style:style style:name="P27" style:family="paragraph" style:parent-style-name="Text_20_body">
      <style:text-properties officeooo:paragraph-rsid="0078d7af"/>
    </style:style>
    <style:style style:name="P28" style:family="paragraph" style:parent-style-name="Text_20_body">
      <style:text-properties officeooo:rsid="007a4559" officeooo:paragraph-rsid="007a4559"/>
    </style:style>
    <style:style style:name="P29" style:family="paragraph" style:parent-style-name="Text_20_body">
      <style:text-properties officeooo:paragraph-rsid="007debf1"/>
    </style:style>
    <style:style style:name="P30" style:family="paragraph" style:parent-style-name="Text_20_body">
      <style:text-properties officeooo:paragraph-rsid="00818f57"/>
    </style:style>
    <style:style style:name="P31" style:family="paragraph" style:parent-style-name="Text_20_body">
      <style:text-properties officeooo:paragraph-rsid="00832ac3"/>
    </style:style>
    <style:style style:name="P32" style:family="paragraph" style:parent-style-name="Text_20_body">
      <style:text-properties officeooo:paragraph-rsid="00825fa3"/>
    </style:style>
    <style:style style:name="P33" style:family="paragraph" style:parent-style-name="Text_20_body">
      <style:text-properties officeooo:paragraph-rsid="007fe06e"/>
    </style:style>
    <style:style style:name="P34" style:family="paragraph" style:parent-style-name="Text_20_body">
      <style:text-properties officeooo:paragraph-rsid="009eaaa4"/>
    </style:style>
    <style:style style:name="P35" style:family="paragraph" style:parent-style-name="Text_20_body">
      <style:text-properties officeooo:rsid="00b0e0f1" officeooo:paragraph-rsid="00b0e0f1"/>
    </style:style>
    <style:style style:name="P36" style:family="paragraph" style:parent-style-name="Text_20_body">
      <style:text-properties officeooo:rsid="00c401ba" officeooo:paragraph-rsid="00c401ba"/>
    </style:style>
    <style:style style:name="P37" style:family="paragraph" style:parent-style-name="Text_20_body">
      <style:text-properties officeooo:rsid="00c401ba" officeooo:paragraph-rsid="01ca8d5f"/>
    </style:style>
    <style:style style:name="P38" style:family="paragraph" style:parent-style-name="Text_20_body">
      <style:text-properties officeooo:rsid="00914892" officeooo:paragraph-rsid="00914892"/>
    </style:style>
    <style:style style:name="P39" style:family="paragraph" style:parent-style-name="Text_20_body">
      <style:text-properties officeooo:rsid="009a1e3a" officeooo:paragraph-rsid="00fd06c2"/>
    </style:style>
    <style:style style:name="P40" style:family="paragraph" style:parent-style-name="Text_20_body">
      <style:text-properties officeooo:rsid="0148f3f5" officeooo:paragraph-rsid="01030fcf"/>
    </style:style>
    <style:style style:name="P41" style:family="paragraph" style:parent-style-name="Text_20_body">
      <style:text-properties officeooo:rsid="014a1b30" officeooo:paragraph-rsid="01030fcf"/>
    </style:style>
    <style:style style:name="P42" style:family="paragraph" style:parent-style-name="Text_20_body">
      <style:text-properties officeooo:rsid="011f816d" officeooo:paragraph-rsid="011f816d"/>
    </style:style>
    <style:style style:name="P43" style:family="paragraph" style:parent-style-name="Text_20_body">
      <style:text-properties officeooo:paragraph-rsid="0124ea24"/>
    </style:style>
    <style:style style:name="P44" style:family="paragraph" style:parent-style-name="Text_20_body">
      <style:text-properties officeooo:rsid="0131d376" officeooo:paragraph-rsid="0131d376"/>
    </style:style>
    <style:style style:name="P45" style:family="paragraph" style:parent-style-name="Text_20_body">
      <style:text-properties officeooo:rsid="013bc6d6" officeooo:paragraph-rsid="013bc6d6"/>
    </style:style>
    <style:style style:name="P46" style:family="paragraph" style:parent-style-name="Text_20_body">
      <style:text-properties officeooo:rsid="009eaaa4" officeooo:paragraph-rsid="009eaaa4"/>
    </style:style>
    <style:style style:name="P47" style:family="paragraph" style:parent-style-name="Text_20_body">
      <style:text-properties officeooo:paragraph-rsid="0157720d"/>
    </style:style>
    <style:style style:name="P48" style:family="paragraph" style:parent-style-name="Text_20_body">
      <style:text-properties officeooo:rsid="015ec564" officeooo:paragraph-rsid="015ec564"/>
    </style:style>
    <style:style style:name="P49" style:family="paragraph" style:parent-style-name="Text_20_body">
      <style:text-properties officeooo:paragraph-rsid="01c6039d"/>
    </style:style>
    <style:style style:name="P50" style:family="paragraph" style:parent-style-name="Text_20_body">
      <style:text-properties officeooo:paragraph-rsid="00f51afd"/>
    </style:style>
    <style:style style:name="P51" style:family="paragraph" style:parent-style-name="Text_20_body">
      <style:text-properties officeooo:paragraph-rsid="01f0ae0b"/>
    </style:style>
    <style:style style:name="P52" style:family="paragraph" style:parent-style-name="Text_20_body">
      <style:text-properties officeooo:rsid="0105d23d" officeooo:paragraph-rsid="01e6427d"/>
    </style:style>
    <style:style style:name="P53" style:family="paragraph" style:parent-style-name="Text_20_body">
      <style:text-properties officeooo:paragraph-rsid="01f44e73"/>
    </style:style>
    <style:style style:name="P54" style:family="paragraph" style:parent-style-name="Text_20_body">
      <style:text-properties officeooo:paragraph-rsid="01f917db"/>
    </style:style>
    <style:style style:name="P55" style:family="paragraph" style:parent-style-name="Text_20_body">
      <style:text-properties officeooo:rsid="0150b6b0" officeooo:paragraph-rsid="0201981f"/>
    </style:style>
    <style:style style:name="P56" style:family="paragraph" style:parent-style-name="Text_20_body">
      <style:text-properties officeooo:paragraph-rsid="0128a7b3"/>
    </style:style>
    <style:style style:name="P57" style:family="paragraph" style:parent-style-name="Text_20_body">
      <style:text-properties officeooo:rsid="013cc2e2" officeooo:paragraph-rsid="0101ff64"/>
    </style:style>
    <style:style style:name="P58" style:family="paragraph" style:parent-style-name="Text_20_body">
      <style:text-properties officeooo:paragraph-rsid="0300bb1c"/>
    </style:style>
    <style:style style:name="P59" style:family="paragraph" style:parent-style-name="Text_20_body">
      <style:text-properties officeooo:paragraph-rsid="01310d7c"/>
    </style:style>
    <style:style style:name="P60" style:family="paragraph" style:parent-style-name="Text_20_body">
      <style:text-properties officeooo:rsid="010392cb" officeooo:paragraph-rsid="0201981f"/>
    </style:style>
    <style:style style:name="P61" style:family="paragraph" style:parent-style-name="Text_20_body">
      <style:text-properties officeooo:rsid="0105e7d3" officeooo:paragraph-rsid="01102f95"/>
    </style:style>
    <style:style style:name="P62" style:family="paragraph" style:parent-style-name="Text_20_body">
      <style:text-properties officeooo:rsid="00701af5" officeooo:paragraph-rsid="00701af5"/>
    </style:style>
    <style:style style:name="P63" style:family="paragraph" style:parent-style-name="Text_20_body">
      <style:text-properties officeooo:rsid="006e57db" officeooo:paragraph-rsid="007debf1"/>
    </style:style>
    <style:style style:name="P64" style:family="paragraph" style:parent-style-name="Text_20_body">
      <style:text-properties officeooo:paragraph-rsid="009d469b"/>
    </style:style>
    <style:style style:name="P65" style:family="paragraph" style:parent-style-name="Text_20_body">
      <style:text-properties officeooo:paragraph-rsid="00a4af65"/>
    </style:style>
    <style:style style:name="P66" style:family="paragraph" style:parent-style-name="Text_20_body">
      <style:text-properties officeooo:paragraph-rsid="03b98879"/>
    </style:style>
    <style:style style:name="P67" style:family="paragraph" style:parent-style-name="Text_20_body">
      <style:text-properties officeooo:rsid="00fbff48" officeooo:paragraph-rsid="03bb3887"/>
    </style:style>
    <style:style style:name="P68" style:family="paragraph" style:parent-style-name="Text_20_body">
      <style:text-properties officeooo:paragraph-rsid="03bb3887"/>
    </style:style>
    <style:style style:name="P69" style:family="paragraph" style:parent-style-name="Text_20_body">
      <style:text-properties officeooo:paragraph-rsid="03bffa18"/>
    </style:style>
    <style:style style:name="P70" style:family="paragraph" style:parent-style-name="Text_20_body">
      <style:text-properties officeooo:rsid="0099e8b0" officeooo:paragraph-rsid="03bb3887"/>
    </style:style>
    <style:style style:name="P71" style:family="paragraph" style:parent-style-name="Text_20_body">
      <style:text-properties officeooo:paragraph-rsid="00ac0fd4"/>
    </style:style>
    <style:style style:name="P72" style:family="paragraph" style:parent-style-name="Definition_20_Term">
      <style:text-properties officeooo:paragraph-rsid="006bfdf9"/>
    </style:style>
    <style:style style:name="P73" style:family="paragraph" style:parent-style-name="Definition_20_Term">
      <style:text-properties officeooo:paragraph-rsid="006db1ca"/>
    </style:style>
    <style:style style:name="P74" style:family="paragraph" style:parent-style-name="Definition_20_Term">
      <style:text-properties officeooo:paragraph-rsid="006ff6dd"/>
    </style:style>
    <style:style style:name="P75" style:family="paragraph" style:parent-style-name="Definition_20_Term">
      <style:text-properties officeooo:paragraph-rsid="0071a6ce"/>
    </style:style>
    <style:style style:name="P76" style:family="paragraph" style:parent-style-name="Definition_20_Term">
      <style:text-properties officeooo:paragraph-rsid="0074fd6c"/>
    </style:style>
    <style:style style:name="P77" style:family="paragraph" style:parent-style-name="Definition_20_Term">
      <style:text-properties officeooo:paragraph-rsid="0076df9f"/>
    </style:style>
    <style:style style:name="P78" style:family="paragraph" style:parent-style-name="Definition_20_Term">
      <style:text-properties officeooo:paragraph-rsid="00825fa3"/>
    </style:style>
    <style:style style:name="P79" style:family="paragraph" style:parent-style-name="Definition_20_Term">
      <style:text-properties officeooo:paragraph-rsid="00845d3a"/>
    </style:style>
    <style:style style:name="P80" style:family="paragraph" style:parent-style-name="Definition_20_Term">
      <style:text-properties officeooo:paragraph-rsid="00d34d0f"/>
    </style:style>
    <style:style style:name="P81" style:family="paragraph" style:parent-style-name="Definition_20_Term">
      <style:text-properties officeooo:rsid="00fb5013" officeooo:paragraph-rsid="00f51afd"/>
    </style:style>
    <style:style style:name="P82" style:family="paragraph" style:parent-style-name="Definition_20_Term">
      <style:text-properties officeooo:paragraph-rsid="00f51afd"/>
    </style:style>
    <style:style style:name="P83" style:family="paragraph" style:parent-style-name="Definition_20_Term">
      <style:text-properties officeooo:paragraph-rsid="00fd06c2"/>
    </style:style>
    <style:style style:name="P84" style:family="paragraph" style:parent-style-name="Definition_20_Term">
      <style:text-properties officeooo:paragraph-rsid="03bb3887"/>
    </style:style>
    <style:style style:name="P85" style:family="paragraph" style:parent-style-name="Definition_20_Term">
      <style:text-properties officeooo:paragraph-rsid="03d5e0c5"/>
    </style:style>
    <style:style style:name="P86" style:family="paragraph" style:parent-style-name="Text_20_body_20_indent">
      <style:text-properties officeooo:rsid="00686c29" officeooo:paragraph-rsid="00686c29"/>
    </style:style>
    <style:style style:name="P87" style:family="paragraph" style:parent-style-name="Text_20_body_20_indent">
      <style:text-properties officeooo:paragraph-rsid="006a35d1"/>
    </style:style>
    <style:style style:name="P88" style:family="paragraph" style:parent-style-name="Text_20_body_20_indent">
      <style:text-properties officeooo:paragraph-rsid="006bfdf9"/>
    </style:style>
    <style:style style:name="P89" style:family="paragraph" style:parent-style-name="Text_20_body_20_indent">
      <style:text-properties officeooo:rsid="006c1c1b" officeooo:paragraph-rsid="006ff6dd"/>
    </style:style>
    <style:style style:name="P90" style:family="paragraph" style:parent-style-name="Text_20_body_20_indent">
      <style:text-properties officeooo:rsid="006c1c1b" officeooo:paragraph-rsid="0076df9f"/>
    </style:style>
    <style:style style:name="P91" style:family="paragraph" style:parent-style-name="Text_20_body_20_indent">
      <style:text-properties officeooo:rsid="006c1c1b" officeooo:paragraph-rsid="007b14c4"/>
    </style:style>
    <style:style style:name="P92" style:family="paragraph" style:parent-style-name="Text_20_body_20_indent">
      <style:text-properties officeooo:rsid="006c1c1b" officeooo:paragraph-rsid="00d34d0f"/>
    </style:style>
    <style:style style:name="P93" style:family="paragraph" style:parent-style-name="Text_20_body_20_indent">
      <style:text-properties officeooo:rsid="006c1c1b" officeooo:paragraph-rsid="006c1c1b"/>
    </style:style>
    <style:style style:name="P94" style:family="paragraph" style:parent-style-name="Text_20_body_20_indent">
      <style:text-properties officeooo:rsid="006c1c1b" officeooo:paragraph-rsid="0071a6ce"/>
    </style:style>
    <style:style style:name="P95" style:family="paragraph" style:parent-style-name="Text_20_body_20_indent">
      <style:text-properties officeooo:rsid="006c1c1b" officeooo:paragraph-rsid="0074fd6c"/>
    </style:style>
    <style:style style:name="P96" style:family="paragraph" style:parent-style-name="Text_20_body_20_indent">
      <style:text-properties officeooo:rsid="006c1c1b" officeooo:paragraph-rsid="007fe06e"/>
    </style:style>
    <style:style style:name="P97" style:family="paragraph" style:parent-style-name="Text_20_body_20_indent">
      <style:text-properties officeooo:rsid="006c1c1b" officeooo:paragraph-rsid="00825fa3"/>
    </style:style>
    <style:style style:name="P98" style:family="paragraph" style:parent-style-name="Text_20_body_20_indent">
      <style:text-properties officeooo:rsid="006c1c1b" officeooo:paragraph-rsid="00845d3a"/>
    </style:style>
    <style:style style:name="P99" style:family="paragraph" style:parent-style-name="Text_20_body_20_indent">
      <style:text-properties officeooo:rsid="006c1c1b" officeooo:paragraph-rsid="03d5e0c5"/>
    </style:style>
    <style:style style:name="P100" style:family="paragraph" style:parent-style-name="Text_20_body_20_indent">
      <style:text-properties officeooo:paragraph-rsid="006db1ca"/>
    </style:style>
    <style:style style:name="P101" style:family="paragraph" style:parent-style-name="Text_20_body_20_indent">
      <style:text-properties officeooo:paragraph-rsid="0071a6ce"/>
    </style:style>
    <style:style style:name="P102" style:family="paragraph" style:parent-style-name="Text_20_body_20_indent">
      <style:text-properties officeooo:paragraph-rsid="0074fd6c"/>
    </style:style>
    <style:style style:name="P103" style:family="paragraph" style:parent-style-name="Text_20_body_20_indent">
      <style:text-properties officeooo:paragraph-rsid="0076df9f"/>
    </style:style>
    <style:style style:name="P104" style:family="paragraph" style:parent-style-name="Text_20_body_20_indent">
      <style:text-properties officeooo:rsid="007b14c4" officeooo:paragraph-rsid="007b14c4"/>
    </style:style>
    <style:style style:name="P105" style:family="paragraph" style:parent-style-name="Text_20_body_20_indent">
      <style:text-properties officeooo:paragraph-rsid="007debf1"/>
    </style:style>
    <style:style style:name="P106" style:family="paragraph" style:parent-style-name="Text_20_body_20_indent">
      <style:text-properties officeooo:rsid="007debf1" officeooo:paragraph-rsid="007debf1"/>
    </style:style>
    <style:style style:name="P107" style:family="paragraph" style:parent-style-name="Text_20_body_20_indent">
      <style:text-properties officeooo:rsid="007ef3cd" officeooo:paragraph-rsid="007ef3cd"/>
    </style:style>
    <style:style style:name="P108" style:family="paragraph" style:parent-style-name="Text_20_body_20_indent">
      <style:text-properties officeooo:rsid="007ef3cd" officeooo:paragraph-rsid="03a61a91"/>
    </style:style>
    <style:style style:name="P109" style:family="paragraph" style:parent-style-name="Text_20_body_20_indent">
      <style:text-properties officeooo:paragraph-rsid="007fe06e"/>
    </style:style>
    <style:style style:name="P110" style:family="paragraph" style:parent-style-name="Text_20_body_20_indent">
      <style:text-properties officeooo:paragraph-rsid="00825fa3"/>
    </style:style>
    <style:style style:name="P111" style:family="paragraph" style:parent-style-name="Text_20_body_20_indent">
      <style:text-properties officeooo:paragraph-rsid="00845d3a"/>
    </style:style>
    <style:style style:name="P112" style:family="paragraph" style:parent-style-name="Text_20_body_20_indent">
      <style:text-properties officeooo:rsid="00a06f0c" officeooo:paragraph-rsid="00a06f0c"/>
    </style:style>
    <style:style style:name="P113" style:family="paragraph" style:parent-style-name="Text_20_body_20_indent">
      <style:text-properties officeooo:paragraph-rsid="00a06f0c"/>
    </style:style>
    <style:style style:name="P114" style:family="paragraph" style:parent-style-name="Text_20_body_20_indent">
      <style:text-properties officeooo:rsid="00a5cc97" officeooo:paragraph-rsid="00a5cc97"/>
    </style:style>
    <style:style style:name="P115" style:family="paragraph" style:parent-style-name="Text_20_body_20_indent">
      <style:text-properties officeooo:paragraph-rsid="00d34d0f"/>
    </style:style>
    <style:style style:name="P116" style:family="paragraph" style:parent-style-name="Text_20_body_20_indent">
      <style:text-properties officeooo:rsid="00f83f4e" officeooo:paragraph-rsid="00f51afd"/>
    </style:style>
    <style:style style:name="P117" style:family="paragraph" style:parent-style-name="Text_20_body_20_indent">
      <style:text-properties officeooo:paragraph-rsid="00f51afd"/>
    </style:style>
    <style:style style:name="P118" style:family="paragraph" style:parent-style-name="Text_20_body_20_indent">
      <style:text-properties officeooo:rsid="0127fc40" officeooo:paragraph-rsid="03bb3887"/>
    </style:style>
    <style:style style:name="P119" style:family="paragraph" style:parent-style-name="Text_20_body_20_indent">
      <style:text-properties officeooo:paragraph-rsid="00fd06c2"/>
    </style:style>
    <style:style style:name="P120" style:family="paragraph" style:parent-style-name="Text_20_body_20_indent">
      <style:text-properties officeooo:paragraph-rsid="00501fc0"/>
    </style:style>
    <style:style style:name="P121" style:family="paragraph" style:parent-style-name="Text_20_body_20_indent">
      <style:text-properties officeooo:paragraph-rsid="014fcf81"/>
    </style:style>
    <style:style style:name="P122" style:family="paragraph" style:parent-style-name="Text_20_body_20_indent">
      <style:text-properties officeooo:paragraph-rsid="01721896"/>
    </style:style>
    <style:style style:name="P123" style:family="paragraph" style:parent-style-name="Text_20_body_20_indent">
      <style:text-properties officeooo:paragraph-rsid="017477e5"/>
    </style:style>
    <style:style style:name="P124" style:family="paragraph" style:parent-style-name="Text_20_body_20_indent">
      <style:text-properties officeooo:paragraph-rsid="0178cd5f"/>
    </style:style>
    <style:style style:name="P125" style:family="paragraph" style:parent-style-name="Text_20_body_20_indent">
      <style:text-properties officeooo:paragraph-rsid="017e05ad"/>
    </style:style>
    <style:style style:name="P126" style:family="paragraph" style:parent-style-name="Text_20_body_20_indent">
      <style:text-properties officeooo:paragraph-rsid="019e4092"/>
    </style:style>
    <style:style style:name="P127" style:family="paragraph" style:parent-style-name="Text_20_body_20_indent">
      <style:text-properties officeooo:paragraph-rsid="01aeb11e"/>
    </style:style>
    <style:style style:name="P128" style:family="paragraph" style:parent-style-name="Text_20_body_20_indent">
      <style:text-properties officeooo:paragraph-rsid="01b3c96f"/>
    </style:style>
    <style:style style:name="P129" style:family="paragraph" style:parent-style-name="Text_20_body_20_indent">
      <style:text-properties officeooo:paragraph-rsid="01bed0d8"/>
    </style:style>
    <style:style style:name="P130" style:family="paragraph" style:parent-style-name="Text_20_body_20_indent">
      <style:text-properties officeooo:paragraph-rsid="00fea555"/>
    </style:style>
    <style:style style:name="P131" style:family="paragraph" style:parent-style-name="Text_20_body_20_indent">
      <style:text-properties officeooo:rsid="00a18380" officeooo:paragraph-rsid="014a6d90"/>
    </style:style>
    <style:style style:name="P132" style:family="paragraph" style:parent-style-name="Text_20_body_20_indent">
      <style:text-properties officeooo:paragraph-rsid="03d5e0c5"/>
    </style:style>
    <style:style style:name="P133" style:family="paragraph" style:parent-style-name="Text_20_Note">
      <style:text-properties officeooo:paragraph-rsid="00501fc0"/>
    </style:style>
    <style:style style:name="P134" style:family="paragraph" style:parent-style-name="Text_20_Note">
      <style:text-properties officeooo:paragraph-rsid="006c1c1b"/>
    </style:style>
    <style:style style:name="P135" style:family="paragraph" style:parent-style-name="Text_20_Note">
      <style:text-properties officeooo:paragraph-rsid="006e57db"/>
    </style:style>
    <style:style style:name="P136" style:family="paragraph" style:parent-style-name="Text_20_Note">
      <style:text-properties officeooo:paragraph-rsid="0071a6ce"/>
    </style:style>
    <style:style style:name="P137" style:family="paragraph" style:parent-style-name="Text_20_Note">
      <style:text-properties officeooo:paragraph-rsid="0074fd6c"/>
    </style:style>
    <style:style style:name="P138" style:family="paragraph" style:parent-style-name="Text_20_Note">
      <style:text-properties officeooo:paragraph-rsid="00787ed8"/>
    </style:style>
    <style:style style:name="P139" style:family="paragraph" style:parent-style-name="Text_20_Note">
      <style:text-properties officeooo:paragraph-rsid="007a4559"/>
    </style:style>
    <style:style style:name="P140" style:family="paragraph" style:parent-style-name="Text_20_Note">
      <style:text-properties officeooo:paragraph-rsid="007c8806"/>
    </style:style>
    <style:style style:name="P141" style:family="paragraph" style:parent-style-name="Text_20_Note">
      <style:text-properties officeooo:paragraph-rsid="00818f57"/>
    </style:style>
    <style:style style:name="P142" style:family="paragraph" style:parent-style-name="Text_20_Note">
      <style:text-properties officeooo:paragraph-rsid="00825fa3"/>
    </style:style>
    <style:style style:name="P143" style:family="paragraph" style:parent-style-name="Text_20_Note">
      <style:text-properties officeooo:paragraph-rsid="00832ac3"/>
    </style:style>
    <style:style style:name="P144" style:family="paragraph" style:parent-style-name="Text_20_Note">
      <style:text-properties officeooo:paragraph-rsid="009d22b9"/>
    </style:style>
    <style:style style:name="P145" style:family="paragraph" style:parent-style-name="Text_20_Note">
      <style:text-properties officeooo:paragraph-rsid="00f51afd"/>
    </style:style>
    <style:style style:name="P146" style:family="paragraph" style:parent-style-name="Text_20_Note">
      <style:text-properties officeooo:rsid="012ec673" officeooo:paragraph-rsid="00fd7ec4"/>
    </style:style>
    <style:style style:name="P147" style:family="paragraph" style:parent-style-name="Text_20_Note">
      <style:text-properties officeooo:rsid="0135b11b" officeooo:paragraph-rsid="00fd7ec4"/>
    </style:style>
    <style:style style:name="P148" style:family="paragraph" style:parent-style-name="Text_20_Note">
      <style:text-properties officeooo:rsid="010a20ab" officeooo:paragraph-rsid="010a20ab"/>
    </style:style>
    <style:style style:name="P149" style:family="paragraph" style:parent-style-name="Text_20_Note">
      <style:text-properties officeooo:paragraph-rsid="01101055"/>
    </style:style>
    <style:style style:name="P150" style:family="paragraph" style:parent-style-name="Text_20_Note">
      <style:text-properties officeooo:rsid="011af1d6" officeooo:paragraph-rsid="011af1d6"/>
    </style:style>
    <style:style style:name="P151" style:family="paragraph" style:parent-style-name="Text_20_Note">
      <style:text-properties officeooo:paragraph-rsid="0148dcca"/>
    </style:style>
    <style:style style:name="P152" style:family="paragraph" style:parent-style-name="Text_20_Note">
      <style:text-properties officeooo:rsid="0157720d" officeooo:paragraph-rsid="0157720d"/>
    </style:style>
    <style:style style:name="P153" style:family="paragraph" style:parent-style-name="Text_20_Note">
      <style:text-properties officeooo:paragraph-rsid="0157720d"/>
    </style:style>
    <style:style style:name="P154" style:family="paragraph" style:parent-style-name="Text_20_Note">
      <style:text-properties officeooo:paragraph-rsid="01661c5b"/>
    </style:style>
    <style:style style:name="P155" style:family="paragraph" style:parent-style-name="Text_20_Note">
      <style:text-properties officeooo:rsid="006c1c1b" officeooo:paragraph-rsid="017066a8"/>
    </style:style>
    <style:style style:name="P156" style:family="paragraph" style:parent-style-name="Text_20_Note">
      <style:text-properties officeooo:rsid="006c1c1b" officeooo:paragraph-rsid="01acb9cc"/>
    </style:style>
    <style:style style:name="P157" style:family="paragraph" style:parent-style-name="Text_20_Note">
      <style:text-properties officeooo:rsid="006c1c1b" officeooo:paragraph-rsid="01b3fcf6"/>
    </style:style>
    <style:style style:name="P158" style:family="paragraph" style:parent-style-name="Text_20_Note">
      <style:text-properties officeooo:rsid="006c1c1b" officeooo:paragraph-rsid="01bc3b05"/>
    </style:style>
    <style:style style:name="P159" style:family="paragraph" style:parent-style-name="Text_20_Note">
      <style:text-properties officeooo:rsid="014546d9" officeooo:paragraph-rsid="0101ff64"/>
    </style:style>
    <style:style style:name="P160" style:family="paragraph" style:parent-style-name="Text_20_Note">
      <style:text-properties officeooo:paragraph-rsid="00845d3a"/>
    </style:style>
    <style:style style:name="P161" style:family="paragraph" style:parent-style-name="Text_20_Note">
      <style:text-properties officeooo:rsid="0300bb1c" officeooo:paragraph-rsid="0300bb1c"/>
    </style:style>
    <style:style style:name="P162" style:family="paragraph" style:parent-style-name="Table_20_Contents">
      <style:text-properties officeooo:rsid="005189cb"/>
    </style:style>
    <style:style style:name="P163" style:family="paragraph" style:parent-style-name="Table_20_Contents">
      <style:text-properties officeooo:rsid="005189cb" officeooo:paragraph-rsid="005189cb"/>
    </style:style>
    <style:style style:name="P164" style:family="paragraph" style:parent-style-name="Table_20_Contents">
      <style:text-properties officeooo:paragraph-rsid="005189cb"/>
    </style:style>
    <style:style style:name="P165" style:family="paragraph" style:parent-style-name="Table_20_Contents">
      <style:text-properties officeooo:paragraph-rsid="00929941"/>
    </style:style>
    <style:style style:name="P166" style:family="paragraph" style:parent-style-name="Table_20_Contents">
      <style:text-properties officeooo:paragraph-rsid="00989bc0"/>
    </style:style>
    <style:style style:name="P167" style:family="paragraph" style:parent-style-name="Table_20_Contents">
      <style:text-properties officeooo:rsid="00989bc0" officeooo:paragraph-rsid="00989bc0"/>
    </style:style>
    <style:style style:name="P168" style:family="paragraph" style:parent-style-name="Table_20_Contents">
      <style:text-properties officeooo:rsid="00b0e0f1" officeooo:paragraph-rsid="00b0e0f1"/>
    </style:style>
    <style:style style:name="P169" style:family="paragraph" style:parent-style-name="Table_20_Contents">
      <style:text-properties officeooo:rsid="00b2b63e" officeooo:paragraph-rsid="00b2b63e"/>
    </style:style>
    <style:style style:name="P170" style:family="paragraph" style:parent-style-name="Table_20_Contents">
      <style:text-properties officeooo:paragraph-rsid="00b43230"/>
    </style:style>
    <style:style style:name="P171" style:family="paragraph" style:parent-style-name="Table_20_Contents">
      <style:text-properties officeooo:rsid="00c23c23" officeooo:paragraph-rsid="00c23c23"/>
    </style:style>
    <style:style style:name="P172" style:family="paragraph" style:parent-style-name="Table_20_Contents">
      <style:text-properties officeooo:rsid="00df4232" officeooo:paragraph-rsid="00df4232"/>
    </style:style>
    <style:style style:name="P173" style:family="paragraph" style:parent-style-name="Table_20_Contents">
      <style:text-properties officeooo:rsid="00ecde28" officeooo:paragraph-rsid="00ecde28"/>
    </style:style>
    <style:style style:name="P174" style:family="paragraph" style:parent-style-name="Table_20_Contents">
      <style:text-properties officeooo:rsid="03c41d0e" officeooo:paragraph-rsid="03c41d0e"/>
    </style:style>
    <style:style style:name="P175" style:family="paragraph" style:parent-style-name="Table_20_Heading">
      <style:text-properties officeooo:paragraph-rsid="00501fc0"/>
    </style:style>
    <style:style style:name="P176" style:family="paragraph" style:parent-style-name="Table_20_Heading">
      <style:text-properties officeooo:paragraph-rsid="005189cb"/>
    </style:style>
    <style:style style:name="P177" style:family="paragraph" style:parent-style-name="Table_20_Heading">
      <style:text-properties officeooo:paragraph-rsid="0094f528"/>
    </style:style>
    <style:style style:name="P178" style:family="paragraph" style:parent-style-name="Table_20_Heading">
      <style:text-properties officeooo:rsid="00989bc0" officeooo:paragraph-rsid="00989bc0"/>
    </style:style>
    <style:style style:name="P179" style:family="paragraph" style:parent-style-name="Table_20_Heading">
      <style:text-properties officeooo:rsid="00b2b63e" officeooo:paragraph-rsid="00b2b63e"/>
    </style:style>
    <style:style style:name="P180" style:family="paragraph" style:parent-style-name="Table_20_Heading">
      <style:text-properties officeooo:rsid="00b2b63e" officeooo:paragraph-rsid="00501fc0"/>
    </style:style>
    <style:style style:name="P181" style:family="paragraph" style:parent-style-name="Standard">
      <style:text-properties officeooo:paragraph-rsid="005189cb"/>
    </style:style>
    <style:style style:name="P182" style:family="paragraph" style:parent-style-name="Subtitle">
      <style:text-properties officeooo:rsid="005189cb"/>
    </style:style>
    <style:style style:name="P183" style:family="paragraph" style:parent-style-name="Caption">
      <style:paragraph-properties fo:keep-with-next="always"/>
      <style:text-properties officeooo:paragraph-rsid="00501fc0"/>
    </style:style>
    <style:style style:name="P184" style:family="paragraph" style:parent-style-name="Figure">
      <style:text-properties officeooo:paragraph-rsid="00fea555"/>
    </style:style>
    <style:style style:name="P185" style:family="paragraph" style:parent-style-name="Figure">
      <style:text-properties officeooo:paragraph-rsid="03bb3887"/>
    </style:style>
    <style:style style:name="P186" style:family="paragraph" style:parent-style-name="Figure">
      <style:text-properties officeooo:paragraph-rsid="03c04e7c"/>
    </style:style>
    <style:style style:name="P187" style:family="paragraph" style:parent-style-name="Frame_20_contents">
      <style:text-properties officeooo:rsid="026cd43e" officeooo:paragraph-rsid="026cd43e"/>
    </style:style>
    <style:style style:name="P188" style:family="paragraph" style:parent-style-name="Contents_20_1">
      <style:paragraph-properties>
        <style:tab-stops>
          <style:tab-stop style:position="6.6929in" style:type="right" style:leader-style="dotted" style:leader-text="."/>
        </style:tab-stops>
      </style:paragraph-properties>
    </style:style>
    <style:style style:name="P189" style:family="paragraph" style:parent-style-name="Contents_20_2">
      <style:paragraph-properties>
        <style:tab-stops>
          <style:tab-stop style:position="6.6929in" style:type="right" style:leader-style="dotted" style:leader-text="."/>
        </style:tab-stops>
      </style:paragraph-properties>
    </style:style>
    <style:style style:name="P190" style:family="paragraph" style:parent-style-name="Contents_20_3">
      <style:paragraph-properties>
        <style:tab-stops>
          <style:tab-stop style:position="6.6929in" style:type="right" style:leader-style="dotted" style:leader-text="."/>
        </style:tab-stops>
      </style:paragraph-properties>
    </style:style>
    <style:style style:name="P191" style:family="paragraph" style:parent-style-name="Guide_20_Name">
      <style:text-properties fo:language="en" fo:country="US" officeooo:rsid="03d2dfad" officeooo:paragraph-rsid="03d2dfad"/>
    </style:style>
    <style:style style:name="P192" style:family="paragraph" style:parent-style-name="Figure">
      <style:paragraph-properties fo:margin-top="0.0783in" fo:margin-bottom="0.0398in" loext:contextual-spacing="false"/>
    </style:style>
    <style:style style:name="P193" style:family="paragraph" style:parent-style-name="Contents_20_1">
      <style:paragraph-properties>
        <style:tab-stops>
          <style:tab-stop style:position="6.6929in" style:type="right" style:leader-style="dotted" style:leader-text="."/>
        </style:tab-stops>
      </style:paragraph-properties>
    </style:style>
    <style:style style:name="P194" style:family="paragraph" style:parent-style-name="Contents_20_2">
      <style:paragraph-properties>
        <style:tab-stops>
          <style:tab-stop style:position="6.6929in" style:type="right" style:leader-style="dotted" style:leader-text="."/>
        </style:tab-stops>
      </style:paragraph-properties>
    </style:style>
    <style:style style:name="P195" style:family="paragraph" style:parent-style-name="Contents_20_3">
      <style:paragraph-properties>
        <style:tab-stops>
          <style:tab-stop style:position="6.6929in" style:type="right" style:leader-style="dotted" style:leader-text="."/>
        </style:tab-stops>
      </style:paragraph-properties>
    </style:style>
    <style:style style:name="P196" style:family="paragraph" style:parent-style-name="Heading_20_1">
      <style:text-properties officeooo:paragraph-rsid="00501fc0"/>
    </style:style>
    <style:style style:name="P197" style:family="paragraph" style:parent-style-name="Heading_20_1">
      <style:text-properties officeooo:rsid="0300bb1c" officeooo:paragraph-rsid="00501fc0"/>
    </style:style>
    <style:style style:name="P198" style:family="paragraph" style:parent-style-name="Heading_20_1">
      <style:text-properties officeooo:rsid="0112783d" officeooo:paragraph-rsid="0112783d"/>
    </style:style>
    <style:style style:name="P199" style:family="paragraph" style:parent-style-name="Heading_20_1">
      <style:text-properties officeooo:rsid="022c7bdc" officeooo:paragraph-rsid="00501fc0"/>
    </style:style>
    <style:style style:name="P200" style:family="paragraph" style:parent-style-name="Heading_20_1" style:master-page-name="Front_20_Matter">
      <style:paragraph-properties style:page-number="auto"/>
      <style:text-properties fo:language="en" fo:country="US"/>
    </style:style>
    <style:style style:name="P201" style:family="paragraph" style:parent-style-name="Heading_20_1" style:master-page-name="Standard">
      <style:paragraph-properties style:page-number="auto"/>
      <style:text-properties officeooo:paragraph-rsid="0380ffa2"/>
    </style:style>
    <style:style style:name="P202" style:family="paragraph" style:parent-style-name="Heading_20_2">
      <style:text-properties officeooo:paragraph-rsid="005189cb"/>
    </style:style>
    <style:style style:name="P203" style:family="paragraph" style:parent-style-name="Heading_20_2">
      <style:text-properties officeooo:rsid="00f1b9de" officeooo:paragraph-rsid="00f1b9de"/>
    </style:style>
    <style:style style:name="P204" style:family="paragraph" style:parent-style-name="Heading_20_2">
      <style:text-properties officeooo:rsid="00f51afd" officeooo:paragraph-rsid="00f51afd"/>
    </style:style>
    <style:style style:name="P205" style:family="paragraph" style:parent-style-name="Heading_20_2">
      <style:text-properties officeooo:paragraph-rsid="00501fc0"/>
    </style:style>
    <style:style style:name="P206" style:family="paragraph" style:parent-style-name="Heading_20_2">
      <style:text-properties officeooo:rsid="01f29293" officeooo:paragraph-rsid="00501fc0"/>
    </style:style>
    <style:style style:name="P207" style:family="paragraph" style:parent-style-name="Heading_20_2">
      <style:text-properties officeooo:rsid="0112783d" officeooo:paragraph-rsid="0112783d"/>
    </style:style>
    <style:style style:name="P208" style:family="paragraph" style:parent-style-name="Heading_20_2">
      <style:text-properties officeooo:paragraph-rsid="01145230"/>
    </style:style>
    <style:style style:name="P209" style:family="paragraph" style:parent-style-name="Heading_20_2">
      <style:text-properties officeooo:rsid="0144d8c8" officeooo:paragraph-rsid="0144d8c8"/>
    </style:style>
    <style:style style:name="P210" style:family="paragraph" style:parent-style-name="Heading_20_2">
      <style:text-properties officeooo:rsid="014e218e" officeooo:paragraph-rsid="014e218e"/>
    </style:style>
    <style:style style:name="P211" style:family="paragraph" style:parent-style-name="Heading_20_2">
      <style:text-properties officeooo:paragraph-rsid="0071a6ce"/>
    </style:style>
    <style:style style:name="P212" style:family="paragraph" style:parent-style-name="Heading_20_2">
      <style:text-properties officeooo:paragraph-rsid="0074fd6c"/>
    </style:style>
    <style:style style:name="P213" style:family="paragraph" style:parent-style-name="Heading_20_2">
      <style:text-properties officeooo:paragraph-rsid="00787ed8"/>
    </style:style>
    <style:style style:name="P214" style:family="paragraph" style:parent-style-name="Heading_20_2">
      <style:text-properties officeooo:paragraph-rsid="007a4559"/>
    </style:style>
    <style:style style:name="P215" style:family="paragraph" style:parent-style-name="Heading_20_2">
      <style:text-properties officeooo:paragraph-rsid="007c8806"/>
    </style:style>
    <style:style style:name="P216" style:family="paragraph" style:parent-style-name="Heading_20_2">
      <style:text-properties officeooo:paragraph-rsid="00818f57"/>
    </style:style>
    <style:style style:name="P217" style:family="paragraph" style:parent-style-name="Heading_20_2">
      <style:text-properties officeooo:paragraph-rsid="00825fa3"/>
    </style:style>
    <style:style style:name="P218" style:family="paragraph" style:parent-style-name="Heading_20_2">
      <style:text-properties officeooo:paragraph-rsid="00832ac3"/>
    </style:style>
    <style:style style:name="P219" style:family="paragraph" style:parent-style-name="Heading_20_2">
      <style:paragraph-properties fo:margin-top="0.1575in" fo:margin-bottom="0.0398in" loext:contextual-spacing="false"/>
      <style:text-properties officeooo:paragraph-rsid="006e57db"/>
    </style:style>
    <style:style style:name="P220" style:family="paragraph" style:parent-style-name="Heading_20_3">
      <style:text-properties fo:language="en" fo:country="US"/>
    </style:style>
    <style:style style:name="P221" style:family="paragraph" style:parent-style-name="Heading_20_3">
      <style:text-properties officeooo:rsid="00f887c2" officeooo:paragraph-rsid="00f887c2"/>
    </style:style>
    <style:style style:name="P222" style:family="paragraph" style:parent-style-name="Heading_20_3">
      <style:text-properties officeooo:rsid="00faf744" officeooo:paragraph-rsid="00faf744"/>
    </style:style>
    <style:style style:name="P223" style:family="paragraph" style:parent-style-name="Heading_20_3">
      <style:text-properties officeooo:paragraph-rsid="03bb3887"/>
    </style:style>
    <style:style style:name="P224" style:family="paragraph" style:parent-style-name="Heading_20_3">
      <style:text-properties officeooo:rsid="00fbff48" officeooo:paragraph-rsid="00fbff48"/>
    </style:style>
    <style:style style:name="P225" style:family="paragraph" style:parent-style-name="Heading_20_3">
      <style:text-properties officeooo:rsid="0127fc40" officeooo:paragraph-rsid="00fd06c2"/>
    </style:style>
    <style:style style:name="P226" style:family="paragraph" style:parent-style-name="Heading_20_3">
      <style:text-properties officeooo:paragraph-rsid="00501fc0"/>
    </style:style>
    <style:style style:name="P227" style:family="paragraph" style:parent-style-name="Heading_20_3">
      <style:text-properties officeooo:paragraph-rsid="00b00f51"/>
    </style:style>
    <style:style style:name="P228" style:family="paragraph" style:parent-style-name="Heading_20_3">
      <style:text-properties officeooo:rsid="010d6cd8" officeooo:paragraph-rsid="010d6cd8"/>
    </style:style>
    <style:style style:name="P229" style:family="paragraph" style:parent-style-name="Heading_20_3" style:master-page-name="">
      <style:paragraph-properties fo:margin-left="0in" fo:margin-right="0.3937in" fo:margin-top="0.1965in" fo:margin-bottom="0.0398in" loext:contextual-spacing="false" fo:text-indent="0in" style:auto-text-indent="false" style:page-number="auto"/>
    </style:style>
    <style:style style:name="P230" style:family="paragraph" style:parent-style-name="Heading_20_Caution">
      <style:text-properties officeooo:paragraph-rsid="00501fc0"/>
    </style:style>
    <style:style style:name="P231" style:family="paragraph" style:parent-style-name="Heading_20_Caution">
      <style:text-properties officeooo:rsid="010a20ab" officeooo:paragraph-rsid="010a20ab"/>
    </style:style>
    <style:style style:name="P232" style:family="paragraph" style:parent-style-name="Heading_20_Caution">
      <style:text-properties officeooo:rsid="009d22b9" officeooo:paragraph-rsid="009d22b9"/>
    </style:style>
    <style:style style:name="P233" style:family="paragraph" style:parent-style-name="Heading_20_Note">
      <style:text-properties officeooo:rsid="00efd83e" officeooo:paragraph-rsid="00efd83e"/>
    </style:style>
    <style:style style:name="P234" style:family="paragraph" style:parent-style-name="Heading_20_Note">
      <style:text-properties officeooo:rsid="00fb5013" officeooo:paragraph-rsid="00f51afd"/>
    </style:style>
    <style:style style:name="P235" style:family="paragraph" style:parent-style-name="Heading_20_Note">
      <style:text-properties officeooo:rsid="00fade59" officeooo:paragraph-rsid="00fade59"/>
    </style:style>
    <style:style style:name="P236" style:family="paragraph" style:parent-style-name="Heading_20_Note">
      <style:text-properties officeooo:rsid="00faf744" officeooo:paragraph-rsid="00faf744"/>
    </style:style>
    <style:style style:name="P237" style:family="paragraph" style:parent-style-name="Heading_20_Note">
      <style:text-properties officeooo:rsid="01101055" officeooo:paragraph-rsid="01101055"/>
    </style:style>
    <style:style style:name="P238" style:family="paragraph" style:parent-style-name="Heading_20_Note">
      <style:text-properties officeooo:rsid="0123e7db" officeooo:paragraph-rsid="0123e7db"/>
    </style:style>
    <style:style style:name="P239" style:family="paragraph" style:parent-style-name="Heading_20_Note">
      <style:text-properties officeooo:rsid="012b49ca" officeooo:paragraph-rsid="03bffa18"/>
    </style:style>
    <style:style style:name="P240" style:family="paragraph" style:parent-style-name="Heading_20_Note">
      <style:text-properties officeooo:rsid="0157720d" officeooo:paragraph-rsid="0157720d"/>
    </style:style>
    <style:style style:name="P241" style:family="paragraph" style:parent-style-name="Heading_20_Note">
      <style:text-properties officeooo:paragraph-rsid="03c04e7c"/>
    </style:style>
    <style:style style:name="P242" style:family="paragraph" style:parent-style-name="Heading_20_Tip">
      <style:text-properties officeooo:rsid="00f51afd" officeooo:paragraph-rsid="00f51afd"/>
    </style:style>
    <style:style style:name="P243" style:family="paragraph" style:parent-style-name="Heading_20_Tip">
      <style:text-properties officeooo:rsid="00fd7ec4" officeooo:paragraph-rsid="00fd7ec4"/>
    </style:style>
    <style:style style:name="P244" style:family="paragraph" style:parent-style-name="Heading_20_Tip">
      <style:text-properties officeooo:rsid="0143fe43" officeooo:paragraph-rsid="0101ff64"/>
    </style:style>
    <style:style style:name="P245" style:family="paragraph" style:parent-style-name="Heading_20_Tip">
      <style:text-properties officeooo:rsid="0124ea24" officeooo:paragraph-rsid="0124ea24"/>
    </style:style>
    <style:style style:name="P246" style:family="paragraph" style:parent-style-name="Heading_20_Tip">
      <style:text-properties officeooo:rsid="0148dcca" officeooo:paragraph-rsid="0148dcca"/>
    </style:style>
    <style:style style:name="P247" style:family="paragraph" style:parent-style-name="Heading_20_Tip">
      <style:text-properties officeooo:rsid="01661c5b" officeooo:paragraph-rsid="01661c5b"/>
    </style:style>
    <style:style style:name="P248" style:family="paragraph" style:parent-style-name="Heading_20_Tip">
      <style:text-properties officeooo:rsid="01661c5b" officeooo:paragraph-rsid="017066a8"/>
    </style:style>
    <style:style style:name="P249" style:family="paragraph" style:parent-style-name="Heading_20_Tip">
      <style:text-properties officeooo:rsid="01661c5b" officeooo:paragraph-rsid="01b3fcf6"/>
    </style:style>
    <style:style style:name="P250" style:family="paragraph" style:parent-style-name="Heading_20_Tip">
      <style:text-properties officeooo:rsid="01661c5b" officeooo:paragraph-rsid="01bc3b05"/>
    </style:style>
    <style:style style:name="P251" style:family="paragraph" style:parent-style-name="Heading_20_Tip">
      <style:text-properties officeooo:rsid="006c1c1b" officeooo:paragraph-rsid="007a4559"/>
    </style:style>
    <style:style style:name="P252" style:family="paragraph" style:parent-style-name="Heading_20_Tip">
      <style:paragraph-properties fo:margin-top="0.0516in" fo:margin-bottom="0.0193in" loext:contextual-spacing="false"/>
    </style:style>
    <style:style style:name="P253" style:family="paragraph" style:parent-style-name="List_20_1">
      <style:text-properties officeooo:rsid="0099eb99" officeooo:paragraph-rsid="03bb3887"/>
    </style:style>
    <style:style style:name="P254" style:family="paragraph" style:parent-style-name="List_20_1">
      <style:text-properties officeooo:paragraph-rsid="03bb3887"/>
    </style:style>
    <style:style style:name="P255" style:family="paragraph" style:parent-style-name="List_20_1">
      <style:text-properties officeooo:paragraph-rsid="00501fc0"/>
    </style:style>
    <style:style style:name="P256" style:family="paragraph" style:parent-style-name="List_20_1" style:list-style-name="List_20_1">
      <style:text-properties officeooo:paragraph-rsid="013bc6d6"/>
    </style:style>
    <style:style style:name="P257" style:family="paragraph" style:parent-style-name="List_20_1">
      <style:text-properties officeooo:rsid="009d469b" officeooo:paragraph-rsid="009d469b"/>
    </style:style>
    <style:style style:name="P258" style:family="paragraph" style:parent-style-name="List_20_1">
      <style:text-properties officeooo:rsid="009eaaa4" officeooo:paragraph-rsid="009eaaa4"/>
    </style:style>
    <style:style style:name="P259" style:family="paragraph" style:parent-style-name="List_20_1" style:list-style-name="List_20_1">
      <style:text-properties officeooo:rsid="009eaaa4" officeooo:paragraph-rsid="009eaaa4"/>
    </style:style>
    <style:style style:name="P260" style:family="paragraph" style:parent-style-name="List_20_2">
      <style:text-properties officeooo:paragraph-rsid="00f51afd"/>
    </style:style>
    <style:style style:name="P261" style:family="paragraph" style:parent-style-name="List_20_2">
      <style:text-properties officeooo:paragraph-rsid="00fade59"/>
    </style:style>
    <style:style style:name="P262" style:family="paragraph" style:parent-style-name="List_20_2">
      <style:text-properties officeooo:paragraph-rsid="03bb3887"/>
    </style:style>
    <style:style style:name="P263" style:family="paragraph" style:parent-style-name="List_20_2">
      <style:text-properties officeooo:paragraph-rsid="00fd06c2"/>
    </style:style>
    <style:style style:name="P264" style:family="paragraph" style:parent-style-name="List_20_2">
      <style:text-properties officeooo:paragraph-rsid="014a6d90"/>
    </style:style>
    <style:style style:name="P265" style:family="paragraph" style:parent-style-name="List_20_2">
      <style:text-properties officeooo:paragraph-rsid="0151c6cb"/>
    </style:style>
    <style:style style:name="P266" style:family="paragraph" style:parent-style-name="List_20_2">
      <style:text-properties officeooo:rsid="00a5cc97" officeooo:paragraph-rsid="00a5cc97"/>
    </style:style>
    <style:style style:name="P267" style:family="paragraph" style:parent-style-name="List_20_2">
      <style:text-properties officeooo:paragraph-rsid="00a5cc97"/>
    </style:style>
    <style:style style:name="P268" style:family="paragraph" style:parent-style-name="List_20_2">
      <style:text-properties officeooo:paragraph-rsid="00501fc0"/>
    </style:style>
    <style:style style:name="P269" style:family="paragraph" style:parent-style-name="List_20_2">
      <style:text-properties officeooo:paragraph-rsid="0154ed67"/>
    </style:style>
    <style:style style:name="P270" style:family="paragraph" style:parent-style-name="List_20_2">
      <style:text-properties officeooo:paragraph-rsid="0156332a"/>
    </style:style>
    <style:style style:name="P271" style:family="paragraph" style:parent-style-name="List_20_2" style:master-page-name="">
      <style:paragraph-properties fo:orphans="2" fo:widows="2" style:page-number="auto" fo:keep-with-next="always"/>
      <style:text-properties officeooo:paragraph-rsid="00f51afd"/>
    </style:style>
    <style:style style:name="P272" style:family="paragraph" style:parent-style-name="List_20_2" style:master-page-name="">
      <style:paragraph-properties fo:orphans="2" fo:widows="2" style:page-number="auto" fo:keep-with-next="always"/>
      <style:text-properties officeooo:paragraph-rsid="00fd06c2"/>
    </style:style>
    <style:style style:name="P273" style:family="paragraph" style:parent-style-name="Numbering_20_1">
      <style:text-properties officeooo:paragraph-rsid="00501fc0"/>
    </style:style>
    <style:style style:name="P274" style:family="paragraph" style:parent-style-name="Numbering_20_1">
      <style:text-properties officeooo:paragraph-rsid="005cbe8b"/>
    </style:style>
    <style:style style:name="P275" style:family="paragraph" style:parent-style-name="Numbering_20_1">
      <style:text-properties officeooo:paragraph-rsid="00f395bc"/>
    </style:style>
    <style:style style:name="P276" style:family="paragraph" style:parent-style-name="Numbering_20_1">
      <style:text-properties officeooo:paragraph-rsid="00914892"/>
    </style:style>
    <style:style style:name="P277" style:family="paragraph" style:parent-style-name="Numbering_20_1" style:list-style-name="Numbering_20_1"/>
    <style:style style:name="P278" style:family="paragraph" style:parent-style-name="Numbering_20_1" style:list-style-name="Numbering_20_1">
      <style:text-properties officeooo:paragraph-rsid="00929941"/>
    </style:style>
    <style:style style:name="P279" style:family="paragraph" style:parent-style-name="Numbering_20_1" style:list-style-name="Numbering_20_1">
      <style:text-properties officeooo:paragraph-rsid="00501fc0"/>
    </style:style>
    <style:style style:name="P280" style:family="paragraph" style:parent-style-name="Numbering_20_1" style:list-style-name="Numbering_20_1">
      <style:text-properties officeooo:paragraph-rsid="0092fbe0"/>
    </style:style>
    <style:style style:name="P281" style:family="paragraph" style:parent-style-name="Numbering_20_1" style:list-style-name="Numbering_20_1">
      <style:text-properties officeooo:paragraph-rsid="0096ba82"/>
    </style:style>
    <style:style style:name="P282" style:family="paragraph" style:parent-style-name="Numbering_20_1" style:list-style-name="Numbering_20_1">
      <style:text-properties officeooo:paragraph-rsid="0096bc39"/>
    </style:style>
    <style:style style:name="P283" style:family="paragraph" style:parent-style-name="Numbering_20_1" style:list-style-name="Numbering_20_1">
      <style:text-properties officeooo:paragraph-rsid="00989bc0"/>
    </style:style>
    <style:style style:name="P284" style:family="paragraph" style:parent-style-name="Numbering_20_1" style:list-style-name="Numbering_20_1">
      <style:text-properties officeooo:paragraph-rsid="00fbff48"/>
    </style:style>
    <style:style style:name="P285" style:family="paragraph" style:parent-style-name="Numbering_20_1" style:list-style-name="Numbering_20_1">
      <style:text-properties officeooo:paragraph-rsid="010392cb"/>
    </style:style>
    <style:style style:name="P286" style:family="paragraph" style:parent-style-name="Numbering_20_1" style:list-style-name="Numbering_20_1">
      <style:text-properties officeooo:paragraph-rsid="02272418"/>
    </style:style>
    <style:style style:name="P287" style:family="paragraph" style:parent-style-name="Numbering_20_1" style:list-style-name="Numbering_20_1">
      <style:text-properties officeooo:paragraph-rsid="0227ee34"/>
    </style:style>
    <style:style style:name="P288" style:family="paragraph" style:parent-style-name="Numbering_20_1" style:list-style-name="Numbering_20_1">
      <style:text-properties officeooo:paragraph-rsid="03cb2beb"/>
    </style:style>
    <style:style style:name="P289" style:family="paragraph" style:parent-style-name="Numbering_20_1">
      <style:text-properties officeooo:rsid="0096ba82" officeooo:paragraph-rsid="00501fc0"/>
    </style:style>
    <style:style style:name="P290" style:family="paragraph" style:parent-style-name="Numbering_20_1">
      <style:text-properties officeooo:paragraph-rsid="00aef768"/>
    </style:style>
    <style:style style:name="P291" style:family="paragraph" style:parent-style-name="Numbering_20_1">
      <style:text-properties officeooo:paragraph-rsid="00fd7ec4"/>
    </style:style>
    <style:style style:name="P292" style:family="paragraph" style:parent-style-name="Numbering_20_1">
      <style:text-properties officeooo:rsid="014a1b30" officeooo:paragraph-rsid="01030fcf"/>
    </style:style>
    <style:style style:name="P293" style:family="paragraph" style:parent-style-name="Numbering_20_1">
      <style:text-properties officeooo:paragraph-rsid="01030fcf"/>
    </style:style>
    <style:style style:name="P294" style:family="paragraph" style:parent-style-name="Numbering_20_1">
      <style:text-properties officeooo:rsid="01145230" officeooo:paragraph-rsid="01145230"/>
    </style:style>
    <style:style style:name="P295" style:family="paragraph" style:parent-style-name="Numbering_20_1" style:list-style-name="Numbering_20_1">
      <style:text-properties officeooo:rsid="02272418" officeooo:paragraph-rsid="02272418"/>
    </style:style>
    <style:style style:name="P296" style:family="paragraph" style:parent-style-name="Numbering_20_1">
      <style:text-properties officeooo:paragraph-rsid="022ee623"/>
    </style:style>
    <style:style style:name="P297" style:family="paragraph" style:parent-style-name="Numbering_20_1">
      <style:text-properties officeooo:paragraph-rsid="00aa6d13"/>
    </style:style>
    <style:style style:name="P298" style:family="paragraph" style:parent-style-name="Numbering_20_1">
      <style:text-properties officeooo:paragraph-rsid="00a8dcf2"/>
    </style:style>
    <style:style style:name="P299" style:family="paragraph" style:parent-style-name="Numbering_20_1">
      <style:text-properties officeooo:paragraph-rsid="0154ed67"/>
    </style:style>
    <style:style style:name="P300" style:family="paragraph" style:parent-style-name="Numbering_20_1">
      <style:text-properties officeooo:paragraph-rsid="00a6de83"/>
    </style:style>
    <style:style style:name="P301" style:family="paragraph" style:parent-style-name="Standard">
      <style:text-properties officeooo:paragraph-rsid="005189cb"/>
    </style:style>
    <style:style style:name="P302" style:family="paragraph" style:parent-style-name="Text_20_body" style:list-style-name="L1">
      <style:text-properties officeooo:rsid="015ec564" officeooo:paragraph-rsid="015ec564"/>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3b32780"/>
    </style:style>
    <style:style style:name="T4" style:family="text">
      <style:text-properties officeooo:rsid="00914892"/>
    </style:style>
    <style:style style:name="T5" style:family="text">
      <style:text-properties fo:language="en" fo:country="US"/>
    </style:style>
    <style:style style:name="T6" style:family="text">
      <style:text-properties fo:language="en" fo:country="US" officeooo:rsid="0019deb4" style:font-name-asian="Liberation Sans4" style:font-size-asian="10.5pt" style:font-name-complex="Liberation Sans4" style:font-size-complex="10.5pt"/>
    </style:style>
    <style:style style:name="T7" style:family="text">
      <style:text-properties style:font-name="Times New Roman"/>
    </style:style>
    <style:style style:name="T8" style:family="text">
      <style:text-properties style:font-name="Liberation Sans4" fo:font-size="10.5pt" fo:language="en" fo:country="US" officeooo:rsid="0019deb4" style:font-name-asian="Liberation Sans4" style:font-size-asian="10.5pt" style:font-name-complex="Liberation Sans4" style:font-size-complex="10.5pt"/>
    </style:style>
    <style:style style:name="T9" style:family="text">
      <style:text-properties officeooo:rsid="005189cb"/>
    </style:style>
    <style:style style:name="T10" style:family="text">
      <style:text-properties officeooo:rsid="00e9da12"/>
    </style:style>
    <style:style style:name="T11" style:family="text">
      <style:text-properties officeooo:rsid="006194b1"/>
    </style:style>
    <style:style style:name="T12" style:family="text">
      <style:text-properties fo:color="#000000" style:text-outline="false" style:text-line-through-style="none" style:text-line-through-type="none" fo:language="en" fo:country="US" fo:text-shadow="none" style:text-underline-style="none" fo:font-weight="normal" officeooo:rsid="0019deb4" style:font-name-asian="Liberation Sans4" style:font-size-asian="10.5pt" style:font-name-complex="Liberation Sans4" style:font-size-complex="10.5pt" style:font-weight-complex="normal" style:text-overline-style="none" style:text-overline-color="font-color"/>
    </style:style>
    <style:style style:name="T13" style:family="text">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ans4" fo:font-size="10.5pt" fo:language="en" fo:country="US" fo:text-shadow="none" style:text-underline-style="none" fo:font-weight="normal" officeooo:rsid="0019deb4" style:font-name-asian="Liberation Sans4" style:font-size-asian="10.5pt" style:font-weight-asian="normal" style:font-name-complex="Liberation Sans4" style:font-size-complex="10.5pt" style:font-weight-complex="normal" style:text-overline-style="none" style:text-overline-color="font-color"/>
    </style:style>
    <style:style style:name="T15" style:family="text">
      <style:text-properties officeooo:rsid="00524143"/>
    </style:style>
    <style:style style:name="T16" style:family="text">
      <style:text-properties officeooo:rsid="005440f3"/>
    </style:style>
    <style:style style:name="T17" style:family="text">
      <style:text-properties officeooo:rsid="0055870d"/>
    </style:style>
    <style:style style:name="T18" style:family="text">
      <style:text-properties officeooo:rsid="0057a79e"/>
    </style:style>
    <style:style style:name="T19" style:family="text">
      <style:text-properties officeooo:rsid="00599a6f"/>
    </style:style>
    <style:style style:name="T20" style:family="text">
      <style:text-properties officeooo:rsid="005ab201"/>
    </style:style>
    <style:style style:name="T21" style:family="text">
      <style:text-properties officeooo:rsid="005c24e2"/>
    </style:style>
    <style:style style:name="T22" style:family="text">
      <style:text-properties officeooo:rsid="005cbe8b"/>
    </style:style>
    <style:style style:name="T23" style:family="text">
      <style:text-properties officeooo:rsid="005ffdc4"/>
    </style:style>
    <style:style style:name="T24" style:family="text">
      <style:text-properties officeooo:rsid="00672b3e"/>
    </style:style>
    <style:style style:name="T25" style:family="text">
      <style:text-properties officeooo:rsid="00686c29"/>
    </style:style>
    <style:style style:name="T26" style:family="text">
      <style:text-properties officeooo:rsid="0068cf1f"/>
    </style:style>
    <style:style style:name="T27" style:family="text">
      <style:text-properties officeooo:rsid="0068fb64"/>
    </style:style>
    <style:style style:name="T28" style:family="text">
      <style:text-properties officeooo:rsid="006bfdf9"/>
    </style:style>
    <style:style style:name="T29" style:family="text">
      <style:text-properties officeooo:rsid="006c1c1b"/>
    </style:style>
    <style:style style:name="T30" style:family="text">
      <style:text-properties officeooo:rsid="006c6ee3"/>
    </style:style>
    <style:style style:name="T31" style:family="text">
      <style:text-properties officeooo:rsid="006db1ca"/>
    </style:style>
    <style:style style:name="T32" style:family="text">
      <style:text-properties officeooo:rsid="006e57db"/>
    </style:style>
    <style:style style:name="T33" style:family="text">
      <style:text-properties officeooo:rsid="006ff6dd"/>
    </style:style>
    <style:style style:name="T34" style:family="text">
      <style:text-properties officeooo:rsid="00701af5"/>
    </style:style>
    <style:style style:name="T35" style:family="text">
      <style:text-properties officeooo:rsid="007382ab"/>
    </style:style>
    <style:style style:name="T36" style:family="text">
      <style:text-properties officeooo:rsid="0074fd6c"/>
    </style:style>
    <style:style style:name="T37" style:family="text">
      <style:text-properties officeooo:rsid="0076df9f"/>
    </style:style>
    <style:style style:name="T38" style:family="text">
      <style:text-properties officeooo:rsid="00787ed8"/>
    </style:style>
    <style:style style:name="T39" style:family="text">
      <style:text-properties officeooo:rsid="0078d7af"/>
    </style:style>
    <style:style style:name="T40" style:family="text">
      <style:text-properties officeooo:rsid="007a4559"/>
    </style:style>
    <style:style style:name="T41" style:family="text">
      <style:text-properties officeooo:rsid="007b14c4"/>
    </style:style>
    <style:style style:name="T42" style:family="text">
      <style:text-properties officeooo:rsid="007c8806"/>
    </style:style>
    <style:style style:name="T43" style:family="text">
      <style:text-properties officeooo:rsid="007debf1"/>
    </style:style>
    <style:style style:name="T44" style:family="text">
      <style:text-properties officeooo:rsid="007fe06e"/>
    </style:style>
    <style:style style:name="T45" style:family="text">
      <style:text-properties officeooo:rsid="00818f57"/>
    </style:style>
    <style:style style:name="T46" style:family="text">
      <style:text-properties officeooo:rsid="00825fa3"/>
    </style:style>
    <style:style style:name="T47" style:family="text">
      <style:text-properties officeooo:rsid="00832ac3"/>
    </style:style>
    <style:style style:name="T48" style:family="text">
      <style:text-properties officeooo:rsid="00845d3a"/>
    </style:style>
    <style:style style:name="T49" style:family="text">
      <style:text-properties officeooo:rsid="008c395a"/>
    </style:style>
    <style:style style:name="T50" style:family="text">
      <style:text-properties officeooo:rsid="00929941"/>
    </style:style>
    <style:style style:name="T51" style:family="text">
      <style:text-properties style:font-name="Liberation Sans1" fo:font-size="11pt" style:font-size-asian="10.5pt"/>
    </style:style>
    <style:style style:name="T52" style:family="text">
      <style:text-properties style:font-name="Liberation Sans1" fo:font-size="11pt" officeooo:rsid="00914892" style:font-size-asian="10.5pt"/>
    </style:style>
    <style:style style:name="T53" style:family="text">
      <style:text-properties style:font-name="Liberation Sans1" fo:font-size="11pt" officeooo:rsid="00cd71ae" style:font-size-asian="10.5pt"/>
    </style:style>
    <style:style style:name="T54" style:family="text">
      <style:text-properties style:font-name="Liberation Sans1" fo:font-size="11pt" officeooo:rsid="00fbff48" style:font-size-asian="10.5pt"/>
    </style:style>
    <style:style style:name="T55" style:family="text">
      <style:text-properties style:font-name="Liberation Sans1" fo:font-size="11pt" officeooo:rsid="012ce4d7" style:font-size-asian="10.5pt"/>
    </style:style>
    <style:style style:name="T56" style:family="text">
      <style:text-properties style:font-name="Liberation Sans1" fo:font-size="11pt" style:font-size-asian="10.5pt" style:font-weight-asian="normal" style:font-weight-complex="normal"/>
    </style:style>
    <style:style style:name="T57" style:family="text">
      <style:text-properties style:font-name="Liberation Sans1" fo:font-size="11pt" officeooo:rsid="01101055" style:font-size-asian="10.5pt" style:font-weight-asian="normal" style:font-weight-complex="normal"/>
    </style:style>
    <style:style style:name="T58" style:family="text">
      <style:text-properties style:font-name="Liberation Sans1" fo:font-size="11pt" officeooo:rsid="00a18380" style:font-size-asian="10.5pt" style:font-weight-asian="normal" style:font-weight-complex="normal"/>
    </style:style>
    <style:style style:name="T59" style:family="text">
      <style:text-properties style:font-name="Liberation Sans1" fo:font-size="11pt" officeooo:rsid="03b5ff3f" style:font-size-asian="10.5pt" style:font-weight-asian="normal" style:font-weight-complex="normal"/>
    </style:style>
    <style:style style:name="T60" style:family="text">
      <style:text-properties style:font-name="Liberation Sans1" fo:font-size="11pt" officeooo:rsid="0148dcca" style:font-size-asian="10.5pt" style:font-weight-asian="normal" style:font-weight-complex="normal"/>
    </style:style>
    <style:style style:name="T61" style:family="text">
      <style:text-properties style:font-name="Liberation Sans1" fo:font-size="11pt" officeooo:rsid="011f816d" style:font-size-asian="10.5pt"/>
    </style:style>
    <style:style style:name="T62" style:family="text">
      <style:text-properties style:font-name="Liberation Sans1" fo:font-size="11pt" officeooo:rsid="014a6d90" style:font-size-asian="10.5pt"/>
    </style:style>
    <style:style style:name="T63" style:family="text">
      <style:text-properties style:font-name="Liberation Sans1" fo:font-size="11pt" officeooo:rsid="020ee417" style:font-size-asian="10.5pt"/>
    </style:style>
    <style:style style:name="T64" style:family="text">
      <style:text-properties style:font-name="Liberation Sans1" fo:font-size="11pt" officeooo:rsid="027cb6e7" style:font-size-asian="10.5pt"/>
    </style:style>
    <style:style style:name="T65" style:family="text">
      <style:text-properties style:font-name="Liberation Sans1" fo:font-size="11pt" officeooo:rsid="039bc4f9" style:font-size-asian="10.5pt"/>
    </style:style>
    <style:style style:name="T66" style:family="text">
      <style:text-properties style:font-name="Liberation Sans1" fo:font-size="11pt" officeooo:rsid="039c7fe7" style:font-size-asian="10.5pt"/>
    </style:style>
    <style:style style:name="T67" style:family="text">
      <style:text-properties style:font-name="Liberation Sans1" fo:font-size="11pt" officeooo:rsid="03a0cb35" style:font-size-asian="10.5pt"/>
    </style:style>
    <style:style style:name="T68" style:family="text">
      <style:text-properties style:font-name="Liberation Sans1" fo:font-size="11pt" officeooo:rsid="02b6fad3" style:font-size-asian="10.5pt"/>
    </style:style>
    <style:style style:name="T69" style:family="text">
      <style:text-properties style:font-name="Liberation Sans1" fo:font-size="11pt" officeooo:rsid="02b7d138" style:font-size-asian="10.5pt"/>
    </style:style>
    <style:style style:name="T70" style:family="text">
      <style:text-properties style:font-name="Liberation Sans1" fo:font-size="11pt" officeooo:rsid="00a4af65" style:font-size-asian="10.5pt"/>
    </style:style>
    <style:style style:name="T71" style:family="text">
      <style:text-properties style:font-name="Liberation Sans1" fo:font-size="11pt" officeooo:rsid="03b5ff3f" style:font-size-asian="10.5pt"/>
    </style:style>
    <style:style style:name="T72" style:family="text">
      <style:text-properties style:font-name="Liberation Sans1" fo:font-size="11pt" officeooo:rsid="00f1b9de" style:font-size-asian="10.5pt"/>
    </style:style>
    <style:style style:name="T73" style:family="text">
      <style:text-properties style:font-name="Liberation Sans1" fo:font-size="11pt" officeooo:rsid="03b67f39" style:font-size-asian="10.5pt"/>
    </style:style>
    <style:style style:name="T74" style:family="text">
      <style:text-properties style:font-name="Liberation Sans1" fo:font-size="11pt" officeooo:rsid="00f395bc" style:font-size-asian="10.5pt"/>
    </style:style>
    <style:style style:name="T75" style:family="text">
      <style:text-properties style:font-name="Liberation Sans1" fo:font-size="11pt" officeooo:rsid="0092fbe0" style:font-size-asian="10.5pt"/>
    </style:style>
    <style:style style:name="T76" style:family="text">
      <style:text-properties style:font-name="Liberation Sans1" fo:font-size="11pt" officeooo:rsid="03b98879" style:font-size-asian="10.5pt"/>
    </style:style>
    <style:style style:name="T77" style:family="text">
      <style:text-properties style:font-name="Liberation Sans1" fo:font-size="11pt" officeooo:rsid="01223d61" style:font-size-asian="10.5pt"/>
    </style:style>
    <style:style style:name="T78" style:family="text">
      <style:text-properties style:font-name="Liberation Sans1" fo:font-size="11pt" officeooo:rsid="03bb3887" style:font-size-asian="10.5pt"/>
    </style:style>
    <style:style style:name="T79" style:family="text">
      <style:text-properties style:font-name="Liberation Sans1" fo:font-size="11pt" officeooo:rsid="014a1b30" style:font-size-asian="10.5pt"/>
    </style:style>
    <style:style style:name="T80" style:family="text">
      <style:text-properties style:font-name="Liberation Sans1" fo:font-size="11pt" officeooo:rsid="03be6923" style:font-size-asian="10.5pt"/>
    </style:style>
    <style:style style:name="T81" style:family="text">
      <style:text-properties style:font-name="Liberation Sans1" fo:font-size="11pt" officeooo:rsid="014c1438" style:font-size-asian="10.5pt"/>
    </style:style>
    <style:style style:name="T82" style:family="text">
      <style:text-properties style:font-name="Liberation Sans1" fo:font-size="11pt" officeooo:rsid="022ee623" style:font-size-asian="10.5pt"/>
    </style:style>
    <style:style style:name="T83" style:family="text">
      <style:text-properties style:font-name="Liberation Sans1" fo:font-size="11pt" officeooo:rsid="03bffa18" style:font-size-asian="10.5pt"/>
    </style:style>
    <style:style style:name="T84" style:family="text">
      <style:text-properties officeooo:rsid="0094f528"/>
    </style:style>
    <style:style style:name="T85" style:family="text">
      <style:text-properties officeooo:rsid="00966a08"/>
    </style:style>
    <style:style style:name="T86" style:family="text">
      <style:text-properties officeooo:rsid="0096ba82"/>
    </style:style>
    <style:style style:name="T87" style:family="text">
      <style:text-properties style:text-position="0% 100%"/>
    </style:style>
    <style:style style:name="T88" style:family="text">
      <style:text-properties style:text-position="0% 100%" officeooo:rsid="0096ba82"/>
    </style:style>
    <style:style style:name="T89" style:family="text">
      <style:text-properties style:text-position="0% 100%" style:font-name="Liberation Sans1" fo:font-size="10.5pt" style:font-size-asian="10.5pt"/>
    </style:style>
    <style:style style:name="T90" style:family="text">
      <style:text-properties officeooo:rsid="0096bc39"/>
    </style:style>
    <style:style style:name="T91" style:family="text">
      <style:text-properties officeooo:rsid="00989bc0"/>
    </style:style>
    <style:style style:name="T92" style:family="text">
      <style:text-properties officeooo:rsid="0098f9e9"/>
    </style:style>
    <style:style style:name="T93" style:family="text">
      <style:text-properties officeooo:rsid="0099cca2"/>
    </style:style>
    <style:style style:name="T94" style:family="text">
      <style:text-properties officeooo:rsid="0099e8b0"/>
    </style:style>
    <style:style style:name="T95" style:family="text">
      <style:text-properties officeooo:rsid="0099eb99"/>
    </style:style>
    <style:style style:name="T96" style:family="text">
      <style:text-properties officeooo:rsid="009a0dc6"/>
    </style:style>
    <style:style style:name="T97" style:family="text">
      <style:text-properties style:font-name="LiberationSans" fo:font-size="11pt" officeooo:rsid="009b20c8" style:font-size-asian="11pt"/>
    </style:style>
    <style:style style:name="T98" style:family="text">
      <style:text-properties style:font-name="LiberationSans" fo:font-size="11pt" officeooo:rsid="009bba83" style:font-size-asian="11pt"/>
    </style:style>
    <style:style style:name="T99" style:family="text">
      <style:text-properties style:font-name="LiberationSans" fo:font-size="11pt" officeooo:rsid="00c23c23" style:font-size-asian="11pt"/>
    </style:style>
    <style:style style:name="T100" style:family="text">
      <style:text-properties style:font-name="LiberationSans" fo:font-size="11pt" officeooo:rsid="0127fc40" style:font-size-asian="11pt"/>
    </style:style>
    <style:style style:name="T101" style:family="text">
      <style:text-properties style:font-name="LiberationSans" fo:font-size="11pt" officeooo:rsid="01f0ae0b" style:font-size-asian="11pt"/>
    </style:style>
    <style:style style:name="T102" style:family="text">
      <style:text-properties style:text-position="sub 58%"/>
    </style:style>
    <style:style style:name="T103" style:family="text">
      <style:text-properties officeooo:rsid="009eaaa4"/>
    </style:style>
    <style:style style:name="T104" style:family="text">
      <style:text-properties officeooo:rsid="00a06f0c"/>
    </style:style>
    <style:style style:name="T105" style:family="text">
      <style:text-properties fo:font-size="11pt" officeooo:rsid="00a06f0c"/>
    </style:style>
    <style:style style:name="T106" style:family="text">
      <style:text-properties fo:font-size="11pt" officeooo:rsid="00686c29"/>
    </style:style>
    <style:style style:name="T107" style:family="text">
      <style:text-properties fo:font-size="11pt" officeooo:rsid="00aa6d13"/>
    </style:style>
    <style:style style:name="T108" style:family="text">
      <style:text-properties fo:font-size="11pt" officeooo:rsid="009b20c8"/>
    </style:style>
    <style:style style:name="T109" style:family="text">
      <style:text-properties fo:font-size="11pt" officeooo:rsid="014a6d90"/>
    </style:style>
    <style:style style:name="T110" style:family="text">
      <style:text-properties fo:font-size="11pt" officeooo:rsid="02325ddc"/>
    </style:style>
    <style:style style:name="T111" style:family="text">
      <style:text-properties fo:font-size="11pt" officeooo:rsid="0237599b"/>
    </style:style>
    <style:style style:name="T112" style:family="text">
      <style:text-properties fo:font-size="11pt" officeooo:rsid="02b8e775"/>
    </style:style>
    <style:style style:name="T113" style:family="text">
      <style:text-properties fo:font-size="11pt" officeooo:rsid="036422e0"/>
    </style:style>
    <style:style style:name="T114" style:family="text">
      <style:text-properties officeooo:rsid="00a33881"/>
    </style:style>
    <style:style style:name="T115" style:family="text">
      <style:text-properties officeooo:rsid="00a4af65"/>
    </style:style>
    <style:style style:name="T116" style:family="text">
      <style:text-properties officeooo:rsid="00a5cc97"/>
    </style:style>
    <style:style style:name="T117" style:family="text">
      <style:text-properties officeooo:rsid="00a655aa"/>
    </style:style>
    <style:style style:name="T118" style:family="text">
      <style:text-properties officeooo:rsid="00a6de83"/>
    </style:style>
    <style:style style:name="T119" style:family="text">
      <style:text-properties officeooo:rsid="00a772e8"/>
    </style:style>
    <style:style style:name="T120" style:family="text">
      <style:text-properties officeooo:rsid="00a8c168"/>
    </style:style>
    <style:style style:name="T121" style:family="text">
      <style:text-properties officeooo:rsid="00a8dcf2"/>
    </style:style>
    <style:style style:name="T122" style:family="text">
      <style:text-properties officeooo:rsid="00aa6d13"/>
    </style:style>
    <style:style style:name="T123" style:family="text">
      <style:text-properties officeooo:rsid="00aef768"/>
    </style:style>
    <style:style style:name="T124" style:family="text">
      <style:text-properties officeooo:rsid="00af47c5"/>
    </style:style>
    <style:style style:name="T125" style:family="text">
      <style:text-properties officeooo:rsid="00b00f51"/>
    </style:style>
    <style:style style:name="T126" style:family="text">
      <style:text-properties officeooo:rsid="00b2b63e"/>
    </style:style>
    <style:style style:name="T127" style:family="text">
      <style:text-properties officeooo:rsid="00b55fcc"/>
    </style:style>
    <style:style style:name="T128" style:family="text">
      <style:text-properties officeooo:rsid="00b74e88"/>
    </style:style>
    <style:style style:name="T129" style:family="text">
      <style:text-properties officeooo:rsid="00b8eb0d"/>
    </style:style>
    <style:style style:name="T130" style:family="text">
      <style:text-properties officeooo:rsid="00bad2ed"/>
    </style:style>
    <style:style style:name="T131" style:family="text">
      <style:text-properties officeooo:rsid="00bb3166"/>
    </style:style>
    <style:style style:name="T132" style:family="text">
      <style:text-properties officeooo:rsid="00bcc366"/>
    </style:style>
    <style:style style:name="T133" style:family="text">
      <style:text-properties officeooo:rsid="00bcc9f1"/>
    </style:style>
    <style:style style:name="T134" style:family="text">
      <style:text-properties officeooo:rsid="00c23c23"/>
    </style:style>
    <style:style style:name="T135" style:family="text">
      <style:text-properties officeooo:rsid="00c401ba"/>
    </style:style>
    <style:style style:name="T136" style:family="text">
      <style:text-properties officeooo:rsid="00c54ad1"/>
    </style:style>
    <style:style style:name="T137" style:family="text">
      <style:text-properties officeooo:rsid="00c7d8a5"/>
    </style:style>
    <style:style style:name="T138" style:family="text">
      <style:text-properties officeooo:rsid="00c9d34b"/>
    </style:style>
    <style:style style:name="T139" style:family="text">
      <style:text-properties officeooo:rsid="00cd71ae"/>
    </style:style>
    <style:style style:name="T140" style:family="text">
      <style:text-properties officeooo:rsid="00ce2a3e"/>
    </style:style>
    <style:style style:name="T141" style:family="text">
      <style:text-properties officeooo:rsid="00d15e6e"/>
    </style:style>
    <style:style style:name="T142" style:family="text">
      <style:text-properties officeooo:rsid="00d34d0f"/>
    </style:style>
    <style:style style:name="T143" style:family="text">
      <style:text-properties officeooo:rsid="00d794d2"/>
    </style:style>
    <style:style style:name="T144" style:family="text">
      <style:text-properties officeooo:rsid="00d90cc5"/>
    </style:style>
    <style:style style:name="T145" style:family="text">
      <style:text-properties officeooo:rsid="00dafef5"/>
    </style:style>
    <style:style style:name="T146" style:family="text">
      <style:text-properties officeooo:rsid="00ee9ad1"/>
    </style:style>
    <style:style style:name="T147" style:family="text">
      <style:text-properties officeooo:rsid="00f1b9de"/>
    </style:style>
    <style:style style:name="T148" style:family="text">
      <style:text-properties officeooo:rsid="00f395bc"/>
    </style:style>
    <style:style style:name="T149" style:family="text">
      <style:text-properties officeooo:rsid="00f51afd"/>
    </style:style>
    <style:style style:name="T150" style:family="text">
      <style:text-properties officeooo:rsid="00fb5013"/>
    </style:style>
    <style:style style:name="T151" style:family="text">
      <style:text-properties officeooo:rsid="00f83f4e"/>
    </style:style>
    <style:style style:name="T152" style:family="text">
      <style:text-properties officeooo:rsid="00f9abf5"/>
    </style:style>
    <style:style style:name="T153" style:family="text">
      <style:text-properties officeooo:rsid="00f7d989"/>
    </style:style>
    <style:style style:name="T154" style:family="text">
      <style:text-properties officeooo:rsid="00f887c2"/>
    </style:style>
    <style:style style:name="T155" style:family="text">
      <style:text-properties officeooo:rsid="00f9b28b"/>
    </style:style>
    <style:style style:name="T156" style:family="text">
      <style:text-properties officeooo:rsid="00fade59"/>
    </style:style>
    <style:style style:name="T157" style:family="text">
      <style:text-properties officeooo:rsid="0092fbe0"/>
    </style:style>
    <style:style style:name="T158" style:family="text">
      <style:text-properties officeooo:rsid="00faf744"/>
    </style:style>
    <style:style style:name="T159" style:family="text">
      <style:text-properties officeooo:rsid="0105d23d"/>
    </style:style>
    <style:style style:name="T160" style:family="text">
      <style:text-properties officeooo:rsid="00fbff48"/>
    </style:style>
    <style:style style:name="T161" style:family="text">
      <style:text-properties officeooo:rsid="0110117e"/>
    </style:style>
    <style:style style:name="T162" style:family="text">
      <style:text-properties officeooo:rsid="0117b9fc"/>
    </style:style>
    <style:style style:name="T163" style:family="text">
      <style:text-properties officeooo:rsid="00fd06c2"/>
    </style:style>
    <style:style style:name="T164" style:family="text">
      <style:text-properties officeooo:rsid="0127fc40"/>
    </style:style>
    <style:style style:name="T165" style:family="text">
      <style:text-properties officeooo:rsid="01223d61"/>
    </style:style>
    <style:style style:name="T166" style:family="text">
      <style:text-properties officeooo:rsid="01234f84"/>
    </style:style>
    <style:style style:name="T167" style:family="text">
      <style:text-properties officeooo:rsid="012502d0"/>
    </style:style>
    <style:style style:name="T168" style:family="text">
      <style:text-properties officeooo:rsid="012827fe"/>
    </style:style>
    <style:style style:name="T169" style:family="text">
      <style:text-properties officeooo:rsid="012bc6d7"/>
    </style:style>
    <style:style style:name="T170" style:family="text">
      <style:text-properties officeooo:rsid="00fd7ec4"/>
    </style:style>
    <style:style style:name="T171" style:family="text">
      <style:text-properties officeooo:rsid="00fea555"/>
    </style:style>
    <style:style style:name="T172" style:family="text">
      <style:text-properties text:display="none"/>
    </style:style>
    <style:style style:name="T173" style:family="text">
      <style:text-properties officeooo:rsid="01000053"/>
    </style:style>
    <style:style style:name="T174" style:family="text">
      <style:text-properties officeooo:rsid="01030fcf"/>
    </style:style>
    <style:style style:name="T175" style:family="text">
      <style:text-properties officeooo:rsid="014f77bf"/>
    </style:style>
    <style:style style:name="T176" style:family="text">
      <style:text-properties officeooo:rsid="014a1b30"/>
    </style:style>
    <style:style style:name="T177" style:family="text">
      <style:text-properties officeooo:rsid="014c1438"/>
    </style:style>
    <style:style style:name="T178" style:family="text">
      <style:text-properties officeooo:rsid="014eb278"/>
    </style:style>
    <style:style style:name="T179" style:family="text">
      <style:text-properties officeooo:rsid="010392cb"/>
    </style:style>
    <style:style style:name="T180" style:family="text">
      <style:text-properties officeooo:rsid="0150b6b0"/>
    </style:style>
    <style:style style:name="T181" style:family="text">
      <style:text-properties officeooo:rsid="0104851c"/>
    </style:style>
    <style:style style:name="T182" style:family="text">
      <style:text-properties officeooo:rsid="0105e7d3"/>
    </style:style>
    <style:style style:name="T183" style:family="text">
      <style:text-properties officeooo:rsid="0109e83f"/>
    </style:style>
    <style:style style:name="T184" style:family="text">
      <style:text-properties officeooo:rsid="010b5eed"/>
    </style:style>
    <style:style style:name="T185" style:family="text">
      <style:text-properties officeooo:rsid="010d6cd8"/>
    </style:style>
    <style:style style:name="T186" style:family="text">
      <style:text-properties officeooo:rsid="010e2463"/>
    </style:style>
    <style:style style:name="T187" style:family="text">
      <style:text-properties officeooo:rsid="01101055"/>
    </style:style>
    <style:style style:name="T188" style:family="text">
      <style:text-properties officeooo:rsid="01102f95"/>
    </style:style>
    <style:style style:name="T189" style:family="text">
      <style:text-properties officeooo:rsid="0110ca06"/>
    </style:style>
    <style:style style:name="T190" style:family="text">
      <style:text-properties officeooo:rsid="01145230"/>
    </style:style>
    <style:style style:name="T191" style:family="text">
      <style:text-properties officeooo:rsid="011b2c1f"/>
    </style:style>
    <style:style style:name="T192" style:family="text">
      <style:text-properties officeooo:rsid="011f816d"/>
    </style:style>
    <style:style style:name="T193" style:family="text">
      <style:text-properties officeooo:rsid="01204979"/>
    </style:style>
    <style:style style:name="T194" style:family="text">
      <style:text-properties officeooo:rsid="0124ea24"/>
    </style:style>
    <style:style style:name="T195" style:family="text">
      <style:text-properties officeooo:rsid="0128a7b3"/>
    </style:style>
    <style:style style:name="T196" style:family="text">
      <style:text-properties officeooo:rsid="012a6a54"/>
    </style:style>
    <style:style style:name="T197" style:family="text">
      <style:text-properties officeooo:rsid="012f37bc"/>
    </style:style>
    <style:style style:name="T198" style:family="text">
      <style:text-properties officeooo:rsid="01308779"/>
    </style:style>
    <style:style style:name="T199" style:family="text">
      <style:text-properties style:font-name="Liberation Mono1" fo:font-size="11pt" officeooo:rsid="01308779" fo:background-color="#dddddd" loext:char-shading-value="0" style:font-size-asian="10.5pt"/>
    </style:style>
    <style:style style:name="T200" style:family="text">
      <style:text-properties officeooo:rsid="01310d7c"/>
    </style:style>
    <style:style style:name="T201" style:family="text">
      <style:text-properties officeooo:rsid="01328fcb"/>
    </style:style>
    <style:style style:name="T202" style:family="text">
      <style:text-properties officeooo:rsid="013575fe"/>
    </style:style>
    <style:style style:name="T203" style:family="text">
      <style:text-properties officeooo:rsid="013b2320"/>
    </style:style>
    <style:style style:name="T204" style:family="text">
      <style:text-properties officeooo:rsid="013bc6d6"/>
    </style:style>
    <style:style style:name="T205" style:family="text">
      <style:text-properties officeooo:rsid="013db134"/>
    </style:style>
    <style:style style:name="T206" style:family="text">
      <style:text-properties officeooo:rsid="01416ae5"/>
    </style:style>
    <style:style style:name="T207" style:family="text">
      <style:text-properties officeooo:rsid="014318a5"/>
    </style:style>
    <style:style style:name="T208" style:family="text">
      <style:text-properties officeooo:rsid="01439843"/>
    </style:style>
    <style:style style:name="T209" style:family="text">
      <style:text-properties officeooo:rsid="0148dcca"/>
    </style:style>
    <style:style style:name="T210" style:family="text">
      <style:text-properties officeooo:rsid="014a6d90"/>
    </style:style>
    <style:style style:name="T211" style:family="text">
      <style:text-properties officeooo:rsid="014c608d"/>
    </style:style>
    <style:style style:name="T212" style:family="text">
      <style:text-properties officeooo:rsid="014e1958"/>
    </style:style>
    <style:style style:name="T213" style:family="text">
      <style:text-properties officeooo:rsid="014fcf81"/>
    </style:style>
    <style:style style:name="T214" style:family="text">
      <style:text-properties officeooo:rsid="01514ecc"/>
    </style:style>
    <style:style style:name="T215" style:family="text">
      <style:text-properties officeooo:rsid="0151c6cb"/>
    </style:style>
    <style:style style:name="T216" style:family="text">
      <style:text-properties officeooo:rsid="0153600d"/>
    </style:style>
    <style:style style:name="T217" style:family="text">
      <style:text-properties officeooo:rsid="0154ed67"/>
    </style:style>
    <style:style style:name="T218" style:family="text">
      <style:text-properties officeooo:rsid="0156332a"/>
    </style:style>
    <style:style style:name="T219" style:family="text">
      <style:text-properties officeooo:rsid="0157720d"/>
    </style:style>
    <style:style style:name="T220" style:family="text">
      <style:text-properties officeooo:rsid="015c5b5f"/>
    </style:style>
    <style:style style:name="T221" style:family="text">
      <style:text-properties officeooo:rsid="0160683d"/>
    </style:style>
    <style:style style:name="T222" style:family="text">
      <style:text-properties officeooo:rsid="0161d367"/>
    </style:style>
    <style:style style:name="T223" style:family="text">
      <style:text-properties officeooo:rsid="016238bc"/>
    </style:style>
    <style:style style:name="T224" style:family="text">
      <style:text-properties officeooo:rsid="01655f06"/>
    </style:style>
    <style:style style:name="T225" style:family="text">
      <style:text-properties officeooo:rsid="01661c5b"/>
    </style:style>
    <style:style style:name="T226" style:family="text">
      <style:text-properties officeooo:rsid="01680561"/>
    </style:style>
    <style:style style:name="T227" style:family="text">
      <style:text-properties officeooo:rsid="016c9558"/>
    </style:style>
    <style:style style:name="T228" style:family="text">
      <style:text-properties officeooo:rsid="016e082f"/>
    </style:style>
    <style:style style:name="T229" style:family="text">
      <style:text-properties officeooo:rsid="016e70e0"/>
    </style:style>
    <style:style style:name="T230" style:family="text">
      <style:text-properties officeooo:rsid="017066a8"/>
    </style:style>
    <style:style style:name="T231" style:family="text">
      <style:text-properties officeooo:rsid="01706f42"/>
    </style:style>
    <style:style style:name="T232" style:family="text">
      <style:text-properties officeooo:rsid="01721896"/>
    </style:style>
    <style:style style:name="T233" style:family="text">
      <style:text-properties officeooo:rsid="0176f005"/>
    </style:style>
    <style:style style:name="T234" style:family="text">
      <style:text-properties officeooo:rsid="017856a9"/>
    </style:style>
    <style:style style:name="T235" style:family="text">
      <style:text-properties officeooo:rsid="017cb0ab"/>
    </style:style>
    <style:style style:name="T236" style:family="text">
      <style:text-properties officeooo:rsid="0185cbdb"/>
    </style:style>
    <style:style style:name="T237" style:family="text">
      <style:text-properties officeooo:rsid="018abebe"/>
    </style:style>
    <style:style style:name="T238" style:family="text">
      <style:text-properties officeooo:rsid="018da46c"/>
    </style:style>
    <style:style style:name="T239" style:family="text">
      <style:text-properties officeooo:rsid="0192eb82"/>
    </style:style>
    <style:style style:name="T240" style:family="text">
      <style:text-properties officeooo:rsid="019645ea"/>
    </style:style>
    <style:style style:name="T241" style:family="text">
      <style:text-properties officeooo:rsid="019a6899"/>
    </style:style>
    <style:style style:name="T242" style:family="text">
      <style:text-properties officeooo:rsid="019b6d50"/>
    </style:style>
    <style:style style:name="T243" style:family="text">
      <style:text-properties officeooo:rsid="019e7086"/>
    </style:style>
    <style:style style:name="T244" style:family="text">
      <style:text-properties officeooo:rsid="01a08e05"/>
    </style:style>
    <style:style style:name="T245" style:family="text">
      <style:text-properties officeooo:rsid="01a28bfb"/>
    </style:style>
    <style:style style:name="T246" style:family="text">
      <style:text-properties officeooo:rsid="01a56b9e"/>
    </style:style>
    <style:style style:name="T247" style:family="text">
      <style:text-properties officeooo:rsid="01a63e45"/>
    </style:style>
    <style:style style:name="T248" style:family="text">
      <style:text-properties officeooo:rsid="01b03540"/>
    </style:style>
    <style:style style:name="T249" style:family="text">
      <style:text-properties officeooo:rsid="01b3c96f"/>
    </style:style>
    <style:style style:name="T250" style:family="text">
      <style:text-properties officeooo:rsid="01b81ee2"/>
    </style:style>
    <style:style style:name="T251" style:family="text">
      <style:text-properties officeooo:rsid="01bed0d8"/>
    </style:style>
    <style:style style:name="T252" style:family="text">
      <style:text-properties officeooo:rsid="01c2e66e"/>
    </style:style>
    <style:style style:name="T253" style:family="text">
      <style:text-properties officeooo:rsid="01c6039d"/>
    </style:style>
    <style:style style:name="T254" style:family="text">
      <style:text-properties officeooo:rsid="01c7daa8"/>
    </style:style>
    <style:style style:name="T255" style:family="text">
      <style:text-properties officeooo:rsid="01ccb6b8"/>
    </style:style>
    <style:style style:name="T256" style:family="text">
      <style:text-properties officeooo:rsid="01ce1e13"/>
    </style:style>
    <style:style style:name="T257" style:family="text">
      <style:text-properties officeooo:rsid="01ce8955"/>
    </style:style>
    <style:style style:name="T258" style:family="text">
      <style:text-properties officeooo:rsid="01dbda34"/>
    </style:style>
    <style:style style:name="T259" style:family="text">
      <style:text-properties officeooo:rsid="01e1b6aa"/>
    </style:style>
    <style:style style:name="T260" style:family="text">
      <style:text-properties officeooo:rsid="01ed1186"/>
    </style:style>
    <style:style style:name="T261" style:family="text">
      <style:text-properties officeooo:rsid="01f0ae0b"/>
    </style:style>
    <style:style style:name="T262" style:family="text">
      <style:text-properties officeooo:rsid="01f44e73"/>
    </style:style>
    <style:style style:name="T263" style:family="text">
      <style:text-properties officeooo:rsid="01f46e4b"/>
    </style:style>
    <style:style style:name="T264" style:family="text">
      <style:text-properties officeooo:rsid="01f77598"/>
    </style:style>
    <style:style style:name="T265" style:family="text">
      <style:text-properties officeooo:rsid="01f917db"/>
    </style:style>
    <style:style style:name="T266" style:family="text">
      <style:text-properties officeooo:rsid="01faad43"/>
    </style:style>
    <style:style style:name="T267" style:family="text">
      <style:text-properties officeooo:rsid="01fcd4a1"/>
    </style:style>
    <style:style style:name="T268" style:family="text">
      <style:text-properties officeooo:rsid="01fe2fe9"/>
    </style:style>
    <style:style style:name="T269" style:family="text">
      <style:text-properties officeooo:rsid="0202970b"/>
    </style:style>
    <style:style style:name="T270" style:family="text">
      <style:text-properties officeooo:rsid="020388b4"/>
    </style:style>
    <style:style style:name="T271" style:family="text">
      <style:text-properties officeooo:rsid="020526e6"/>
    </style:style>
    <style:style style:name="T272" style:family="text">
      <style:text-properties officeooo:rsid="02054487"/>
    </style:style>
    <style:style style:name="T273" style:family="text">
      <style:text-properties officeooo:rsid="020a13c1"/>
    </style:style>
    <style:style style:name="T274" style:family="text">
      <style:text-properties officeooo:rsid="012f75f9"/>
    </style:style>
    <style:style style:name="T275" style:family="text">
      <style:text-properties officeooo:rsid="020fb990"/>
    </style:style>
    <style:style style:name="T276" style:family="text">
      <style:text-properties officeooo:rsid="02114560"/>
    </style:style>
    <style:style style:name="T277" style:family="text">
      <style:text-properties officeooo:rsid="02122b45"/>
    </style:style>
    <style:style style:name="T278" style:family="text">
      <style:text-properties officeooo:rsid="0215f90e"/>
    </style:style>
    <style:style style:name="T279" style:family="text">
      <style:text-properties officeooo:rsid="021a6768"/>
    </style:style>
    <style:style style:name="T280" style:family="text">
      <style:text-properties officeooo:rsid="021c3360"/>
    </style:style>
    <style:style style:name="T281" style:family="text">
      <style:text-properties officeooo:rsid="021d79d4"/>
    </style:style>
    <style:style style:name="T282" style:family="text">
      <style:text-properties officeooo:rsid="02205ecc"/>
    </style:style>
    <style:style style:name="T283" style:family="text">
      <style:text-properties officeooo:rsid="02272418"/>
    </style:style>
    <style:style style:name="T284" style:family="text">
      <style:text-properties officeooo:rsid="022aa217"/>
    </style:style>
    <style:style style:name="T285" style:family="text">
      <style:text-properties officeooo:rsid="022ee623"/>
    </style:style>
    <style:style style:name="T286" style:family="text">
      <style:text-properties officeooo:rsid="0230c06a"/>
    </style:style>
    <style:style style:name="T287" style:family="text">
      <style:text-properties officeooo:rsid="02325ddc"/>
    </style:style>
    <style:style style:name="T288" style:family="text">
      <style:text-properties officeooo:rsid="0233eca7"/>
    </style:style>
    <style:style style:name="T289" style:family="text">
      <style:text-properties officeooo:rsid="023541dd"/>
    </style:style>
    <style:style style:name="T290" style:family="text">
      <style:text-properties officeooo:rsid="02360648"/>
    </style:style>
    <style:style style:name="T291" style:family="text">
      <style:text-properties officeooo:rsid="023a839d"/>
    </style:style>
    <style:style style:name="T292" style:family="text">
      <style:text-properties officeooo:rsid="023b4869"/>
    </style:style>
    <style:style style:name="T293" style:family="text">
      <style:text-properties officeooo:rsid="02456895"/>
    </style:style>
    <style:style style:name="T294" style:family="text">
      <style:text-properties officeooo:rsid="024f5467"/>
    </style:style>
    <style:style style:name="T295" style:family="text">
      <style:text-properties officeooo:rsid="026afce7"/>
    </style:style>
    <style:style style:name="T296" style:family="text">
      <style:text-properties officeooo:rsid="027a61a8"/>
    </style:style>
    <style:style style:name="T297" style:family="text">
      <style:text-properties officeooo:rsid="027bcd8f"/>
    </style:style>
    <style:style style:name="T298" style:family="text">
      <style:text-properties officeooo:rsid="02866ba0"/>
    </style:style>
    <style:style style:name="T299" style:family="text">
      <style:text-properties officeooo:rsid="0288c184"/>
    </style:style>
    <style:style style:name="T300" style:family="text">
      <style:text-properties officeooo:rsid="028af7d2"/>
    </style:style>
    <style:style style:name="T301" style:family="text">
      <style:text-properties officeooo:rsid="028bed1c"/>
    </style:style>
    <style:style style:name="T302" style:family="text">
      <style:text-properties officeooo:rsid="028ed166"/>
    </style:style>
    <style:style style:name="T303" style:family="text">
      <style:text-properties officeooo:rsid="0291b4b6"/>
    </style:style>
    <style:style style:name="T304" style:family="text">
      <style:text-properties officeooo:rsid="0294ce39"/>
    </style:style>
    <style:style style:name="T305" style:family="text">
      <style:text-properties officeooo:rsid="029a5506"/>
    </style:style>
    <style:style style:name="T306" style:family="text">
      <style:text-properties officeooo:rsid="02a1e344"/>
    </style:style>
    <style:style style:name="T307" style:family="text">
      <style:text-properties officeooo:rsid="02a47764"/>
    </style:style>
    <style:style style:name="T308" style:family="text">
      <style:text-properties officeooo:rsid="02a5b384"/>
    </style:style>
    <style:style style:name="T309" style:family="text">
      <style:text-properties officeooo:rsid="02a9a3c5"/>
    </style:style>
    <style:style style:name="T310" style:family="text">
      <style:text-properties officeooo:rsid="02aefc4a"/>
    </style:style>
    <style:style style:name="T311" style:family="text">
      <style:text-properties officeooo:rsid="02b5bc73"/>
    </style:style>
    <style:style style:name="T312" style:family="text">
      <style:text-properties officeooo:rsid="02b807e1"/>
    </style:style>
    <style:style style:name="T313" style:family="text">
      <style:text-properties officeooo:rsid="02b98920"/>
    </style:style>
    <style:style style:name="T314" style:family="text">
      <style:text-properties officeooo:rsid="02ba64d0"/>
    </style:style>
    <style:style style:name="T315" style:family="text">
      <style:text-properties officeooo:rsid="02bd1b3b"/>
    </style:style>
    <style:style style:name="T316" style:family="text">
      <style:text-properties officeooo:rsid="02bfd994"/>
    </style:style>
    <style:style style:name="T317" style:family="text">
      <style:text-properties officeooo:rsid="02c1bed3"/>
    </style:style>
    <style:style style:name="T318" style:family="text">
      <style:text-properties officeooo:rsid="02cffb21"/>
    </style:style>
    <style:style style:name="T319" style:family="text">
      <style:text-properties officeooo:rsid="02d39c82"/>
    </style:style>
    <style:style style:name="T320" style:family="text">
      <style:text-properties officeooo:rsid="02d4a83a"/>
    </style:style>
    <style:style style:name="T321" style:family="text">
      <style:text-properties officeooo:rsid="02d60238"/>
    </style:style>
    <style:style style:name="T322" style:family="text">
      <style:text-properties officeooo:rsid="02dec80a"/>
    </style:style>
    <style:style style:name="T323" style:family="text">
      <style:text-properties officeooo:rsid="02e1f457"/>
    </style:style>
    <style:style style:name="T324" style:family="text">
      <style:text-properties officeooo:rsid="02e3e67a"/>
    </style:style>
    <style:style style:name="T325" style:family="text">
      <style:text-properties officeooo:rsid="02e44714"/>
    </style:style>
    <style:style style:name="T326" style:family="text">
      <style:text-properties officeooo:rsid="02e46ccf"/>
    </style:style>
    <style:style style:name="T327" style:family="text">
      <style:text-properties officeooo:rsid="02e648a5"/>
    </style:style>
    <style:style style:name="T328" style:family="text">
      <style:text-properties officeooo:rsid="02e77591"/>
    </style:style>
    <style:style style:name="T329" style:family="text">
      <style:text-properties officeooo:rsid="02e8b734"/>
    </style:style>
    <style:style style:name="T330" style:family="text">
      <style:text-properties officeooo:rsid="02e8f3b0"/>
    </style:style>
    <style:style style:name="T331" style:family="text">
      <style:text-properties officeooo:rsid="02e986a4"/>
    </style:style>
    <style:style style:name="T332" style:family="text">
      <style:text-properties officeooo:rsid="02eb7c5d"/>
    </style:style>
    <style:style style:name="T333" style:family="text">
      <style:text-properties officeooo:rsid="02ebea8e"/>
    </style:style>
    <style:style style:name="T334" style:family="text">
      <style:text-properties officeooo:rsid="02edd804"/>
    </style:style>
    <style:style style:name="T335" style:family="text">
      <style:text-properties officeooo:rsid="02f3c156"/>
    </style:style>
    <style:style style:name="T336" style:family="text">
      <style:text-properties officeooo:rsid="02f59135"/>
    </style:style>
    <style:style style:name="T337" style:family="text">
      <style:text-properties officeooo:rsid="02f6a6e5"/>
    </style:style>
    <style:style style:name="T338" style:family="text">
      <style:text-properties officeooo:rsid="02f82882"/>
    </style:style>
    <style:style style:name="T339" style:family="text">
      <style:text-properties officeooo:rsid="02f8e747"/>
    </style:style>
    <style:style style:name="T340" style:family="text">
      <style:text-properties officeooo:rsid="02fa4393"/>
    </style:style>
    <style:style style:name="T341" style:family="text">
      <style:text-properties officeooo:rsid="02fc2c32"/>
    </style:style>
    <style:style style:name="T342" style:family="text">
      <style:text-properties officeooo:rsid="02fcf340"/>
    </style:style>
    <style:style style:name="T343" style:family="text">
      <style:text-properties officeooo:rsid="02fd286c"/>
    </style:style>
    <style:style style:name="T344" style:family="text">
      <style:text-properties officeooo:rsid="02fdcc38"/>
    </style:style>
    <style:style style:name="T345" style:family="text">
      <style:text-properties officeooo:rsid="02fe966a"/>
    </style:style>
    <style:style style:name="T346" style:family="text">
      <style:text-properties officeooo:rsid="0300bb1c"/>
    </style:style>
    <style:style style:name="T347" style:family="text">
      <style:text-properties officeooo:rsid="03028e05"/>
    </style:style>
    <style:style style:name="T348" style:family="text">
      <style:text-properties officeooo:rsid="03138895"/>
    </style:style>
    <style:style style:name="T349" style:family="text">
      <style:text-properties officeooo:rsid="031562aa"/>
    </style:style>
    <style:style style:name="T350" style:family="text">
      <style:text-properties officeooo:rsid="0320ae16"/>
    </style:style>
    <style:style style:name="T351" style:family="text">
      <style:text-properties officeooo:rsid="03296447"/>
    </style:style>
    <style:style style:name="T352" style:family="text">
      <style:text-properties officeooo:rsid="032cd229"/>
    </style:style>
    <style:style style:name="T353" style:family="text">
      <style:text-properties officeooo:rsid="03333e47"/>
    </style:style>
    <style:style style:name="T354" style:family="text">
      <style:text-properties officeooo:rsid="0333c1ef"/>
    </style:style>
    <style:style style:name="T355" style:family="text">
      <style:text-properties officeooo:rsid="0340b082"/>
    </style:style>
    <style:style style:name="T356" style:family="text">
      <style:text-properties officeooo:rsid="0346492b"/>
    </style:style>
    <style:style style:name="T357" style:family="text">
      <style:text-properties officeooo:rsid="03497844"/>
    </style:style>
    <style:style style:name="T358" style:family="text">
      <style:text-properties officeooo:rsid="034b5e6b"/>
    </style:style>
    <style:style style:name="T359" style:family="text">
      <style:text-properties officeooo:rsid="034d3d29"/>
    </style:style>
    <style:style style:name="T360" style:family="text">
      <style:text-properties officeooo:rsid="034d75d4"/>
    </style:style>
    <style:style style:name="T361" style:family="text">
      <style:text-properties officeooo:rsid="03513d30"/>
    </style:style>
    <style:style style:name="T362" style:family="text">
      <style:text-properties officeooo:rsid="0355434c"/>
    </style:style>
    <style:style style:name="T363" style:family="text">
      <style:text-properties officeooo:rsid="0358aa37"/>
    </style:style>
    <style:style style:name="T364" style:family="text">
      <style:text-properties officeooo:rsid="035cf6ed"/>
    </style:style>
    <style:style style:name="T365" style:family="text">
      <style:text-properties officeooo:rsid="035ec4d1"/>
    </style:style>
    <style:style style:name="T366" style:family="text">
      <style:text-properties officeooo:rsid="039bc4f9"/>
    </style:style>
    <style:style style:name="T367" style:family="text">
      <style:text-properties officeooo:rsid="03b5ff3f"/>
    </style:style>
    <style:style style:name="T368" style:family="text">
      <style:text-properties officeooo:rsid="00a18380"/>
    </style:style>
    <style:style style:name="T369" style:family="text">
      <style:text-properties officeooo:rsid="03b67f39"/>
    </style:style>
    <style:style style:name="T370" style:family="text">
      <style:text-properties officeooo:rsid="03bffa18"/>
    </style:style>
    <style:style style:name="T371" style:family="text">
      <style:text-properties officeooo:rsid="03d9bbc8"/>
    </style:style>
    <style:style style:name="T372"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in" fo:margin-right="0in" fo:margin-top="0in" fo:margin-bottom="0in" style:run-through="foreground" style:wrap="none" style:vertical-pos="top" style:vertical-rel="baseline" style:horizontal-pos="from-left" style:horizontal-rel="paragraph-content" fo:padding="0in" fo:border="none" style:shadow="none" draw:shadow-opacity="100%"/>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5201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5" draw:name="Image1" text:anchor-type="as-char" svg:width="3.3335in" svg:height="0.7in" draw:z-index="15"><draw:image xlink:href="Pictures/10000201000003E8000000D2A7FE72F00FFCF111.png" xlink:type="simple" xlink:show="embed" xlink:actuate="onLoad" loext:mime-type="image/png"/></draw:frame></text:p>
      <text:p text:style-name="P191">Ca<text:span text:style-name="T371">l</text:span>c Guide</text:p>
      <text:p text:style-name="Title">Kapitola <text:span text:style-name="T9">9</text:span><text:line-break/><text:span text:style-name="T9">Data Analysis</text:span></text:p>
      <text:p text:style-name="P182">Using Scenarios, Goal Seek, Solver, <text:span text:style-name="T19">Statistics, </text:span>others</text:p>
      <text:section text:style-name="Sect1" text:name="CG6209S1" text:condition="ooow:book eq 1" text:display="condition">
        <text:h text:style-name="P200"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7">©</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his book is adapted and updated from <text:span text:style-name="T9">the </text:span><text:span text:style-name="Emphasis"><text:span text:style-name="T9">LibreOffice</text:span></text:span><text:span text:style-name="Emphasis"> </text:span><text:span text:style-name="Emphasis"><text:span text:style-name="T9">4.1 </text:span></text:span><text:span text:style-name="Emphasis"><text:user-defined style:data-style-name="N0" text:name="Guide Name">Calc Guide</text:user-defined></text:span>.</text:p>
        <text:h text:style-name="Heading_20_3" text:outline-level="3"><text:bookmark-start text:name="__RefHeading___Toc1847_1473846649"/>Pro <text:span text:style-name="T15">t</text:span>oto <text:span text:style-name="T15">v</text:span>ydání<text:bookmark-end text:name="__RefHeading___Toc1847_1473846649"/></text:h>
        <table:table table:name="Table2" table:style-name="Table2">
          <table:table-column table:style-name="Table2.A"/>
          <table:table-column table:style-name="Table2.B"/>
          <table:table-column table:style-name="Table2.C"/>
          <table:table-row>
            <table:table-cell table:style-name="Table2.A1" office:value-type="string">
              <text:p text:style-name="P162">Steve Fanning</text:p>
            </table:table-cell>
            <table:table-cell table:style-name="Table2.A1" office:value-type="string">
              <text:p text:style-name="P172">Kees Kriek</text:p>
            </table:table-cell>
            <table:table-cell table:style-name="Table2.A1" office:value-type="string">
              <text:p text:style-name="P173">Zachary Parliman</text:p>
            </table:table-cell>
          </table:table-row>
          <table:table-row>
            <table:table-cell table:style-name="Table2.A1" office:value-type="string">
              <text:p text:style-name="P174">Olivier Hallot</text:p>
            </table:table-cell>
            <table:table-cell table:style-name="Table2.A1" office:value-type="string">
              <text:p text:style-name="P174">Jean Hollis Weber</text:p>
            </table:table-cell>
            <table:table-cell table:style-name="Table2.A1" office:value-type="string">
              <text:p text:style-name="P173"/>
            </table:table-cell>
          </table:table-row>
        </table:table>
        <text:h text:style-name="P220" text:outline-level="3"><text:bookmark-start text:name="__RefHeading___Toc28529_3211575895"/>Pro <text:span text:style-name="T15">p</text:span>ředchozí <text:span text:style-name="T15">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163">Barbara Duprey</text:p>
            </table:table-cell>
            <table:table-cell table:style-name="Table3.A1" office:value-type="string">
              <text:p text:style-name="P163">Jean Hollis Weber</text:p>
            </table:table-cell>
            <table:table-cell table:style-name="Table3.A1" office:value-type="string">
              <text:p text:style-name="P163">John A. Smith</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102282736"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6T14:01:24.402178321" text:fixed="true">December</text:date><text:s/><text:date style:data-style-name="N121" text:date-value="2019-12-26T14:01:26.889797472" text:fixed="true">2019</text:date>. Based on LibreOffice <text:user-defined style:data-style-name="N0" text:name="LibreOffive Version">6.2</text:user-defined>.</text:p>
        <text:h text:style-name="P202" text:outline-level="2"><text:bookmark-start text:name="__RefHeading___Toc7948_3436621815"/>Používání LibreOffice na systému macOS<text:bookmark-end text:name="__RefHeading___Toc7948_3436621815"/></text:h>
        <text:p text:style-name="P11">Některé klávesové zkratky a položky nabídek jsou v systému macOS jiné než v systémech Windows a Linux. The table below gives some common substitutions for the instructions in this <text:span text:style-name="T10">chapter</text:span>. Podrobnější seznam se nachází v nápovědě k aplikaci.</text:p>
        <table:table table:name="Table1" table:style-name="Table1">
          <table:table-column table:style-name="Table1.A" table:number-columns-repeated="3"/>
          <table:table-row table:style-name="Table1.1">
            <table:table-cell table:style-name="Table1.A1" office:value-type="string">
              <text:p text:style-name="P176">Windows nebo Linux</text:p>
            </table:table-cell>
            <table:table-cell table:style-name="Table1.A1" office:value-type="string">
              <text:p text:style-name="P176"><text:span text:style-name="T11">macOS</text:span> equivalent</text:p>
            </table:table-cell>
            <table:table-cell table:style-name="Table1.A1" office:value-type="string">
              <text:p text:style-name="P176">Výsledek</text:p>
            </table:table-cell>
          </table:table-row>
          <table:table-row table:style-name="Table1.1">
            <table:table-cell table:style-name="Table1.A2" office:value-type="string">
              <text:p text:style-name="P164">Nabídka <text:span text:style-name="Strong_20_Emphasis">Nástroje &gt; Možnosti</text:span></text:p>
            </table:table-cell>
            <table:table-cell table:style-name="Table1.A2" office:value-type="string">
              <text:p text:style-name="P164"><text:span text:style-name="Strong_20_Emphasis">LibreOffice &gt; Předvolby</text:span></text:p>
            </table:table-cell>
            <table:table-cell table:style-name="Table1.A2" office:value-type="string">
              <text:p text:style-name="P164">Otevře nastavení s možnostmi</text:p>
            </table:table-cell>
          </table:table-row>
          <table:table-row table:style-name="Table1.1">
            <table:table-cell table:style-name="Table1.A2" office:value-type="string">
              <text:p text:style-name="P164">Klepnutí pravým tlačítkem</text:p>
            </table:table-cell>
            <table:table-cell table:style-name="Table1.A2" office:value-type="string">
              <text:p text:style-name="P164"><text:span text:style-name="Keystroke">Control</text:span><text:span text:style-name="Emphasis"> </text:span>+ click or right-click depending on computer setup</text:p>
            </table:table-cell>
            <table:table-cell table:style-name="Table1.A2" office:value-type="string">
              <text:p text:style-name="P164">Otevře se místní nabídka</text:p>
            </table:table-cell>
          </table:table-row>
          <table:table-row table:style-name="Table1.1">
            <table:table-cell table:style-name="Table1.A2" office:value-type="string">
              <text:p text:style-name="P164"><text:span text:style-name="Keystroke">Ctrl</text:span> (Control)</text:p>
            </table:table-cell>
            <table:table-cell table:style-name="Table1.A2" office:value-type="string">
              <text:p text:style-name="P164"><text:span text:style-name="Keystroke"><text:span text:style-name="T12">⌘</text:span></text:span><text:span text:style-name="T13"> (</text:span>Command<text:span text:style-name="T13">)</text:span></text:p>
            </table:table-cell>
            <table:table-cell table:style-name="Table1.A2" office:value-type="string">
              <text:p text:style-name="P164">Používá se i s dalšími klávesami</text:p>
            </table:table-cell>
          </table:table-row>
          <table:table-row table:style-name="Table1.1">
            <table:table-cell table:style-name="Table1.A2" office:value-type="string">
              <text:p text:style-name="P164"><text:span text:style-name="Keystroke">F5</text:span></text:p>
            </table:table-cell>
            <table:table-cell table:style-name="Table1.A2" office:value-type="string">
              <text:p text:style-name="P164"><text:span text:style-name="Keystroke">Shift</text:span><text:span text:style-name="Emphasis"> </text:span>+ <text:span text:style-name="Keystroke"><text:span text:style-name="T6">⌘</text:span></text:span><text:span text:style-name="Emphasis"><text:span text:style-name="T8"> </text:span></text:span>+ <text:span text:style-name="Keystroke">F5</text:span></text:p>
            </table:table-cell>
            <table:table-cell table:style-name="Table1.A2" office:value-type="string">
              <text:p text:style-name="P164">Otevře se Navigátor</text:p>
            </table:table-cell>
          </table:table-row>
          <table:table-row table:style-name="Table1.1">
            <table:table-cell table:style-name="Table1.A2" office:value-type="string">
              <text:p text:style-name="P164"><text:span text:style-name="Keystroke">F11</text:span></text:p>
            </table:table-cell>
            <table:table-cell table:style-name="Table1.A2" office:value-type="string">
              <text:p text:style-name="P164"><text:span text:style-name="Keystroke"><text:span text:style-name="T12">⌘</text:span></text:span><text:span text:style-name="Emphasis"><text:span text:style-name="T14"> </text:span></text:span><text:span text:style-name="T13">+ </text:span><text:span text:style-name="Keystroke">T</text:span></text:p>
            </table:table-cell>
            <table:table-cell table:style-name="Table1.A2" office:value-type="string">
              <text:p text:style-name="P164">Open the <text:span text:style-name="T11">sidebar </text:span>Styles <text:span text:style-name="T11">panel</text:span></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93"><text:a xlink:type="simple" xlink:href="#__RefHeading__5636_1566568644" text:style-name="Index_20_Link" text:visited-style-name="Index_20_Link">Autorská práva<text:tab/>2</text:a></text:p>
            <text:p text:style-name="P194"><text:a xlink:type="simple" xlink:href="#__RefHeading__5638_1566568644" text:style-name="Index_20_Link" text:visited-style-name="Index_20_Link">Přispěvatelé<text:tab/>2</text:a></text:p>
            <text:p text:style-name="P195"><text:a xlink:type="simple" xlink:href="#__RefHeading___Toc1847_1473846649" text:style-name="Index_20_Link" text:visited-style-name="Index_20_Link">Pro toto vydání<text:tab/>2</text:a></text:p>
            <text:p text:style-name="P195"><text:a xlink:type="simple" xlink:href="#__RefHeading___Toc28529_3211575895" text:style-name="Index_20_Link" text:visited-style-name="Index_20_Link">Pro předchozí vydání<text:tab/>2</text:a></text:p>
            <text:p text:style-name="P194"><text:a xlink:type="simple" xlink:href="#__RefHeading___Toc4648_402817234" text:style-name="Index_20_Link" text:visited-style-name="Index_20_Link">Zpětná vazba<text:tab/>2</text:a></text:p>
            <text:p text:style-name="P194"><text:a xlink:type="simple" xlink:href="#__RefHeading__5644_1566568644" text:style-name="Index_20_Link" text:visited-style-name="Index_20_Link">Datum vydání a verze programu<text:tab/>2</text:a></text:p>
            <text:p text:style-name="P194"><text:a xlink:type="simple" xlink:href="#__RefHeading___Toc7948_3436621815" text:style-name="Index_20_Link" text:visited-style-name="Index_20_Link">Používání LibreOffice na systému macOS<text:tab/>2</text:a></text:p>
            <text:p text:style-name="P193"><text:a xlink:type="simple" xlink:href="#__RefHeading___Toc211495_690378497" text:style-name="Index_20_Link" text:visited-style-name="Index_20_Link">Úvod<text:tab/>5</text:a></text:p>
            <text:p text:style-name="P193"><text:a xlink:type="simple" xlink:href="#__RefHeading__16724_1550029726" text:style-name="Index_20_Link" text:visited-style-name="Index_20_Link">Consolidating data<text:tab/>5</text:a></text:p>
            <text:p text:style-name="P194"><text:a xlink:type="simple" xlink:href="#__RefHeading___Toc72485_1696949546" text:style-name="Index_20_Link" text:visited-style-name="Index_20_Link">Consolidating data example<text:tab/>6</text:a></text:p>
            <text:p text:style-name="P194"><text:a xlink:type="simple" xlink:href="#__RefHeading___Toc72487_1696949546" text:style-name="Index_20_Link" text:visited-style-name="Index_20_Link">Consolidation settings<text:tab/>6</text:a></text:p>
            <text:p text:style-name="P194"><text:a xlink:type="simple" xlink:href="#__RefHeading___Toc72489_1696949546" text:style-name="Index_20_Link" text:visited-style-name="Index_20_Link">Consolidation example<text:tab/>7</text:a></text:p>
            <text:p text:style-name="P193"><text:a xlink:type="simple" xlink:href="#__RefHeading__16726_1550029726" text:style-name="Index_20_Link" text:visited-style-name="Index_20_Link">Creating subtotals<text:tab/>8</text:a></text:p>
            <text:p text:style-name="P194"><text:a xlink:type="simple" xlink:href="#__RefHeading__6593_618754536" text:style-name="Index_20_Link" text:visited-style-name="Index_20_Link">Using the SUBTOTAL function<text:tab/>8</text:a></text:p>
            <text:p text:style-name="P195"><text:a xlink:type="simple" xlink:href="#__RefHeading___Toc72491_1696949546" text:style-name="Index_20_Link" text:visited-style-name="Index_20_Link">A SUBTOTAL example<text:tab/>8</text:a></text:p>
            <text:p text:style-name="P194"><text:a xlink:type="simple" xlink:href="#__RefHeading__6595_618754536" text:style-name="Index_20_Link" text:visited-style-name="Index_20_Link">Using Data &gt; Subtotals<text:tab/>10</text:a></text:p>
            <text:p text:style-name="P195"><text:a xlink:type="simple" xlink:href="#__RefHeading___Toc72493_1696949546" text:style-name="Index_20_Link" text:visited-style-name="Index_20_Link">Using the Subtotals tool<text:tab/>11</text:a></text:p>
            <text:p text:style-name="P195"><text:a xlink:type="simple" xlink:href="#__RefHeading___Toc404905_690378497" text:style-name="Index_20_Link" text:visited-style-name="Index_20_Link">Subtotal outline<text:tab/>11</text:a></text:p>
            <text:p text:style-name="P195"><text:a xlink:type="simple" xlink:href="#__RefHeading___Toc34097_3767550078" text:style-name="Index_20_Link" text:visited-style-name="Index_20_Link">Subtotals tool options<text:tab/>12</text:a></text:p>
            <text:p text:style-name="P195"><text:a xlink:type="simple" xlink:href="#__RefHeading___Toc72497_1696949546" text:style-name="Index_20_Link" text:visited-style-name="Index_20_Link">Reset and Remove<text:tab/>13</text:a></text:p>
            <text:p text:style-name="P193"><text:a xlink:type="simple" xlink:href="#__RefHeading__16728_1550029726" text:style-name="Index_20_Link" text:visited-style-name="Index_20_Link">Using scenarios<text:tab/>13</text:a></text:p>
            <text:p text:style-name="P194"><text:a xlink:type="simple" xlink:href="#__RefHeading__16730_1550029726" text:style-name="Index_20_Link" text:visited-style-name="Index_20_Link">Creating scenarios<text:tab/>14</text:a></text:p>
            <text:p text:style-name="P194"><text:a xlink:type="simple" xlink:href="#__RefHeading__30556827" text:style-name="Index_20_Link" text:visited-style-name="Index_20_Link">Scenario settings<text:tab/>15</text:a></text:p>
            <text:p text:style-name="P194"><text:a xlink:type="simple" xlink:href="#__RefHeading__16732_1550029726" text:style-name="Index_20_Link" text:visited-style-name="Index_20_Link">Changing scenarios<text:tab/>16</text:a></text:p>
            <text:p text:style-name="P195"><text:a xlink:type="simple" xlink:href="#__RefHeading__16734_1550029726" text:style-name="Index_20_Link" text:visited-style-name="Index_20_Link">Changing scenario properties<text:tab/>16</text:a></text:p>
            <text:p text:style-name="P195"><text:a xlink:type="simple" xlink:href="#__RefHeading__16736_1550029726" text:style-name="Index_20_Link" text:visited-style-name="Index_20_Link">Changing scenario cell values<text:tab/>16</text:a></text:p>
            <text:p text:style-name="P194"><text:a xlink:type="simple" xlink:href="#__RefHeading__16738_1550029726" text:style-name="Index_20_Link" text:visited-style-name="Index_20_Link">Working with scenarios using the Navigator<text:tab/>17</text:a></text:p>
            <text:p text:style-name="P193"><text:a xlink:type="simple" xlink:href="#__RefHeading___Toc72499_1696949546" text:style-name="Index_20_Link" text:visited-style-name="Index_20_Link">Using the Multiple Operations tool<text:tab/>17</text:a></text:p>
            <text:p text:style-name="P194"><text:a xlink:type="simple" xlink:href="#__RefHeading___Toc72501_1696949546" text:style-name="Index_20_Link" text:visited-style-name="Index_20_Link">Multiple Operations with one formula and one variable<text:tab/>18</text:a></text:p>
            <text:p text:style-name="P195"><text:a xlink:type="simple" xlink:href="#__RefHeading__16746_1550029726" text:style-name="Index_20_Link" text:visited-style-name="Index_20_Link">An example with one formula and one variable<text:tab/>18</text:a></text:p>
            <text:p text:style-name="P194"><text:a xlink:type="simple" xlink:href="#__RefHeading__16748_1550029726" text:style-name="Index_20_Link" text:visited-style-name="Index_20_Link">Calculating with several formulas simultaneously<text:tab/>20</text:a></text:p>
            <text:p text:style-name="P195"><text:a xlink:type="simple" xlink:href="#__RefHeading___Toc72503_1696949546" text:style-name="Index_20_Link" text:visited-style-name="Index_20_Link">An example with two formulas and one variable<text:tab/>20</text:a></text:p>
            <text:p text:style-name="P194"><text:a xlink:type="simple" xlink:href="#__RefHeading__16750_1550029726" text:style-name="Index_20_Link" text:visited-style-name="Index_20_Link">Multiple operations with two variables<text:tab/>22</text:a></text:p>
            <text:p text:style-name="P195"><text:a xlink:type="simple" xlink:href="#__RefHeading__16752_1550029726" text:style-name="Index_20_Link" text:visited-style-name="Index_20_Link">Calculating with two variables<text:tab/>22</text:a></text:p>
            <text:p text:style-name="P193"><text:a xlink:type="simple" xlink:href="#__RefHeading__16754_1550029726" text:style-name="Index_20_Link" text:visited-style-name="Index_20_Link">Using Goal Seek<text:tab/>23</text:a></text:p>
            <text:p text:style-name="P194"><text:a xlink:type="simple" xlink:href="#__RefHeading__16756_1550029726" text:style-name="Index_20_Link" text:visited-style-name="Index_20_Link">Goal Seek example<text:tab/>24</text:a></text:p>
            <text:p text:style-name="P193"><text:a xlink:type="simple" xlink:href="#__RefHeading__16758_1550029726" text:style-name="Index_20_Link" text:visited-style-name="Index_20_Link">Using the Solver<text:tab/>25</text:a></text:p>
            <text:p text:style-name="P194"><text:a xlink:type="simple" xlink:href="#__RefHeading___Toc72509_1696949546" text:style-name="Index_20_Link" text:visited-style-name="Index_20_Link">Solver dialog<text:tab/>26</text:a></text:p>
            <text:p text:style-name="P194"><text:a xlink:type="simple" xlink:href="#__RefHeading___Toc72511_1696949546" text:style-name="Index_20_Link" text:visited-style-name="Index_20_Link">Solver options<text:tab/>28</text:a></text:p>
            <text:p text:style-name="P194"><text:a xlink:type="simple" xlink:href="#__RefHeading__16760_1550029726" text:style-name="Index_20_Link" text:visited-style-name="Index_20_Link">Solver example<text:tab/>28</text:a></text:p>
            <text:p text:style-name="P193"><text:a xlink:type="simple" xlink:href="#__RefHeading___Toc5577_2018368758" text:style-name="Index_20_Link" text:visited-style-name="Index_20_Link">Using Statistics tools<text:tab/>29</text:a></text:p>
            <text:p text:style-name="P194"><text:a xlink:type="simple" xlink:href="#__RefHeading___Toc5579_2018368758" text:style-name="Index_20_Link" text:visited-style-name="Index_20_Link">Sampling tool<text:tab/>30</text:a></text:p>
            <text:p text:style-name="P194"><text:a xlink:type="simple" xlink:href="#__RefHeading___Toc5581_2018368758" text:style-name="Index_20_Link" text:visited-style-name="Index_20_Link">Descriptive Statistics tool<text:tab/>31</text:a></text:p>
            <text:p text:style-name="P194"><text:soft-page-break/><text:a xlink:type="simple" xlink:href="#__RefHeading___Toc5583_2018368758" text:style-name="Index_20_Link" text:visited-style-name="Index_20_Link">Analysis of Variance (ANOVA) tool<text:tab/>33</text:a></text:p>
            <text:p text:style-name="P194"><text:a xlink:type="simple" xlink:href="#__RefHeading___Toc5585_2018368758" text:style-name="Index_20_Link" text:visited-style-name="Index_20_Link">Correlation tool<text:tab/>34</text:a></text:p>
            <text:p text:style-name="P194"><text:a xlink:type="simple" xlink:href="#__RefHeading___Toc5587_2018368758" text:style-name="Index_20_Link" text:visited-style-name="Index_20_Link">Covariance tool<text:tab/>35</text:a></text:p>
            <text:p text:style-name="P194"><text:a xlink:type="simple" xlink:href="#__RefHeading___Toc5589_2018368758" text:style-name="Index_20_Link" text:visited-style-name="Index_20_Link">Exponential Smoothing tool<text:tab/>36</text:a></text:p>
            <text:p text:style-name="P194"><text:a xlink:type="simple" xlink:href="#__RefHeading___Toc5591_2018368758" text:style-name="Index_20_Link" text:visited-style-name="Index_20_Link">Moving Average tool<text:tab/>37</text:a></text:p>
            <text:p text:style-name="P194"><text:a xlink:type="simple" xlink:href="#__RefHeading___Toc5593_2018368758" text:style-name="Index_20_Link" text:visited-style-name="Index_20_Link">Regression tool<text:tab/>39</text:a></text:p>
            <text:p text:style-name="P194"><text:a xlink:type="simple" xlink:href="#__RefHeading___Toc5595_2018368758" text:style-name="Index_20_Link" text:visited-style-name="Index_20_Link">Paired T-test tool<text:tab/>41</text:a></text:p>
            <text:p text:style-name="P194"><text:a xlink:type="simple" xlink:href="#__RefHeading___Toc5597_2018368758" text:style-name="Index_20_Link" text:visited-style-name="Index_20_Link">F-test tool<text:tab/>43</text:a></text:p>
            <text:p text:style-name="P194"><text:a xlink:type="simple" xlink:href="#__RefHeading___Toc5599_2018368758" text:style-name="Index_20_Link" text:visited-style-name="Index_20_Link">Z-test tool<text:tab/>44</text:a></text:p>
            <text:p text:style-name="P194"><text:a xlink:type="simple" xlink:href="#__RefHeading___Toc5601_2018368758" text:style-name="Index_20_Link" text:visited-style-name="Index_20_Link">Test of Independence (Chi-Square) tool<text:tab/>46</text:a></text:p>
          </text:index-body>
        </text:table-of-content>
        <text:p text:style-name="P181"/>
      </text:section>
      <text:h text:style-name="P201" text:outline-level="1"><text:bookmark-start text:name="__RefHeading___Toc211495_690378497"/>Úvod<text:bookmark-end text:name="__RefHeading___Toc211495_690378497"/></text:h>
      <text:p text:style-name="Text_20_body">Once you are familiar with functions and formulas, the next step is to learn how to use Calc’s automated processes to perform useful analysis of your data quickly.</text:p>
      <text:p text:style-name="P58"><text:span text:style-name="T146">In addition to formulas and functions, </text:span>Calc includes several tools <text:span text:style-name="T346">for processing your data. These tools include</text:span> features for copying and reusing data, creating subtotals, <text:span text:style-name="T252">running what-if analysis</text:span>, <text:span text:style-name="T20">and performing statistical analysis</text:span>. <text:span text:style-name="T146">They can be found under</text:span> the <text:span text:style-name="Strong_20_Emphasis">Tools</text:span> and <text:span text:style-name="Strong_20_Emphasis">Data</text:span> menus <text:span text:style-name="T134">in the Menu bar</text:span>. <text:span text:style-name="T146">While they are not necessary to using Calc, they can help you save time and effort with handling large data sets or preserving your work for future review.</text:span></text:p>
      <text:list xml:id="list90452417585850" text:continue-numbering="true" text:style-name="Heading_20_Note">
        <text:list-item>
          <text:p text:style-name="P233">Poznámka</text:p>
        </text:list-item>
      </text:list>
      <text:p text:style-name="P161">A related tool, the Pivot Table, is not mentioned here, as it is complex enough to require its own chapter. See Chapter 8, Using Pivot Tables, for more information.</text:p>
      <text:h text:style-name="P196" text:outline-level="1"><text:bookmark-start text:name="__RefHeading__16724_1550029726"/><text:alphabetical-index-mark text:string-value="consolidate tool" text:key1="data analysis"/><text:alphabetical-index-mark text:string-value="consolidate tool"/>Consolidating data<text:bookmark-end text:name="__RefHeading__16724_1550029726"/></text:h>
      <text:p text:style-name="P37">The Consolidate tool allows you to combine and aggregate data spread across one or more worksheets into one place. This tool is useful if you need to quickly summarize a large, scattered set of data for review. For example, you could use it to consolidate multiple department budgets from different worksheets into a <text:span text:style-name="T350">single </text:span>company-wide budget contained in a master worksheet.</text:p>
      <text:p text:style-name="P49"><text:span text:style-name="T253">To access the Consolidate tool dialog, select </text:span><text:span text:style-name="Strong_20_Emphasis"><text:span text:style-name="T253">Data &gt; Consolidate </text:span></text:span><text:span text:style-name="T253">from the Menu bar (Figure </text:span><text:span text:style-name="T253"><text:sequence-ref text:reference-format="value" text:ref-name="refFigure0">1</text:sequence-ref></text:span><text:span text:style-name="T253">).</text:span></text:p>
      <text:p text:style-name="Figure"><draw:frame draw:style-name="fr3" draw:name="Frame11" text:anchor-type="as-char" draw:z-index="17"><draw:text-box fo:min-height="0.2in" fo:min-width="0.7902in"><text:p text:style-name="Frame_20_contents"><draw:frame draw:style-name="fr1" draw:name="Frame55" text:anchor-type="as-char" svg:width="5.0516in" draw:z-index="18"><draw:text-box fo:min-height="4.7626in"><text:p text:style-name="Caption"><draw:frame draw:style-name="fr11" draw:name="Image42" text:anchor-type="paragraph" svg:width="5.0193in" svg:height="4.9217in" draw:z-index="19"><draw:image xlink:href="Pictures/10000000000001E5000001FCAC9E966A21580F6B.png" xlink:type="simple" xlink:show="embed" xlink:actuate="onLoad" loext:mime-type="image/png"/></draw:frame><text:span text:style-name="T172"><text:line-break/></text:span>Figure <text:sequence text:ref-name="refFigure0" text:name="Figure" text:formula="ooow:Figure+1" style:num-format="1">1</text:sequence>: Consolidate tool dialog</text:p></draw:text-box></draw:frame></text:p></draw:text-box></draw:frame></text:p>
      <text:h text:style-name="P203" text:outline-level="2"><text:bookmark-start text:name="__RefHeading___Toc72485_1696949546"/><text:soft-page-break/>Consolidating data example<text:bookmark-end text:name="__RefHeading___Toc72485_1696949546"/></text:h>
      <text:p text:style-name="P36">To consolidate data:</text:p>
      <text:list xml:id="list4290631868" text:style-name="Numbering_20_1">
        <text:list-item>
          <text:p text:style-name="P273">Open the document containing the cell ranges to be consolidated.</text:p>
        </text:list-item>
        <text:list-item>
          <text:p text:style-name="P273"><text:span text:style-name="T347">Select</text:span> <text:span text:style-name="Strong_20_Emphasis">Data &gt; Consolidate</text:span> <text:span text:style-name="T135">from the Menu bar </text:span>to open the Consolidate dialog (<text:span text:style-name="T347">Figure </text:span><text:span text:style-name="T347"><text:sequence-ref text:reference-format="value" text:ref-name="refFigure1">2</text:sequence-ref></text:span><text:span text:style-name="T347">)</text:span>.</text:p>
        </text:list-item>
        <text:list-item>
          <text:p text:style-name="P273"><text:bookmark-start text:name="__RefNumPara__28778_3767550078"/><text:span text:style-name="T253">Click on the </text:span><text:span text:style-name="Emphasis"><text:span text:style-name="T147">Source data ranges </text:span></text:span><text:span text:style-name="T147">field, then type a reference to a source data range, a named range or select it with </text:span><text:span text:style-name="T72">t</text:span><text:span text:style-name="T73">he</text:span><text:span text:style-name="T147"> mouse. Use the associated </text:span><text:span text:style-name="Strong_20_Emphasis"><text:span text:style-name="T147">Shrink / Expand</text:span></text:span> <text:span text:style-name="T258">button if you need to minimize the dialog while you select the range. Alternatively, select a named range from the drop-down list to the left of the field.</text:span><text:bookmark-end text:name="__RefNumPara__28778_3767550078"/></text:p>
        </text:list-item>
        <text:list-item>
          <text:p text:style-name="P273"><text:bookmark-start text:name="__RefNumPara__74849_2574583300"/>Klepneme na <text:span text:style-name="Strong_20_Emphasis">Přidat</text:span>. The selected range is added to the <text:span text:style-name="Emphasis">Consolidation ranges</text:span> list.<text:bookmark-end text:name="__RefNumPara__74849_2574583300"/></text:p>
        </text:list-item>
        <text:list-item>
          <text:p text:style-name="P273"><text:span text:style-name="T147">Repeat steps </text:span><text:span text:style-name="T147"><text:bookmark-ref text:reference-format="number-all-superior" text:ref-name="__RefNumPara__28778_3767550078">3</text:bookmark-ref></text:span><text:span text:style-name="T147"><text:s/>and </text:span><text:span text:style-name="T147"><text:bookmark-ref text:reference-format="number-all-superior" text:ref-name="__RefNumPara__74849_2574583300">4</text:bookmark-ref></text:span><text:span text:style-name="T147"><text:s/>to add additional source ranges.</text:span></text:p>
        </text:list-item>
        <text:list-item>
          <text:p text:style-name="P274"><text:span text:style-name="T22">To delete an entry in the </text:span><text:span text:style-name="Emphasis"><text:span text:style-name="T22">Consolidation ranges</text:span></text:span><text:span text:style-name="T22"> list, select it and click </text:span><text:span text:style-name="Strong_20_Emphasis">Delete</text:span><text:span text:style-name="T22">. The deletion is carried out without further confirmation.</text:span></text:p>
        </text:list-item>
        <text:list-item>
          <text:p text:style-name="Numbering_20_1"><text:span text:style-name="T254">Click on the </text:span><text:span text:style-name="Emphasis"><text:span text:style-name="Emphasis"><text:span text:style-name="T148">Copy </text:span></text:span></text:span><text:span text:style-name="Emphasis"><text:span text:style-name="T148">results to </text:span></text:span><text:span text:style-name="T148">field, then type a reference to the first cell of </text:span><text:span text:style-name="T74">t</text:span><text:span text:style-name="T73">he</text:span><text:span text:style-name="T148"> target range or select it with your mouse. You can also select a named range from the drop-down list to the left of the field.</text:span></text:p>
        </text:list-item>
        <text:list-item>
          <text:p text:style-name="P275"><text:bookmark-start text:name="__RefNumPara__29916_3767550078"/><text:span text:style-name="T148">Select a function to aggregate your data from the </text:span><text:span text:style-name="Emphasis"><text:span text:style-name="T148">Function </text:span></text:span><text:span text:style-name="T148">drop-down list. The default is Sum. Other available functions include Count, Average, Max, Min, Product, Count (numbers only), StdDev (sample), StDevP (population), Var (sample), and VarP (population).</text:span><text:bookmark-end text:name="__RefNumPara__29916_3767550078"/></text:p>
        </text:list-item>
        <text:list-item>
          <text:p text:style-name="P275"><text:span text:style-name="T148">Click </text:span><text:span text:style-name="Strong_20_Emphasis"><text:span text:style-name="T148">OK </text:span></text:span><text:span text:style-name="T148">to consolidate the ranges. Calc runs the function from step </text:span><text:span text:style-name="T148"><text:bookmark-ref text:reference-format="number-all-superior" text:ref-name="__RefNumPara__29916_3767550078">8</text:bookmark-ref></text:span><text:span text:style-name="T148"><text:s/>on your source data ranges and populates the target range with the results.</text:span></text:p>
        </text:list-item>
      </text:list>
      <text:list xml:id="list1357905887" text:style-name="Heading_20_Tip">
        <text:list-item>
          <text:p text:style-name="P242">Tip</text:p>
        </text:list-item>
      </text:list>
      <text:p text:style-name="P145"><text:span text:style-name="T149">If you are consolidating the same cell ranges repeatedly, consider converting them into reusable named ranges to make the process easier. For more information about named ranges, see Chapter 13, Calc as a Simple Database</text:span><text:span text:style-name="Emphasis"><text:span text:style-name="T149">.</text:span></text:span></text:p>
      <text:h text:style-name="P204" text:outline-level="2"><text:bookmark-start text:name="__RefHeading___Toc72487_1696949546"/>Consolidation settings<text:bookmark-end text:name="__RefHeading___Toc72487_1696949546"/></text:h>
      <text:p text:style-name="P50"><text:span text:style-name="T151">In the Consolidate dialog, click on the '+' sign next to </text:span><text:span text:style-name="Emphasis"><text:span text:style-name="T151">Options</text:span></text:span> <text:span text:style-name="T151">to access the following settings (Figure </text:span><text:span text:style-name="T151"><text:sequence-ref text:reference-format="value" text:ref-name="refFigure1">2</text:sequence-ref></text:span><text:span text:style-name="T151">):</text:span></text:p>
      <text:p text:style-name="Figure"><draw:frame draw:style-name="fr1" draw:name="Frame57" text:anchor-type="as-char" svg:width="5.05in" draw:z-index="20"><draw:text-box fo:min-height="1.339in"><text:p text:style-name="Caption"><draw:frame draw:style-name="fr14" draw:name="Image45" text:anchor-type="paragraph" svg:width="5.05in" style:rel-width="100%" svg:height="1.0709in" style:rel-height="scale" draw:z-index="21"><draw:image xlink:href="Pictures/10000000000001E500000099E61B0A34763E5D57.png" xlink:type="simple" xlink:show="embed" xlink:actuate="onLoad" loext:mime-type="image/png"/></draw:frame><text:span text:style-name="T172"><text:line-break/></text:span>Figure <text:sequence text:ref-name="refFigure1" text:name="Figure" text:formula="ooow:Figure+1" style:num-format="1">2</text:sequence>: Consolidate tool options</text:p></draw:text-box></draw:frame></text:p>
      <text:p text:style-name="P82">Consolidate by</text:p>
      <text:p text:style-name="P116"><text:span text:style-name="T259">In this section, choose whether to consolidate</text:span> your source <text:span text:style-name="T255">data</text:span> ranges by their range position<text:span text:style-name="T152"> </text:span>or by matching labels. <text:span text:style-name="T255">Consolidation l</text:span>abels <text:span text:style-name="T256">must be</text:span> contained within <text:span text:style-name="T149">each </text:span>range, and the text of corresponding row or column labels must match <text:span text:style-name="T152">for the rows or columns themselves to be combined.</text:span></text:p>
      <text:list xml:id="list487030126" text:style-name="List_20_2">
        <text:list-item>
          <text:p text:style-name="P271"><text:span text:style-name="Emphasis"><text:span text:style-name="T151">Row labels </text:span></text:span><text:span text:style-name="T51">–</text:span> <text:span text:style-name="T257">Consolidates rows by matching label. If this option is unchecked, the tool will consolidate rows by position instead.</text:span></text:p>
        </text:list-item>
        <text:list-item>
          <text:p text:style-name="P260"><text:span text:style-name="Emphasis"><text:span text:style-name="T151">Column labels</text:span></text:span> <text:span text:style-name="T51">–</text:span> <text:span text:style-name="T348">Works the same as </text:span><text:span text:style-name="Emphasis"><text:span text:style-name="T348">Row labels</text:span></text:span>, <text:span text:style-name="T348">but with columns instead.</text:span></text:p>
        </text:list-item>
      </text:list>
      <text:p text:style-name="P81"><text:soft-page-break/>Možnosti</text:p>
      <text:p text:style-name="P117"><text:span text:style-name="T349">In this section, select </text:span><text:span text:style-name="Emphasis"><text:span text:style-name="T150">Link to source data </text:span></text:span><text:span text:style-name="T150">to add formulas in the target range that link back to values in the source ranges. When you select this option, any changes you make in the source ranges will automatically update values in the target range.</text:span></text:p>
      <text:list xml:id="list90452076591284" text:continue-list="list90452417585850" text:style-name="Heading_20_Note">
        <text:list-item>
          <text:p text:style-name="P234">Poznámka</text:p>
        </text:list-item>
      </text:list>
      <text:p text:style-name="P145"><text:span text:style-name="T150">If you use the </text:span><text:span text:style-name="Emphasis"><text:span text:style-name="T150">Link to source data </text:span></text:span><text:span text:style-name="T150">option, each source link is inserted into the target range, then ordered and hidden from view. Only the final results of consolidation are displayed by default.</text:span></text:p>
      <text:h text:style-name="P204" text:outline-level="2"><text:bookmark-start text:name="__RefHeading___Toc72489_1696949546"/>Consolidation example<text:bookmark-end text:name="__RefHeading___Toc72489_1696949546"/></text:h>
      <text:p text:style-name="P12">Figures <text:sequence-ref text:reference-format="value" text:ref-name="refFigure2">3</text:sequence-ref>, <text:sequence-ref text:reference-format="value" text:ref-name="refFigure3">4</text:sequence-ref>, <text:span text:style-name="T23">and </text:span><text:sequence-ref text:reference-format="value" text:ref-name="refFigure4">5</text:sequence-ref><text:s/><text:span text:style-name="T23">show a simple example of consolidation using a spreadsheet with the worksheets </text:span><text:span text:style-name="Emphasis"><text:span text:style-name="T23">Year 1</text:span></text:span><text:span text:style-name="T23">, </text:span><text:span text:style-name="Emphasis"><text:span text:style-name="T23">Year 2</text:span></text:span><text:span text:style-name="T23">, and </text:span><text:span text:style-name="Emphasis"><text:span text:style-name="T23">Consolidated Sales</text:span></text:span><text:span text:style-name="T23">. </text:span>Figure <text:sequence-ref text:reference-format="value" text:ref-name="refFigure2">3</text:sequence-ref><text:s/><text:span text:style-name="T23">shows the contents of the </text:span><text:span text:style-name="Emphasis"><text:span text:style-name="T23">Year 1</text:span></text:span><text:span text:style-name="T23"> worksheet, with sales figures by region for each of the four product colors.</text:span></text:p>
      <text:p text:style-name="Figure"><draw:frame draw:style-name="fr1" draw:name="Frame35" text:anchor-type="as-char" svg:width="5.2835in" draw:z-index="22"><draw:text-box fo:min-height="2.3839in"><text:p text:style-name="Caption"><draw:frame draw:style-name="fr8" draw:name="Image14" text:anchor-type="paragraph" svg:width="5.2402in" svg:height="2.2083in" draw:z-index="23"><draw:image xlink:href="Pictures/10000000000001F7000000D459E11C2041773A77.png" xlink:type="simple" xlink:show="embed" xlink:actuate="onLoad" loext:mime-type="image/png"/></draw:frame>Figure <text:sequence text:ref-name="refFigure2" text:name="Figure" text:formula="ooow:Figure+1" style:num-format="1">3</text:sequence>: Year 1 sales by region</text:p></draw:text-box></draw:frame></text:p>
      <text:p text:style-name="P12">Figure <text:sequence-ref text:reference-format="value" text:ref-name="refFigure3">4</text:sequence-ref><text:s/><text:span text:style-name="T23">shows the </text:span><text:span text:style-name="Emphasis"><text:span text:style-name="T23">Year 2</text:span></text:span><text:span text:style-name="T23"> worksheet, sales figures by region for each of four product colors. Note the different ordering of row and column labels between the two figures.</text:span></text:p>
      <text:p text:style-name="Figure"><draw:frame draw:style-name="fr1" draw:name="Frame36" text:anchor-type="as-char" svg:width="5.1984in" draw:z-index="24"><draw:text-box fo:min-height="2.2291in"><text:p text:style-name="Caption"><draw:frame draw:style-name="fr8" draw:name="Image15" text:anchor-type="paragraph" svg:width="5.2201in" svg:height="2.2083in" draw:z-index="25"><draw:image xlink:href="Pictures/10000000000001F5000000D45EF097A113E298CA.png" xlink:type="simple" xlink:show="embed" xlink:actuate="onLoad" loext:mime-type="image/png"/></draw:frame>Figure <text:sequence text:ref-name="refFigure3" text:name="Figure" text:formula="ooow:Figure+1" style:num-format="1">4</text:sequence>: Year 2 sales by region</text:p></draw:text-box></draw:frame></text:p>
      <text:p text:style-name="P12">Figure <text:sequence-ref text:reference-format="value" text:ref-name="refFigure4">5</text:sequence-ref><text:s/><text:span text:style-name="T23">shows the consolidated sales data, created by using the Consolidate dialog settings shown in Figure </text:span><text:span text:style-name="T23"><text:sequence-ref text:reference-format="value" text:ref-name="refFigure1">2</text:sequence-ref></text:span><text:span text:style-name="T23">. Note that because the </text:span><text:span text:style-name="Strong_20_Emphasis"><text:span text:style-name="T23">Link to source data</text:span></text:span><text:span text:style-name="T23"> option was selected, clicking on the plus sign (+) indicators to the left of the data will reveal formula links back to the source ranges.</text:span></text:p>
      <text:p text:style-name="Figure"><text:soft-page-break/><draw:frame draw:style-name="fr1" draw:name="Frame37" text:anchor-type="as-char" svg:width="4.9008in" draw:z-index="26"><draw:text-box fo:min-height="2.1457in"><text:p text:style-name="Caption"><draw:frame draw:style-name="fr8" draw:name="Image16" text:anchor-type="paragraph" svg:width="4.9134in" svg:height="1.9689in" draw:z-index="27"><draw:image xlink:href="Pictures/1000000000000211000000D424D7ADF5A6A3FAA8.png" xlink:type="simple" xlink:show="embed" xlink:actuate="onLoad" loext:mime-type="image/png"/></draw:frame>Figure <text:sequence text:ref-name="refFigure4" text:name="Figure" text:formula="ooow:Figure+1" style:num-format="1">5</text:sequence>: Consolidated sales by region</text:p></draw:text-box></draw:frame></text:p>
      <text:p text:style-name="Text_20_body">The <text:span text:style-name="T149">source</text:span> ranges and target range are saved as part of the document. If you later open a document <text:span text:style-name="T153">with consolidated ranges, they will still be available in the </text:span><text:span text:style-name="Emphasis"><text:span text:style-name="T153">Consolidation ranges </text:span></text:span><text:span text:style-name="T153">list of the Consolidate dialog.</text:span></text:p>
      <text:h text:style-name="P197" text:outline-level="1"><text:bookmark-start text:name="__RefHeading__16726_1550029726"/><text:alphabetical-index-mark text:string-value="subtotals, creating"/><text:alphabetical-index-mark text:string-value="subtotals, creating" text:key1="data analysis"/>Creating subtotals<text:bookmark-end text:name="__RefHeading__16726_1550029726"/></text:h>
      <text:p text:style-name="P9"><text:span text:style-name="T4">Calc offers two methods of creating s</text:span>ubtotals: <text:span text:style-name="T351">the SUBTOTAL function and the Subtotals tool.</text:span></text:p>
      <text:h text:style-name="P205" text:outline-level="2"><text:bookmark-start text:name="__RefHeading__6593_618754536"/>Using the SUBTOTAL function<text:bookmark-end text:name="__RefHeading__6593_618754536"/></text:h>
      <text:p text:style-name="P10"><text:span text:style-name="T154">The </text:span>SUBTOTAL <text:span text:style-name="T154">function </text:span>is listed under the Mathematical category <text:span text:style-name="T154">of</text:span> the Function Wizard, <text:span text:style-name="T369">which is described in Chapter 7, Using Formulas and Functions. SUBTOTAL is a relatively limited method for generating a subtotal, and works best if used with only a few categories.</text:span></text:p>
      <text:h text:style-name="P221" text:outline-level="3"><text:bookmark-start text:name="__RefHeading___Toc72491_1696949546"/>A SUBTOTAL example<text:bookmark-end text:name="__RefHeading___Toc72491_1696949546"/></text:h>
      <text:p text:style-name="P10"><text:span text:style-name="T4">To illustrate how to use the SUBTOTAL function, we use the sales data worksheet shown in Figure </text:span><text:span text:style-name="T4"><text:sequence-ref text:reference-format="value" text:ref-name="refFigure5">6</text:sequence-ref></text:span><text:span text:style-name="T4">. The AutoFilter function is already applied to the sales data, and are indicated by the down arrow buttons at the head of each column. AutoFilters are described in Chapter 2, Entering, Editing, and Formatting Data.</text:span></text:p>
      <text:p text:style-name="Figure"><draw:frame draw:style-name="fr1" draw:name="Frame54" text:anchor-type="as-char" svg:width="5.5953in" draw:z-index="28"><draw:text-box fo:min-height="2.2118in"><text:p text:style-name="Caption"><draw:frame draw:style-name="fr10" draw:name="Image33" text:anchor-type="paragraph" svg:x="0.4492in" svg:y="0in" svg:width="4.6965in" svg:height="2.0118in" draw:z-index="29"><draw:image xlink:href="Pictures/10000000000001C3000000C192A0F1570F53CACC.png" xlink:type="simple" xlink:show="embed" xlink:actuate="onLoad" loext:mime-type="image/png"/></draw:frame>Figure <text:sequence text:ref-name="refFigure5" text:name="Figure" text:formula="ooow:Figure+1" style:num-format="1">6</text:sequence>: <text:span text:style-name="T4">Sales data with AutoFilter applied (only the first few rows are shown)</text:span></text:p></draw:text-box></draw:frame></text:p>
      <text:p text:style-name="P38"><text:span text:style-name="T154">To create</text:span> a <text:span text:style-name="T134">summation </text:span>subtotal for the <text:span text:style-name="Emphasis">Sales Value</text:span> field:</text:p>
      <text:list xml:id="list90452560649065" text:continue-list="list4290631868" text:style-name="Numbering_20_1">
        <text:list-item text:start-value="1">
          <text:p text:style-name="P273"><text:bookmark-start text:name="__RefNumPara__10461_1043901875"/>Select the cell <text:span text:style-name="T155">to contain a subtotal</text:span>. <text:span text:style-name="T4">Typically, this cell is at the bottom of the column being subtotaled, which, for our example, is the </text:span><text:span text:style-name="Emphasis"><text:span text:style-name="T155">Sales Value </text:span></text:span><text:span text:style-name="T155">column.</text:span><text:bookmark-end text:name="__RefNumPara__10461_1043901875"/></text:p>
        </text:list-item>
        <text:list-item>
          <text:p text:style-name="P273"><text:span text:style-name="T4">Use one of the following methods</text:span> to open the Function Wizard <text:span text:style-name="T156">dialog</text:span>:</text:p>
        </text:list-item>
      </text:list>
      <text:list xml:id="list90452769164120" text:continue-list="list487030126" text:style-name="List_20_2">
        <text:list-item>
          <text:p text:style-name="P261"><text:span text:style-name="T156">The </text:span><text:span text:style-name="Strong_20_Emphasis"><text:span text:style-name="T156">Function Wizard </text:span></text:span><text:span text:style-name="T156">icon from the Formula bar</text:span></text:p>
        </text:list-item>
        <text:list-item>
          <text:p text:style-name="P261"><text:span text:style-name="Strong_20_Emphasis"><text:span text:style-name="T156">Insert &gt; Function </text:span></text:span><text:span text:style-name="T156">from the Menu bar</text:span></text:p>
        </text:list-item>
        <text:list-item>
          <text:p text:style-name="P261"><text:span text:style-name="Emphasis"><text:span text:style-name="T156">Ctrl+F2</text:span></text:span> <text:span text:style-name="T156">key combination</text:span></text:p>
        </text:list-item>
      </text:list>
      <text:list xml:id="list90452693782523" text:continue-list="list90452560649065" text:style-name="Numbering_20_1">
        <text:list-item>
          <text:p text:style-name="P276"><text:soft-page-break/>Select SUBTOTAL from the <text:span text:style-name="Emphasis"><text:span text:style-name="T4">F</text:span></text:span><text:span text:style-name="Emphasis">unction</text:span> list in the Function Wizard dialog <text:span text:style-name="T156">and click </text:span><text:span text:style-name="Strong_20_Emphasis"><text:span text:style-name="T156">Next</text:span></text:span>.</text:p>
        </text:list-item>
        <text:list-item>
          <text:p text:style-name="P276">Enter the <text:span text:style-name="T4">numeric code of a function into the </text:span><text:span text:style-name="Emphasis"><text:span text:style-name="T4">Function</text:span></text:span><text:span text:style-name="T4"> field of the dialog. This code must be a value in the range 1 to 11 or 101 to 111, with the meaning of each value shown in Table </text:span><text:span text:style-name="T4"><text:sequence-ref text:reference-format="value" text:ref-name="refTable0">1</text:sequence-ref></text:span><text:span text:style-name="T4">.</text:span></text:p>
        </text:list-item>
      </text:list>
      <text:list xml:id="list90451059918769" text:continue-list="list90452076591284" text:style-name="Heading_20_Note">
        <text:list-item>
          <text:p text:style-name="P235">Poznámka</text:p>
        </text:list-item>
      </text:list>
      <text:p text:style-name="Text_20_Note"><text:span text:style-name="T4">Values 1 to 11 include hidden values in the calculated subtotal, while values 101 to 111 do not. Hiding and showing data is described in Chapter 2, Entering, Editing, and Formatting Data. Filtered-out cells are </text:span><text:span text:style-name="T52">always</text:span><text:span text:style-name="T4"> excluded by the SUBTOTAL function.</text:span></text:p>
      <text:p text:style-name="Caption">Table <text:sequence text:ref-name="refTable0" text:name="Table" text:formula="ooow:Table+1" style:num-format="1">1</text:sequence>: <text:span text:style-name="T84">SUBTOTAL function numbers</text:span></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77">Function index <text:line-break/>(includes hidden values)</text:p>
            </table:table-cell>
            <table:table-cell table:style-name="Table4.A1" office:value-type="string">
              <text:p text:style-name="P177">Function index <text:line-break/>(ignores hidden values)</text:p>
            </table:table-cell>
            <table:table-cell table:style-name="Table4.A1" office:value-type="string">
              <text:p text:style-name="P177">Funkce</text:p>
            </table:table-cell>
          </table:table-row>
        </table:table-header-rows>
        <table:table-row table:style-name="Table4.1">
          <table:table-cell table:style-name="Table4.A2" office:value-type="string">
            <text:p text:style-name="Table_20_Contents">1</text:p>
          </table:table-cell>
          <table:table-cell table:style-name="Table4.A2" office:value-type="string">
            <text:p text:style-name="Table_20_Contents">101</text:p>
          </table:table-cell>
          <table:table-cell table:style-name="Table4.A2" office:value-type="string">
            <text:p text:style-name="P165">AVERAGE</text:p>
          </table:table-cell>
        </table:table-row>
        <table:table-row table:style-name="Table4.1">
          <table:table-cell table:style-name="Table4.A2" office:value-type="string">
            <text:p text:style-name="Table_20_Contents">2</text:p>
          </table:table-cell>
          <table:table-cell table:style-name="Table4.A2" office:value-type="string">
            <text:p text:style-name="Table_20_Contents">102</text:p>
          </table:table-cell>
          <table:table-cell table:style-name="Table4.A2" office:value-type="string">
            <text:p text:style-name="P165">COUNT</text:p>
          </table:table-cell>
        </table:table-row>
        <table:table-row table:style-name="Table4.1">
          <table:table-cell table:style-name="Table4.A2" office:value-type="string">
            <text:p text:style-name="Table_20_Contents">3</text:p>
          </table:table-cell>
          <table:table-cell table:style-name="Table4.A2" office:value-type="string">
            <text:p text:style-name="Table_20_Contents">103</text:p>
          </table:table-cell>
          <table:table-cell table:style-name="Table4.A2" office:value-type="string">
            <text:p text:style-name="P165">COUNTA</text:p>
          </table:table-cell>
        </table:table-row>
        <table:table-row table:style-name="Table4.1">
          <table:table-cell table:style-name="Table4.A2" office:value-type="string">
            <text:p text:style-name="Table_20_Contents">4</text:p>
          </table:table-cell>
          <table:table-cell table:style-name="Table4.A2" office:value-type="string">
            <text:p text:style-name="Table_20_Contents">104</text:p>
          </table:table-cell>
          <table:table-cell table:style-name="Table4.A2" office:value-type="string">
            <text:p text:style-name="P165">MAX</text:p>
          </table:table-cell>
        </table:table-row>
        <table:table-row table:style-name="Table4.1">
          <table:table-cell table:style-name="Table4.A2" office:value-type="string">
            <text:p text:style-name="Table_20_Contents">5</text:p>
          </table:table-cell>
          <table:table-cell table:style-name="Table4.A2" office:value-type="string">
            <text:p text:style-name="Table_20_Contents">105</text:p>
          </table:table-cell>
          <table:table-cell table:style-name="Table4.A2" office:value-type="string">
            <text:p text:style-name="P165">MIN</text:p>
          </table:table-cell>
        </table:table-row>
        <table:table-row table:style-name="Table4.1">
          <table:table-cell table:style-name="Table4.A2" office:value-type="string">
            <text:p text:style-name="Table_20_Contents">6</text:p>
          </table:table-cell>
          <table:table-cell table:style-name="Table4.A2" office:value-type="string">
            <text:p text:style-name="Table_20_Contents">106</text:p>
          </table:table-cell>
          <table:table-cell table:style-name="Table4.A2" office:value-type="string">
            <text:p text:style-name="P165">PRODUCT</text:p>
          </table:table-cell>
        </table:table-row>
        <table:table-row table:style-name="Table4.1">
          <table:table-cell table:style-name="Table4.A2" office:value-type="string">
            <text:p text:style-name="Table_20_Contents">7</text:p>
          </table:table-cell>
          <table:table-cell table:style-name="Table4.A2" office:value-type="string">
            <text:p text:style-name="Table_20_Contents">107</text:p>
          </table:table-cell>
          <table:table-cell table:style-name="Table4.A2" office:value-type="string">
            <text:p text:style-name="P165">STDEV</text:p>
          </table:table-cell>
        </table:table-row>
        <table:table-row table:style-name="Table4.1">
          <table:table-cell table:style-name="Table4.A2" office:value-type="string">
            <text:p text:style-name="Table_20_Contents">8</text:p>
          </table:table-cell>
          <table:table-cell table:style-name="Table4.A2" office:value-type="string">
            <text:p text:style-name="Table_20_Contents">108</text:p>
          </table:table-cell>
          <table:table-cell table:style-name="Table4.A2" office:value-type="string">
            <text:p text:style-name="P165">STDEVP</text:p>
          </table:table-cell>
        </table:table-row>
        <table:table-row table:style-name="Table4.1">
          <table:table-cell table:style-name="Table4.A2" office:value-type="string">
            <text:p text:style-name="Table_20_Contents">9</text:p>
          </table:table-cell>
          <table:table-cell table:style-name="Table4.A2" office:value-type="string">
            <text:p text:style-name="Table_20_Contents">109</text:p>
          </table:table-cell>
          <table:table-cell table:style-name="Table4.A2" office:value-type="string">
            <text:p text:style-name="P165">SUM</text:p>
          </table:table-cell>
        </table:table-row>
        <table:table-row table:style-name="Table4.1">
          <table:table-cell table:style-name="Table4.A2" office:value-type="string">
            <text:p text:style-name="Table_20_Contents">10</text:p>
          </table:table-cell>
          <table:table-cell table:style-name="Table4.A2" office:value-type="string">
            <text:p text:style-name="Table_20_Contents">110</text:p>
          </table:table-cell>
          <table:table-cell table:style-name="Table4.A2" office:value-type="string">
            <text:p text:style-name="P165">VAR</text:p>
          </table:table-cell>
        </table:table-row>
        <table:table-row table:style-name="Table4.12">
          <table:table-cell table:style-name="Table4.A2" office:value-type="string">
            <text:p text:style-name="Table_20_Contents">11</text:p>
          </table:table-cell>
          <table:table-cell table:style-name="Table4.A2" office:value-type="string">
            <text:p text:style-name="Table_20_Contents">111</text:p>
          </table:table-cell>
          <table:table-cell table:style-name="Table4.A2" office:value-type="string">
            <text:p text:style-name="P165">VARP</text:p>
          </table:table-cell>
        </table:table-row>
      </table:table>
      <text:list xml:id="list90451363427701" text:continue-list="list90452693782523" text:style-name="Numbering_20_1">
        <text:list-item>
          <text:p text:style-name="P278"><text:span text:style-name="T50">Click on the </text:span><text:span text:style-name="Emphasis"><text:span text:style-name="T156">Range </text:span></text:span><text:span text:style-name="T156">field, then type a reference to the </text:span><text:span text:style-name="Emphasis"><text:span text:style-name="T156">Sales Value</text:span></text:span><text:span text:style-name="T156"> range or select the cells with your mouse (Figure </text:span><text:span text:style-name="T156"><text:sequence-ref text:reference-format="value" text:ref-name="refFigure6">7</text:sequence-ref></text:span><text:span text:style-name="T156">). Use the </text:span><text:span text:style-name="Strong_20_Emphasis"><text:span text:style-name="T50">Shrink</text:span></text:span><text:span text:style-name="T50"> / </text:span><text:span text:style-name="Strong_20_Emphasis"><text:span text:style-name="T50">Expand</text:span></text:span><text:span text:style-name="T50"> button if you need to temporarily minimize the dialog while selecting the cells.</text:span></text:p>
        </text:list-item>
      </text:list>
      <text:p text:style-name="Figure"><draw:frame draw:style-name="fr3" draw:name="Frame72" text:anchor-type="as-char" draw:z-index="30"><draw:text-box fo:min-height="0.2in" fo:min-width="0.7902in"><text:p text:style-name="P187"><draw:frame draw:style-name="fr2" draw:name="Frame73" text:anchor-type="as-char" svg:width="4.3661in" draw:z-index="32"><draw:text-box fo:min-height="2.7402in"><text:p text:style-name="Caption"><draw:frame draw:style-name="fr9" draw:name="Image52" text:anchor-type="paragraph" svg:width="4.3661in" style:rel-width="100%" svg:height="2.7402in" style:rel-height="scale" draw:z-index="33"><draw:image xlink:href="Pictures/10000000000001A30000010740D3337A55FBDEF9.png" xlink:type="simple" xlink:show="embed" xlink:actuate="onLoad" loext:mime-type="image/png"/></draw:frame><text:span text:style-name="T172"><text:line-break/></text:span>Figure <text:sequence text:ref-name="refFigure6" text:name="Figure" text:formula="ooow:Figure+1" style:num-format="1">7</text:sequence>: Function Wizard dialog</text:p></draw:text-box></draw:frame></text:p></draw:text-box></draw:frame></text:p>
      <text:list xml:id="list90452763472636" text:continue-numbering="true" text:style-name="Numbering_20_1">
        <text:list-item>
          <text:p text:style-name="P279">Click <text:span text:style-name="Strong_20_Emphasis">OK</text:span> to <text:span text:style-name="T85">close the Function Wizard dialog</text:span>. <text:span text:style-name="T136">The cell you selected in step </text:span><text:span text:style-name="T136"><text:bookmark-ref text:reference-format="number-no-superior" text:ref-name="__RefNumPara__10461_1043901875">1</text:bookmark-ref></text:span><text:span text:style-name="T136"><text:s/>now contains the total sales value.</text:span></text:p>
        </text:list-item>
        <text:list-item>
          <text:p text:style-name="P280"><text:soft-page-break/><text:span text:style-name="T157">Click on the AutoFilter down arrow button at the top of the </text:span><text:span text:style-name="Emphasis"><text:span text:style-name="T157">Employee</text:span></text:span><text:span text:style-name="T157"> column and remove all marks from the </text:span><text:span text:style-name="Emphasis"><text:span text:style-name="T157">Standard Filter </text:span></text:span><text:span text:style-name="T157">area </text:span><text:span text:style-name="T75">e</text:span><text:span text:style-name="T76">xcept</text:span><text:span text:style-name="T157"> those next to </text:span><text:span text:style-name="Emphasis"><text:span text:style-name="T157">Brigitte</text:span></text:span><text:span text:style-name="T157"> and </text:span><text:span text:style-name="Emphasis"><text:span text:style-name="T157">(empty)</text:span></text:span><text:span text:style-name="T157">. The cell that you selected in step </text:span><text:span text:style-name="T157"><text:bookmark-ref text:reference-format="number-all-superior" text:ref-name="__RefNumPara__10461_1043901875">1</text:bookmark-ref></text:span><text:span text:style-name="T157"><text:s/>should now reflect the sum of all of Brigitte’s sales (Figure </text:span><text:span text:style-name="T157"><text:sequence-ref text:reference-format="value" text:ref-name="refFigure7">8</text:sequence-ref></text:span><text:span text:style-name="T157">).</text:span></text:p>
        </text:list-item>
      </text:list>
      <text:p text:style-name="Figure"><draw:frame draw:style-name="fr4" draw:name="Frame21" text:anchor-type="as-char" draw:z-index="34"><draw:text-box fo:min-height="2.0945in" fo:min-width="4.0311in"><text:p text:style-name="Caption"><draw:frame draw:style-name="fr10" draw:name="graphics25" text:anchor-type="paragraph" svg:x="0in" svg:y="0in" svg:width="4.0311in" svg:height="2.0008in" draw:z-index="35"><draw:image xlink:href="Pictures/1000000000000183000000D2D14105DF432C6892.png" xlink:type="simple" xlink:show="embed" xlink:actuate="onLoad" loext:mime-type="image/png"/></draw:frame>Figure <text:sequence text:ref-name="refFigure7" text:name="Figure" text:formula="ooow:Figure+1" style:num-format="1">8</text:sequence>: SUBTOTAL result for Brigitte’s sales</text:p></draw:text-box></draw:frame></text:p>
      <text:list xml:id="list90451524341087" text:continue-list="list90451059918769" text:style-name="Heading_20_Note">
        <text:list-item>
          <text:p text:style-name="P236">Poznámka</text:p>
        </text:list-item>
      </text:list>
      <text:p text:style-name="Text_20_Note">If the <text:span text:style-name="T157">cell range used to calculate a</text:span> subtotal contains <text:span text:style-name="T158">other </text:span>subtotals, these <text:span text:style-name="T158">subtotals will not be counted in the final one</text:span>. <text:span text:style-name="T296">Similarly, if</text:span> <text:span text:style-name="T157">you use</text:span> this function with AutoFilters, <text:span text:style-name="T157">only</text:span> the data satisfying the current filter selections <text:span text:style-name="T158">will be displayed. Any filtered-out data is ignored.</text:span></text:p>
      <text:h text:style-name="P205" text:outline-level="2"><text:bookmark-start text:name="__RefHeading__6595_618754536"/>Using Data &gt; Subtotals<text:bookmark-end text:name="__RefHeading__6595_618754536"/></text:h>
      <text:p text:style-name="P52">Calc offers the Subtotals tool as a more comprehensive alternative to the SUBTOTAL function. In contrast to SUBTOTAL, which only works on a single array, the Subtotals tool can create subtotals for up to three arrays arranged in labeled columns. It also groups subtotals by category and sorts them <text:span text:style-name="T352">automatically</text:span>, <text:span text:style-name="T352">thereby </text:span>eliminating the need to apply AutoFilters and filter categories by hand.</text:p>
      <text:p text:style-name="P66"><text:span text:style-name="T159">To use this tool, select</text:span> <text:span text:style-name="Strong_20_Emphasis">Data &gt; Subtotals</text:span> from the <text:span text:style-name="T134">M</text:span>enu bar, which opens the Subtotals dialog.</text:p>
      <text:p text:style-name="Figure"><draw:frame draw:style-name="fr1" draw:name="Frame19" text:anchor-type="as-char" svg:width="5.3846in" draw:z-index="36"><draw:text-box fo:min-height="4.1217in"><text:p text:style-name="Caption"><draw:frame draw:style-name="fr8" draw:name="Image35" text:anchor-type="paragraph" svg:width="5.4134in" svg:height="3.9366in" draw:z-index="37"><draw:image xlink:href="Pictures/1000000000000241000001A413E4028133E38EF6.png" xlink:type="simple" xlink:show="embed" xlink:actuate="onLoad" loext:mime-type="image/png"/></draw:frame>Figure <text:sequence text:ref-name="refFigure8" text:name="Figure" text:formula="ooow:Figure+1" style:num-format="1">9</text:sequence>: Subtotals dialog</text:p></draw:text-box></draw:frame></text:p>
      <text:h text:style-name="P222" text:outline-level="3"><text:bookmark-start text:name="__RefHeading___Toc72493_1696949546"/><text:soft-page-break/>Using the Subtotals tool<text:bookmark-end text:name="__RefHeading___Toc72493_1696949546"/></text:h>
      <text:p text:style-name="P9">To insert subtotal values into a <text:span text:style-name="T93">work</text:span>sheet:</text:p>
      <text:list xml:id="list90452938847977" text:continue-list="list90452763472636" text:style-name="Numbering_20_1">
        <text:list-item text:start-value="1">
          <text:p text:style-name="P289"><text:bookmark-start text:name="__RefNumPara__22594_1290551288"/>Select the <text:span text:style-name="T158">cell range for the subtotals</text:span> that you want to calculate, <text:span text:style-name="T158">and remember to</text:span> include the column heading labels. Alternatively, click <text:span text:style-name="T158">on</text:span> a single cell within your data <text:span text:style-name="T158">to</text:span> allow Calc to <text:span text:style-name="T158">automatically </text:span>identify the <text:span text:style-name="T158">range</text:span>.<text:bookmark-end text:name="__RefNumPara__22594_1290551288"/></text:p>
        </text:list-item>
        <text:list-item>
          <text:p text:style-name="P281">Select <text:span text:style-name="Strong_20_Emphasis">Data </text:span><text:span text:style-name="Strong_20_Emphasis"><text:span text:style-name="T5">&gt; </text:span></text:span><text:span text:style-name="Strong_20_Emphasis">Subtotals</text:span> <text:span text:style-name="T86">from the Menu bar to open the Subtotals dialog (Figure </text:span><text:span text:style-name="T86"><text:sequence-ref text:reference-format="value" text:ref-name="refFigure8">9</text:sequence-ref></text:span><text:span text:style-name="T86">)</text:span>.</text:p>
        </text:list-item>
        <text:list-item>
          <text:p text:style-name="P282"><text:bookmark-start text:name="__RefNumPara__7041_581228881"/><text:span text:style-name="T90">In</text:span> the <text:span text:style-name="Emphasis">Group by</text:span> <text:span text:style-name="T90">drop-down list 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0">a </text:span>column by <text:span text:style-name="T160">its label</text:span>. <text:span text:style-name="T297">Entries in the cell range from step </text:span><text:span text:style-name="T297"><text:bookmark-ref text:reference-format="number-all-superior" text:ref-name="__RefNumPara__22594_1290551288">1</text:bookmark-ref></text:span><text:span text:style-name="T297"><text:s/>will be grouped and sorted by matching values in this column</text:span>.<text:bookmark-end text:name="__RefNumPara__7041_581228881"/></text:p>
        </text:list-item>
        <text:list-item>
          <text:p text:style-name="P283"><text:bookmark-start text:name="__RefNumPara__7037_581228881"/>In the <text:span text:style-name="Emphasis">Calculate subtotals for</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91">a</text:span> column containing<text:span text:style-name="T297"> </text:span>values <text:span text:style-name="T260">to be subtotaled</text:span>. If <text:span text:style-name="T160">you later change values in this column</text:span>, <text:span text:style-name="T91">Calc will </text:span>automatically <text:span text:style-name="T91">recalculate the subtotals</text:span>.<text:bookmark-end text:name="__RefNumPara__7037_581228881"/></text:p>
        </text:list-item>
        <text:list-item>
          <text:p text:style-name="P283"><text:bookmark-start text:name="__RefNumPara__7035_581228881"/>In the <text:span text:style-name="Emphasis">Use function</text:span> box <text:span text:style-name="T90">on the </text:span><text:span text:style-name="Emphasis"><text:span text:style-name="T86">1</text:span></text:span><text:span text:style-name="Emphasis"><text:span text:style-name="T88">st</text:span></text:span><text:span text:style-name="Emphasis"><text:span text:style-name="T86"> Group</text:span></text:span><text:span text:style-name="T86"> page</text:span>, select <text:span text:style-name="T160">a</text:span> function to calculate the subtotal<text:span text:style-name="T160">s</text:span> <text:span text:style-name="T91">for the column selected</text:span> <text:span text:style-name="T91">in step </text:span><text:span text:style-name="T91"><text:bookmark-ref text:reference-format="number-all-superior" text:ref-name="__RefNumPara__7037_581228881">4</text:bookmark-ref></text:span>.<text:bookmark-end text:name="__RefNumPara__7035_581228881"/></text:p>
        </text:list-item>
        <text:list-item>
          <text:p text:style-name="P277"><text:bookmark-start text:name="__RefNumPara__7043_581228881"/>Repeat steps <text:bookmark-ref text:reference-format="number-all-superior" text:ref-name="__RefNumPara__7037_581228881">4</text:bookmark-ref><text:s/>and <text:bookmark-ref text:reference-format="number-all-superior" text:ref-name="__RefNumPara__7035_581228881">5</text:bookmark-ref><text:s/>to <text:span text:style-name="T160">create</text:span> subtotals for other columns on the <text:span text:style-name="Emphasis"><text:span text:style-name="T86">1</text:span></text:span><text:span text:style-name="Emphasis"><text:span text:style-name="T88">st</text:span></text:span><text:span text:style-name="Emphasis"><text:span text:style-name="T86"> Group</text:span></text:span><text:span text:style-name="T86"> page.</text:span><text:bookmark-end text:name="__RefNumPara__7043_581228881"/></text:p>
        </text:list-item>
        <text:list-item>
          <text:p text:style-name="P283"><text:span text:style-name="T51">You can create </text:span><text:span text:style-name="T54">two more subtotal categories by</text:span><text:span text:style-name="T51"> using the </text:span><text:span text:style-name="Emphasis"><text:span text:style-name="T51">2nd Group</text:span></text:span><text:span text:style-name="T51"> and </text:span><text:span text:style-name="Emphasis"><text:span text:style-name="T51">3rd Group</text:span></text:span><text:span text:style-name="T51"> </text:span><text:span text:style-name="T54">pages</text:span><text:span text:style-name="T51"> and repeating steps </text:span><text:span text:style-name="T51"><text:bookmark-ref text:reference-format="number-all-superior" text:ref-name="__RefNumPara__7041_581228881">3</text:bookmark-ref></text:span><text:span text:style-name="T51"><text:s/>to </text:span><text:span text:style-name="T51"><text:bookmark-ref text:reference-format="number-all-superior" text:ref-name="__RefNumPara__7043_581228881">6</text:bookmark-ref></text:span><text:span text:style-name="T51">. </text:span><text:span text:style-name="T54">If you do not want to add more groups, then </text:span><text:span text:style-name="T64">leave</text:span><text:span text:style-name="T54"> the </text:span><text:span text:style-name="Emphasis"><text:span text:style-name="T54">Group by </text:span></text:span><text:span text:style-name="T160">list for each page set to “</text:span><text:span text:style-name="Emphasis"><text:span text:style-name="T160">- none -</text:span></text:span>”.</text:p>
        </text:list-item>
        <text:list-item>
          <text:p text:style-name="P284">Klepneme na <text:span text:style-name="Strong_20_Emphasis">OK</text:span>. <text:span text:style-name="T161">Calc will add subtotal and grand total rows to your cell range.</text:span></text:p>
        </text:list-item>
      </text:list>
      <text:p text:style-name="P9"><text:span text:style-name="T160">For our sales data example, a</text:span> partial view of the results is shown in <text:span text:style-name="T92">Figure </text:span><text:span text:style-name="T92"><text:sequence-ref text:reference-format="value" text:ref-name="refFigure9">10</text:sequence-ref></text:span>.<text:span text:style-name="T92"> The</text:span><text:span text:style-name="Emphasis"><text:span text:style-name="T92"> </text:span></text:span><text:span text:style-name="T92">group settings</text:span><text:span text:style-name="Emphasis"><text:span text:style-name="T92"> </text:span></text:span><text:span text:style-name="T92">are identified in Table </text:span><text:span text:style-name="T92"><text:sequence-ref text:reference-format="value" text:ref-name="refTable1">2</text:sequence-ref></text:span><text:span text:style-name="T92">.</text:span></text:p>
      <text:p text:style-name="P5">Table <text:sequence text:ref-name="refTable1" text:name="Table" text:formula="ooow:Table+1" style:num-format="1">2</text:sequence>: <text:span text:style-name="T91">Group settings used on Subtotals dialog for example sales data</text:span></text:p>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178">Tabulátor</text:p>
            </table:table-cell>
            <table:table-cell table:style-name="Table6.A1" office:value-type="string">
              <text:p text:style-name="P178">Group by</text:p>
            </table:table-cell>
            <table:table-cell table:style-name="Table6.A1" office:value-type="string">
              <text:p text:style-name="P178">Calculate subtotals for</text:p>
            </table:table-cell>
            <table:table-cell table:style-name="Table6.A1" office:value-type="string">
              <text:p text:style-name="P178">Use function</text:p>
            </table:table-cell>
          </table:table-row>
        </table:table-header-rows>
        <table:table-row table:style-name="Table6.1">
          <table:table-cell table:style-name="Table6.A2" office:value-type="string">
            <text:p text:style-name="P167">1<text:span text:style-name="T87">st</text:span> Group</text:p>
          </table:table-cell>
          <table:table-cell table:style-name="Table6.A2" office:value-type="string">
            <text:p text:style-name="P167">Employee</text:p>
          </table:table-cell>
          <table:table-cell table:style-name="Table6.A2" office:value-type="string">
            <text:p text:style-name="P167">Sales Value</text:p>
          </table:table-cell>
          <table:table-cell table:style-name="Table6.A2" office:value-type="string">
            <text:p text:style-name="P167">Suma</text:p>
          </table:table-cell>
        </table:table-row>
        <table:table-row table:style-name="Table6.1">
          <table:table-cell table:style-name="Table6.A2" office:value-type="string">
            <text:p text:style-name="P167">2<text:span text:style-name="T89">nd</text:span> Group</text:p>
          </table:table-cell>
          <table:table-cell table:style-name="Table6.A2" office:value-type="string">
            <text:p text:style-name="P167">Category</text:p>
          </table:table-cell>
          <table:table-cell table:style-name="Table6.A2" office:value-type="string">
            <text:p text:style-name="P167">Sales Value</text:p>
          </table:table-cell>
          <table:table-cell table:style-name="Table6.A2" office:value-type="string">
            <text:p text:style-name="P167">Suma</text:p>
          </table:table-cell>
        </table:table-row>
        <table:table-row table:style-name="Table6.1">
          <table:table-cell table:style-name="Table6.A2" office:value-type="string">
            <text:p text:style-name="P167">3<text:span text:style-name="T89">rd</text:span> Group</text:p>
          </table:table-cell>
          <table:table-cell table:style-name="Table6.A2" office:value-type="string">
            <text:p text:style-name="P166">- <text:span text:style-name="T91">none -</text:span></text:p>
          </table:table-cell>
          <table:table-cell table:style-name="Table6.A2" office:value-type="string">
            <text:p text:style-name="P166">-</text:p>
          </table:table-cell>
          <table:table-cell table:style-name="Table6.A2" office:value-type="string">
            <text:p text:style-name="P166">-</text:p>
          </table:table-cell>
        </table:table-row>
      </table:table>
      <text:h text:style-name="P223" text:outline-level="3"><text:bookmark-start text:name="__RefHeading___Toc404905_690378497"/>Subtotal outline<text:bookmark-end text:name="__RefHeading___Toc404905_690378497"/></text:h>
      <text:p text:style-name="P70">When you use the Subtotals tool, Calc inserts an outline to the left of the row number column. This outline represents the hierarchical structure of your subtotals, and can be used to hide or show data at different levels in the hierarchy using the numbered column indicators at the top of the outline or the group indicators, denoted by plus (+) and minus (-) signs.</text:p>
      <text:p text:style-name="P67"><text:span text:style-name="T94">This feature is useful if you have many subtotals, as you can simply hide low-level details, such as individual entries, to produce a high-level summary of your data. For more information on how to use outlines, see Chapter 2, Entering, Editing, and Formatting Data</text:span>.</text:p>
      <text:p text:style-name="P67"><text:span text:style-name="T162">To turn off outlines, select </text:span><text:span text:style-name="Strong_20_Emphasis"><text:span text:style-name="T162">Data &gt; Group and Outline &gt; Remove Outline</text:span></text:span> <text:span text:style-name="T162">from the Menu bar. To reinstate them, select </text:span><text:span text:style-name="Strong_20_Emphasis"><text:span text:style-name="T162">Data &gt; Group and Outline &gt; AutoOutline</text:span></text:span>.</text:p>
      <text:p text:style-name="P68"><text:span text:style-name="T94">Figure </text:span><text:span text:style-name="T94"><text:sequence-ref text:reference-format="value" text:ref-name="refFigure9">10</text:sequence-ref></text:span><text:span text:style-name="T94"><text:s/>shows the outline for our sales data example. Column 1 </text:span>represents the highest <text:span text:style-name="T163">group </text:span>level, the <text:span text:style-name="T95">grand</text:span> <text:span text:style-name="T95">total</text:span> <text:span text:style-name="T95">over all employees</text:span>. <text:span text:style-name="T94">Columns</text:span> <text:span text:style-name="T94">2 to 5</text:span> show <text:span text:style-name="T163">descending</text:span> group levels <text:span text:style-name="T95">as follows:</text:span></text:p>
      <text:list xml:id="list2989065057" text:style-name="List_20_1">
        <text:list-item>
          <text:p text:style-name="P253">Column 2 represents the grand total over all categories.</text:p>
        </text:list-item>
        <text:list-item>
          <text:p text:style-name="P253">Column 3 represents the total for each employee.</text:p>
        </text:list-item>
        <text:list-item>
          <text:p text:style-name="P253">Column 4 represents the total for each category for an individual employee.</text:p>
        </text:list-item>
        <text:list-item>
          <text:p text:style-name="P254"><text:span text:style-name="T95">Column 5</text:span> show<text:span text:style-name="T95">s</text:span> individual entries.</text:p>
        </text:list-item>
      </text:list>
      <text:p text:style-name="P185"><text:soft-page-break/><draw:frame draw:style-name="fr3" draw:name="Frame4" text:anchor-type="as-char" draw:z-index="38"><draw:text-box fo:min-height="0.2in" fo:min-width="0.7902in"><text:p text:style-name="Frame_20_contents"><draw:frame draw:style-name="fr2" draw:name="Frame58" text:anchor-type="as-char" svg:width="5.4055in" draw:z-index="39"><draw:text-box fo:min-height="6.4173in"><text:p text:style-name="Caption"><draw:frame draw:style-name="fr9" draw:name="Image36" text:anchor-type="paragraph" svg:width="5.4055in" style:rel-width="100%" svg:height="6.4173in" style:rel-height="scale" draw:z-index="40"><draw:image xlink:href="Pictures/10000000000002070000026835AAD7A26DCCA7FC.png" xlink:type="simple" xlink:show="embed" xlink:actuate="onLoad" loext:mime-type="image/png"/></draw:frame><text:span text:style-name="T172"><text:line-break/></text:span>Figure <text:sequence text:ref-name="refFigure9" text:name="Figure" text:formula="ooow:Figure+1" style:num-format="1">10</text:sequence>: Partial outlined view of sales data example with subtotals</text:p></draw:text-box></draw:frame></text:p></draw:text-box></draw:frame></text:p>
      <text:h text:style-name="P224" text:outline-level="3"><text:bookmark-start text:name="__RefHeading___Toc34097_3767550078"/>Subtotals tool options<text:bookmark-end text:name="__RefHeading___Toc34097_3767550078"/></text:h>
      <text:p text:style-name="P9"><text:span text:style-name="T163">Click on</text:span> the <text:span text:style-name="Emphasis">Options</text:span> <text:span text:style-name="T96">tab</text:span> of the Subtotals dialog <text:span text:style-name="T163">to access the following settings:</text:span></text:p>
      <text:p text:style-name="P84">Groups</text:p>
      <text:p text:style-name="P118">Defines how subtotal data is organized.</text:p>
      <text:list xml:id="list90451708701704" text:continue-list="list90452769164120" text:style-name="List_20_2">
        <text:list-item>
          <text:p text:style-name="P262"><text:span text:style-name="Emphasis">Page break between groups</text:span> <text:span text:style-name="T51">–</text:span> <text:span text:style-name="T165">inserts page breaks between each subtotal group so that each group displays on a separate page when you print </text:span><text:span text:style-name="T77">t</text:span><text:span text:style-name="T78">he</text:span><text:span text:style-name="T165"> data</text:span>.</text:p>
        </text:list-item>
        <text:list-item>
          <text:p text:style-name="P262"><text:span text:style-name="Emphasis">Case sensitive</text:span> <text:span text:style-name="T51">–</text:span> <text:span text:style-name="T166">prevents the tool from grouping entries by data labels that differ by case. In our sales data example, entries with “Brigitte” and “brigitte” under the Employee column will not match if this option is selected</text:span>.</text:p>
        </text:list-item>
        <text:list-item>
          <text:p text:style-name="P262"><text:span text:style-name="Emphasis">Pre-sort area according to groups</text:span> <text:span text:style-name="T51">–</text:span> <text:span text:style-name="T167">sorts entries by group before calculating subtotals</text:span>. <text:span text:style-name="T167">Disabling this option prevents the tool from grouping matching entries together. As a result, distinct subtotals will be created for matching entries if they do not appear on consecutive rows. For example, two entries under the “Golf” category will not count towards the same group subtotal if there is an entry for “Tennis” in between them.</text:span></text:p>
        </text:list-item>
      </text:list>
      <text:p text:style-name="P185"><text:soft-page-break/><draw:frame draw:style-name="fr1" draw:name="Frame20" text:anchor-type="as-char" svg:width="5.8236in" draw:z-index="41"><draw:text-box fo:min-height="3.0835in"><text:p text:style-name="Caption"><draw:frame draw:style-name="fr8" draw:name="Image37" text:anchor-type="paragraph" svg:width="5.8228in" svg:height="3.0827in" draw:z-index="42"><draw:image xlink:href="Pictures/100000000000022F00000128A17841E0E01564DC.png" xlink:type="simple" xlink:show="embed" xlink:actuate="onLoad" loext:mime-type="image/png"/></draw:frame>Figure <text:sequence text:ref-name="refFigure10" text:name="Figure" text:formula="ooow:Figure+1" style:num-format="1">11</text:sequence>: Options <text:span text:style-name="T353">page</text:span> of <text:span text:style-name="T354">the </text:span>Subtotals dialog</text:p></draw:text-box></draw:frame></text:p>
      <text:p text:style-name="P83">Sort</text:p>
      <text:p text:style-name="P119"><text:span text:style-name="T164">Defines how subtotal data is sorted. This section is disabled if the </text:span><text:span text:style-name="Emphasis"><text:span text:style-name="T164">Pre-sort area according to groups </text:span></text:span><text:span text:style-name="T164">is unchecked.</text:span></text:p>
      <text:list xml:id="list90451836355224" text:continue-numbering="true" text:style-name="List_20_2">
        <text:list-item>
          <text:p text:style-name="P272"><text:span text:style-name="Emphasis">Ascending </text:span>or<text:span text:style-name="Emphasis"> Descending</text:span> <text:span text:style-name="T51">–</text:span> sorts <text:span text:style-name="T164">entries by value from lowest to highest and highest to lowest, respectively</text:span>. You can <text:span text:style-name="T168">modify these</text:span> sort rules <text:span text:style-name="T168">by using</text:span> <text:span text:style-name="Strong_20_Emphasis">Data &gt; Sort</text:span> <text:span text:style-name="T168">in the Menu bar. For more detail, see</text:span> <text:span text:style-name="T94">Chapter 2, Entering, Editing, and Formatting Data.</text:span></text:p>
        </text:list-item>
        <text:list-item>
          <text:p text:style-name="P263"><text:span text:style-name="Emphasis">Include formats</text:span> <text:span text:style-name="T51">–</text:span> <text:span text:style-name="T136">carries over formatting, such as the currency format, from the data to the corresponding subtotals.</text:span></text:p>
        </text:list-item>
        <text:list-item>
          <text:p text:style-name="P263"><text:span text:style-name="Emphasis">Custom sort order</text:span> <text:span text:style-name="T51">–</text:span> sorts <text:span text:style-name="T168">your data </text:span>according to one of the predefined custom sorts defined in <text:span text:style-name="Strong_20_Emphasis">Tools &gt; Options &gt; LibreOffice Calc &gt; Sort Lists</text:span> <text:span text:style-name="T168">in the Menu bar.</text:span> <text:span text:style-name="T134">For more details about custom sort lists, see Chapter 2, Entering, Editing, and Formatting Data</text:span>.</text:p>
        </text:list-item>
      </text:list>
      <text:h text:style-name="P225" text:outline-level="3"><text:bookmark-start text:name="__RefHeading___Toc72497_1696949546"/>Reset and Remove<text:bookmark-end text:name="__RefHeading___Toc72497_1696949546"/></text:h>
      <text:p text:style-name="P39"><text:span text:style-name="T100">In the</text:span><text:span text:style-name="T97"> Subtotals dialog, </text:span><text:span text:style-name="T100">use the</text:span><text:span text:style-name="T97"> </text:span><text:span text:style-name="Strong_20_Emphasis"><text:span text:style-name="T108">Reset</text:span></text:span><text:span text:style-name="T97"> button to undo any changes made on the current tab page. Use the </text:span><text:span text:style-name="Strong_20_Emphasis"><text:span text:style-name="T108">Remove</text:span></text:span><text:span text:style-name="T97"> button to remove any subtotals that have already been created using </text:span><text:span text:style-name="T101">the </text:span><text:span text:style-name="T97">Subtotals tool. Use th</text:span><text:span text:style-name="T98">ese</text:span><text:span text:style-name="T97"> feature</text:span><text:span text:style-name="T99">s</text:span><text:span text:style-name="T97"> with care, as no confirmation dialog</text:span><text:span text:style-name="T98">s</text:span><text:span text:style-name="T97"> </text:span><text:span text:style-name="T100">will be</text:span><text:span text:style-name="T97"> displayed.</text:span></text:p>
      <text:h text:style-name="P196" text:outline-level="1"><text:bookmark-start text:name="__RefHeading__16728_1550029726"/><text:alphabetical-index-mark text:string-value="scenarios tool"/><text:alphabetical-index-mark text:string-value="scenarios tool" text:key1="data analysis"/>Using <text:span text:style-name="T295">scenarios</text:span><text:bookmark-end text:name="__RefHeading__16728_1550029726"/></text:h>
      <text:p text:style-name="P51"><text:span text:style-name="T169">Scenarios are saved, named cell ranges that you can use to answer “what-if” questions about your data. You can create multiple scenarios for the same calculation set, then quickly swap between them to view the outcomes of each. This feature is useful if you need to test the effects of different conditions on your calculations, but do not </text:span><text:span text:style-name="T55">want to deal with </text:span><text:span text:style-name="T63">repetitive</text:span><text:span text:style-name="T55"> </text:span><text:span text:style-name="T63">manual </text:span><text:span text:style-name="T55">data entry</text:span><text:span text:style-name="T169">. For example, if you wanted to test different interest rates for an investment, you could create scenarios for each rate, then switch between them to find out which rates work the best for you.</text:span></text:p>
      <text:p text:style-name="P51"><text:span text:style-name="T261">To use the Scenarios tool, select </text:span><text:span text:style-name="Strong_20_Emphasis"><text:span text:style-name="T261">Tools &gt; Scenarios </text:span></text:span><text:span text:style-name="T261">from the Menu bar to open the Create Scenario dialog (Figure </text:span><text:span text:style-name="T261"><text:sequence-ref text:reference-format="value" text:ref-name="refFigure11">12</text:sequence-ref></text:span><text:span text:style-name="T261">).</text:span></text:p>
      <text:p text:style-name="Figure"><text:soft-page-break/><draw:frame draw:style-name="fr3" draw:name="Frame18" text:anchor-type="as-char" draw:z-index="43"><draw:text-box fo:min-height="0.2in" fo:min-width="0.7902in"><text:p text:style-name="Frame_20_contents"><draw:frame draw:style-name="fr2" draw:name="Frame63" text:anchor-type="as-char" svg:width="4.1374in" draw:z-index="44"><draw:text-box fo:min-height="4.3661in"><text:p text:style-name="Caption"><draw:frame draw:style-name="fr9" draw:name="Image34" text:anchor-type="paragraph" svg:width="4.1374in" style:rel-width="100%" svg:height="4.3661in" style:rel-height="scale" draw:z-index="45"><draw:image xlink:href="Pictures/100000000000018D000001A3B651D87446E436BB.png" xlink:type="simple" xlink:show="embed" xlink:actuate="onLoad" loext:mime-type="image/png"/></draw:frame><text:span text:style-name="T172"><text:line-break/></text:span>Figure <text:sequence text:ref-name="refFigure11" text:name="Figure" text:formula="ooow:Figure+1" style:num-format="1">12</text:sequence>: Create Scenario dialog</text:p></draw:text-box></draw:frame></text:p></draw:text-box></draw:frame></text:p>
      <text:h text:style-name="P205" text:outline-level="2"><text:bookmark-start text:name="__RefHeading__16730_1550029726"/>Creating scenarios<text:bookmark-end text:name="__RefHeading__16730_1550029726"/></text:h>
      <text:p text:style-name="P9">To create a new scenario:</text:p>
      <text:list xml:id="list90452023703104" text:continue-list="list90452938847977" text:style-name="Numbering_20_1">
        <text:list-item text:start-value="1">
          <text:p text:style-name="P273"><text:bookmark-start text:name="__RefNumPara__35171_3767550078"/>Select the cells that contain the values that will change between scenarios. To select multiple ranges, hold down the <text:span text:style-name="Emphasis">Ctrl</text:span> key as you click. You must select at least two cells.<text:bookmark-end text:name="__RefNumPara__35171_3767550078"/></text:p>
        </text:list-item>
        <text:list-item>
          <text:p text:style-name="P290">Choose <text:span text:style-name="Strong_20_Emphasis">Tools &gt; Scenarios</text:span> <text:span text:style-name="T123">from the Menu bar to open the Create Scenario dialog.</text:span></text:p>
        </text:list-item>
        <text:list-item>
          <text:p text:style-name="P273"><text:span text:style-name="T124">E</text:span>nter <text:span text:style-name="T137">a </text:span>name for the new scenario <text:span text:style-name="T124">in the </text:span><text:span text:style-name="Emphasis"><text:span text:style-name="T124">Name of Scenario</text:span></text:span><text:span text:style-name="T124"> field</text:span>.</text:p>
        </text:list-item>
      </text:list>
      <text:list xml:id="list90451212950791" text:continue-list="list1357905887" text:style-name="Heading_20_Tip">
        <text:list-item>
          <text:p text:style-name="P243">Tip</text:p>
        </text:list-item>
      </text:list>
      <text:p text:style-name="P146">For each scenario you create, use a unique name that clearly identifies and distinguishes <text:span text:style-name="T298">it</text:span>. This <text:span text:style-name="T170">practice </text:span>will save you time and headache if you have to work with a large set of scenarios.</text:p>
      <text:list xml:id="list90452890070715" text:continue-list="list90452023703104" text:style-name="Numbering_20_1">
        <text:list-item>
          <text:p text:style-name="P273">Optionally, add information to the <text:span text:style-name="Emphasis">Comment</text:span> <text:span text:style-name="T124">field</text:span>. The example <text:span text:style-name="T170">in Figure </text:span><text:span text:style-name="T170"><text:sequence-ref text:reference-format="value" text:ref-name="refFigure11">12</text:sequence-ref></text:span><text:s/>shows the default comment.</text:p>
        </text:list-item>
        <text:list-item>
          <text:p text:style-name="P273"><text:bookmark-start text:name="__RefNumPara__17006_3658649206"/>Kliknutím na <text:span text:style-name="Strong_20_Emphasis">OK</text:span> okno zavřeme. The new scenario is automatically activated <text:span text:style-name="T170">upon creation</text:span>.<text:bookmark-end text:name="__RefNumPara__17006_3658649206"/></text:p>
        </text:list-item>
        <text:list-item>
          <text:p text:style-name="P291"><text:span text:style-name="T170">Repeat steps </text:span><text:span text:style-name="T170"><text:bookmark-ref text:reference-format="number-all-superior" text:ref-name="__RefNumPara__35171_3767550078">1</text:bookmark-ref></text:span><text:span text:style-name="T170"><text:s/>to </text:span><text:span text:style-name="T170"><text:bookmark-ref text:reference-format="number" text:ref-name="__RefNumPara__17006_3658649206">5</text:bookmark-ref></text:span><text:span text:style-name="T170"><text:s/>to create additional scenarios. Select the same cell range that you used for the first scenario to have multiple scenarios for the same calculations.</text:span></text:p>
        </text:list-item>
      </text:list>
      <text:list xml:id="list90451730143381" text:continue-list="list90451212950791" text:style-name="Heading_20_Tip">
        <text:list-item>
          <text:p text:style-name="P243">Tip</text:p>
        </text:list-item>
      </text:list>
      <text:p text:style-name="P147"><text:span text:style-name="T170">To</text:span> keep track of what calculations are dependent on your scenarios, use <text:span text:style-name="Strong_20_Emphasis">Tools &gt; Detective &gt; Trace Dependents</text:span> <text:span text:style-name="T143">from the Menu bar </text:span>on your scenario cells. Arrows will point from your scenario cells to the <text:span text:style-name="T170">dependent </text:span>formula cells. For more<text:span text:style-name="T128"> information about the Detective tool, </text:span>see<text:span text:style-name="T128"> Chapter 7, Using Formulas and Functions.</text:span></text:p>
      <text:h text:style-name="P206" text:outline-level="2"><text:bookmark-start text:name="__RefHeading__30556827"/><text:soft-page-break/>Scenario settings<text:bookmark-end text:name="__RefHeading__30556827"/></text:h>
      <text:p text:style-name="P53">The <text:span text:style-name="Emphasis"><text:span text:style-name="T262">Settings</text:span></text:span><text:span text:style-name="T262"> sections</text:span> of the Create Scenario dialog contains <text:span text:style-name="T262">the following</text:span> options:</text:p>
      <text:p text:style-name="Figure"><draw:frame draw:style-name="fr3" draw:name="Frame56" text:anchor-type="as-char" draw:z-index="46"><draw:text-box fo:min-height="0.2in" fo:min-width="0.7902in"><text:p text:style-name="Frame_20_contents"><draw:frame draw:style-name="fr1" draw:name="Frame64" text:anchor-type="as-char" svg:width="4.1402in" draw:z-index="47"><draw:text-box fo:min-height="2.0098in"><text:p text:style-name="Caption"><draw:frame draw:style-name="fr9" draw:name="Image43" text:anchor-type="paragraph" svg:width="4.1402in" style:rel-width="100%" svg:height="2.0098in" style:rel-height="scale" draw:z-index="48"><draw:image xlink:href="Pictures/100000000000018D000000C1CE799D2715500148.png" xlink:type="simple" xlink:show="embed" xlink:actuate="onLoad" loext:mime-type="image/png"/></draw:frame><text:span text:style-name="T172"><text:line-break/></text:span>Figure <text:sequence text:ref-name="refFigure12" text:name="Figure" text:formula="ooow:Figure+1" style:num-format="1">13</text:sequence>: Create Scenario settings</text:p></draw:text-box></draw:frame></text:p></draw:text-box></draw:frame></text:p>
      <text:p text:style-name="Definition_20_Term"><text:span text:style-name="Strong_20_Emphasis">Display border</text:span></text:p>
      <text:p text:style-name="P120">Places a <text:span text:style-name="T171">colored </text:span>border around the <text:span text:style-name="T171">cell range that contains</text:span> your scenario <text:span text:style-name="T171">(Figure </text:span><text:span text:style-name="T171"><text:sequence-ref text:reference-format="value" text:ref-name="refFigure13">14</text:sequence-ref></text:span><text:span text:style-name="T171">)</text:span>. To choose the color of the border, use the <text:span text:style-name="T143">drop-down </text:span>field to the right of this option. The border has a title bar displaying the name of the active scenario <text:span text:style-name="T171">and a</text:span> <text:span text:style-name="T137">down </text:span>arrow button <text:span text:style-name="T171">that opens</text:span> a drop-down list of all the scenarios defined for the <text:span text:style-name="T171">current cell range</text:span>. You can <text:span text:style-name="T171">swap to a scenario by selecting it from this list</text:span>.</text:p>
      <text:p text:style-name="P184"><draw:frame draw:style-name="fr2" draw:name="Frame62" text:anchor-type="as-char" svg:width="3.0382in" draw:z-index="49"><draw:text-box fo:min-height="2.2374in"><text:p text:style-name="Caption"><draw:frame draw:style-name="fr10" draw:name="Image47" text:anchor-type="paragraph" svg:x="0.2445in" svg:y="0in" svg:width="2.5709in" svg:height="2.0075in" draw:z-index="50"><draw:image xlink:href="Pictures/10000000000000FC000000C95D76AF772884319E.png" xlink:type="simple" xlink:show="embed" xlink:actuate="onLoad" loext:mime-type="image/png"/></draw:frame><text:span text:style-name="T172"><text:line-break/></text:span>Figure <text:sequence text:ref-name="refFigure13" text:name="Figure" text:formula="ooow:Figure+1" style:num-format="1">14</text:sequence>: Scenario cell range with border</text:p></draw:text-box></draw:frame></text:p>
      <text:p text:style-name="Definition_20_Term"><text:span text:style-name="Strong_20_Emphasis">Copy back</text:span></text:p>
      <text:p text:style-name="P120">Copies any changes <text:span text:style-name="T275">made to a</text:span> scenario’<text:span text:style-name="T275">s</text:span> cell <text:span text:style-name="T276">values</text:span> back into the active scenario. If you <text:span text:style-name="T299">uncheck</text:span> this option, <text:span text:style-name="T137">then the scenario’s initial values cannot be overwritten</text:span>. The actual behavior of the <text:span text:style-name="Strong_20_Emphasis">Copy back</text:span> setting depends on the <text:span text:style-name="T171">current cell and sheet protections</text:span> and the <text:span text:style-name="Strong_20_Emphasis">Prevent changes</text:span> setting (see Table <text:sequence-ref text:reference-format="value" text:ref-name="refTable3">4</text:sequence-ref><text:s/><text:span text:style-name="T263">on page </text:span><text:span text:style-name="T263"><text:sequence-ref text:reference-format="page" text:ref-name="refTable3">16</text:sequence-ref></text:span>).</text:p>
      <text:list xml:id="list3567851769" text:style-name="Heading_20_Caution">
        <text:list-item>
          <text:p text:style-name="P230">Upozornění</text:p>
        </text:list-item>
      </text:list>
      <text:p text:style-name="P133">When creating a new scenario from the cells of a scenario with <text:span text:style-name="Strong_20_Emphasis">Copy </text:span><text:span text:style-name="Strong_20_Emphasis"><text:span text:style-name="T277">b</text:span></text:span><text:span text:style-name="Strong_20_Emphasis">ack </text:span><text:span text:style-name="T299">enabled</text:span>, be careful not to overwrite the old scenario. <text:span text:style-name="T299">To avoid this situation</text:span>, create the new <text:span text:style-name="T355">scenario</text:span> with <text:span text:style-name="Strong_20_Emphasis">Copy </text:span><text:span text:style-name="Strong_20_Emphasis"><text:span text:style-name="T277">b</text:span></text:span><text:span text:style-name="Strong_20_Emphasis">ack</text:span> enabled <text:span text:style-name="T355">first</text:span>, then change its values <text:span text:style-name="T276">only once it is active</text:span>.</text:p>
      <text:p text:style-name="Definition_20_Term"><text:span text:style-name="Strong_20_Emphasis">Copy entire sheet</text:span></text:p>
      <text:p text:style-name="P130"><text:span text:style-name="T274">Creates a copy of the sheet with the new active scenario. The sheet is named after this scenario. Note that changing scenario values in the copy sheet will not affect the active scenario, even if it has </text:span><text:span text:style-name="Strong_20_Emphasis"><text:span text:style-name="T277">Copy back </text:span></text:span><text:span text:style-name="T277">enabled.</text:span></text:p>
      <text:p text:style-name="Definition_20_Term"><text:soft-page-break/><text:span text:style-name="Strong_20_Emphasis">Prevent changes</text:span></text:p>
      <text:p text:style-name="P120">Prevents changes to a scenario <text:span text:style-name="T171">with</text:span> <text:span text:style-name="Strong_20_Emphasis">Copy back </text:span><text:span text:style-name="T171">enabled</text:span> when the sheet is protected but the cells are not. Also prevents changes to the <text:span text:style-name="T171">scenario’s </text:span>settings while the sheet is protected. <text:span text:style-name="T143">This option and its effects are more fully explained in the next section</text:span>.</text:p>
      <text:h text:style-name="P205" text:outline-level="2"><text:bookmark-start text:name="__RefHeading__16732_1550029726"/>Changing scenarios<text:bookmark-end text:name="__RefHeading__16732_1550029726"/></text:h>
      <text:p text:style-name="P9">Scenarios have two aspects that can be altered independently:</text:p>
      <text:list xml:id="list90452899850477" text:continue-list="list2989065057" text:style-name="List_20_1">
        <text:list-item>
          <text:p text:style-name="P255">Scenario properties <text:span text:style-name="T300">(that is, its settings)</text:span></text:p>
        </text:list-item>
        <text:list-item>
          <text:p text:style-name="P255">Scenario cell values</text:p>
        </text:list-item>
      </text:list>
      <text:p text:style-name="P9">The extent to which these aspects can be changed <text:span text:style-name="T173">depends on the active scenario's properties</text:span> and the current <text:span text:style-name="T173">sheet and cell protections</text:span>. <text:span text:style-name="T125">For more detail about sheet and cell protections, see Chapter 2, Entering, Editing, and Formatting Data.</text:span></text:p>
      <text:h text:style-name="P226" text:outline-level="3"><text:bookmark-start text:name="__RefHeading__16734_1550029726"/>Changing scenario properties<text:bookmark-end text:name="__RefHeading__16734_1550029726"/></text:h>
      <text:p text:style-name="P35"><text:span text:style-name="T173">Table </text:span><text:span text:style-name="T173"><text:sequence-ref text:reference-format="value" text:ref-name="refTable2">3</text:sequence-ref></text:span><text:span text:style-name="T173"><text:s/>summarizes how sheet</text:span> protection and the <text:span text:style-name="Strong_20_Emphasis">Prevent changes</text:span> option affect your ability to change scenario <text:span text:style-name="T143">properties</text:span>.</text:p>
      <text:p text:style-name="P183">Table <text:sequence text:ref-name="refTable2" text:name="Table" text:formula="ooow:Table+1" style:num-format="1">3</text:sequence>: Changing scenario properties</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Table_20_Heading">Sheet protect<text:span text:style-name="T126">ion</text:span></text:p>
          </table:table-cell>
          <table:table-cell table:style-name="Table7.A1" office:value-type="string">
            <text:p text:style-name="Table_20_Heading">Prevent changes</text:p>
          </table:table-cell>
          <table:table-cell table:style-name="Table7.A1" office:value-type="string">
            <text:p text:style-name="Table_20_Heading">Property changes</text:p>
          </table:table-cell>
        </table:table-row>
        <table:table-row table:style-name="Table7.1">
          <table:table-cell table:style-name="Table7.A2" office:value-type="string">
            <text:p text:style-name="P169">On</text:p>
          </table:table-cell>
          <table:table-cell table:style-name="Table7.A2" office:value-type="string">
            <text:p text:style-name="P169">On</text:p>
          </table:table-cell>
          <table:table-cell table:style-name="Table7.A2" office:value-type="string">
            <text:p text:style-name="P168">No scenario properties can be changed.</text:p>
          </table:table-cell>
        </table:table-row>
        <table:table-row table:style-name="Table7.1">
          <table:table-cell table:style-name="Table7.A2" office:value-type="string">
            <text:p text:style-name="P169">On</text:p>
          </table:table-cell>
          <table:table-cell table:style-name="Table7.A2" office:value-type="string">
            <text:p text:style-name="P169">Off</text:p>
          </table:table-cell>
          <table:table-cell table:style-name="Table7.A2" office:value-type="string">
            <text:p text:style-name="P168"><text:span text:style-name="Strong_20_Emphasis">Display border</text:span> and <text:span text:style-name="Strong_20_Emphasis">Copy back</text:span> can be changed.</text:p>
            <text:p text:style-name="P168"><text:span text:style-name="Strong_20_Emphasis">Prevent changes</text:span> and <text:span text:style-name="Strong_20_Emphasis">Copy entire sheet</text:span> cannot be changed.</text:p>
          </table:table-cell>
        </table:table-row>
        <table:table-row table:style-name="Table7.1">
          <table:table-cell table:style-name="Table7.A2" office:value-type="string">
            <text:p text:style-name="P169">Off</text:p>
          </table:table-cell>
          <table:table-cell table:style-name="Table7.A2" office:value-type="string">
            <text:p text:style-name="P171">Any setting</text:p>
          </table:table-cell>
          <table:table-cell table:style-name="Table7.A2" office:value-type="string">
            <text:p text:style-name="P168">All scenario parameters <text:span text:style-name="T356">except for</text:span><text:span text:style-name="Strong_20_Emphasis"><text:span text:style-name="T356"> Copy entire sheet </text:span></text:span>can be changed. In this case, the <text:span text:style-name="Strong_20_Emphasis">Prevent changes</text:span> option has no effect.</text:p>
          </table:table-cell>
        </table:table-row>
      </table:table>
      <text:h text:style-name="P227" text:outline-level="3"><text:bookmark-start text:name="__RefHeading__16736_1550029726"/>Changing scenario cell values<text:bookmark-end text:name="__RefHeading__16736_1550029726"/></text:h>
      <text:p text:style-name="P9">Table <text:sequence-ref text:reference-format="value" text:ref-name="refTable3">4</text:sequence-ref><text:s/>summarizes the interaction of various settings in <text:span text:style-name="T264">making</text:span> changes <text:span text:style-name="T143">to</text:span> scenario cell values.</text:p>
      <text:p text:style-name="P4">Table <text:sequence text:ref-name="refTable3" text:name="Table" text:formula="ooow:Table+1" style:num-format="1">4</text:sequence>: <text:span text:style-name="T301">Changing scenario cell values</text:span></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80">Sheet protection</text:p>
            </table:table-cell>
            <table:table-cell table:style-name="Table5.A1" office:value-type="string">
              <text:p text:style-name="P179">Scenario cell protection</text:p>
            </table:table-cell>
            <table:table-cell table:style-name="Table5.A1" office:value-type="string">
              <text:p text:style-name="P179">Prevent changes</text:p>
            </table:table-cell>
            <table:table-cell table:style-name="Table5.A1" office:value-type="string">
              <text:p text:style-name="P179">Copy back</text:p>
            </table:table-cell>
            <table:table-cell table:style-name="Table5.A1" office:value-type="string">
              <text:p text:style-name="P175">Change allowed</text:p>
            </table:table-cell>
          </table:table-row>
        </table:table-header-rows>
        <table:table-row table:style-name="Table5.2">
          <table:table-cell table:style-name="Table5.A2" office:value-type="string">
            <text:p text:style-name="Table_20_Contents">On</text:p>
          </table:table-cell>
          <table:table-cell table:style-name="Table5.A2" office:value-type="string">
            <text:p text:style-name="Table_20_Contents">Off</text:p>
          </table:table-cell>
          <table:table-cell table:style-name="Table5.A2" office:value-type="string">
            <text:p text:style-name="Table_20_Contents">On</text:p>
          </table:table-cell>
          <table:table-cell table:style-name="Table5.A2" office:value-type="string">
            <text:p text:style-name="Table_20_Contents">On</text:p>
          </table:table-cell>
          <table:table-cell table:style-name="Table5.E2" office:value-type="string">
            <text:p text:style-name="Table_20_Contents">Scenario cell values cannot be changed.</text:p>
          </table:table-cell>
        </table:table-row>
        <table:table-row table:style-name="Table5.1">
          <table:table-cell table:style-name="Table5.A3" office:value-type="string">
            <text:p text:style-name="Table_20_Contents">On</text:p>
          </table:table-cell>
          <table:table-cell table:style-name="Table5.A3" office:value-type="string">
            <text:p text:style-name="Table_20_Contents">Off</text:p>
          </table:table-cell>
          <table:table-cell table:style-name="Table5.A3" office:value-type="string">
            <text:p text:style-name="Table_20_Contents">Off</text:p>
          </table:table-cell>
          <table:table-cell table:style-name="Table5.A3" office:value-type="string">
            <text:p text:style-name="Table_20_Contents">On</text:p>
          </table:table-cell>
          <table:table-cell table:style-name="Table5.E3" office:value-type="string">
            <text:p text:style-name="Table_20_Contents">Scenario cell values can be changed, and the scenario is updated.</text:p>
          </table:table-cell>
        </table:table-row>
        <table:table-row table:style-name="Table5.2">
          <table:table-cell table:style-name="Table5.A5" office:value-type="string">
            <text:p text:style-name="Table_20_Contents">On</text:p>
          </table:table-cell>
          <table:table-cell table:style-name="Table5.B4" office:value-type="string">
            <text:p text:style-name="Table_20_Contents">Off</text:p>
          </table:table-cell>
          <table:table-cell table:style-name="Table5.C4" office:value-type="string">
            <text:p text:style-name="P170">Any setting</text:p>
          </table:table-cell>
          <table:table-cell table:style-name="Table5.D4" office:value-type="string">
            <text:p text:style-name="Table_20_Contents">Off</text:p>
          </table:table-cell>
          <table:table-cell table:style-name="Table5.E4" office:value-type="string">
            <text:p text:style-name="Table_20_Contents">Scenario cell values can be changed, but the scenario is not updated due to the <text:span text:style-name="Strong_20_Emphasis">Copy back</text:span> setting.</text:p>
          </table:table-cell>
        </table:table-row>
        <table:table-row table:style-name="Table5.1">
          <table:table-cell table:style-name="Table5.A5" office:value-type="string">
            <text:p text:style-name="Table_20_Contents">On</text:p>
          </table:table-cell>
          <table:table-cell table:style-name="Table5.B5" office:value-type="string">
            <text:p text:style-name="Table_20_Contents">On</text:p>
          </table:table-cell>
          <table:table-cell table:style-name="Table5.C5" office:value-type="string">
            <text:p text:style-name="Table_20_Contents">Any setting</text:p>
          </table:table-cell>
          <table:table-cell table:style-name="Table5.D5" office:value-type="string">
            <text:p text:style-name="Table_20_Contents">Any setting</text:p>
          </table:table-cell>
          <table:table-cell table:style-name="Table5.E5" office:value-type="string">
            <text:p text:style-name="Table_20_Contents">Scenario cell values cannot be changed.</text:p>
          </table:table-cell>
        </table:table-row>
        <table:table-row table:style-name="Table5.2">
          <table:table-cell table:style-name="Table5.A6" office:value-type="string">
            <text:p text:style-name="Table_20_Contents">Off</text:p>
          </table:table-cell>
          <table:table-cell table:style-name="Table5.B6" office:value-type="string">
            <text:p text:style-name="Table_20_Contents">Any setting</text:p>
          </table:table-cell>
          <table:table-cell table:style-name="Table5.C6" office:value-type="string">
            <text:p text:style-name="Table_20_Contents">Any setting</text:p>
          </table:table-cell>
          <table:table-cell table:style-name="Table5.D6" office:value-type="string">
            <text:p text:style-name="Table_20_Contents">Any setting</text:p>
          </table:table-cell>
          <table:table-cell table:style-name="Table5.E6" office:value-type="string">
            <text:p text:style-name="Table_20_Contents">Scenario cell values can be changed and the scenario is updated or not, depending on the <text:span text:style-name="Strong_20_Emphasis">Copy back</text:span> setting.</text:p>
          </table:table-cell>
        </table:table-row>
      </table:table>
      <text:h text:style-name="P205" text:outline-level="2"><text:bookmark-start text:name="__RefHeading__16738_1550029726"/><text:soft-page-break/>Working with scenarios using the Navigator<text:bookmark-end text:name="__RefHeading__16738_1550029726"/></text:h>
      <text:p text:style-name="P9">After <text:span text:style-name="T173">you add</text:span> scenarios to a spreadsheet, you can <text:span text:style-name="T358">view </text:span>a particular scenario by <text:span text:style-name="T359">using the Navigator. Open it by selecting</text:span><text:span text:style-name="Strong_20_Emphasis"><text:span text:style-name="T359"> View &gt; Navigator</text:span></text:span><text:span text:style-name="T359"> from the Menu bar, then click on the </text:span><text:span text:style-name="Strong_20_Emphasis"><text:span text:style-name="T357">Scenarios</text:span></text:span><text:span text:style-name="T357"> icon in the Navigator and</text:span> select <text:span text:style-name="T359">a scenario</text:span> from the list (<text:span text:style-name="T127">Figure </text:span><text:span text:style-name="T127"><text:sequence-ref text:reference-format="value" text:ref-name="refFigure14">15</text:sequence-ref></text:span>). <text:span text:style-name="T357">Any</text:span> defined scenarios are listed along with <text:span text:style-name="T357">the</text:span> comments that were entered when <text:span text:style-name="T137">each </text:span>scenario w<text:span text:style-name="T137">as</text:span> created. <text:span text:style-name="T360">For more information about the Navigator, see Chapter 1, Introducing Calc</text:span>.</text:p>
      <text:p text:style-name="Figure"><draw:frame draw:style-name="fr4" draw:name="Frame14" text:anchor-type="as-char" svg:width="2.8516in" draw:z-index="51"><draw:text-box fo:min-height="3.8972in"><text:p text:style-name="Caption"><draw:frame draw:style-name="fr13" draw:name="graphics18" text:anchor-type="paragraph" svg:width="2.811in" svg:height="3.6772in" draw:z-index="52"><draw:image xlink:href="Pictures/100000000000010E00000161935314C1555BDB91.png" xlink:type="simple" xlink:show="embed" xlink:actuate="onLoad" loext:mime-type="image/png"/></draw:frame>Figure <text:sequence text:ref-name="refFigure14" text:name="Figure" text:formula="ooow:Figure+1" style:num-format="1">15</text:sequence>: Scenarios in the Navigator</text:p></draw:text-box></draw:frame></text:p>
      <text:p text:style-name="P9">To apply a scenario to the current sheet, double-click the scenario name in the Navigator.</text:p>
      <text:p text:style-name="P9">To delete a scenario, right-click the name in the Navigator and choose <text:span text:style-name="Strong_20_Emphasis">Delete</text:span>. <text:span text:style-name="T127">A confirmation dialog will be displayed.</text:span></text:p>
      <text:p text:style-name="P9">To edit a scenario, right-click the name in the Navigator and choose <text:span text:style-name="Strong_20_Emphasis">Properties</text:span>. <text:span text:style-name="T138">Calc displays the</text:span> Edit <text:span text:style-name="T143">Scenario</text:span> dialog, <text:span text:style-name="T138">which</text:span> is <text:span text:style-name="T127">similar to</text:span> the Create Scenario dialog (Figure <text:sequence-ref text:reference-format="value" text:ref-name="refFigure11">12</text:sequence-ref>) <text:span text:style-name="T127">except for the </text:span><text:span text:style-name="Strong_20_Emphasis"><text:span text:style-name="T127">Copy entire sheet</text:span></text:span><text:span text:style-name="T127"> option, which is disabled</text:span>.</text:p>
      <text:h text:style-name="P198" text:outline-level="1"><text:bookmark-start text:name="__RefHeading___Toc72499_1696949546"/><text:alphabetical-index-mark text:string-value="multiple operations tool"/><text:alphabetical-index-mark text:string-value="multiple operations tool" text:key1="data analysis"/>Using the Multiple Operations tool<text:bookmark-end text:name="__RefHeading___Toc72499_1696949546"/></text:h>
      <text:p text:style-name="P57">Like scenarios, the Multiple Operations tool performs what-if analysis on your calculations. Unlike scenarios, which represent individual sets of values for multiple formula variables, this tool uses a whole range of values for just one or two variables. It then uses one or more formulas to create a <text:span text:style-name="T302">matching</text:span> range of solutions. Since each solution corresponds to one or two variable values, both the variable and solution ranges can be easily arrayed in tabular format. As a result, the Multiple Operations tool is well-suited to generating data that easy to read and share or visualize using graphs.</text:p>
      <text:list xml:id="list90452655898086" text:continue-list="list90451730143381" text:style-name="Heading_20_Tip">
        <text:list-item>
          <text:p text:style-name="P244">Tip</text:p>
        </text:list-item>
      </text:list>
      <text:p text:style-name="P159"><text:span text:style-name="T266">Exercising good</text:span> <text:span text:style-name="T302">organization</text:span> can make using <text:span text:style-name="T361">this</text:span> tool relatively painless. For example, we recommend keeping your data together on one sheet and using labels to identify your formulas, variables, and <text:span text:style-name="T278">table</text:span> ranges.</text:p>
      <text:p text:style-name="P54"><text:soft-page-break/><text:span text:style-name="T265">To use this tool, select </text:span><text:span text:style-name="Strong_20_Emphasis"><text:span text:style-name="T265">Data &gt; Multiple Operations</text:span></text:span> <text:span text:style-name="T265">from the Menu bar to open the Multiple Operations dialog (Figure </text:span><text:span text:style-name="T265"><text:sequence-ref text:reference-format="value" text:ref-name="refFigure15">16</text:sequence-ref></text:span><text:span text:style-name="T265">).</text:span></text:p>
      <text:p text:style-name="Figure"><draw:frame draw:style-name="fr3" draw:name="Frame65" text:anchor-type="as-char" draw:z-index="53"><draw:text-box fo:min-height="0.2in" fo:min-width="0.7902in"><text:p text:style-name="Frame_20_contents"><draw:frame draw:style-name="fr1" draw:name="Frame66" text:anchor-type="as-char" svg:width="4.2402in" draw:z-index="54"><draw:text-box fo:min-height="2.2201in"><text:p text:style-name="Caption"><draw:frame draw:style-name="fr9" draw:name="Image48" text:anchor-type="paragraph" svg:width="4.2402in" style:rel-width="100%" svg:height="2.2201in" style:rel-height="scale" draw:z-index="55"><draw:image xlink:href="Pictures/1000000000000197000000D509100DC0284337D4.png" xlink:type="simple" xlink:show="embed" xlink:actuate="onLoad" loext:mime-type="image/png"/></draw:frame><text:span text:style-name="T172"><text:line-break/></text:span>Figure <text:sequence text:ref-name="refFigure15" text:name="Figure" text:formula="ooow:Figure+1" style:num-format="1">16</text:sequence>: Multiple Operations dialog</text:p></draw:text-box></draw:frame></text:p></draw:text-box></draw:frame></text:p>
      <text:h text:style-name="P207" text:outline-level="2"><text:bookmark-start text:name="__RefHeading___Toc72501_1696949546"/>Multiple Operations with one formula and one variable<text:bookmark-end text:name="__RefHeading___Toc72501_1696949546"/></text:h>
      <text:p text:style-name="P40">The easiest way <text:span text:style-name="T182">to learn how </text:span>to use the Multiple Operations tool is with one formula and one variable. To learn how to use the tool with multiple formulas or <text:span text:style-name="T176">with</text:span> two variables, see “<text:bookmark-ref text:reference-format="text" text:ref-name="__RefHeading__16748_1550029726">Calculating with several formulas simultaneously</text:bookmark-ref>” (page <text:bookmark-ref text:reference-format="page" text:ref-name="__RefHeading__16748_1550029726">20</text:bookmark-ref>) and “<text:bookmark-ref text:reference-format="text" text:ref-name="__RefHeading__16750_1550029726">Multiple operations with two variables</text:bookmark-ref>” (page <text:bookmark-ref text:reference-format="page" text:ref-name="__RefHeading__16750_1550029726">22</text:bookmark-ref>), respectively.</text:p>
      <text:p text:style-name="P41">To use the Multiple Operations tool with one formula and one variable:</text:p>
      <text:list xml:id="list90452805380944" text:continue-list="list90452890070715" text:style-name="Numbering_20_1">
        <text:list-item text:start-value="1">
          <text:p text:style-name="P292"><text:bookmark-start text:name="__RefNumPara__28186_1937019509"/>In the cells of a worksheet, enter a formula and at least one variable that it uses.<text:bookmark-end text:name="__RefNumPara__28186_1937019509"/></text:p>
        </text:list-item>
        <text:list-item>
          <text:p text:style-name="P292"><text:bookmark-start text:name="__RefNumPara__28188_1937019509"/>In the same worksheet, enter values into a cell range that occupies a single column or row. These values will be used <text:span text:style-name="T267">for</text:span> one of variables of the formula that you defined in step <text:bookmark-ref text:reference-format="number" text:ref-name="__RefNumPara__28186_1937019509">1</text:bookmark-ref>.<text:bookmark-end text:name="__RefNumPara__28188_1937019509"/></text:p>
        </text:list-item>
        <text:list-item>
          <text:p text:style-name="P293"><text:bookmark-start text:name="__RefNumPara__30682_1937019509"/><text:span text:style-name="T176">With </text:span><text:span text:style-name="T79">t</text:span><text:span text:style-name="T80">he</text:span><text:span text:style-name="T176"> mouse, select the range containing both the variable range that you defined in step </text:span><text:span text:style-name="T176"><text:bookmark-ref text:reference-format="number" text:ref-name="__RefNumPara__28188_1937019509">2</text:bookmark-ref></text:span><text:span text:style-name="T176"><text:s/>and the adjacent empty cells that follow it. Depending on how your variable range is arrayed, these empty cells will either be in the column to the right (if the range is in a column) or in the row immediately below (if it is in a row).</text:span><text:bookmark-end text:name="__RefNumPara__30682_1937019509"/></text:p>
        </text:list-item>
        <text:list-item>
          <text:p text:style-name="P293"><text:span text:style-name="T177">Select </text:span><text:span text:style-name="Strong_20_Emphasis"><text:span text:style-name="T177">Data &gt; Multiple Operations</text:span></text:span> <text:span text:style-name="T177">to open the Multiple Operations dialog.</text:span></text:p>
        </text:list-item>
        <text:list-item>
          <text:p text:style-name="P293"><text:span text:style-name="T268">Click on the </text:span><text:span text:style-name="Emphasis"><text:span text:style-name="T177">Formulas </text:span></text:span><text:span text:style-name="T177">field and type a cell reference to the formula you defined in step </text:span><text:span text:style-name="T177"><text:bookmark-ref text:reference-format="number" text:ref-name="__RefNumPara__28186_1937019509">1</text:bookmark-ref></text:span><text:span text:style-name="T177"><text:s/>or select the cell with </text:span><text:span text:style-name="T81">t</text:span><text:span text:style-name="T80">he</text:span><text:span text:style-name="T177"> mouse. Use the associated </text:span><text:span text:style-name="Strong_20_Emphasis"><text:span text:style-name="T178">Shrink / Expand</text:span></text:span> <text:span text:style-name="T178">button if you need to minimize the dialog while selecting the cell.</text:span></text:p>
        </text:list-item>
        <text:list-item>
          <text:p text:style-name="P293"><text:span text:style-name="T177">If the range from step </text:span><text:span text:style-name="T177"><text:bookmark-ref text:reference-format="number" text:ref-name="__RefNumPara__28188_1937019509">2</text:bookmark-ref></text:span><text:span text:style-name="T177"><text:s/>is arrayed in a column, then click on the</text:span><text:span text:style-name="Emphasis"><text:span text:style-name="T178"> Column input cell </text:span></text:span><text:span text:style-name="T178">field and type a cell reference to the variable that you want to use or select the cell with the mouse. If the range is in a row, then use the </text:span><text:span text:style-name="Emphasis"><text:span text:style-name="T178">Row input cell </text:span></text:span><text:span text:style-name="T178">field instead.</text:span></text:p>
        </text:list-item>
        <text:list-item>
          <text:p text:style-name="P293"><text:span text:style-name="T175">Click </text:span><text:span text:style-name="Strong_20_Emphasis"><text:span text:style-name="T175">OK </text:span></text:span><text:span text:style-name="T175">to run the tool. The Multiple Operations tool will generate its results in the empty cells that you selected in step </text:span><text:span text:style-name="T175"><text:bookmark-ref text:reference-format="number-all-superior" text:ref-name="__RefNumPara__30682_1937019509">3</text:bookmark-ref></text:span><text:span text:style-name="T175">. Each result value corresponds to the variable value adjacent to it, and together they form the entries of a results table.</text:span></text:p>
        </text:list-item>
      </text:list>
      <text:h text:style-name="P226" text:outline-level="3"><text:bookmark-start text:name="__RefHeading__16746_1550029726"/><text:span text:style-name="T174">An example</text:span> with one formula and one variable<text:bookmark-end text:name="__RefHeading__16746_1550029726"/></text:h>
      <text:p text:style-name="P55">Using the Multiple Operations tool is best explained by example. Suppose that you produce toys that you sell for $10 each (cell B1 <text:span text:style-name="T303">of a worksheet</text:span>). Each toy costs $2 to make (B2), and you have a fixed annual cost of $10,000 (B3). <text:span text:style-name="T279">What is the minimum number of</text:span> toys <text:span text:style-name="T279">that you must</text:span> sell to break even? Suppose that our initial estimate of quantity sold is 2,000 (B4).</text:p>
      <text:p text:style-name="P60">To answer this question:</text:p>
      <text:list xml:id="list90452648974494" text:continue-list="list90452805380944" text:style-name="Numbering_20_1">
        <text:list-item text:start-value="1">
          <text:p text:style-name="P285"><text:span text:style-name="T181">Enter the following formula into B5: </text:span><text:span text:style-name="Code"><text:span text:style-name="T180">=B4*(B1-B2)-B3</text:span></text:span><text:span text:style-name="T179">. This formula represents the equation </text:span><text:span text:style-name="Emphasis"><text:span text:style-name="T179">Profit = Quantity * (Selling price – Direct costs) – Fixed costs. </text:span></text:span><text:span text:style-name="T179">With this equation, our initial quantity produces a $6,000 profit, which is higher than the break-even point.</text:span></text:p>
        </text:list-item>
        <text:list-item>
          <text:p text:style-name="P273"><text:soft-page-break/>In D<text:span text:style-name="T304">2:D11</text:span>, enter <text:span text:style-name="T362">a range of alternate quantities from</text:span> <text:span text:style-name="Code">500</text:span> to <text:span text:style-name="Code">5000</text:span> in steps of <text:span text:style-name="Code">500</text:span>.</text:p>
        </text:list-item>
        <text:list-item>
          <text:p text:style-name="P273">Select the range D2:E11 <text:span text:style-name="T280">to define the results table. This range includes the alternate quantity</text:span> values <text:span text:style-name="T271">(</text:span>column D<text:span text:style-name="T271">)</text:span> and the empty <text:span text:style-name="T181">results </text:span>cells <text:span text:style-name="T271">(</text:span>column E<text:span text:style-name="T271">)</text:span>.</text:p>
        </text:list-item>
        <text:list-item>
          <text:p text:style-name="P273"><text:span text:style-name="T181">Select</text:span> <text:span text:style-name="Strong_20_Emphasis">Data &gt; Multiple Operations</text:span> <text:span text:style-name="T129">to open the Multiple Operations dialog</text:span>.</text:p>
        </text:list-item>
        <text:list-item>
          <text:p text:style-name="P273"><text:span text:style-name="T189">Using</text:span> the <text:span text:style-name="Emphasis">Formulas</text:span> field, <text:span text:style-name="T181">select the cell</text:span> B5.</text:p>
        </text:list-item>
        <text:list-item>
          <text:p text:style-name="P273"><text:span text:style-name="T189">Using</text:span> the <text:span text:style-name="Emphasis">Column input cell</text:span> field, <text:span text:style-name="T181">select the cell</text:span> B4 <text:span text:style-name="T181">to set the quantity as the variable for our calculations</text:span>. <text:span text:style-name="T129">Figure </text:span><text:span text:style-name="T129"><text:sequence-ref text:reference-format="value" text:ref-name="refFigure16">17</text:sequence-ref></text:span><text:s/>shows the worksheet and Multiple <text:span text:style-name="T281">O</text:span>perations dialog <text:span text:style-name="T270">at this point</text:span>.</text:p>
        </text:list-item>
      </text:list>
      <text:p text:style-name="Figure"><draw:frame draw:style-name="fr7" draw:name="Frame68" text:anchor-type="as-char" svg:width="5.0957in" draw:z-index="56"><draw:text-box fo:min-height="4.689in"><text:p text:style-name="Caption"><draw:frame draw:style-name="fr11" draw:name="Image49" text:anchor-type="paragraph" svg:width="4.9925in" svg:height="4.4134in" draw:z-index="57"><draw:image xlink:href="Pictures/10000000000001DF000001C297909CAD8C15C84D.png" xlink:type="simple" xlink:show="embed" xlink:actuate="onLoad" loext:mime-type="image/png"/></draw:frame><text:span text:style-name="T172"><text:line-break/></text:span>Figure <text:sequence text:ref-name="refFigure16" text:name="Figure" text:formula="ooow:Figure+1" style:num-format="1">17</text:sequence>: Inputs to Multiple Operations <text:span text:style-name="T272">tool</text:span> for one formula,one variable</text:p></draw:text-box></draw:frame></text:p>
      <text:list xml:id="list90452585483956" text:continue-numbering="true" text:style-name="Numbering_20_1">
        <text:list-item>
          <text:p text:style-name="P273">Klepneme na <text:span text:style-name="Strong_20_Emphasis">OK</text:span>. The profits for the different quantities are now shown in column E <text:span text:style-name="T269">(Figure </text:span><text:span text:style-name="T269"><text:sequence-ref text:reference-format="value" text:ref-name="refFigure17">18</text:sequence-ref></text:span><text:span text:style-name="T269">)</text:span>. <text:span text:style-name="T273">We can see that the break-even point is between </text:span><text:span text:style-name="Code"><text:span text:style-name="T273">1000</text:span></text:span><text:span text:style-name="T273"> and </text:span><text:span text:style-name="Code"><text:span text:style-name="T273">1500</text:span></text:span><text:span text:style-name="T273"> toys sold – namely, </text:span><text:span text:style-name="Code"><text:span text:style-name="T273">1250</text:span></text:span><text:span text:style-name="T273">.</text:span></text:p>
        </text:list-item>
      </text:list>
      <text:p text:style-name="Figure"><draw:frame draw:style-name="fr4" draw:name="Frame8" text:anchor-type="as-char" svg:width="5.4591in" draw:z-index="0"><draw:text-box fo:min-height="2.6602in"><text:p text:style-name="Caption"><draw:frame draw:style-name="fr10" draw:name="graphics10" text:anchor-type="paragraph" svg:x="0in" svg:y="0in" svg:width="5.0118in" svg:height="2.4807in" draw:z-index="1"><draw:image xlink:href="Pictures/10000000000001E1000000EE6F15FED11FC5487C.png" xlink:type="simple" xlink:show="embed" xlink:actuate="onLoad" loext:mime-type="image/png"/></draw:frame>Figure <text:sequence text:ref-name="refFigure17" text:name="Figure" text:formula="ooow:Figure+1" style:num-format="1">18</text:sequence>: <text:span text:style-name="T130">R</text:span>esult<text:span text:style-name="T131">s</text:span> <text:span text:style-name="T130">of</text:span> <text:span text:style-name="T138">M</text:span>ultiple <text:span text:style-name="T138">O</text:span>perations <text:span text:style-name="T138">tool for one formula and one variable</text:span></text:p></draw:text-box></draw:frame></text:p>
      <text:p text:style-name="Figure"><text:soft-page-break/><draw:frame draw:style-name="fr3" draw:name="Frame7" text:anchor-type="as-char" draw:z-index="58"><draw:text-box fo:min-height="0.2in" fo:min-width="0.7902in"><text:p text:style-name="Frame_20_contents"><draw:frame draw:style-name="fr6" draw:name="Frame69" text:anchor-type="as-char" svg:y="-3.1209in" svg:width="5.8701in" draw:z-index="59"><draw:text-box fo:min-height="3.2598in"><text:p text:style-name="Caption"><draw:frame draw:style-name="fr9" draw:name="Image50" text:anchor-type="paragraph" svg:width="5.8701in" style:rel-width="100%" svg:height="3.2598in" style:rel-height="scale" draw:z-index="60"><draw:image xlink:href="Pictures/1000020100000233000001395570F3D7544BA4AE.png" xlink:type="simple" xlink:show="embed" xlink:actuate="onLoad" loext:mime-type="image/png"/></draw:frame><text:span text:style-name="T172"><text:line-break/></text:span>Figure <text:sequence text:ref-name="refFigure18" text:name="Figure" text:formula="ooow:Figure+1" style:num-format="1">19</text:sequence>: <text:span text:style-name="T284">XY scatterplot of profit over quantity of toys sold (example of visualization)</text:span></text:p></draw:text-box></draw:frame></text:p></draw:text-box></draw:frame></text:p>
      <text:h text:style-name="Heading_20_2" text:outline-level="2"><text:bookmark-start text:name="__RefHeading__16748_1550029726"/>Calculating with several formulas simultaneously<text:bookmark-end text:name="__RefHeading__16748_1550029726"/></text:h>
      <text:p text:style-name="P61">Using the Multiple Operations tool with multiple formulas follows nearly the same process as with one formula, but with two important differences:</text:p>
      <text:list xml:id="list90451195534559" text:continue-list="list90452585483956" text:style-name="Numbering_20_1">
        <text:list-item text:start-value="1">
          <text:p text:style-name="P294">For each formula <text:span text:style-name="T282">that </text:span>you add, you must also add <text:span text:style-name="T305">a corresponding</text:span> column or row to the results table to contain the output of that formula.</text:p>
        </text:list-item>
        <text:list-item>
          <text:p text:style-name="Numbering_20_1"><text:span text:style-name="T188">How you initially arrange your formulas determines how their results will be displayed in the results table. For example, if you arrange the formulas </text:span><text:span text:style-name="Emphasis"><text:span text:style-name="T183">A</text:span></text:span>, <text:span text:style-name="Emphasis"><text:span text:style-name="T183">B,</text:span></text:span> <text:span text:style-name="T183">and </text:span><text:span text:style-name="Emphasis"><text:span text:style-name="T183">C</text:span></text:span> <text:span text:style-name="T183">in a single row in that order, then Calc will generate the results of </text:span><text:span text:style-name="Emphasis"><text:span text:style-name="T183">A</text:span></text:span> <text:span text:style-name="T183">in the first results table column, the results of </text:span><text:span text:style-name="Emphasis"><text:span text:style-name="T183">B</text:span></text:span> <text:span text:style-name="T183">in the second column, and the results of </text:span><text:span text:style-name="Emphasis"><text:span text:style-name="T183">C</text:span></text:span> <text:span text:style-name="T183">in the third.</text:span></text:p>
        </text:list-item>
      </text:list>
      <text:list xml:id="list90451521727187" text:continue-list="list90451524341087" text:style-name="Heading_20_Note">
        <text:list-item>
          <text:p text:style-name="P237">Poznámka</text:p>
        </text:list-item>
      </text:list>
      <text:p text:style-name="P149"><text:span text:style-name="T187">The Multiple Operations tool only accepts formulas arranged in a single row or column, depending on how your results table is oriented. If the table is column-oriented </text:span><text:span text:style-name="T57">–</text:span><text:span text:style-name="T187"> that is, the way it is in our sales data example </text:span><text:span text:style-name="T57">–</text:span><text:span text:style-name="T187"> then your formulas must be arranged in a row. If the table is row-oriented, then your formulas must be in a column.</text:span></text:p>
      <text:list xml:id="list90451789704143" text:continue-list="list3567851769" text:style-name="Heading_20_Caution">
        <text:list-item>
          <text:p text:style-name="P231">Upozornění</text:p>
        </text:list-item>
      </text:list>
      <text:p text:style-name="P148">Be careful not to add empty cells between formulas, as the<text:span text:style-name="T184">y will create gaps in the results table and may cause some results not to appear if you don't select enough rows or columns for the table.</text:span></text:p>
      <text:h text:style-name="P228" text:outline-level="3"><text:bookmark-start text:name="__RefHeading___Toc72503_1696949546"/>An example with two formulas and one variable<text:bookmark-end text:name="__RefHeading___Toc72503_1696949546"/></text:h>
      <text:p text:style-name="P42">Using our sales data example, suppose that we want to calculate the annual profit per item sold in addition to the annual overall profit. To calculate the results:</text:p>
      <text:list xml:id="list90451496202322" text:continue-list="list90451195534559" text:style-name="Numbering_20_1">
        <text:list-item text:start-value="1">
          <text:p text:style-name="P273">In the sheet from the previous example, delete the <text:span text:style-name="T185">results in</text:span> column E.</text:p>
        </text:list-item>
        <text:list-item>
          <text:p text:style-name="P273">Enter the following formula in C5: <text:span text:style-name="Code">=B5/B4</text:span>. You are now calculating the annual profit per item sold.</text:p>
        </text:list-item>
        <text:list-item>
          <text:p text:style-name="P273">Select the range D2:F11 <text:span text:style-name="T282">for the results table</text:span>. <text:span text:style-name="T188">Column F will contain the results of the annual profit per item formula in C5.</text:span></text:p>
        </text:list-item>
        <text:list-item>
          <text:p text:style-name="P273"><text:soft-page-break/><text:span text:style-name="T186">Select</text:span> <text:span text:style-name="Strong_20_Emphasis">Data &gt; Multiple Operations</text:span> <text:span text:style-name="T131">from the Menu bar to open the Multiple Operations dialog</text:span>.</text:p>
        </text:list-item>
        <text:list-item>
          <text:p text:style-name="P273"><text:span text:style-name="T189">Using</text:span> the <text:span text:style-name="Emphasis">Formulas</text:span> field, select <text:span text:style-name="T186">the range</text:span> B5:C5.</text:p>
        </text:list-item>
        <text:list-item>
          <text:p text:style-name="P273"><text:span text:style-name="T189">Using</text:span> the <text:span text:style-name="Emphasis">Column input cell</text:span> field, <text:span text:style-name="T186">select the cell</text:span> B4. <text:span text:style-name="T133">Figure </text:span><text:sequence-ref text:reference-format="value" text:ref-name="refFigure19">20</text:sequence-ref><text:s/>shows the worksheet and the dialog <text:span text:style-name="T306">at this point</text:span>.</text:p>
        </text:list-item>
      </text:list>
      <text:p text:style-name="Figure"><draw:frame draw:style-name="fr4" draw:name="Frame9" text:anchor-type="as-char" svg:width="5.8035in" svg:height="4.7327in" draw:z-index="61"><draw:text-box><text:p text:style-name="Caption"><draw:frame draw:style-name="fr10" draw:name="graphics11" text:anchor-type="paragraph" svg:x="0in" svg:y="0in" svg:width="5.8035in" svg:height="4.4925in" draw:z-index="62"><draw:image xlink:href="Pictures/100000000000022D000001AF715D3784946D2A23.png" xlink:type="simple" xlink:show="embed" xlink:actuate="onLoad" loext:mime-type="image/png"/></draw:frame>Figure <text:sequence text:ref-name="refFigure19" text:name="Figure" text:formula="ooow:Figure+1" style:num-format="1">20</text:sequence>: <text:span text:style-name="T131">Inputs to Multiple Operations tool for one variable and two formulas</text:span></text:p></draw:text-box></draw:frame></text:p>
      <text:list xml:id="list90451829814481" text:continue-numbering="true" text:style-name="Numbering_20_1">
        <text:list-item>
          <text:p text:style-name="P273">Klepneme na <text:span text:style-name="Strong_20_Emphasis">OK</text:span>. Now the profits are listed in column E and the annual profit per item in column F.</text:p>
        </text:list-item>
      </text:list>
      <text:p text:style-name="Figure"><draw:frame draw:style-name="fr4" draw:name="Frame10" text:anchor-type="as-char" svg:width="5.8154in" draw:z-index="63"><draw:text-box fo:min-height="2.6445in"><text:p text:style-name="Caption"><draw:frame draw:style-name="fr12" draw:name="graphics12" text:anchor-type="paragraph" svg:x="0in" svg:width="5.8154in" svg:height="2.4484in" draw:z-index="64"><draw:image xlink:href="Pictures/100000000000022E000000EBA66035FBAFA2B961.png" xlink:type="simple" xlink:show="embed" xlink:actuate="onLoad" loext:mime-type="image/png"/></draw:frame>Figure <text:sequence text:ref-name="refFigure20" text:name="Figure" text:formula="ooow:Figure+1" style:num-format="1">21</text:sequence>: Results <text:span text:style-name="T131">of</text:span> <text:span text:style-name="T138">M</text:span>ultiple <text:span text:style-name="T138">O</text:span>perations <text:span text:style-name="T138">tool </text:span>for one variable and two formulas</text:p></draw:text-box></draw:frame></text:p>
      <text:h text:style-name="P208" text:outline-level="2"><text:bookmark-start text:name="__RefHeading__16750_1550029726"/><text:soft-page-break/>Multiple operations <text:span text:style-name="T190">with two variables</text:span><text:bookmark-end text:name="__RefHeading__16750_1550029726"/></text:h>
      <text:p text:style-name="P8">When you use the Multiple Operations tool with two variables, it creates a two-dimensional results table. Each variable defines one of the table’s dimensions such that the alternate values for both variables serve as the table’s row and column headings, <text:span text:style-name="T363">respectively</text:span>. Each cell in the table corresponds to a distinct pair of row and column heading <text:span text:style-name="T282">values</text:span>. In turn, the results in each cell are <text:span text:style-name="T307">created from</text:span> <text:span text:style-name="T282">these</text:span> values for both variables.</text:p>
      <text:p text:style-name="P43"><text:span text:style-name="T194">Since you are using two variables, you must use both the </text:span><text:span text:style-name="Emphasis"><text:span text:style-name="T194">Column input cell </text:span></text:span><text:span text:style-name="T194">and </text:span><text:span text:style-name="Emphasis"><text:span text:style-name="T194">Row input cell </text:span></text:span><text:span text:style-name="T194">dialog fields to define them. The order is important; the </text:span><text:span text:style-name="Emphasis"><text:span text:style-name="T194">Column input cell </text:span></text:span><text:span text:style-name="T308">field corresponds to the row heading values, while the </text:span><text:span text:style-name="Emphasis"><text:span text:style-name="T194">Row input cell </text:span></text:span><text:span text:style-name="T194">field corresponds to the column heading values.</text:span></text:p>
      <text:list xml:id="list90451782067203" text:continue-list="list90452655898086" text:style-name="Heading_20_Tip">
        <text:list-item>
          <text:p text:style-name="P245">Tip</text:p>
        </text:list-item>
      </text:list>
      <text:p text:style-name="Text_20_Note">A good guideline to remember is that since column headings are in a row <text:span text:style-name="T194">at the top of the table</text:span>, they correspond <text:span text:style-name="T194">to the </text:span><text:span text:style-name="Emphasis"><text:span text:style-name="T194">Row input cell</text:span></text:span> <text:span text:style-name="T194">field. Likewise, row headings are in a column, so they correspond to the </text:span><text:span text:style-name="Emphasis"><text:span text:style-name="T194">Column input cell </text:span></text:span><text:span text:style-name="T194">field.</text:span></text:p>
      <text:list xml:id="list90453149789311" text:continue-list="list90451521727187" text:style-name="Heading_20_Note">
        <text:list-item>
          <text:p text:style-name="P238">Poznámka</text:p>
        </text:list-item>
      </text:list>
      <text:p text:style-name="P150"><text:span text:style-name="T191">If you use two variables, th</text:span>e Multiple Operations tool <text:span text:style-name="T191">will</text:span> not work with multiple formulas. It will allow you to ent<text:span text:style-name="T191">er the extra formulas</text:span>, but will not generate the expected results for any formula beyond the first.</text:p>
      <text:h text:style-name="P229" text:outline-level="3"><text:bookmark-start text:name="__RefHeading__16752_1550029726"/>Calculating with two variables<text:bookmark-end text:name="__RefHeading__16752_1550029726"/></text:h>
      <text:p text:style-name="P42">Using our sales example, suppose that in addition to varying the quantity of toys sold, you also want to vary the unit sale price as well. To calculate the results:</text:p>
      <text:list xml:id="list90451245647529" text:continue-list="list90451829814481" text:style-name="Numbering_20_1">
        <text:list-item text:start-value="1">
          <text:p text:style-name="P286">Expand the <text:span text:style-name="T283">sales data table</text:span> <text:span text:style-name="T192">by entering</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192">in the range E1:H1</text:span>.</text:p>
        </text:list-item>
        <text:list-item>
          <text:p text:style-name="P295">Select the range D1:H11 for the results table.</text:p>
        </text:list-item>
        <text:list-item>
          <text:p text:style-name="P286"><text:span text:style-name="T283">Select </text:span><text:span text:style-name="Strong_20_Emphasis"><text:span text:style-name="T283">Data &gt; Multiple Operations</text:span></text:span><text:span text:style-name="T283"> from the Menu bar to open the Multiple Operations dialog.</text:span></text:p>
        </text:list-item>
        <text:list-item>
          <text:p text:style-name="P287"><text:span text:style-name="T192">Using</text:span> the <text:span text:style-name="Emphasis">Formulas</text:span> field, <text:span text:style-name="T192">select</text:span> cell B5.</text:p>
        </text:list-item>
        <text:list-item>
          <text:p text:style-name="P287"><text:span text:style-name="T192">Using</text:span> the <text:span text:style-name="Emphasis">Row input cell</text:span> field, <text:span text:style-name="T192">select</text:span> cell B1. <text:span text:style-name="T192">The column headings </text:span><text:span text:style-name="T61">–</text:span> <text:span text:style-name="Code"><text:span text:style-name="T143">$</text:span></text:span><text:span text:style-name="Code">8</text:span>, <text:span text:style-name="Code"><text:span text:style-name="T143">$</text:span></text:span><text:span text:style-name="Code">10</text:span>, <text:span text:style-name="Code"><text:span text:style-name="T143">$</text:span></text:span><text:span text:style-name="Code">15</text:span> and <text:span text:style-name="Code"><text:span text:style-name="T143">$</text:span></text:span><text:span text:style-name="Code">20</text:span> <text:span text:style-name="T51">–</text:span> <text:span text:style-name="T192">are now linked to the unit sale price variable defined in cell B1</text:span>.</text:p>
        </text:list-item>
        <text:list-item>
          <text:p text:style-name="P287"><text:span text:style-name="T193">Using</text:span> the <text:span text:style-name="Emphasis">Column input cell</text:span> field, <text:span text:style-name="T193">select</text:span> cell B4. <text:span text:style-name="T139">The row headings </text:span><text:span text:style-name="T53">–</text:span><text:span text:style-name="T139"> </text:span><text:span text:style-name="Code"><text:span text:style-name="T139">500</text:span></text:span><text:span text:style-name="T139">, </text:span><text:span text:style-name="Code"><text:span text:style-name="T139">1000</text:span></text:span><text:span text:style-name="T139">, </text:span><text:span text:style-name="T53">...</text:span> , <text:span text:style-name="Code"><text:span text:style-name="T139">5000</text:span></text:span><text:span text:style-name="T139"> </text:span><text:span text:style-name="T53">–</text:span><text:span text:style-name="T139"> are now linked to the quantity sold variable defined in cell B4. Figure </text:span><text:span text:style-name="T139"><text:sequence-ref text:reference-format="value" text:ref-name="refFigure21">22</text:sequence-ref></text:span><text:span text:style-name="T139"><text:s/>shows the worksheet and dialog at this point.</text:span></text:p>
        </text:list-item>
        <text:list-item>
          <text:p text:style-name="P288">Klepneme na <text:span text:style-name="Strong_20_Emphasis">OK</text:span>. The profits for the different <text:span text:style-name="T309">sale</text:span> prices <text:span text:style-name="T139">and quantities </text:span>are now shown in the range E2:H11 (<text:span text:style-name="T133">Figure </text:span><text:span text:style-name="T133"><text:sequence-ref text:reference-format="page" text:ref-name="refFigure21">23</text:sequence-ref></text:span>).</text:p>
        </text:list-item>
      </text:list>
      <text:p text:style-name="Figure"><text:soft-page-break/><draw:frame draw:style-name="fr5" draw:name="Frame6" text:anchor-type="as-char" svg:width="6.4827in" draw:z-index="65"><draw:text-box fo:min-height="4.1465in"><text:p text:style-name="Caption"><draw:frame draw:style-name="fr8" draw:name="Image44" text:anchor-type="paragraph" svg:width="6.5429in" svg:height="3.9366in" draw:z-index="66"><draw:image xlink:href="Pictures/10000000000002CE000001B0F01ABE6A4575F25F.png" xlink:type="simple" xlink:show="embed" xlink:actuate="onLoad" loext:mime-type="image/png"/></draw:frame>Figure <text:sequence text:ref-name="refFigure21" text:name="Figure" text:formula="ooow:Figure+1" style:num-format="1">22</text:sequence>: <text:span text:style-name="T132">Inputs to Multiple Operations tool for two variables</text:span></text:p></draw:text-box></draw:frame></text:p>
      <text:p text:style-name="Figure"><draw:frame draw:style-name="fr4" draw:name="Frame12" text:anchor-type="as-char" draw:z-index="67"><draw:text-box fo:min-height="2.3409in" fo:min-width="6.5398in"><text:p text:style-name="Caption"><draw:frame draw:style-name="fr10" draw:name="graphics14" text:anchor-type="paragraph" svg:x="0in" svg:y="0in" svg:width="6.5398in" svg:height="2.1654in" draw:z-index="68"><draw:image xlink:href="Pictures/10000000000002CE000000EE6F1CD74C1DAB44ED.png" xlink:type="simple" xlink:show="embed" xlink:actuate="onLoad" loext:mime-type="image/png"/></draw:frame>Figure <text:sequence text:ref-name="refFigure22" text:name="Figure" text:formula="ooow:Figure+1" style:num-format="1">23</text:sequence>: Results of <text:span text:style-name="T139">M</text:span>ultiple <text:span text:style-name="T139">O</text:span>perations <text:span text:style-name="T139">tool for two variables</text:span></text:p></draw:text-box></draw:frame></text:p>
      <text:h text:style-name="P199" text:outline-level="1"><text:bookmark-start text:name="__RefHeading__16754_1550029726"/><text:alphabetical-index-mark text:string-value="goal seek tool"/><text:alphabetical-index-mark text:string-value="goal seek tool" text:key1="data analysis"/>Using Goal Seek<text:bookmark-end text:name="__RefHeading__16754_1550029726"/></text:h>
      <text:p text:style-name="P56"><text:span text:style-name="T195">In addition to scenarios and the Multiple Operations tool, Calc has a third “what-if” analysis tool: Goal Seek. </text:span>Usually, you <text:span text:style-name="T195">use</text:span> a formula to calculate a result <text:span text:style-name="T196">from</text:span> existing values. <text:span text:style-name="T121">In</text:span> contrast, <text:span text:style-name="T196">with Goal Seek, you work backwards from a result to discover what values produce it. This feature is useful if you already know the outcome you want, but need to answer questions such as how to reach it or how it could be changed if you altered conditions.</text:span></text:p>
      <text:p text:style-name="P69"><text:span text:style-name="T286">To use this tool, select </text:span><text:span text:style-name="Strong_20_Emphasis"><text:span text:style-name="T286">Tools &gt; Goal Seek </text:span></text:span><text:span text:style-name="T286">from the Menu bar to open the Goal Seek dialog (Figure </text:span><text:span text:style-name="T286"><text:sequence-ref text:reference-format="value" text:ref-name="refFigure23">24</text:sequence-ref></text:span><text:span text:style-name="T286">).</text:span></text:p>
      <text:list xml:id="list90452745636200" text:continue-list="list90453149789311" text:style-name="Heading_20_Note">
        <text:list-item>
          <text:p text:style-name="P239">Poznámka</text:p>
        </text:list-item>
      </text:list>
      <text:p text:style-name="Text_20_Note">Only one argument can be altered at a time in a single goal seek. If you need to test multiple arguments, then you must run <text:span text:style-name="T370">a </text:span>separate goal seek on each one.</text:p>
      <text:p text:style-name="Figure"><text:soft-page-break/><draw:frame draw:style-name="fr3" draw:name="Frame70" text:anchor-type="as-char" draw:z-index="69"><draw:text-box fo:min-height="0.2in" fo:min-width="0.7902in"><text:p text:style-name="Frame_20_contents"><draw:frame draw:style-name="fr1" draw:name="Frame71" text:anchor-type="as-char" svg:width="3.8902in" draw:z-index="70"><draw:text-box fo:min-height="1.6701in"><text:p text:style-name="Caption"><draw:frame draw:style-name="fr9" draw:name="Image51" text:anchor-type="paragraph" svg:width="3.8902in" style:rel-width="100%" svg:height="1.6701in" style:rel-height="scale" draw:z-index="71"><draw:image xlink:href="Pictures/1000000000000175000000A0D19048092F4CB60C.png" xlink:type="simple" xlink:show="embed" xlink:actuate="onLoad" loext:mime-type="image/png"/></draw:frame><text:span text:style-name="T172"><text:line-break/></text:span>Figure <text:sequence text:ref-name="refFigure23" text:name="Figure" text:formula="ooow:Figure+1" style:num-format="1">24</text:sequence>: Goal Seek dialog</text:p></draw:text-box></draw:frame></text:p></draw:text-box></draw:frame></text:p>
      <text:h text:style-name="P205" text:outline-level="2"><text:bookmark-start text:name="__RefHeading__16756_1550029726"/>Goal Seek example<text:bookmark-end text:name="__RefHeading__16756_1550029726"/></text:h>
      <text:p text:style-name="P9"><text:span text:style-name="T197">To illustrate how to use Goal Seek, suppose that we want to calculate the annual interest return for an account. </text:span>To calculate annual interest (<text:span text:style-name="Code">I</text:span>), <text:span text:style-name="T198">we must </text:span>create a table with values for the capital (<text:span text:style-name="Code">C</text:span>), <text:span text:style-name="T198">the interest period length in</text:span> years (<text:span text:style-name="Code">n</text:span>), and <text:span text:style-name="T198">the </text:span>interest rate (<text:span text:style-name="Code">i</text:span>). The formula is <text:span text:style-name="Code">I = C*n*i</text:span>.</text:p>
      <text:p text:style-name="P59"><text:span text:style-name="T200">Suppose</text:span> that the interest rate <text:span text:style-name="Code"><text:span text:style-name="T199">i</text:span></text:span><text:span text:style-name="Code"> </text:span><text:span text:style-name="Code"><text:span text:style-name="T198">= 7.5%</text:span></text:span><text:span text:style-name="T200"> (cell B3 of a worksheet) </text:span>and the <text:span text:style-name="T198">period length</text:span> <text:span text:style-name="Code">n </text:span><text:span text:style-name="Code"><text:span text:style-name="T198">= 1</text:span></text:span><text:span text:style-name="T200"> (B2) remain</text:span> constant. <text:span text:style-name="T200">We want to know </text:span>how much investment capital <text:span text:style-name="Code">C</text:span> <text:span text:style-name="T200">is needed to achieve a return of </text:span><text:span text:style-name="Code">I </text:span><text:span text:style-name="Code"><text:span text:style-name="T200">= $15,000</text:span></text:span>. <text:span text:style-name="T200">Assume that our initial capital estimate is </text:span><text:span text:style-name="Code"><text:span text:style-name="T200">C = $100,000</text:span></text:span><text:span text:style-name="T200"> (B1)</text:span>.</text:p>
      <text:p text:style-name="P44">To calculate the return:</text:p>
      <text:list xml:id="list90452374444205" text:continue-list="list90451245647529" text:style-name="Numbering_20_1">
        <text:list-item text:start-value="1">
          <text:p text:style-name="P296"><text:span text:style-name="T285">Enter the return formula (</text:span><text:span text:style-name="Code"><text:span text:style-name="T285">=B1*B2*B3</text:span></text:span><text:span text:style-name="T285">) into B4 and select the cell with </text:span><text:span text:style-name="T82">t</text:span><text:span text:style-name="T83">he</text:span><text:span text:style-name="T285"> mouse.</text:span></text:p>
        </text:list-item>
        <text:list-item>
          <text:p text:style-name="P296"><text:span text:style-name="T201">Select</text:span> <text:span text:style-name="Strong_20_Emphasis">Tools &gt; Goal Seek</text:span> <text:span text:style-name="T122">from the Menu bar to open the Goal Seek dialog</text:span>.</text:p>
        </text:list-item>
        <text:list-item>
          <text:p text:style-name="P297"><text:span text:style-name="T202">B4</text:span> <text:span text:style-name="T122">should</text:span> <text:span text:style-name="T202">already be </text:span>entered in the <text:span text:style-name="Emphasis">Formula cell</text:span> field. <text:span text:style-name="T122">However, if you want to select a different cell, </text:span><text:span text:style-name="T106">use the associated </text:span><text:span text:style-name="Strong_20_Emphasis"><text:span text:style-name="T105">Shrink / </text:span></text:span><text:span text:style-name="Strong_20_Emphasis"><text:span text:style-name="T110">Expand</text:span></text:span><text:span text:style-name="Strong_20_Emphasis"><text:span text:style-name="T105"> </text:span></text:span><text:span text:style-name="T105">button to minimize the dialog while you select the </text:span><text:span text:style-name="T107">required </text:span><text:span text:style-name="T105">cell</text:span><text:span text:style-name="Strong_20_Emphasis"><text:span text:style-name="T105">.</text:span></text:span></text:p>
        </text:list-item>
        <text:list-item>
          <text:p text:style-name="P297"><text:span text:style-name="T287">Click on</text:span> the <text:span text:style-name="Emphasis">Variable cell</text:span> field, <text:span text:style-name="T287">then type a reference to cell B1 or select it with the mouse to make the capital the variable in the current Goal Seek.</text:span></text:p>
        </text:list-item>
        <text:list-item>
          <text:p text:style-name="P273">Enter the desired <text:span text:style-name="T202">formula </text:span>result in the <text:span text:style-name="Emphasis">Target value</text:span> field. In this example, the value is <text:span text:style-name="Code">15000</text:span>. <text:span text:style-name="T133">Figure </text:span><text:span text:style-name="T133"><text:sequence-ref text:reference-format="value" text:ref-name="refFigure24">25</text:sequence-ref></text:span><text:s/>shows the cells and <text:span text:style-name="T143">dialog </text:span>fields <text:span text:style-name="T310">at this point</text:span>.</text:p>
        </text:list-item>
      </text:list>
      <text:p text:style-name="Figure"><draw:frame draw:style-name="fr4" draw:name="Frame13" text:anchor-type="as-char" svg:width="4.3744in" draw:z-index="72"><draw:text-box fo:min-height="3.1161in"><text:p text:style-name="Caption"><draw:frame draw:style-name="fr10" draw:name="graphics15" text:anchor-type="paragraph" svg:x="0in" svg:y="0in" svg:width="4.3744in" svg:height="2.898in" draw:z-index="73"><draw:image xlink:href="Pictures/10000000000001A400000116D3309E2F93EF6169.png" xlink:type="simple" xlink:show="embed" xlink:actuate="onLoad" loext:mime-type="image/png"/></draw:frame>Figure <text:sequence text:ref-name="refFigure24" text:name="Figure" text:formula="ooow:Figure+1" style:num-format="1">25</text:sequence>: Example setup for goal seek</text:p></draw:text-box></draw:frame></text:p>
      <text:list xml:id="list90453117698182" text:continue-numbering="true" text:style-name="Numbering_20_1">
        <text:list-item>
          <text:p text:style-name="P298">Klepneme na <text:span text:style-name="Strong_20_Emphasis">OK</text:span>. A dialog appears informing you that the <text:span text:style-name="T122">g</text:span>oal <text:span text:style-name="T122">s</text:span>eek was successful <text:span text:style-name="T288">(Figure </text:span><text:span text:style-name="T288"><text:sequence-ref text:reference-format="value" text:ref-name="refFigure25">26</text:sequence-ref></text:span><text:span text:style-name="T288">)</text:span>.</text:p>
        </text:list-item>
      </text:list>
      <text:p text:style-name="Figure"><text:soft-page-break/><draw:frame draw:style-name="fr1" draw:name="Frame17" text:anchor-type="as-char" svg:width="2.6874in" draw:z-index="74"><draw:text-box fo:min-height="1.5728in"><text:p text:style-name="Caption"><draw:frame draw:style-name="fr8" draw:name="Image41" text:anchor-type="paragraph" svg:width="2.689in" svg:height="1.5752in" draw:z-index="75"><draw:image xlink:href="Pictures/100000000000010200000097850B48F217340552.png" xlink:type="simple" xlink:show="embed" xlink:actuate="onLoad" loext:mime-type="image/png"/></draw:frame>Figure <text:sequence text:ref-name="refFigure25" text:name="Figure" text:formula="ooow:Figure+1" style:num-format="1">26</text:sequence>: Goal <text:span text:style-name="T121">s</text:span>eek result <text:span text:style-name="T121">dialog</text:span></text:p></draw:text-box></draw:frame></text:p>
      <text:list xml:id="list90451539292744" text:continue-numbering="true" text:style-name="Numbering_20_1">
        <text:list-item>
          <text:p text:style-name="P298">Click <text:span text:style-name="Strong_20_Emphasis">Yes</text:span> to enter the goal value into the variable cell. The result is shown <text:span text:style-name="T143">in Figure </text:span><text:span text:style-name="T143"><text:sequence-ref text:reference-format="value" text:ref-name="refFigure26">27</text:sequence-ref></text:span><text:span text:style-name="T143">,</text:span> indicating <text:span text:style-name="T364">that </text:span>a capital requirement of $200,000 is needed to achieve <text:span text:style-name="T202">a</text:span> $15,000 return.</text:p>
        </text:list-item>
      </text:list>
      <text:p text:style-name="Figure"><draw:frame draw:style-name="fr4" draw:name="Frame15" text:anchor-type="as-char" svg:width="3.1398in" draw:z-index="76"><draw:text-box fo:min-height="1.3535in"><text:p text:style-name="Caption"><draw:frame draw:style-name="fr10" draw:name="graphics16" text:anchor-type="paragraph" svg:x="0in" svg:y="0in" svg:width="2.3744in" svg:height="1.0945in" draw:z-index="77"><draw:image xlink:href="Pictures/10000000000000E40000006976C3B240D2A28637.png" xlink:type="simple" xlink:show="embed" xlink:actuate="onLoad" loext:mime-type="image/png"/></draw:frame>Figure <text:sequence text:ref-name="refFigure26" text:name="Figure" text:formula="ooow:Figure+1" style:num-format="1">27</text:sequence>: Result of goal seek <text:span text:style-name="T121">in worksheet</text:span></text:p></draw:text-box></draw:frame></text:p>
      <text:list xml:id="list90452305486422" text:continue-list="list90452745636200" text:style-name="Heading_20_Note">
        <text:list-item>
          <text:p text:style-name="Heading_20_Note">Poznámka</text:p>
        </text:list-item>
      </text:list>
      <text:p text:style-name="Text_20_Note"><text:span text:style-name="T366">Not every goal seek problem succeeds in returning a good result. </text:span><text:span text:style-name="T65">I</text:span><text:span text:style-name="T66">t depends on the formula used, goal value, and initial value. The goal seek algorithm iterates internally several times converging to the goal.</text:span></text:p>
      <text:h text:style-name="P196" text:outline-level="1"><text:bookmark-start text:name="__RefHeading__16758_1550029726"/><text:alphabetical-index-mark text:string-value="solver"/><text:alphabetical-index-mark text:string-value="solver" text:key1="data analysis"/>Using the <text:span text:style-name="T295">Solver</text:span><text:bookmark-end text:name="__RefHeading__16758_1550029726"/></text:h>
      <text:p text:style-name="Text_20_body">The Solver amounts to a more elaborate form of <text:span text:style-name="T140">g</text:span>oal <text:span text:style-name="T140">s</text:span>eek, <text:span text:style-name="T367">which</text:span> allows you to solve linear programming <text:span text:style-name="T67">or</text:span> <text:span text:style-name="T203">optimization </text:span>problems. A linear programming problem is concerned with minimizing or maximizing a linear function subject to a set of linear constraint<text:span text:style-name="T289">s</text:span>. Such problems arise in many scientific, engineering, business, and other disciplines. A full discussion of linear programming is beyond the scope of this guide and the interested reader is referred to relevant Operations Research websites or text books for more information.</text:p>
      <text:p text:style-name="P45">Currently, in version <text:user-defined style:data-style-name="N0" text:name="LibreOffive Version">6.2</text:user-defined>, LibreOffice <text:span text:style-name="T205">offers</text:span> the following linear solvers:</text:p>
      <text:list xml:id="list90452712204665" text:continue-list="list90452899850477" text:style-name="List_20_1">
        <text:list-item>
          <text:p text:style-name="P256"><text:span text:style-name="T204">The open source </text:span><text:span text:style-name="Emphasis"><text:span text:style-name="T204">lp_solve</text:span></text:span> <text:span text:style-name="T205">solver (prior to version 4.3)</text:span></text:p>
        </text:list-item>
        <text:list-item>
          <text:p text:style-name="P256"><text:span text:style-name="T206">The open source </text:span><text:span text:style-name="Emphasis"><text:span text:style-name="T206">CoinMP (CLP)</text:span></text:span> <text:span text:style-name="T206">linear solver (since 4.3; default)</text:span></text:p>
        </text:list-item>
      </text:list>
      <text:p text:style-name="P47"><text:span text:style-name="T220">A benchmark study involving both linear solvers suggests that </text:span><text:span text:style-name="Emphasis"><text:span text:style-name="T204">CLP</text:span></text:span> <text:span text:style-name="T204">is faster and more efficient than </text:span><text:span text:style-name="Emphasis"><text:span text:style-name="T204">lp_solve.</text:span></text:span> <text:span text:style-name="T204">In general, however, either engine will produce an accurate solution relatively quickly.</text:span></text:p>
      <text:list xml:id="list90451408743370" text:continue-list="list90452305486422" text:style-name="Heading_20_Note">
        <text:list-item>
          <text:p text:style-name="P240">Poznámka</text:p>
        </text:list-item>
      </text:list>
      <text:p text:style-name="P152">For <text:span text:style-name="T365">more</text:span> information on Calc's linear solvers, see the following links:</text:p>
      <text:p text:style-name="P153"><text:span text:style-name="Emphasis"><text:span text:style-name="T219">lp_solve</text:span></text:span> <text:span text:style-name="T56">–</text:span> <text:a xlink:type="simple" xlink:href="http://lpsolve.sourceforge.net/5.5/" text:style-name="Internet_20_link" text:visited-style-name="Visited_20_Internet_20_Link">http://lpsolve.sourceforge.net/5.5/</text:a></text:p>
      <text:p text:style-name="P153"><text:span text:style-name="Emphasis"><text:span text:style-name="T219">CLP</text:span></text:span> <text:span text:style-name="T219">and the COIN-OR Foundation</text:span> <text:span text:style-name="T56">–</text:span> <text:a xlink:type="simple" xlink:href="https://www.coin-or.org/" text:style-name="Internet_20_link" text:visited-style-name="Visited_20_Internet_20_Link">https://www.coin-or.org/</text:a></text:p>
      <text:p text:style-name="P153"><text:span text:style-name="T219">Benchmark study including both </text:span><text:span text:style-name="Emphasis"><text:span text:style-name="T219">lp_solve</text:span></text:span> <text:span text:style-name="T219">and </text:span><text:span text:style-name="Emphasis"><text:span text:style-name="T219">CLP</text:span></text:span>: <text:a xlink:type="simple" xlink:href="https://prod-ng.sandia.gov/techlib-noauth/access-control.cgi/2013/138847.pdf" text:style-name="Internet_20_link" text:visited-style-name="Visited_20_Internet_20_Link">https://prod-ng.sandia.gov/techlib-noauth/access-control.cgi/2013/138847.pdf</text:a> </text:p>
      <text:list xml:id="list90452272161385" text:continue-list="list90451789704143" text:style-name="Heading_20_Caution">
        <text:list-item>
          <text:p text:style-name="P232"><text:soft-page-break/>Upozornění</text:p>
        </text:list-item>
      </text:list>
      <text:p text:style-name="P144">LibreOffice <text:user-defined style:data-style-name="N0" text:name="LibreOffive Version">6.2</text:user-defined><text:s/><text:span text:style-name="T214">offers</text:span> a third solver engine: the <text:span text:style-name="Emphasis">LibreOffice Swarm Non-Linear Solver (experimental</text:span>). As <text:span text:style-name="T213">it</text:span> is an experimental tool, <text:span text:style-name="T140">it may not be supported in future versions of Calc, and </text:span>we recommend that you do not <text:span text:style-name="T311">use</text:span> this option unless you <text:span text:style-name="T290">are familiar with nonlinear programming concepts</text:span>.</text:p>
      <text:p text:style-name="P64">In order to use the Solver to solve a linear programming problem, you must formulate the problem <text:span text:style-name="T207">as follows</text:span>:</text:p>
      <text:list xml:id="list90451809663958" text:continue-list="list90452712204665" text:style-name="List_20_1">
        <text:list-item>
          <text:p text:style-name="P257"><text:span text:style-name="Emphasis">Decision variables</text:span> <text:span text:style-name="T51">–</text:span> <text:span text:style-name="T207">a</text:span> set of <text:span text:style-name="Emphasis">n</text:span> <text:span text:style-name="T207">non-negative </text:span>variables x<text:span text:style-name="Emphasis"><text:span text:style-name="T102">1</text:span></text:span>, <text:span text:style-name="T51">…</text:span> , x<text:span text:style-name="Emphasis"><text:span text:style-name="T102">n</text:span></text:span><text:span text:style-name="T102">,</text:span>. <text:span text:style-name="T103">Decision v</text:span>ariables may be real numbers, <text:span text:style-name="T103">but generally tend to be </text:span>integers <text:span text:style-name="T103">in many real world problems</text:span>.</text:p>
        </text:list-item>
        <text:list-item>
          <text:p text:style-name="P258"><text:span text:style-name="Emphasis">Constraints</text:span> <text:span text:style-name="T51">–</text:span> <text:span text:style-name="T207">a </text:span>set of linear equalities or inequalities involving the <text:span text:style-name="Emphasis">n</text:span> decision variables.</text:p>
        </text:list-item>
        <text:list-item>
          <text:p text:style-name="P259"><text:span text:style-name="Emphasis">Objective function</text:span> <text:span text:style-name="T51">–</text:span> <text:span text:style-name="T207">a </text:span>linear expression involving the <text:span text:style-name="Emphasis">n</text:span> decision variables.</text:p>
        </text:list-item>
      </text:list>
      <text:p text:style-name="P46">The goal is usually to find values of the decision variables that satisfy the constraints and maximize or minimize <text:span text:style-name="T208">the result of</text:span> the objective function.</text:p>
      <text:h text:style-name="P209" text:outline-level="2"><text:bookmark-start text:name="__RefHeading___Toc72509_1696949546"/>Solver dialog<text:bookmark-end text:name="__RefHeading___Toc72509_1696949546"/></text:h>
      <text:p text:style-name="P34"><text:span text:style-name="T103">After setting up the data for the problem in your Calc spreadsheet, select </text:span><text:span text:style-name="Strong_20_Emphasis">Tools &gt; Solver</text:span> <text:span text:style-name="T103">from the Menu bar to open the Solver dialog (Figure </text:span><text:span text:style-name="T103"><text:sequence-ref text:reference-format="value" text:ref-name="refFigure27">28</text:sequence-ref></text:span><text:span text:style-name="T103">).</text:span></text:p>
      <text:p text:style-name="P186"><draw:frame draw:style-name="fr1" draw:name="Frame5" text:anchor-type="as-char" svg:width="5.1673in" draw:z-index="78"><draw:text-box fo:min-height="4.9339in"><text:p text:style-name="Caption"><draw:frame draw:style-name="fr8" draw:name="Image38" text:anchor-type="paragraph" svg:width="5.1374in" svg:height="4.7083in" draw:z-index="79"><draw:image xlink:href="Pictures/10000000000001ED000001C4DB5756D63271B925.png" xlink:type="simple" xlink:show="embed" xlink:actuate="onLoad" loext:mime-type="image/png"/></draw:frame>Figure <text:sequence text:ref-name="refFigure27" text:name="Figure" text:formula="ooow:Figure+1" style:num-format="1">28</text:sequence>: <text:span text:style-name="T103">Solver dialog</text:span></text:p></draw:text-box></draw:frame></text:p>
      <text:list xml:id="list90452546175511" text:continue-list="list90451408743370" text:style-name="Heading_20_Note">
        <text:list-item>
          <text:p text:style-name="P241"><text:soft-page-break/>Poznámka</text:p>
        </text:list-item>
      </text:list>
      <text:p text:style-name="Text_20_Note"><text:span text:style-name="T368">Depending on the configuration of your computer, a message may be displayed the first time that you select </text:span><text:span text:style-name="Strong_20_Emphasis"><text:span text:style-name="T368">Tools &gt; Solver</text:span></text:span><text:span text:style-name="T368"> after starting Calc. The message will contain the text </text:span><text:span text:style-name="Emphasis"><text:span text:style-name="T368">LibreOffice requires a 64-bit Java runtime environment (JRE) to perform this task. Please install a JRE and restart LibreOffice</text:span></text:span><text:span text:style-name="T368">. </text:span><text:span text:style-name="T58">C</text:span><text:span text:style-name="T59">lick</text:span><text:span text:style-name="T368"> the </text:span><text:span text:style-name="Strong_20_Emphasis"><text:span text:style-name="T368">OK</text:span></text:span><text:span text:style-name="T368"> button to dismiss this dialog – the message does not affect operation of the two linear solvers.</text:span></text:p>
      <text:p text:style-name="Definition_20_Term"><text:span text:style-name="Strong_20_Emphasis">Target cell</text:span></text:p>
      <text:p text:style-name="P113"><text:span text:style-name="T68">T</text:span><text:span text:style-name="T367">ype a cell reference to the objective function or select it with the mouse.</text:span></text:p>
      <text:p text:style-name="Definition_20_Term"><text:span text:style-name="Strong_20_Emphasis">Optimize result to</text:span></text:p>
      <text:p text:style-name="P113"><text:span text:style-name="T69">S</text:span><text:span text:style-name="T367">elect </text:span><text:span text:style-name="Strong_20_Emphasis"><text:span text:style-name="T104">Maximum</text:span></text:span><text:span text:style-name="T104"> to find the maximum result for the objective function, </text:span><text:span text:style-name="Strong_20_Emphasis"><text:span text:style-name="T105">Minimum</text:span></text:span><text:span text:style-name="T104"> to find the minimum result, or </text:span><text:span text:style-name="Strong_20_Emphasis"><text:span text:style-name="T105">Value of</text:span></text:span><text:span text:style-name="T104"> to set it to a specific value. If you select </text:span><text:span text:style-name="Strong_20_Emphasis"><text:span text:style-name="T105">Value of</text:span></text:span><text:span text:style-name="T105">, enter the </text:span><text:span text:style-name="T109">required </text:span><text:span text:style-name="T105">value or </text:span><text:span text:style-name="T113">a</text:span><text:span text:style-name="T112"> reference to the</text:span><text:span text:style-name="T105"> cell containing </text:span><text:span text:style-name="T111">that value</text:span><text:span text:style-name="T105">.</text:span></text:p>
      <text:p text:style-name="Definition_20_Term"><text:span text:style-name="Strong_20_Emphasis">By changing cells</text:span></text:p>
      <text:p text:style-name="P112"><text:span text:style-name="T211">Enter</text:span> the location<text:span text:style-name="T312">s</text:span> of <text:span text:style-name="T211">any</text:span> cell<text:span text:style-name="T313">s</text:span> that define <text:span text:style-name="T211">your</text:span> decision variable<text:span text:style-name="T314">s</text:span>.</text:p>
      <text:p text:style-name="Definition_20_Term"><text:span text:style-name="Strong_20_Emphasis">Limiting Conditions</text:span></text:p>
      <text:p text:style-name="P131">Enter your constraints in the fields in this area:</text:p>
      <text:list xml:id="list90451463538661" text:continue-list="list90451836355224" text:style-name="List_20_2">
        <text:list-item>
          <text:p text:style-name="P264"><text:span text:style-name="Emphasis"><text:span text:style-name="T210">Cell reference</text:span></text:span><text:span text:style-name="T210"> </text:span><text:span text:style-name="T62">–</text:span><text:span text:style-name="T210"> enter a cell reference to a decision variable.</text:span></text:p>
        </text:list-item>
        <text:list-item>
          <text:p text:style-name="P264"><text:span text:style-name="Emphasis"><text:span text:style-name="T210">Operator</text:span></text:span> <text:span text:style-name="T51">–</text:span> <text:span text:style-name="T227">defines a parameter for a constraint. Available options include </text:span><text:span text:style-name="Strong_20_Emphasis"><text:span text:style-name="T210">&lt;=</text:span></text:span> <text:span text:style-name="T210">(less than or equal to), </text:span><text:span text:style-name="Strong_20_Emphasis"><text:span text:style-name="T210">=</text:span></text:span><text:span text:style-name="T210"> (equal to), </text:span><text:span text:style-name="Strong_20_Emphasis"><text:span text:style-name="T210">=&gt;</text:span></text:span> <text:span text:style-name="T210">(greater than or equal to), </text:span><text:span text:style-name="Strong_20_Emphasis"><text:span text:style-name="T210">Integer</text:span></text:span><text:span text:style-name="T210"> (values without decimals), and </text:span><text:span text:style-name="Strong_20_Emphasis"><text:span text:style-name="T210">Binary</text:span></text:span><text:span text:style-name="T210"> (only 0 or 1).</text:span></text:p>
        </text:list-item>
        <text:list-item>
          <text:p text:style-name="P264"><text:span text:style-name="Emphasis"><text:span text:style-name="T210">Value </text:span></text:span><text:span text:style-name="T51">–</text:span> <text:span text:style-name="T227">enter a value or a cell reference to a constraint formula.</text:span></text:p>
        </text:list-item>
        <text:list-item>
          <text:p text:style-name="P264"><text:span text:style-name="Emphasis"><text:span text:style-name="T210">Remove</text:span></text:span> <text:span text:style-name="T210">button </text:span><text:span text:style-name="T62">–</text:span><text:span text:style-name="T210"> deletes the currently-defined constraint.</text:span></text:p>
        </text:list-item>
      </text:list>
      <text:list xml:id="list90452754997021" text:continue-list="list90451782067203" text:style-name="Heading_20_Tip">
        <text:list-item>
          <text:p text:style-name="P246">Tip</text:p>
        </text:list-item>
      </text:list>
      <text:p text:style-name="P151"><text:span text:style-name="T209">Remember that for any of these options, you can minimize the Solver dialog using the associated </text:span><text:span text:style-name="Strong_20_Emphasis"><text:span text:style-name="T209">Shrink / Expand </text:span></text:span><text:span text:style-name="T209">buttons if you need to select cells with </text:span><text:span text:style-name="T60">t</text:span><text:span text:style-name="T59">he</text:span><text:span text:style-name="T209"> mouse.</text:span></text:p>
      <text:p text:style-name="P9">Once you have finished setting up the <text:span text:style-name="T212">Solver</text:span>, click the <text:span text:style-name="Strong_20_Emphasis">Solve</text:span> button to begin the process of adjusting values and calculating results. Depending on the complexity of the task, this may take some time. <text:span text:style-name="T114">On successful completion, Calc presents a Solving Result dialog (Figure </text:span><text:span text:style-name="T114"><text:sequence-ref text:reference-format="value" text:ref-name="refFigure28">29</text:sequence-ref></text:span><text:span text:style-name="T114">). This dialog includes buttons to save (</text:span><text:span text:style-name="Strong_20_Emphasis"><text:span text:style-name="T114">Keep Result</text:span></text:span><text:span text:style-name="T114">) or discard (</text:span><text:span text:style-name="Strong_20_Emphasis"><text:span text:style-name="T114">Restore Previous</text:span></text:span><text:span text:style-name="T114">) your results.</text:span></text:p>
      <text:p text:style-name="Figure"><draw:frame draw:style-name="fr1" draw:name="Frame22" text:anchor-type="as-char" draw:z-index="80"><draw:text-box fo:min-height="2.4189in" fo:min-width="2.7209in"><text:p text:style-name="Caption"><draw:frame draw:style-name="fr11" draw:name="Image39" text:anchor-type="paragraph" svg:width="2.7283in" svg:height="2.1965in" draw:z-index="81"><draw:image xlink:href="Pictures/1000000000000106000000D32063D1A6572263BD.png" xlink:type="simple" xlink:show="embed" xlink:actuate="onLoad" loext:mime-type="image/png"/></draw:frame>Figure <text:sequence text:ref-name="refFigure28" text:name="Figure" text:formula="ooow:Figure+1" style:num-format="1">29</text:sequence>: <text:span text:style-name="T115">Solving Result dialog</text:span></text:p></draw:text-box></draw:frame></text:p>
      <text:p text:style-name="P65"><text:span text:style-name="T115">The Solver dialog also has an Options button, which </text:span><text:span text:style-name="T70">o</text:span><text:span text:style-name="T71">pens</text:span><text:span text:style-name="T115"> the Options dialog shown in Figure </text:span><text:span text:style-name="T115"><text:sequence-ref text:reference-format="value" text:ref-name="refFigure29">30</text:sequence-ref></text:span><text:span text:style-name="T115">.</text:span></text:p>
      <text:h text:style-name="P210" text:outline-level="2"><text:bookmark-start text:name="__RefHeading___Toc72511_1696949546"/><text:soft-page-break/>Solver options<text:bookmark-end text:name="__RefHeading___Toc72511_1696949546"/></text:h>
      <text:p text:style-name="Figure"><text:s/><draw:frame draw:style-name="fr1" draw:name="Frame23" text:anchor-type="as-char" svg:width="4.1984in" draw:z-index="82"><draw:text-box fo:min-height="2.8335in"><text:p text:style-name="Caption"><draw:frame draw:style-name="fr8" draw:name="Image40" text:anchor-type="paragraph" svg:width="4.1965in" svg:height="2.8346in" draw:z-index="83"><draw:image xlink:href="Pictures/100000000000019300000110C070DB9AF07C59DD.png" xlink:type="simple" xlink:show="embed" xlink:actuate="onLoad" loext:mime-type="image/png"/></draw:frame>Figure <text:sequence text:ref-name="refFigure29" text:name="Figure" text:formula="ooow:Figure+1" style:num-format="1">30</text:sequence>: Solver Options dialog</text:p></draw:text-box></draw:frame></text:p>
      <text:p text:style-name="Definition_20_Term">Solver engine</text:p>
      <text:p text:style-name="P121"><text:span text:style-name="T115">With the standard LibreOffice </text:span><text:span text:style-name="T115"><text:user-defined style:data-style-name="N0" text:name="LibreOffive Version">6.2</text:user-defined></text:span><text:span text:style-name="T115"><text:s/>download, the </text:span><text:span text:style-name="Emphasis"><text:span text:style-name="T115">Solver </text:span></text:span><text:span text:style-name="T115">engine drop-down list provides three options:</text:span></text:p>
      <text:list xml:id="list90453037914895" text:continue-list="list90451463538661" text:style-name="List_20_2">
        <text:list-item>
          <text:p text:style-name="P265"><text:span text:style-name="Strong_20_Emphasis"><text:span text:style-name="T215">LibreOffice CoinMP Linear Solver </text:span></text:span><text:span text:style-name="T215">(default)</text:span></text:p>
        </text:list-item>
        <text:list-item>
          <text:p text:style-name="P265"><text:span text:style-name="Strong_20_Emphasis"><text:span text:style-name="T215">LibreOffice Linear Solver </text:span></text:span><text:span text:style-name="T215">(</text:span><text:span text:style-name="Emphasis"><text:span text:style-name="T215">lp_solve</text:span></text:span><text:span text:style-name="T215">)</text:span></text:p>
        </text:list-item>
        <text:list-item>
          <text:p text:style-name="P265"><text:span text:style-name="Strong_20_Emphasis"><text:span text:style-name="T215">LibreOffice Swarm Non-Linear Solver (experimental)</text:span></text:span></text:p>
        </text:list-item>
      </text:list>
      <text:p text:style-name="Definition_20_Term">Nastavení</text:p>
      <text:p text:style-name="P114">This area enables the user to adjust the detailed processing parameters of the selected solver engine. <text:span text:style-name="T120">For the two linear solvers, these parameters include</text:span>:</text:p>
      <text:list xml:id="list90452723526398" text:continue-numbering="true" text:style-name="List_20_2">
        <text:list-item>
          <text:p text:style-name="P266"><text:span text:style-name="Emphasis">Assume variables </text:span><text:span text:style-name="Emphasis"><text:span text:style-name="T119">are</text:span></text:span><text:span text:style-name="Emphasis"> integers</text:span></text:p>
        </text:list-item>
        <text:list-item>
          <text:p text:style-name="P266"><text:span text:style-name="Emphasis">Assume variables </text:span><text:span text:style-name="Emphasis"><text:span text:style-name="T119">are</text:span></text:span><text:span text:style-name="Emphasis"> non-negative</text:span></text:p>
        </text:list-item>
        <text:list-item>
          <text:p text:style-name="P266"><text:span text:style-name="Emphasis">Epsilon level (0-3)</text:span> <text:span text:style-name="T51">–</text:span> <text:span text:style-name="T119">This parameter determines the upper bound on relative error due to floating-point rounding</text:span>. <text:span text:style-name="T119">Value 0 corresponds to very tigh</text:span>t epsilon values (default); <text:span text:style-name="T119">value 3 corresponds to very </text:span>loose epsilon values.</text:p>
        </text:list-item>
        <text:list-item>
          <text:p text:style-name="P266"><text:span text:style-name="Emphasis">Limit branch-and-bound depth</text:span></text:p>
        </text:list-item>
        <text:list-item>
          <text:p text:style-name="P267"><text:span text:style-name="Emphasis"><text:span text:style-name="T116">Solving time limit (secs)</text:span></text:span> <text:span text:style-name="T51">–</text:span> <text:span text:style-name="T216">100 seconds is the default.</text:span></text:p>
        </text:list-item>
      </text:list>
      <text:h text:style-name="P205" text:outline-level="2"><text:bookmark-start text:name="__RefHeading__16760_1550029726"/>Solver example<text:bookmark-end text:name="__RefHeading__16760_1550029726"/></text:h>
      <text:p text:style-name="P9"><text:span text:style-name="T216">Suppose that</text:span> you have $10,000 that you want to invest in two mutual funds for one year. Fund X is a low risk fund with <text:span text:style-name="T291">an</text:span> 8% interest rate and Fund Y is a higher risk fund with <text:span text:style-name="T291">a</text:span> 12% interest rate. How much money should be invested in each fund to earn a total interest of $1,000?</text:p>
      <text:p text:style-name="P9">To find the answer using <text:span text:style-name="T217">the</text:span> Solver:</text:p>
      <text:list xml:id="list90451344996005" text:continue-list="list90451539292744" text:style-name="Numbering_20_1">
        <text:list-item text:start-value="1">
          <text:p text:style-name="P273">Enter <text:span text:style-name="T217">the following</text:span> labels and data <text:span text:style-name="T315">into a worksheet</text:span>:</text:p>
        </text:list-item>
      </text:list>
      <text:list xml:id="list90452787150582" text:continue-list="list90452723526398" text:style-name="List_20_2">
        <text:list-item>
          <text:p text:style-name="P268">Row labels: <text:span text:style-name="Emphasis">Fund X</text:span>, <text:span text:style-name="Emphasis">Fund Y,</text:span> and <text:span text:style-name="Emphasis"><text:span text:style-name="T118">T</text:span></text:span><text:span text:style-name="Emphasis">otal</text:span> in cells A2, <text:span text:style-name="T117">A3, and </text:span>A4.</text:p>
        </text:list-item>
        <text:list-item>
          <text:p text:style-name="P268">Column labels: <text:span text:style-name="Emphasis"><text:span text:style-name="T117">I</text:span></text:span><text:span text:style-name="Emphasis">nterest earned</text:span>, <text:span text:style-name="Emphasis"><text:span text:style-name="T117">A</text:span></text:span><text:span text:style-name="Emphasis">mount invested</text:span>, <text:span text:style-name="Emphasis"><text:span text:style-name="T118">I</text:span></text:span><text:span text:style-name="Emphasis">nterest rate,</text:span> and <text:span text:style-name="Emphasis"><text:span text:style-name="T118">T</text:span></text:span><text:span text:style-name="Emphasis">ime period</text:span> in cells B1 thru E1.</text:p>
        </text:list-item>
        <text:list-item>
          <text:p text:style-name="P268">Interest rates: <text:span text:style-name="Code">8%</text:span> and <text:span text:style-name="Code">12%</text:span> in cells D2 and D3.</text:p>
        </text:list-item>
        <text:list-item>
          <text:p text:style-name="P268">Time period: <text:span text:style-name="Code">1</text:span> in cells E2 and E3.</text:p>
        </text:list-item>
        <text:list-item>
          <text:p text:style-name="P268"><text:soft-page-break/>Total amount invested: <text:span text:style-name="Code"><text:span text:style-name="T317">$</text:span></text:span><text:span text:style-name="Code">10000</text:span> in cell C4.</text:p>
        </text:list-item>
        <text:list-item>
          <text:p text:style-name="P268">Enter an arbitrary value (<text:span text:style-name="Code"><text:span text:style-name="T317">$</text:span></text:span><text:span text:style-name="Code">0</text:span> or leave blank) in cell C2 as <text:span text:style-name="T118">the </text:span>amount invested in Fund X.</text:p>
        </text:list-item>
      </text:list>
      <text:list xml:id="list90451263344440" text:continue-list="list90451344996005" text:style-name="Numbering_20_1">
        <text:list-item>
          <text:p text:style-name="P273">Enter <text:span text:style-name="T217">the following </text:span>formulas:</text:p>
        </text:list-item>
      </text:list>
      <text:list xml:id="list90453040447846" text:continue-list="list90452787150582" text:style-name="List_20_2">
        <text:list-item>
          <text:p text:style-name="P268">In cell C3, enter the formula <text:span text:style-name="Code"><text:span text:style-name="T16">=</text:span></text:span><text:span text:style-name="Code">C4–C2</text:span> (total amount – amount invested in Fund X) as the amount invested in Fund Y. </text:p>
        </text:list-item>
        <text:list-item>
          <text:p text:style-name="P268">In cells B2 and B3, enter the <text:span text:style-name="T316">formulas </text:span><text:span text:style-name="Code"><text:span text:style-name="T316">=C2*D2*E2</text:span></text:span><text:span text:style-name="T316"> (B2) and </text:span><text:span text:style-name="Code"><text:span text:style-name="T316">=C3*D3*E3</text:span></text:span><text:span text:style-name="T316"> (B3).</text:span></text:p>
        </text:list-item>
        <text:list-item>
          <text:p text:style-name="P268">In cell B4, enter the formula <text:span text:style-name="Code"><text:span text:style-name="T15">=</text:span></text:span><text:span text:style-name="Code">B2+B3</text:span> as the total interest earned. <text:span text:style-name="T217">Figure </text:span><text:span text:style-name="T217"><text:sequence-ref text:reference-format="value" text:ref-name="refFigure30">31</text:sequence-ref></text:span><text:span text:style-name="T217"><text:s/>shows the worksheet at this point.</text:span></text:p>
        </text:list-item>
      </text:list>
      <text:p text:style-name="Figure"><draw:frame draw:style-name="fr3" draw:name="Frame16" text:anchor-type="as-char" draw:z-index="84"><draw:text-box fo:min-height="0.2in" fo:min-width="0.7902in"><text:p text:style-name="Frame_20_contents"><draw:frame draw:style-name="fr1" draw:name="Frame60" text:anchor-type="as-char" svg:width="5.1201in" draw:z-index="85"><draw:text-box fo:min-height="1.0902in"><text:p text:style-name="Caption"><draw:frame draw:style-name="fr9" draw:name="Image53" text:anchor-type="paragraph" svg:width="5.1201in" style:rel-width="100%" svg:height="1.0902in" style:rel-height="scale" draw:z-index="86"><draw:image xlink:href="Pictures/10000201000001EB00000069B5EB80E69324CCE1.png" xlink:type="simple" xlink:show="embed" xlink:actuate="onLoad" loext:mime-type="image/png"/></draw:frame><text:span text:style-name="T172"><text:line-break/></text:span>Figure <text:sequence text:ref-name="refFigure30" text:name="Figure" text:formula="ooow:Figure+1" style:num-format="1">31</text:sequence>: Solver example setup</text:p></draw:text-box></draw:frame></text:p></draw:text-box></draw:frame></text:p>
      <text:list xml:id="list90452050852022" text:continue-list="list90451263344440" text:style-name="Numbering_20_1">
        <text:list-item>
          <text:p text:style-name="P273"><text:span text:style-name="T217">Select</text:span> <text:span text:style-name="Strong_20_Emphasis">Tools &gt; Solver</text:span> <text:span text:style-name="T118">from the Menu bar to open the </text:span>Solver dialog (<text:span text:style-name="T118">Figure </text:span><text:span text:style-name="T118"><text:sequence-ref text:reference-format="value" text:ref-name="refFigure27">28</text:sequence-ref></text:span>).</text:p>
        </text:list-item>
        <text:list-item>
          <text:p text:style-name="P273"><text:span text:style-name="T217">Using</text:span> the <text:span text:style-name="Emphasis">Target cell</text:span> field, <text:span text:style-name="T217">select</text:span> the cell that contains the target value. In this example, it is B4, <text:span text:style-name="T217">which contains</text:span> <text:span text:style-name="T118">the </text:span>total interest value.</text:p>
        </text:list-item>
        <text:list-item>
          <text:p text:style-name="P273">Select <text:span text:style-name="Strong_20_Emphasis">Value of</text:span> and enter <text:span text:style-name="Code">1000</text:span> in the field next to it. In this example, the target cell value is 1000 because your target is a total interest earned of $1,000.</text:p>
        </text:list-item>
        <text:list-item>
          <text:p text:style-name="P273"><text:span text:style-name="T217">Using</text:span> the <text:span text:style-name="Emphasis">By changing cells</text:span> field, <text:span text:style-name="T217">select</text:span> cell C2 in the sheet. In this example, you need to find the amount invested in Fund X (cell C2).</text:p>
        </text:list-item>
        <text:list-item>
          <text:p text:style-name="P299">Enter <text:span text:style-name="T217">the following </text:span>limiting conditions for the variables by <text:span text:style-name="T217">using</text:span> the <text:span text:style-name="Emphasis">Cell reference</text:span>, <text:span text:style-name="Emphasis">Operator</text:span>, and <text:span text:style-name="Emphasis">Value</text:span> fields:</text:p>
        </text:list-item>
      </text:list>
      <text:list xml:id="list90452015912159" text:continue-list="list90453040447846" text:style-name="List_20_2">
        <text:list-item>
          <text:p text:style-name="P269"><text:span text:style-name="Code"><text:span text:style-name="T217">C2 &lt;= C4</text:span></text:span> <text:span text:style-name="T51">–</text:span> <text:span text:style-name="T217">the amount invested in Fund X cannot exceed the total amount available.</text:span></text:p>
        </text:list-item>
        <text:list-item>
          <text:p text:style-name="P269"><text:span text:style-name="Code"><text:span text:style-name="T217">C2 =&gt; 0</text:span></text:span> <text:span text:style-name="T51">–</text:span> <text:span text:style-name="T218">the amount invested in Fund X cannot be negative.</text:span></text:p>
        </text:list-item>
        <text:list-item>
          <text:p text:style-name="P270"><text:span text:style-name="Code"><text:span text:style-name="T218">C2</text:span></text:span> <text:span text:style-name="T218">is an </text:span><text:span text:style-name="Emphasis"><text:span text:style-name="T218">Integer</text:span></text:span> <text:span text:style-name="T51">–</text:span> <text:span text:style-name="T218">specified for convenience.</text:span></text:p>
        </text:list-item>
      </text:list>
      <text:list xml:id="list90451041742977" text:continue-list="list90452050852022" text:style-name="Numbering_20_1">
        <text:list-item>
          <text:p text:style-name="P300">Klepneme na <text:span text:style-name="Strong_20_Emphasis">OK</text:span>. The result is shown in <text:span text:style-name="T133">Figure</text:span> <text:sequence-ref text:reference-format="value" text:ref-name="refFigure31">32</text:sequence-ref>.</text:p>
        </text:list-item>
      </text:list>
      <text:p text:style-name="Figure"><draw:frame draw:style-name="fr3" draw:name="Frame24" text:anchor-type="as-char" draw:z-index="87"><draw:text-box fo:min-height="0.2in" fo:min-width="0.7902in"><text:p text:style-name="Frame_20_contents"><draw:frame draw:style-name="fr1" draw:name="Frame59" text:anchor-type="as-char" svg:width="5.1299in" draw:z-index="88"><draw:text-box fo:min-height="1.1in"><text:p text:style-name="Caption"><draw:frame draw:style-name="fr9" draw:name="Image46" text:anchor-type="paragraph" svg:width="5.1299in" style:rel-width="100%" svg:height="1.1in" style:rel-height="scale" draw:z-index="89"><draw:image xlink:href="Pictures/10000201000001EC0000006A959BA172963E3EED.png" xlink:type="simple" xlink:show="embed" xlink:actuate="onLoad" loext:mime-type="image/png"/></draw:frame><text:span text:style-name="T172"><text:line-break/></text:span>Figure <text:sequence text:ref-name="refFigure31" text:name="Figure" text:formula="ooow:Figure+1" style:num-format="1">32</text:sequence>: Solver example result</text:p></draw:text-box></draw:frame></text:p></draw:text-box></draw:frame></text:p>
      <text:h text:style-name="Heading_20_1" text:outline-level="1"><text:bookmark-start text:name="__RefHeading___Toc5577_2018368758"/>Using <text:span text:style-name="T141">S</text:span>tatistics <text:span text:style-name="T21">tools</text:span><text:bookmark-end text:name="__RefHeading___Toc5577_2018368758"/></text:h>
      <text:p text:style-name="P48"><text:span text:style-name="T222">Under</text:span><text:span text:style-name="Strong_20_Emphasis"><text:span text:style-name="T222"> Data &gt; Statistics</text:span></text:span><text:span text:style-name="T222"> in the Menu bar, </text:span>Calc features <text:span text:style-name="T221">several</text:span> tools for quick and easy <text:span text:style-name="T221">statistical analysis</text:span> of your data. These tools include:</text:p>
      <text:list xml:id="list2662893585" text:style-name="L1">
        <text:list-item>
          <text:p text:style-name="P302">Sampling</text:p>
        </text:list-item>
        <text:list-item>
          <text:p text:style-name="P302">Descriptive Statistics</text:p>
        </text:list-item>
        <text:list-item>
          <text:p text:style-name="P302">Analysis of Variance (ANOVA)</text:p>
        </text:list-item>
        <text:list-item>
          <text:p text:style-name="P302">Correlation</text:p>
        </text:list-item>
        <text:list-item>
          <text:p text:style-name="P302"><text:soft-page-break/>Covariance</text:p>
        </text:list-item>
        <text:list-item>
          <text:p text:style-name="P302">Exponential Smoothing</text:p>
        </text:list-item>
        <text:list-item>
          <text:p text:style-name="P302">Moving Average</text:p>
        </text:list-item>
        <text:list-item>
          <text:p text:style-name="P302">Regression</text:p>
        </text:list-item>
        <text:list-item>
          <text:p text:style-name="P302">Paired t-test</text:p>
        </text:list-item>
        <text:list-item>
          <text:p text:style-name="P302">F-test</text:p>
        </text:list-item>
        <text:list-item>
          <text:p text:style-name="P302">z-test</text:p>
        </text:list-item>
        <text:list-item>
          <text:p text:style-name="P302"><text:span text:style-name="T292">Test of Independence (</text:span>Chi-square<text:span text:style-name="T292">)</text:span></text:p>
        </text:list-item>
      </text:list>
      <text:h text:style-name="Heading_20_2" text:outline-level="2"><text:bookmark-start text:name="__RefHeading___Toc5579_2018368758"/><text:alphabetical-index-mark text:string-value="sampling tool"/><text:alphabetical-index-mark text:string-value="sampling tool" text:key1="data analysis"/><text:span text:style-name="T141">S</text:span>ampling tool<text:bookmark-end text:name="__RefHeading___Toc5579_2018368758"/></text:h>
      <text:p text:style-name="P13"><text:span text:style-name="T25">The Sampling tool creates a target table</text:span> with data sampled from a source table. The sampling <text:span text:style-name="T25">tool </text:span>can <text:span text:style-name="T25">pick samples randomly or on</text:span> a periodic basis. Sampling is done row-wise, <text:span text:style-name="T24">with whole rows</text:span> of the source table cop<text:span text:style-name="T24">ied</text:span> into <text:span text:style-name="T223">rows</text:span> of the target table. <text:span text:style-name="T25">To use this tool, select </text:span><text:span text:style-name="Strong_20_Emphasis"><text:span text:style-name="T24">Data &gt; Statistics &gt; Sampling</text:span></text:span><text:span text:style-name="T24"> from the Menu bar to access the Sampling dialog (Figure </text:span><text:span text:style-name="T24"><text:sequence-ref text:reference-format="value" text:ref-name="refFigure32">33</text:sequence-ref></text:span><text:span text:style-name="T24">).</text:span></text:p>
      <text:p text:style-name="Figure"><draw:frame draw:style-name="fr1" draw:name="Frame1" text:anchor-type="as-char" svg:width="3.7689in" draw:z-index="90"><draw:text-box fo:min-height="3.578in"><text:p text:style-name="Caption"><draw:frame draw:style-name="fr8" draw:name="Image2" text:anchor-type="paragraph" svg:width="3.7402in" svg:height="3.3425in" draw:z-index="91"><draw:image xlink:href="Pictures/100000000000016700000141CD8B8D0607CD1E3C.png" xlink:type="simple" xlink:show="embed" xlink:actuate="onLoad" loext:mime-type="image/png"/></draw:frame>Figure <text:sequence text:ref-name="refFigure32" text:name="Figure" text:formula="ooow:Figure+1" style:num-format="1">33</text:sequence>: <text:span text:style-name="T17">Sampling dialog</text:span></text:p></draw:text-box></draw:frame></text:p>
      <text:p text:style-name="Definition_20_Term">Input <text:span text:style-name="T27">ra</text:span>nge</text:p>
      <text:p text:style-name="Text_20_body_20_indent"><text:span text:style-name="T345">Specifies the cell range</text:span> containing the source table.</text:p>
      <text:p text:style-name="Definition_20_Term">Results to</text:p>
      <text:p text:style-name="P87"><text:span text:style-name="T25">Specifies the </text:span>top left cell of the <text:span text:style-name="T25">target table. When you run the tool, it will fill out the rest of the target table starting from this cell.</text:span></text:p>
      <text:p text:style-name="Definition_20_Term">Random</text:p>
      <text:p text:style-name="P86"><text:span text:style-name="T226">Enables</text:span> random <text:span text:style-name="T226">sampling</text:span> mode <text:span text:style-name="T226">when selected</text:span>.</text:p>
      <text:p text:style-name="Definition_20_Term">Sample size</text:p>
      <text:p text:style-name="Text_20_body_20_indent"><text:span text:style-name="T25">Defines the number of lines to be sampled from the source table during random sampling</text:span>. <text:span text:style-name="T25">Only available if the </text:span><text:span text:style-name="Strong_20_Emphasis"><text:span text:style-name="T25">Random</text:span></text:span><text:span text:style-name="T25"> option is selected.</text:span></text:p>
      <text:p text:style-name="Definition_20_Term">Periodic</text:p>
      <text:p text:style-name="Text_20_body_20_indent"><text:span text:style-name="T226">Enables</text:span> periodic <text:span text:style-name="T226">sampling </text:span>mode <text:span text:style-name="T226">when selected</text:span>.</text:p>
      <text:p text:style-name="Definition_20_Term"><text:soft-page-break/>Period</text:p>
      <text:p text:style-name="Text_20_body_20_indent"><text:span text:style-name="T224">Defines the</text:span> number of lines to skip <text:span text:style-name="T26">between samples during periodic sampling</text:span>. <text:span text:style-name="T26">For example, a value of 2 will cause alternate lines to be sampled from the source table, starting with the second line. Only available if the </text:span><text:span text:style-name="Strong_20_Emphasis"><text:span text:style-name="T26">Periodic</text:span></text:span><text:span text:style-name="T26"> option is selected.</text:span></text:p>
      <text:list xml:id="list90452912799663" text:continue-list="list90452754997021" text:style-name="Heading_20_Tip">
        <text:list-item>
          <text:p text:style-name="P247">Tip</text:p>
        </text:list-item>
      </text:list>
      <text:p text:style-name="P154"><text:span text:style-name="T318">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Text_20_body"><text:span text:style-name="T26">Figure </text:span><text:span text:style-name="T26"><text:sequence-ref text:reference-format="value" text:ref-name="refFigure33">34</text:sequence-ref></text:span><text:span text:style-name="T26"><text:s/>shows the source table (below the </text:span><text:span text:style-name="Emphasis"><text:span text:style-name="T26">Source Data</text:span></text:span><text:span text:style-name="T26"> heading) and the corresponding target table (under the </text:span><text:span text:style-name="Emphasis"><text:span text:style-name="T26">Target Data</text:span></text:span><text:span text:style-name="T26"> heading), sampled using the settings shown in Figure </text:span><text:span text:style-name="T26"><text:sequence-ref text:reference-format="value" text:ref-name="refFigure32">33</text:sequence-ref></text:span><text:span text:style-name="T26">.</text:span></text:p>
      <text:p text:style-name="Figure"><draw:frame draw:style-name="fr1" draw:name="Frame38" text:anchor-type="as-char" svg:width="3.2693in" draw:z-index="92"><draw:text-box fo:min-height="3.2701in"><text:p text:style-name="Caption"><draw:frame draw:style-name="fr8" draw:name="Image17" text:anchor-type="paragraph" svg:width="2.9173in" svg:height="3.0634in" draw:z-index="93"><draw:image xlink:href="Pictures/100000000000011800000126DDEDA9848B29C9AB.png" xlink:type="simple" xlink:show="embed" xlink:actuate="onLoad" loext:mime-type="image/png"/></draw:frame>Figure <text:sequence text:ref-name="refFigure33" text:name="Figure" text:formula="ooow:Figure+1" style:num-format="1">34</text:sequence>: Example data for <text:span text:style-name="T24">the S</text:span>ampling <text:span text:style-name="T24">tool</text:span></text:p></draw:text-box></draw:frame></text:p>
      <text:h text:style-name="Heading_20_2" text:outline-level="2"><text:bookmark-start text:name="__RefHeading___Toc5581_2018368758"/><text:alphabetical-index-mark text:string-value="descriptive statistics tool" text:key1="data analysis"/><text:alphabetical-index-mark text:string-value="descriptive statistics tool"/><text:span text:style-name="T141">D</text:span>escriptive <text:span text:style-name="T141">S</text:span>tatistics tool<text:bookmark-end text:name="__RefHeading___Toc5581_2018368758"/></text:h>
      <text:p text:style-name="P14"><text:span text:style-name="T228">Given a set of data, the D</text:span>escriptive <text:span text:style-name="T141">S</text:span>tatistics <text:span text:style-name="T28">tool creates a tabular report of a data set’s primary statistical properties, such as</text:span> information about <text:span text:style-name="T229">its</text:span> central tendency and variability. <text:span text:style-name="T229">Select</text:span> <text:span text:style-name="Strong_20_Emphasis">Data</text:span> &gt; <text:span text:style-name="Strong_20_Emphasis">Statistics</text:span> &gt; <text:span text:style-name="Strong_20_Emphasis">Descriptive Statistics</text:span> <text:span text:style-name="T141">in the Menu bar </text:span>to access the Descriptive Statistics dialog <text:span text:style-name="T234">(</text:span>Figure <text:sequence-ref text:reference-format="value" text:ref-name="refFigure34">35</text:sequence-ref><text:span text:style-name="T234">)</text:span>.</text:p>
      <text:p text:style-name="Figure"><draw:frame draw:style-name="fr1" draw:name="Frame2" text:anchor-type="as-char" svg:width="3.7602in" draw:z-index="94"><draw:text-box fo:min-height="2.7602in"><text:p text:style-name="Caption"><draw:frame draw:style-name="fr8" draw:name="Image3" text:anchor-type="paragraph" svg:width="3.752in" svg:height="2.5193in" draw:z-index="95"><draw:image xlink:href="Pictures/1000000000000168000000F20346AC22FFEEAC34.png" xlink:type="simple" xlink:show="embed" xlink:actuate="onLoad" loext:mime-type="image/png"/></draw:frame>Figure <text:sequence text:ref-name="refFigure34" text:name="Figure" text:formula="ooow:Figure+1" style:num-format="1">35</text:sequence>: Descriptive Statistics dialog</text:p></draw:text-box></draw:frame></text:p>
      <text:p text:style-name="Definition_20_Term"><text:soft-page-break/>Input <text:span text:style-name="T27">ra</text:span>nge</text:p>
      <text:p text:style-name="P88"><text:span text:style-name="T344">Specifies the cell range</text:span> containing the source <text:span text:style-name="T28">data</text:span>.</text:p>
      <text:p text:style-name="P72">Results to</text:p>
      <text:p text:style-name="P88"><text:span text:style-name="T25">Specifies the </text:span>top left cell of the <text:span text:style-name="T28">results area. When you run the tool, it will fill out the rest of the report table starting at this cell.</text:span></text:p>
      <text:p text:style-name="Definition_20_Term">Columns / Rows</text:p>
      <text:p text:style-name="P93"><text:span text:style-name="T319">Specifies</text:span> <text:span text:style-name="T230">whether</text:span> the data to be analyzed is organized in columns or rows.</text:p>
      <text:list xml:id="list90452870693357" text:continue-numbering="true" text:style-name="Heading_20_Tip">
        <text:list-item>
          <text:p text:style-name="P248">Tip</text:p>
        </text:list-item>
      </text:list>
      <text:p text:style-name="P155"><text:span text:style-name="T320">Use the </text:span><text:span text:style-name="Strong_20_Emphasis"><text:span text:style-name="T225">Shrink / Expand </text:span></text:span><text:span text:style-name="T225">buttons next to the </text:span><text:span text:style-name="Emphasis"><text:span text:style-name="T225">Input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5">Figure <text:sequence-ref text:reference-format="value" text:ref-name="refFigure35">36</text:sequence-ref><text:s/>shows a small data set <text:span text:style-name="T30">comprising</text:span> <text:span text:style-name="T321">student </text:span>examination results <text:span text:style-name="T30">in three subjects</text:span>.</text:p>
      <text:p text:style-name="Figure"><draw:frame draw:style-name="fr1" draw:name="Frame39" text:anchor-type="as-char" svg:width="2.0091in" draw:z-index="96"><draw:text-box fo:min-height="2.9744in"><text:p text:style-name="Caption"><draw:frame draw:style-name="fr8" draw:name="Image18" text:anchor-type="paragraph" svg:width="2.0516in" svg:height="2.5311in" draw:z-index="97"><draw:image xlink:href="Pictures/10000000000000C5000000F39264341A1E0AF031.png" xlink:type="simple" xlink:show="embed" xlink:actuate="onLoad" loext:mime-type="image/png"/></draw:frame>Figure <text:sequence text:ref-name="refFigure35" text:name="Figure" text:formula="ooow:Figure+1" style:num-format="1">36</text:sequence>: Input data for descriptive statistics analysis</text:p></draw:text-box></draw:frame></text:p>
      <text:p text:style-name="P15">Figure <text:sequence-ref text:reference-format="value" text:ref-name="refFigure36">37</text:sequence-ref><text:s/>shows the statistics <text:span text:style-name="T321">report</text:span> generated <text:span text:style-name="T30">for this input data </text:span>using the settings <text:span text:style-name="T33">shown</text:span> in Figure <text:sequence-ref text:reference-format="value" text:ref-name="refFigure34">35</text:sequence-ref>.</text:p>
      <text:p text:style-name="Figure"><draw:frame draw:style-name="fr1" draw:name="Frame40" text:anchor-type="as-char" draw:z-index="98"><draw:text-box fo:min-height="3.3398in" fo:min-width="3.6547in"><text:p text:style-name="Caption"><draw:frame draw:style-name="fr8" draw:name="Image19" text:anchor-type="paragraph" svg:width="3.689in" svg:height="3.0516in" draw:z-index="99"><draw:image xlink:href="Pictures/100000000000016200000125325E34DFD2C6C8C1.png" xlink:type="simple" xlink:show="embed" xlink:actuate="onLoad" loext:mime-type="image/png"/></draw:frame>Figure <text:sequence text:ref-name="refFigure36" text:name="Figure" text:formula="ooow:Figure+1" style:num-format="1">37</text:sequence>: Results <text:span text:style-name="T144">from</text:span> <text:span text:style-name="T144">D</text:span>escriptive <text:span text:style-name="T144">S</text:span>tatistics <text:span text:style-name="T144">tool</text:span></text:p></draw:text-box></draw:frame></text:p>
      <text:list xml:id="list90452117153804" text:continue-numbering="true" text:style-name="Heading_20_Tip">
        <text:list-item>
          <text:p text:style-name="Heading_20_Tip"><text:soft-page-break/>Tip</text:p>
        </text:list-item>
      </text:list>
      <text:p text:style-name="P134">For more information on descriptive statistics, refer to the corresponding Wikipedia article <text:span text:style-name="T29">at </text:span><text:a xlink:type="simple" xlink:href="https://en.wikipedia.org/wiki/Descriptive_statistics" text:style-name="Internet_20_link" text:visited-style-name="Visited_20_Internet_20_Link"><text:span text:style-name="T29">https://en.wikipedia.org/wiki/Descriptive_statistics</text:span></text:a>.</text:p>
      <text:h text:style-name="Heading_20_2" text:outline-level="2"><text:bookmark-start text:name="__RefHeading___Toc5583_2018368758"/><text:alphabetical-index-mark text:string-value="analysis of variance (ANOVA) tool"/><text:alphabetical-index-mark text:string-value="analysis of variance (ANOVA) tool" text:key1="data analysis"/><text:span text:style-name="T141">A</text:span>nalysis of <text:span text:style-name="T141">V</text:span>ariance (ANOVA) <text:span text:style-name="T18">tool</text:span><text:bookmark-end text:name="__RefHeading___Toc5583_2018368758"/></text:h>
      <text:p text:style-name="P22"><text:span text:style-name="T31">The A</text:span>nalysis of <text:span text:style-name="T141">V</text:span>ariance (ANOVA) <text:span text:style-name="T31">tool compares the means of two or more groups in a sample. 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1">Analysis of Variance (ANOVA)</text:span></text:span><text:span text:style-name="T31"> in the Menu bar to access the Analysis of Variance (ANOVA) dialog (Figure </text:span><text:span text:style-name="T31"><text:sequence-ref text:reference-format="value" text:ref-name="refFigure37">38</text:sequence-ref></text:span><text:span text:style-name="T31">).</text:span></text:p>
      <text:p text:style-name="Figure"><draw:frame draw:style-name="fr1" draw:name="Frame25" text:anchor-type="as-char" svg:width="4.0146in" draw:z-index="100"><draw:text-box fo:min-height="4.2547in"><text:p text:style-name="Caption"><draw:frame draw:style-name="fr8" draw:name="Image4" text:anchor-type="paragraph" svg:width="4.0193in" svg:height="4.0429in" draw:z-index="101"><draw:image xlink:href="Pictures/1000000000000182000001841D181F51E0DFE0F6.png" xlink:type="simple" xlink:show="embed" xlink:actuate="onLoad" loext:mime-type="image/png"/></draw:frame>Figure <text:sequence text:ref-name="refFigure37" text:name="Figure" text:formula="ooow:Figure+1" style:num-format="1">38</text:sequence>: Analysis <text:span text:style-name="T32">of Variance (ANOVA) dialog</text:span></text:p></draw:text-box></draw:frame></text:p>
      <text:p text:style-name="Definition_20_Term">Input <text:span text:style-name="T27">ra</text:span>nge</text:p>
      <text:p text:style-name="P100"><text:span text:style-name="T343">Specifies the cell range</text:span> containing the source <text:span text:style-name="T28">data</text:span>.</text:p>
      <text:p text:style-name="P73">Results to</text:p>
      <text:p text:style-name="P122"><text:span text:style-name="T25">Specifies the </text:span>top left cell of the <text:span text:style-name="T28">results area. When you run the tool, it will fill out the analysis of variance report table starting at this cell.</text:span></text:p>
      <text:p text:style-name="Definition_20_Term">Single / Two factor</text:p>
      <text:p text:style-name="Text_20_body_20_indent"><text:span text:style-name="T293">Determines whether</text:span> the analysis is for single factor or two factor ANOVA.</text:p>
      <text:p text:style-name="P74">Columns / Rows</text:p>
      <text:p text:style-name="P89"><text:span text:style-name="T322">Specifies</text:span> <text:span text:style-name="T236">whether</text:span> the data to be analyzed is organized in columns or rows. <text:span text:style-name="T141">Only available if </text:span><text:span text:style-name="Strong_20_Emphasis"><text:span text:style-name="T141">Single factor</text:span></text:span><text:span text:style-name="T141"> is selected.</text:span></text:p>
      <text:p text:style-name="P74">Alpha</text:p>
      <text:p text:style-name="Text_20_body_20_indent"><text:span text:style-name="T322">In this field, enter a</text:span> significance level <text:span text:style-name="T141">in the range 0.01 to 0.99. The default is 0.05</text:span>.</text:p>
      <text:p text:style-name="Definition_20_Term">Rows per sample</text:p>
      <text:p text:style-name="Text_20_body_20_indent">Define<text:span text:style-name="T236">s</text:span> how many rows a sample has. <text:span text:style-name="T231">This option is always</text:span> set to 1 in this version of Calc.</text:p>
      <text:p text:style-name="P6"><text:soft-page-break/><text:span text:style-name="T32">To illustrate how to use this tool, we use the input data set from </text:span>Figure <text:sequence-ref text:reference-format="value" text:ref-name="refFigure35">36</text:sequence-ref>. Figure <text:sequence-ref text:reference-format="value" text:ref-name="refFigure38">39</text:sequence-ref><text:s/>shows the <text:span text:style-name="T33">analysis of variance results</text:span> generated <text:span text:style-name="T30">for this data </text:span>using the settings shown in Figure <text:sequence-ref text:reference-format="value" text:ref-name="refFigure37">38</text:sequence-ref>.</text:p>
      <text:p text:style-name="Figure"><draw:frame draw:style-name="fr1" draw:name="Frame41" text:anchor-type="as-char" svg:width="5.7661in" svg:height="2.5209in" draw:z-index="102"><draw:text-box><text:p text:style-name="Caption"><draw:frame draw:style-name="fr8" draw:name="Image20" text:anchor-type="paragraph" svg:width="5.7598in" svg:height="2.3346in" draw:z-index="103"><draw:image xlink:href="Pictures/1000000000000229000000E0F5797D8F5CD6414D.png" xlink:type="simple" xlink:show="embed" xlink:actuate="onLoad" loext:mime-type="image/png"/></draw:frame>Figure <text:sequence text:ref-name="refFigure38" text:name="Figure" text:formula="ooow:Figure+1" style:num-format="1">39</text:sequence>: <text:span text:style-name="T32">Results from Analysis of Variance (ANOVA) tool</text:span></text:p></draw:text-box></draw:frame></text:p>
      <text:list xml:id="list90451575785340" text:continue-numbering="true" text:style-name="Heading_20_Tip">
        <text:list-item>
          <text:p text:style-name="P252">Tip</text:p>
        </text:list-item>
      </text:list>
      <text:p text:style-name="P135">For more information on <text:span text:style-name="T33">analysis of variance,</text:span> refer to the corresponding Wikipedia article <text:span text:style-name="T29">at </text:span><text:a xlink:type="simple" xlink:href="https://en.wikipedia.org/wiki/Analysis_of_variance" text:style-name="Internet_20_link" text:visited-style-name="Visited_20_Internet_20_Link"><text:span text:style-name="T29">https://en.wikipedia.org/wiki/Analysis_of_variance</text:span></text:a>.</text:p>
      <text:h text:style-name="P219" text:outline-level="2"><text:bookmark-start text:name="__RefHeading___Toc5585_2018368758"/><text:span text:style-name="T141">C</text:span>orrelation tool<text:alphabetical-index-mark text:string-value="correlation tool" text:key1="data analysis"/><text:alphabetical-index-mark text:string-value="correlation tool"/><text:bookmark-end text:name="__RefHeading___Toc5585_2018368758"/></text:h>
      <text:p text:style-name="P62">The <text:span text:style-name="T141">C</text:span>orrelation tool calculates the correlation of two sets of numeric data <text:span text:style-name="T232">and generates</text:span> the resulting correlation coefficient. <text:span text:style-name="T232">This</text:span> coefficient is a value between -1 and +1 that indicates how strongly two variables are related to each other. A correlation coefficient of +1 indicates a perfect positive correlation <text:span text:style-name="T232">(the data sets match)</text:span> and a coefficient of -1 indicates a perfect negative correlation <text:span text:style-name="T232">(the data sets are inverse to each other)</text:span>. <text:span text:style-name="T232">Select</text:span> <text:span text:style-name="Strong_20_Emphasis">Data &gt; Statistics &gt; Correlation</text:span> <text:span text:style-name="T141">in the Menu bar </text:span>to access the Correlation dialog <text:span text:style-name="T234">(</text:span>Figure <text:sequence-ref text:reference-format="value" text:ref-name="refFigure39">40</text:sequence-ref><text:span text:style-name="T234">)</text:span>.</text:p>
      <text:p text:style-name="P192"><draw:frame draw:style-name="fr1" draw:name="Frame26" text:anchor-type="as-char" svg:width="3.5693in" draw:z-index="104"><draw:text-box fo:min-height="2.7102in"><text:p text:style-name="Caption"><draw:frame draw:style-name="fr8" draw:name="Image5" text:anchor-type="paragraph" svg:width="3.6138in" svg:height="2.5311in" draw:z-index="105"><draw:image xlink:href="Pictures/100000000000015B000000F36DD0E58DE4E54CF2.png" xlink:type="simple" xlink:show="embed" xlink:actuate="onLoad" loext:mime-type="image/png"/></draw:frame>Figure <text:sequence text:ref-name="refFigure39" text:name="Figure" text:formula="ooow:Figure+1" style:num-format="1">40</text:sequence>: Correlation dialog</text:p></draw:text-box></draw:frame></text:p>
      <text:p text:style-name="P7">Input <text:span text:style-name="T27">ra</text:span>nge</text:p>
      <text:p text:style-name="P101"><text:span text:style-name="T342">Specifies the cell range</text:span> containing the source <text:span text:style-name="T28">data</text:span>.</text:p>
      <text:p text:style-name="P75">Results to</text:p>
      <text:p text:style-name="P122"><text:span text:style-name="T25">Specifies the </text:span>top left cell of the <text:span text:style-name="T28">results area. When you run the tool, it will fill out the correlation coefficient table starting at this cell.</text:span></text:p>
      <text:p text:style-name="P75">Columns / Rows</text:p>
      <text:p text:style-name="P94"><text:span text:style-name="T323">Specifies</text:span> <text:span text:style-name="T237">whether</text:span> the data to be analyzed is organized in columns or rows.</text:p>
      <text:p text:style-name="P16"><text:soft-page-break/><text:span text:style-name="T32">To illustrate how to use this tool, we again use the data set from </text:span>Figure <text:sequence-ref text:reference-format="value" text:ref-name="refFigure35">36</text:sequence-ref>. Figure <text:sequence-ref text:reference-format="value" text:ref-name="refFigure40">41</text:sequence-ref><text:s/>shows the <text:span text:style-name="T34">six correlation coefficients</text:span> generated <text:span text:style-name="T30">for this input data </text:span>using the settings shown in Figure <text:span text:style-name="T34"><text:sequence-ref text:reference-format="value" text:ref-name="refFigure39">40</text:sequence-ref></text:span>.</text:p>
      <text:p text:style-name="Figure"><draw:frame draw:style-name="fr1" draw:name="Frame42" text:anchor-type="as-char" svg:width="2.9453in" svg:height="1.1272in" draw:z-index="106"><draw:text-box><text:p text:style-name="Caption"><draw:frame draw:style-name="fr8" draw:name="Image21" text:anchor-type="paragraph" svg:width="2.9173in" svg:height="0.9173in" draw:z-index="107"><draw:image xlink:href="Pictures/100000000000011800000058FB6F1D01BD5EFF08.png" xlink:type="simple" xlink:show="embed" xlink:actuate="onLoad" loext:mime-type="image/png"/></draw:frame>Figure <text:sequence text:ref-name="refFigure40" text:name="Figure" text:formula="ooow:Figure+1" style:num-format="1">41</text:sequence>: <text:span text:style-name="T34">Correlation results</text:span></text:p></draw:text-box></draw:frame></text:p>
      <text:list xml:id="list90451872203340" text:continue-numbering="true" text:style-name="Heading_20_Tip">
        <text:list-item>
          <text:p text:style-name="Heading_20_Tip">Tip</text:p>
        </text:list-item>
      </text:list>
      <text:p text:style-name="P136">For more information on <text:span text:style-name="T36">statistical correlation,</text:span> refer to the corresponding Wikipedia article <text:span text:style-name="T29">at </text:span><text:a xlink:type="simple" xlink:href="https://en.wikipedia.org/wiki/Correlation_and_dependence" text:style-name="Internet_20_link" text:visited-style-name="Visited_20_Internet_20_Link"><text:span text:style-name="T29">https://en.wikipedia.org/wiki/Correlation_and_dependence</text:span></text:a>.</text:p>
      <text:h text:style-name="P211" text:outline-level="2"><text:bookmark-start text:name="__RefHeading___Toc5587_2018368758"/><text:alphabetical-index-mark text:string-value="covariance tool"/><text:alphabetical-index-mark text:string-value="covariance tool" text:key1="data analysis"/><text:span text:style-name="T141">C</text:span>ovariance tool<text:bookmark-end text:name="__RefHeading___Toc5587_2018368758"/></text:h>
      <text:p text:style-name="P23"><text:span text:style-name="T35">The Covariance tool measures how much</text:span> two sets of numeric data <text:span text:style-name="T324">vary together</text:span>.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text:span text:style-name="T36">Covariance</text:span></text:span><text:span text:style-name="T31"> in the Menu bar to access the Covariance dialog (Figure </text:span><text:span text:style-name="T31"><text:sequence-ref text:reference-format="value" text:ref-name="refFigure41">42</text:sequence-ref></text:span><text:span text:style-name="T31">).</text:span></text:p>
      <text:p text:style-name="Figure"><draw:frame draw:style-name="fr1" draw:name="Frame27" text:anchor-type="as-char" svg:width="3.5925in" draw:z-index="108"><draw:text-box fo:min-height="2.7311in"><text:p text:style-name="Caption"><draw:frame draw:style-name="fr8" draw:name="Image6" text:anchor-type="paragraph" svg:width="3.6138in" svg:height="2.5311in" draw:z-index="109"><draw:image xlink:href="Pictures/100000000000015B000000F3D0CA4681BF3F8AA5.png" xlink:type="simple" xlink:show="embed" xlink:actuate="onLoad" loext:mime-type="image/png"/></draw:frame>Figure <text:sequence text:ref-name="refFigure41" text:name="Figure" text:formula="ooow:Figure+1" style:num-format="1">42</text:sequence>: Covariance dialog</text:p></draw:text-box></draw:frame></text:p>
      <text:p text:style-name="Definition_20_Term">Input <text:span text:style-name="T27">ra</text:span>nge</text:p>
      <text:p text:style-name="P102"><text:span text:style-name="T341">Specifies the cell range</text:span> containing the source <text:span text:style-name="T28">data</text:span>.</text:p>
      <text:p text:style-name="P76">Results to</text:p>
      <text:p text:style-name="P123"><text:span text:style-name="T25">Specifies the </text:span>top left cell of the <text:span text:style-name="T28">results area. When you run the tool, it will fill out the covariance table starting at this cell.</text:span></text:p>
      <text:p text:style-name="P76">Columns / Rows</text:p>
      <text:p text:style-name="P95"><text:span text:style-name="T325">Specifies</text:span> <text:span text:style-name="T238">whether</text:span> the data to be analyzed is organized in columns or rows.</text:p>
      <text:p text:style-name="P17"><text:span text:style-name="T32">To illustrate how to use this tool, we again use the data set from </text:span>Figure <text:sequence-ref text:reference-format="value" text:ref-name="refFigure35">36</text:sequence-ref>. Figure <text:sequence-ref text:reference-format="value" text:ref-name="refFigure42">43</text:sequence-ref><text:s/>shows the <text:span text:style-name="T34">six covariance values</text:span> generated <text:span text:style-name="T30">for this input data </text:span>using the settings shown in Figure <text:sequence-ref text:reference-format="value" text:ref-name="refFigure41">42</text:sequence-ref>.</text:p>
      <text:p text:style-name="Figure"><draw:frame draw:style-name="fr1" draw:name="Frame43" text:anchor-type="as-char" draw:z-index="110"><draw:text-box fo:min-height="1.1154in" fo:min-width="3.0598in"><text:p text:style-name="Caption"><draw:frame draw:style-name="fr8" draw:name="Image22" text:anchor-type="paragraph" svg:width="3.0311in" svg:height="0.9173in" draw:z-index="111"><draw:image xlink:href="Pictures/1000000000000123000000587DF8F72567F4136C.png" xlink:type="simple" xlink:show="embed" xlink:actuate="onLoad" loext:mime-type="image/png"/></draw:frame>Figure <text:sequence text:ref-name="refFigure42" text:name="Figure" text:formula="ooow:Figure+1" style:num-format="1">43</text:sequence>: <text:span text:style-name="T35">Covariance results</text:span></text:p></draw:text-box></draw:frame></text:p>
      <text:list xml:id="list90452123268407" text:continue-numbering="true" text:style-name="Heading_20_Tip">
        <text:list-item>
          <text:p text:style-name="Heading_20_Tip"><text:soft-page-break/>Tip</text:p>
        </text:list-item>
      </text:list>
      <text:p text:style-name="P137">For more information on <text:span text:style-name="T36">statistical covariance,</text:span> refer to the corresponding Wikipedia article <text:span text:style-name="T29">at </text:span><text:a xlink:type="simple" xlink:href="https://en.wikipedia.org/wiki/Covariance" text:style-name="Internet_20_link" text:visited-style-name="Visited_20_Internet_20_Link"><text:span text:style-name="T29">https://en.wikipedia.org/wiki/Covariance</text:span></text:a>.</text:p>
      <text:h text:style-name="P212" text:outline-level="2"><text:bookmark-start text:name="__RefHeading___Toc5589_2018368758"/><text:alphabetical-index-mark text:string-value="exponential smoothing tool" text:key1="data analysis"/><text:alphabetical-index-mark text:string-value="exponential smoothing tool"/><text:span text:style-name="T141">E</text:span>xponential <text:span text:style-name="T141">S</text:span>moothing <text:span text:style-name="T18">tool</text:span><text:bookmark-end text:name="__RefHeading___Toc5589_2018368758"/></text:h>
      <text:p text:style-name="P24">The <text:span text:style-name="T141">E</text:span>xponential <text:span text:style-name="T141">S</text:span>moothing tool <text:span text:style-name="T294">filters</text:span> a data set <text:span text:style-name="T233">to produce </text:span>smoothed results. It is <text:span text:style-name="T234">used in</text:span> domains such as stock market <text:span text:style-name="T234">analysis</text:span> and in sampled measurements. <text:span text:style-name="T31">Select </text:span><text:span text:style-name="Strong_20_Emphasis"><text:span text:style-name="T31">Data</text:span></text:span><text:span text:style-name="T31"> &gt; </text:span><text:span text:style-name="Strong_20_Emphasis"><text:span text:style-name="T31">Statistics</text:span></text:span><text:span text:style-name="T31"> &gt; </text:span><text:span text:style-name="Strong_20_Emphasis">Exponential Smoothing</text:span><text:span text:style-name="T31"> in the Menu bar to access the </text:span>Exponential Smoothing<text:span text:style-name="T31"> dialog (Figure </text:span><text:span text:style-name="T31"><text:sequence-ref text:reference-format="value" text:ref-name="refFigure43">44</text:sequence-ref></text:span><text:span text:style-name="T31">).</text:span></text:p>
      <text:p text:style-name="Figure"><draw:frame draw:style-name="fr1" draw:name="Frame28" text:anchor-type="as-char" svg:width="4.0047in" draw:z-index="112"><draw:text-box fo:min-height="3.4008in"><text:p text:style-name="Caption"><draw:frame draw:style-name="fr8" draw:name="Image7" text:anchor-type="paragraph" svg:width="4.0634in" svg:height="3.1654in" draw:z-index="113"><draw:image xlink:href="Pictures/100000000000018600000130E1A7A943C47FD109.png" xlink:type="simple" xlink:show="embed" xlink:actuate="onLoad" loext:mime-type="image/png"/></draw:frame>Figure <text:sequence text:ref-name="refFigure43" text:name="Figure" text:formula="ooow:Figure+1" style:num-format="1">44</text:sequence>: Exponential Smoothing dialog</text:p></draw:text-box></draw:frame></text:p>
      <text:p text:style-name="Definition_20_Term">Input <text:span text:style-name="T27">ra</text:span>nge</text:p>
      <text:p text:style-name="P103"><text:span text:style-name="T340">Specifies the cell range</text:span> containing the source <text:span text:style-name="T28">data</text:span>.</text:p>
      <text:p text:style-name="P77">Results to</text:p>
      <text:p text:style-name="P124"><text:span text:style-name="T25">Specifies the </text:span>top left cell of the <text:span text:style-name="T28">results area. When you run the tool, it will generate smoothed results starting at this cell.</text:span></text:p>
      <text:p text:style-name="P77">Columns / Rows</text:p>
      <text:p text:style-name="P90"><text:span text:style-name="T326">Specifies</text:span> <text:span text:style-name="T239">whether</text:span> the data to be analyzed is organized in columns or rows.</text:p>
      <text:p text:style-name="Definition_20_Term">Smoothing factor</text:p>
      <text:p text:style-name="Text_20_body_20_indent"><text:span text:style-name="T326">Enter a value here</text:span> between 0 and 1 <text:span text:style-name="T141">(default is 0.2) </text:span>that represents the damping factor <text:span text:style-name="T37">a</text:span>lpha in the smoothing equation.</text:p>
      <text:p text:style-name="P25"><text:span text:style-name="T32">To illustrate how to use this tool, we use the data set shown in Figure </text:span><text:span text:style-name="T32"><text:sequence-ref text:reference-format="value" text:ref-name="refFigure44">45</text:sequence-ref></text:span><text:span text:style-name="T32">. </text:span>The table has two time series representing impulse function<text:span text:style-name="T327">s</text:span> at time<text:span text:style-name="T327">s</text:span> t=0 and t=2.</text:p>
      <text:p text:style-name="Figure"><text:soft-page-break/><draw:frame draw:style-name="fr1" draw:name="Frame44" text:anchor-type="as-char" svg:width="2.3484in" draw:z-index="114"><draw:text-box fo:min-height="2.9193in"><text:p text:style-name="Caption"><draw:frame draw:style-name="fr8" draw:name="Image23" text:anchor-type="paragraph" svg:width="2.0516in" svg:height="2.5118in" draw:z-index="115"><draw:image xlink:href="Pictures/10000000000000C5000000F1C1BDD6FF231BD8FB.png" xlink:type="simple" xlink:show="embed" xlink:actuate="onLoad" loext:mime-type="image/png"/></draw:frame>Figure <text:sequence text:ref-name="refFigure44" text:name="Figure" text:formula="ooow:Figure+1" style:num-format="1">45</text:sequence>: <text:span text:style-name="T37">Input data set for exponential smoothing example</text:span></text:p></draw:text-box></draw:frame></text:p>
      <text:p text:style-name="Text_20_body">Figure <text:sequence-ref text:reference-format="value" text:ref-name="refFigure45">46</text:sequence-ref><text:s/>shows the <text:span text:style-name="T38">smoothed</text:span> results for this input data using the settings shown in Figure <text:sequence-ref text:reference-format="value" text:ref-name="refFigure43">44</text:sequence-ref>.</text:p>
      <text:p text:style-name="Figure"><draw:frame draw:style-name="fr1" draw:name="Frame45" text:anchor-type="as-char" svg:width="2.1618in" draw:z-index="116"><draw:text-box fo:min-height="3.6429in"><text:p text:style-name="Caption"><draw:frame draw:style-name="fr8" draw:name="Image24" text:anchor-type="paragraph" svg:width="2.1256in" svg:height="3.2083in" draw:z-index="117"><draw:image xlink:href="Pictures/10000000000000CC00000134922FAA9414585368.png" xlink:type="simple" xlink:show="embed" xlink:actuate="onLoad" loext:mime-type="image/png"/></draw:frame>Figure <text:sequence text:ref-name="refFigure45" text:name="Figure" text:formula="ooow:Figure+1" style:num-format="1">46</text:sequence>: <text:span text:style-name="T37">Results from Exponential Smoothing tool</text:span></text:p></draw:text-box></draw:frame></text:p>
      <text:list xml:id="list90453202084384" text:continue-numbering="true" text:style-name="Heading_20_Tip">
        <text:list-item>
          <text:p text:style-name="Heading_20_Tip">Tip</text:p>
        </text:list-item>
      </text:list>
      <text:p text:style-name="P138">For more information on exponential smoothing, refer to the corresponding Wikipedia article <text:span text:style-name="T29">at </text:span><text:a xlink:type="simple" xlink:href="https://en.wikipedia.org/wiki/Exponential_smoothing" text:style-name="Internet_20_link" text:visited-style-name="Visited_20_Internet_20_Link"><text:span text:style-name="T29">https://en.wikipedia.org/wiki/Exponential_smoothing</text:span></text:a>.</text:p>
      <text:h text:style-name="P213" text:outline-level="2"><text:bookmark-start text:name="__RefHeading___Toc5591_2018368758"/><text:alphabetical-index-mark text:string-value="moving average tool"/><text:alphabetical-index-mark text:string-value="moving average tool" text:key1="data analysis"/><text:span text:style-name="T141">M</text:span>oving <text:span text:style-name="T141">A</text:span>verage tool<text:bookmark-end text:name="__RefHeading___Toc5591_2018368758"/></text:h>
      <text:p text:style-name="P26">The <text:span text:style-name="T141">M</text:span>oving <text:span text:style-name="T141">A</text:span>verage tool calculates the moving average of a time series data set. <text:span text:style-name="T235">Select</text:span> <text:span text:style-name="Strong_20_Emphasis">Data &gt; Statistics &gt; Moving Average</text:span> <text:span text:style-name="T141">in the Menu bar </text:span>to access the Moving Average dialog <text:span text:style-name="T242">(</text:span>Figure <text:sequence-ref text:reference-format="value" text:ref-name="refFigure46">47</text:sequence-ref><text:span text:style-name="T242">)</text:span>.</text:p>
      <text:p text:style-name="Figure"><text:soft-page-break/><draw:frame draw:style-name="fr1" draw:name="Frame29" text:anchor-type="as-char" svg:width="3.7583in" draw:z-index="118"><draw:text-box fo:min-height="3.4083in"><text:p text:style-name="Caption"><draw:frame draw:style-name="fr8" draw:name="Image8" text:anchor-type="paragraph" svg:width="3.752in" svg:height="3.1772in" draw:z-index="119"><draw:image xlink:href="Pictures/10000000000001680000013163B8BE28D1045084.png" xlink:type="simple" xlink:show="embed" xlink:actuate="onLoad" loext:mime-type="image/png"/></draw:frame>Figure <text:sequence text:ref-name="refFigure46" text:name="Figure" text:formula="ooow:Figure+1" style:num-format="1">47</text:sequence>: Moving <text:span text:style-name="T40">Average dialog</text:span></text:p></draw:text-box></draw:frame></text:p>
      <text:p text:style-name="P80">Input <text:span text:style-name="T27">ra</text:span>nge</text:p>
      <text:p text:style-name="P115"><text:span text:style-name="T339">Specifies the cell range</text:span> containing the source <text:span text:style-name="T28">data</text:span>.</text:p>
      <text:p text:style-name="P80">Results to</text:p>
      <text:p text:style-name="P125"><text:span text:style-name="T25">Specifies the </text:span>top left cell of the <text:span text:style-name="T28">results area. When you run the tool, it will generate the moving average results starting at this cell.</text:span></text:p>
      <text:p text:style-name="P80">Columns / Rows</text:p>
      <text:p text:style-name="P92"><text:span text:style-name="T328">Specifies</text:span> <text:span text:style-name="T240">whether</text:span> the data to be analyzed is organized in columns or rows.</text:p>
      <text:p text:style-name="P80">Interval</text:p>
      <text:p text:style-name="Text_20_body_20_indent"><text:span text:style-name="T39">Specifies t</text:span>he number of samples used in the moving average calculation.</text:p>
      <text:p text:style-name="P27"><text:span text:style-name="T32">To illustrate how to use this tool, we again use the data set from Figure </text:span><text:span text:style-name="T32"><text:sequence-ref text:reference-format="value" text:ref-name="refFigure44">45</text:sequence-ref></text:span><text:span text:style-name="T32">. Figure </text:span><text:span text:style-name="T32"><text:sequence-ref text:reference-format="value" text:ref-name="refFigure47">48</text:sequence-ref></text:span><text:span text:style-name="T32"><text:s/>shows the moving averages calculated for this input data using the settings shown in Figure </text:span><text:span text:style-name="T32"><text:sequence-ref text:reference-format="value" text:ref-name="refFigure46">47</text:sequence-ref></text:span><text:span text:style-name="T32">.</text:span></text:p>
      <text:p text:style-name="Figure"><draw:frame draw:style-name="fr1" draw:name="Frame46" text:anchor-type="as-char" svg:width="1.6929in" svg:height="3.061in" draw:z-index="120"><draw:text-box><text:p text:style-name="Caption"><draw:frame draw:style-name="fr10" draw:name="Image25" text:anchor-type="paragraph" svg:x="0in" svg:y="0in" svg:width="1.4484in" svg:height="2.689in" draw:z-index="121"><draw:image xlink:href="Pictures/100000000000008B00000102F6DB7CA2005035FD.png" xlink:type="simple" xlink:show="embed" xlink:actuate="onLoad" loext:mime-type="image/png"/></draw:frame>Figure <text:sequence text:ref-name="refFigure47" text:name="Figure" text:formula="ooow:Figure+1" style:num-format="1">48</text:sequence>: <text:span text:style-name="T40">Calculated moving averages</text:span></text:p></draw:text-box></draw:frame></text:p>
      <text:list xml:id="list90453005395727" text:continue-numbering="true" text:style-name="Heading_20_Tip">
        <text:list-item>
          <text:p text:style-name="P251"><text:soft-page-break/>Tip</text:p>
        </text:list-item>
      </text:list>
      <text:p text:style-name="P139">For more information on <text:span text:style-name="T40">the moving average,</text:span> refer to the corresponding Wikipedia article <text:span text:style-name="T29">at </text:span><text:a xlink:type="simple" xlink:href="https://en.wikipedia.org/wiki/Moving_average" text:style-name="Internet_20_link" text:visited-style-name="Visited_20_Internet_20_Link"><text:span text:style-name="T29">https://en.wikipedia.org/wiki/Moving_average</text:span></text:a>.</text:p>
      <text:h text:style-name="P214" text:outline-level="2"><text:bookmark-start text:name="__RefHeading___Toc5593_2018368758"/><text:alphabetical-index-mark text:string-value="regression tool" text:key1="data analysis"/><text:alphabetical-index-mark text:string-value="regression tool"/><text:span text:style-name="T142">R</text:span>egression tool<text:bookmark-end text:name="__RefHeading___Toc5593_2018368758"/></text:h>
      <text:p text:style-name="P28">The <text:span text:style-name="T142">R</text:span>egression tool <text:span text:style-name="T49">analyzes</text:span> the relationship <text:span text:style-name="T329">in a data set </text:span>between <text:span text:style-name="T49">one</text:span> or more <text:span text:style-name="T49">independent </text:span>variables <text:span text:style-name="T49">and a dependent variable.</text:span> <text:span text:style-name="T241">Select</text:span> <text:span text:style-name="Strong_20_Emphasis">Data &gt; Statistics &gt; Regression</text:span> <text:span text:style-name="T142">in the Menu bar </text:span>to access the Regression dialog <text:span text:style-name="T241">(</text:span>Figure <text:sequence-ref text:reference-format="value" text:ref-name="refFigure48">49</text:sequence-ref><text:span text:style-name="T241">)</text:span>.</text:p>
      <text:p text:style-name="Figure"><draw:frame draw:style-name="fr1" draw:name="Frame30" text:anchor-type="as-char" svg:width="5.0075in" draw:z-index="122"><draw:text-box fo:min-height="5.4764in"><text:p text:style-name="Caption"><draw:frame draw:style-name="fr8" draw:name="Image9" text:anchor-type="paragraph" svg:width="5.0118in" svg:height="5.252in" draw:z-index="123"><draw:image xlink:href="Pictures/10000000000001E1000001F8D806863BA9576222.png" xlink:type="simple" xlink:show="embed" xlink:actuate="onLoad" loext:mime-type="image/png"/></draw:frame>Figure <text:sequence text:ref-name="refFigure48" text:name="Figure" text:formula="ooow:Figure+1" style:num-format="1">49</text:sequence>: Regression dialog</text:p></draw:text-box></draw:frame></text:p>
      <text:p text:style-name="Definition_20_Term">Independent variable(s) (X) range</text:p>
      <text:p text:style-name="P105"><text:span text:style-name="T329">Specifies the cell range</text:span> containing the <text:span text:style-name="T43">independent variables in the source</text:span> <text:span text:style-name="T28">data</text:span>.</text:p>
      <text:p text:style-name="Definition_20_Term">Dependent variable (Y) range</text:p>
      <text:p text:style-name="P105"><text:span text:style-name="T329">Specifies the cell range</text:span> containing the <text:span text:style-name="T43">dependent variable in the source</text:span> <text:span text:style-name="T28">data</text:span>.</text:p>
      <text:p text:style-name="Definition_20_Term">Both X and Y ranges have labels</text:p>
      <text:p text:style-name="P106"><text:span text:style-name="T330">Specifies</text:span> whether the ranges above include data labels.</text:p>
      <text:p text:style-name="Definition_20_Term">Results to</text:p>
      <text:p text:style-name="P126"><text:span text:style-name="T25">Specifies the </text:span>top left cell of the <text:span text:style-name="T28">results area. When you run the tool, it will generate the regression analysis table starting at this cell.</text:span></text:p>
      <text:p text:style-name="Definition_20_Term">Columns / Rows</text:p>
      <text:p text:style-name="P91"><text:span text:style-name="T331">Specifies</text:span> <text:span text:style-name="T243">whether</text:span> the data to be analyzed is organized in columns or rows.</text:p>
      <text:p text:style-name="Definition_20_Term"><text:soft-page-break/>Linear Regression</text:p>
      <text:p text:style-name="Text_20_body_20_indent"><text:span text:style-name="T41">Select this option to use linear regression. Linear regression </text:span>find<text:span text:style-name="T41">s</text:span> a straight line in the form of <text:span text:style-name="Code">y = </text:span><text:span text:style-name="Code"><text:span text:style-name="T331">(</text:span></text:span><text:span text:style-name="Code">a * x</text:span><text:span text:style-name="Code"><text:span text:style-name="T331">)</text:span></text:span><text:span text:style-name="Code"> + b</text:span> that best fits the data, where <text:span text:style-name="Code">a</text:span> is the slope and <text:span text:style-name="Code">b</text:span> is the intercept.</text:p>
      <text:p text:style-name="Definition_20_Term">Logarithmic Regression</text:p>
      <text:p text:style-name="P104">Select <text:span text:style-name="T331">this option to use </text:span>logarithmic regression. <text:span text:style-name="T244">Logarithmic regression</text:span> finds a logarithmic curve in the form of <text:span text:style-name="Code">y = </text:span><text:span text:style-name="Code"><text:span text:style-name="T331">(</text:span></text:span><text:span text:style-name="Code">a * ln(x)</text:span><text:span text:style-name="Code"><text:span text:style-name="T331">)</text:span></text:span><text:span text:style-name="Code"> + b</text:span> that best fits the data, where <text:span text:style-name="Code">a</text:span> is the slope, <text:span text:style-name="Code">b</text:span> is the intercept and <text:span text:style-name="Code">ln(x</text:span>) is the natural logarithm of <text:span text:style-name="Code">x</text:span>.</text:p>
      <text:p text:style-name="Definition_20_Term">Power Regression</text:p>
      <text:p text:style-name="P104">Select <text:span text:style-name="T331">this option to use</text:span> power regression. <text:span text:style-name="T245">Power regression</text:span> finds a power curve in the form of <text:span text:style-name="Code">y = </text:span><text:span text:style-name="Code"><text:span text:style-name="T331">(</text:span></text:span><text:span text:style-name="Code">a * x</text:span><text:span text:style-name="Code"><text:span text:style-name="T331">) </text:span></text:span><text:span text:style-name="Code">^ b</text:span> that best fits the data, where <text:span text:style-name="Code">a</text:span> is the coefficient <text:span text:style-name="T245">and</text:span> <text:span text:style-name="Code">b</text:span> is the <text:span text:style-name="T331">exponent</text:span>.</text:p>
      <text:p text:style-name="Definition_20_Term">Confidence level</text:p>
      <text:p text:style-name="P107"><text:span text:style-name="T332">Specifies</text:span> the confidence level, <text:span text:style-name="T246">which is </text:span>a value between 0 and 1. <text:span text:style-name="T247">The default value is 0.95.</text:span></text:p>
      <text:p text:style-name="Definition_20_Term">Calculate residuals</text:p>
      <text:p text:style-name="P107"><text:span text:style-name="T332">Specifies</text:span> whether to calculate residuals.</text:p>
      <text:p text:style-name="Definition_20_Term">Force intercept to be zero</text:p>
      <text:p text:style-name="P108"><text:span text:style-name="T332">Specifies</text:span> whether to force the regression intercept to be 0.</text:p>
      <text:list xml:id="list90452216957637" text:continue-numbering="true" text:style-name="Heading_20_Tip">
        <text:list-item>
          <text:p text:style-name="Heading_20_Tip">Tip</text:p>
        </text:list-item>
      </text:list>
      <text:p text:style-name="P156"><text:span text:style-name="T333">Use the </text:span><text:span text:style-name="Strong_20_Emphasis"><text:span text:style-name="T225">Shrink / Expand </text:span></text:span><text:span text:style-name="T225">buttons next to the</text:span><text:span text:style-name="Emphasis"><text:span text:style-name="T225"> Independent variable(s) (X) range, Dependent variable (Y)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63">To illustrate how to use this tool, we use the data set shown in Figure <text:sequence-ref text:reference-format="value" text:ref-name="refFigure49">50</text:sequence-ref>. This table contains measurements taken at 1 second intervals.</text:p>
      <text:p text:style-name="Figure"><draw:frame draw:style-name="fr2" draw:name="Frame74" text:anchor-type="as-char" svg:width="1.7283in" draw:z-index="124"><draw:text-box fo:min-height="2.1575in"><text:p text:style-name="Caption"><draw:frame draw:style-name="fr9" draw:name="Image54" text:anchor-type="paragraph" svg:width="1.7283in" style:rel-width="100%" svg:height="2.1575in" style:rel-height="scale" draw:z-index="125"><draw:image xlink:href="Pictures/10000000000000A6000000CF5B29BCC0CF74AF94.png" xlink:type="simple" xlink:show="embed" xlink:actuate="onLoad" loext:mime-type="image/png"/></draw:frame><text:span text:style-name="T172"><text:line-break/></text:span>Figure <text:sequence text:ref-name="refFigure49" text:name="Figure" text:formula="ooow:Figure+1" style:num-format="1">50</text:sequence>: <text:span text:style-name="T43">Input data set for regression analysis</text:span></text:p></draw:text-box></draw:frame></text:p>
      <text:p text:style-name="P29"><text:span text:style-name="T32">Figure </text:span><text:span text:style-name="T32"><text:sequence-ref text:reference-format="value" text:ref-name="refFigure50">51</text:sequence-ref></text:span><text:span text:style-name="T32"><text:s/>shows the regression outputs calculated for this input data using the settings shown in Figure </text:span><text:span text:style-name="T32"><text:sequence-ref text:reference-format="value" text:ref-name="refFigure48">49</text:sequence-ref></text:span><text:span text:style-name="T32">.</text:span></text:p>
      <text:p text:style-name="Text_20_body"><text:soft-page-break/><draw:frame draw:style-name="fr1" draw:name="Frame48" text:anchor-type="as-char" svg:width="6.6929in" draw:z-index="2"><draw:text-box fo:min-height="7.0984in"><text:p text:style-name="Caption"><draw:frame draw:style-name="fr9" draw:name="Image27" text:anchor-type="paragraph" svg:width="6.6929in" style:rel-width="100%" svg:height="6.8346in" style:rel-height="scale" draw:z-index="126"><draw:image xlink:href="Pictures/1000000000000352000003646E41EB9ECBFFD83C.png" xlink:type="simple" xlink:show="embed" xlink:actuate="onLoad" loext:mime-type="image/png"/></draw:frame>Figure <text:sequence text:ref-name="refFigure50" text:name="Figure" text:formula="ooow:Figure+1" style:num-format="1">51</text:sequence>: <text:span text:style-name="T43">Linear regression outputs </text:span></text:p></draw:text-box></draw:frame></text:p>
      <text:list xml:id="list90453039981325" text:continue-numbering="true" text:style-name="Heading_20_Tip">
        <text:list-item>
          <text:p text:style-name="Heading_20_Tip">Tip</text:p>
        </text:list-item>
      </text:list>
      <text:p text:style-name="P140">For more information on <text:span text:style-name="T42">regression analysis,</text:span> refer to the corresponding Wikipedia article <text:span text:style-name="T29">at </text:span><text:a xlink:type="simple" xlink:href="https://en.wikipedia.org/wiki/Regression_analysis" text:style-name="Internet_20_link" text:visited-style-name="Visited_20_Internet_20_Link"><text:span text:style-name="T29">https://en.wikipedia.org/wiki/Regression_analysis</text:span></text:a>.</text:p>
      <text:h text:style-name="P215" text:outline-level="2"><text:bookmark-start text:name="__RefHeading___Toc5595_2018368758"/><text:alphabetical-index-mark text:string-value="paired t-test tool"/><text:alphabetical-index-mark text:string-value="paired t-test tool" text:key1="data analysis"/><text:span text:style-name="T142">P</text:span>aired <text:span text:style-name="T142">T</text:span>-test tool<text:bookmark-end text:name="__RefHeading___Toc5595_2018368758"/></text:h>
      <text:p text:style-name="P33"><text:span text:style-name="T44">The Paired T-test tool compares the population means of two related sample sets and determines the difference between the two. Select </text:span><text:span text:style-name="Strong_20_Emphasis"><text:span text:style-name="T44">Data &gt; Statistics &gt; </text:span></text:span><text:span text:style-name="Strong_20_Emphasis">Paired t-test</text:span> <text:span text:style-name="T142">in the Menu bar to access the Paired t-test dialog (Figure </text:span><text:span text:style-name="T142"><text:sequence-ref text:reference-format="value" text:ref-name="refFigure51">52</text:sequence-ref></text:span><text:span text:style-name="T142">).</text:span></text:p>
      <text:p text:style-name="Figure"><text:soft-page-break/><draw:frame draw:style-name="fr1" draw:name="Frame31" text:anchor-type="as-char" svg:width="3.9709in" draw:z-index="127"><draw:text-box fo:min-height="3.0075in"><text:p text:style-name="Caption"><draw:frame draw:style-name="fr8" draw:name="Image10" text:anchor-type="paragraph" svg:width="3.9366in" svg:height="2.752in" draw:z-index="128"><draw:image xlink:href="Pictures/10000000000001B00000012E2DBF9134F1B05FE8.png" xlink:type="simple" xlink:show="embed" xlink:actuate="onLoad" loext:mime-type="image/png"/></draw:frame>Figure <text:sequence text:ref-name="refFigure51" text:name="Figure" text:formula="ooow:Figure+1" style:num-format="1">52</text:sequence>: Paired t-test dialog</text:p></draw:text-box></draw:frame></text:p>
      <text:p text:style-name="Definition_20_Term">Variable 1 range</text:p>
      <text:p text:style-name="P109"><text:span text:style-name="T334">Specifies the cell range </text:span>containing the <text:span text:style-name="T44">first set of input</text:span> <text:span text:style-name="T28">data</text:span>.</text:p>
      <text:p text:style-name="Definition_20_Term">Variable 2 range</text:p>
      <text:p text:style-name="P109"><text:span text:style-name="T334">Specifies the cell range</text:span> containing the <text:span text:style-name="T44">second set of input</text:span> <text:span text:style-name="T28">data</text:span>.</text:p>
      <text:p text:style-name="Definition_20_Term">Results to</text:p>
      <text:p text:style-name="P127"><text:span text:style-name="T25">Specifies the </text:span>top left cell of the <text:span text:style-name="T28">results area. When you run the tool, it will generate the paired t-test table starting at this cell.</text:span></text:p>
      <text:p text:style-name="Definition_20_Term">Columns / Rows</text:p>
      <text:p text:style-name="P96"><text:span text:style-name="T334">Specifies</text:span> <text:span text:style-name="T248">whether</text:span> the data to be analyzed is organized in columns or rows.</text:p>
      <text:p text:style-name="P18"><text:span text:style-name="T32">To provide an example of using this tool, we make use of the input data set shown in Figure </text:span><text:span text:style-name="T32"><text:sequence-ref text:reference-format="value" text:ref-name="refFigure52">53</text:sequence-ref></text:span><text:span text:style-name="T32">. The data sets in columns A and B represent two sets of paired values referred to as </text:span><text:span text:style-name="Emphasis"><text:span text:style-name="T32">Variable 1</text:span></text:span><text:span text:style-name="T32"> and </text:span><text:span text:style-name="Emphasis"><text:span text:style-name="T32">Variable 2</text:span></text:span><text:span text:style-name="T32">.</text:span></text:p>
      <text:p text:style-name="Figure"><draw:frame draw:style-name="fr1" draw:name="Frame49" text:anchor-type="as-char" svg:width="2.0575in" draw:z-index="129"><draw:text-box fo:min-height="2.9047in"><text:p text:style-name="Caption"><draw:frame draw:style-name="fr8" draw:name="Image28" text:anchor-type="paragraph" svg:width="2.0516in" svg:height="2.5118in" draw:z-index="130"><draw:image xlink:href="Pictures/10000000000000C5000000F1D09C8E5A45D38711.png" xlink:type="simple" xlink:show="embed" xlink:actuate="onLoad" loext:mime-type="image/png"/></draw:frame>Figure <text:sequence text:ref-name="refFigure52" text:name="Figure" text:formula="ooow:Figure+1" style:num-format="1">53</text:sequence>: <text:span text:style-name="T45">Input data for paired t-test example</text:span></text:p></draw:text-box></draw:frame></text:p>
      <text:p text:style-name="P30"><text:span text:style-name="T32">Figure </text:span><text:span text:style-name="T32"><text:sequence-ref text:reference-format="value" text:ref-name="refFigure53">54</text:sequence-ref></text:span><text:span text:style-name="T32"><text:s/>shows the paired t-test results calculated for this input data using the settings shown in Figure </text:span><text:span text:style-name="T32"><text:sequence-ref text:reference-format="value" text:ref-name="refFigure51">52</text:sequence-ref></text:span><text:span text:style-name="T32">.</text:span></text:p>
      <text:p text:style-name="Figure"><text:soft-page-break/><draw:frame draw:style-name="fr1" draw:name="Frame50" text:anchor-type="as-char" svg:width="3.75in" draw:z-index="3"><draw:text-box fo:min-height="3.2874in"><text:p text:style-name="Caption"><draw:frame draw:style-name="fr8" draw:name="Image29" text:anchor-type="paragraph" svg:width="3.7201in" svg:height="3.0429in" draw:z-index="4"><draw:image xlink:href="Pictures/1000000000000165000001241F7B88F7C4E98186.png" xlink:type="simple" xlink:show="embed" xlink:actuate="onLoad" loext:mime-type="image/png"/></draw:frame>Figure <text:sequence text:ref-name="refFigure53" text:name="Figure" text:formula="ooow:Figure+1" style:num-format="1">54</text:sequence>: <text:span text:style-name="T45">Results from Paired T-test tool</text:span></text:p></draw:text-box></draw:frame></text:p>
      <text:list xml:id="list90453139406884" text:continue-numbering="true" text:style-name="Heading_20_Tip">
        <text:list-item>
          <text:p text:style-name="Heading_20_Tip">Tip</text:p>
        </text:list-item>
      </text:list>
      <text:p text:style-name="P141">For more information on <text:span text:style-name="T45">paired t-tests,</text:span> refer to the corresponding Wikipedia article <text:span text:style-name="T29">at </text:span><text:a xlink:type="simple" xlink:href="https://en.wikipedia.org/wiki/Student's_t-test" text:style-name="Internet_20_link" text:visited-style-name="Visited_20_Internet_20_Link"><text:span text:style-name="T29">https://en.wikipedia.org/wiki/Student's_t-test</text:span></text:a>.</text:p>
      <text:h text:style-name="P216" text:outline-level="2"><text:bookmark-start text:name="__RefHeading___Toc5597_2018368758"/><text:alphabetical-index-mark text:string-value="f-test tool" text:key1="data analysis"/><text:alphabetical-index-mark text:string-value="f-test tool"/>F-test tool<text:bookmark-end text:name="__RefHeading___Toc5597_2018368758"/></text:h>
      <text:p text:style-name="P32"><text:span text:style-name="T46">The F-test tool calculates the F-Test of two data samples. The tool is used to test the hypothesis that the variance of two populations are equal. Click </text:span><text:span text:style-name="Strong_20_Emphasis"><text:span text:style-name="T44">Data &gt; Statistics &gt; F-</text:span></text:span><text:span text:style-name="Strong_20_Emphasis">test</text:span> <text:span text:style-name="T142">in the Menu bar to access the F-test dialog shown in Figure </text:span><text:span text:style-name="T142"><text:sequence-ref text:reference-format="value" text:ref-name="refFigure54">55</text:sequence-ref></text:span><text:span text:style-name="T142"><text:s/>and define the required inputs to the tool.</text:span></text:p>
      <text:p text:style-name="Figure"><draw:frame draw:style-name="fr1" draw:name="Frame32" text:anchor-type="as-char" svg:width="3.9665in" draw:z-index="5"><draw:text-box fo:min-height="3.161in"><text:p text:style-name="Caption"><draw:frame draw:style-name="fr8" draw:name="Image11" text:anchor-type="paragraph" svg:width="3.9689in" svg:height="2.9484in" draw:z-index="6"><draw:image xlink:href="Pictures/100000000000017D0000011B0635950934AF57E8.png" xlink:type="simple" xlink:show="embed" xlink:actuate="onLoad" loext:mime-type="image/png"/></draw:frame>Figure <text:sequence text:ref-name="refFigure54" text:name="Figure" text:formula="ooow:Figure+1" style:num-format="1">55</text:sequence>: F-test dialog</text:p></draw:text-box></draw:frame></text:p>
      <text:p text:style-name="Definition_20_Term">Variable 1 range</text:p>
      <text:p text:style-name="P110"><text:span text:style-name="T335">Specifies the cell range</text:span> containing the <text:span text:style-name="T44">first set of input</text:span> <text:span text:style-name="T28">data</text:span>.</text:p>
      <text:p text:style-name="P78">Variable 2 range</text:p>
      <text:p text:style-name="P110"><text:span text:style-name="T335">Specifies the cell range</text:span> containing the <text:span text:style-name="T44">second set of input</text:span> <text:span text:style-name="T28">data</text:span>.</text:p>
      <text:p text:style-name="P78"><text:soft-page-break/>Results to</text:p>
      <text:p text:style-name="P128"><text:span text:style-name="T25">Specifies the </text:span>top left cell of the <text:span text:style-name="T28">results area. When you run the tool, it will generate the F-test table starting at this cell.</text:span></text:p>
      <text:p text:style-name="P78">Columns / Rows</text:p>
      <text:p text:style-name="P97"><text:span text:style-name="T336">Specifies</text:span> <text:span text:style-name="T249">whether</text:span> the data to be analyzed is organized in columns or rows.</text:p>
      <text:list xml:id="list90451175261579" text:continue-numbering="true" text:style-name="Heading_20_Tip">
        <text:list-item>
          <text:p text:style-name="P249">Tip</text:p>
        </text:list-item>
      </text:list>
      <text:p text:style-name="P157"><text:span text:style-name="T336">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19"><text:span text:style-name="T32">To illustrate how to use this tool, we again use the data set from Figure </text:span><text:span text:style-name="T32"><text:sequence-ref text:reference-format="value" text:ref-name="refFigure52">53</text:sequence-ref></text:span><text:span text:style-name="T32">. In this case, the data in columns A and B represent two independent sample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5">56</text:sequence-ref></text:span><text:span text:style-name="T32"><text:s/>shows the F-test results calculated for this input data using the settings shown in Figure </text:span><text:span text:style-name="T32"><text:sequence-ref text:reference-format="value" text:ref-name="refFigure54">55</text:sequence-ref></text:span><text:span text:style-name="T32">.</text:span></text:p>
      <text:p text:style-name="Figure"><draw:frame draw:style-name="fr1" draw:name="Frame51" text:anchor-type="as-char" svg:width="2.7772in" draw:z-index="7"><draw:text-box fo:min-height="2.9402in"><text:p text:style-name="Caption"><draw:frame draw:style-name="fr8" draw:name="Image30" text:anchor-type="paragraph" svg:width="2.7402in" svg:height="2.689in" draw:z-index="8"><draw:image xlink:href="Pictures/1000000000000107000001023FA846E597FCF42D.png" xlink:type="simple" xlink:show="embed" xlink:actuate="onLoad" loext:mime-type="image/png"/></draw:frame><text:span text:style-name="T46">F</text:span>igure <text:sequence text:ref-name="refFigure55" text:name="Figure" text:formula="ooow:Figure+1" style:num-format="1">56</text:sequence>: <text:span text:style-name="T46">Results from F-test tool</text:span></text:p></draw:text-box></draw:frame></text:p>
      <text:list xml:id="list90451541543424" text:continue-numbering="true" text:style-name="Heading_20_Tip">
        <text:list-item>
          <text:p text:style-name="Heading_20_Tip">Tip</text:p>
        </text:list-item>
      </text:list>
      <text:p text:style-name="P142">For more information on <text:span text:style-name="T46">F-tests,</text:span> refer to the corresponding Wikipedia article <text:span text:style-name="T29">at </text:span><text:a xlink:type="simple" xlink:href="https://en.wikipedia.org/wiki/F-test" text:style-name="Internet_20_link" text:visited-style-name="Visited_20_Internet_20_Link"><text:span text:style-name="T29">https://en.wikipedia.org/wiki/F-test</text:span></text:a>.</text:p>
      <text:h text:style-name="P217" text:outline-level="2"><text:bookmark-start text:name="__RefHeading___Toc5599_2018368758"/><text:alphabetical-index-mark text:string-value="z-test tool"/><text:alphabetical-index-mark text:string-value="z-test tool" text:key1="data analysis"/><text:span text:style-name="T142">Z</text:span>-test tool<text:bookmark-end text:name="__RefHeading___Toc5599_2018368758"/></text:h>
      <text:p text:style-name="P71"><text:span text:style-name="T46">The Z-test tool calculates the Z-test of two data samples. The tool performs a two sample Z-test to test the null hypothesis that there is no difference between the means of the two data sets. Click </text:span><text:span text:style-name="Strong_20_Emphasis"><text:span text:style-name="T44">Data &gt; Statistics &gt; Z-</text:span></text:span><text:span text:style-name="Strong_20_Emphasis">test</text:span> <text:span text:style-name="T145">in the Menu bar to access the z-test dialog shown in Figure </text:span><text:span text:style-name="T145"><text:sequence-ref text:reference-format="value" text:ref-name="refFigure56">57</text:sequence-ref></text:span><text:span text:style-name="T145"><text:s/>and define the required inputs to the tool.</text:span></text:p>
      <text:p text:style-name="P85">Variable 1 range</text:p>
      <text:p text:style-name="P132"><text:span text:style-name="T337">Specifies the cell range</text:span> containing the <text:span text:style-name="T44">first set of input</text:span> <text:span text:style-name="T28">data</text:span>.</text:p>
      <text:p text:style-name="P85">Variable 2 range</text:p>
      <text:p text:style-name="P132"><text:span text:style-name="T337">Specifies the cell range</text:span> containing the <text:span text:style-name="T44">second set of input</text:span> <text:span text:style-name="T28">data</text:span>.</text:p>
      <text:p text:style-name="P85">Results to</text:p>
      <text:p text:style-name="P132"><text:span text:style-name="T25">Specifies the </text:span>top left cell of the <text:span text:style-name="T28">results area. When you run the tool, it will generate the Z-test table starting at this cell.</text:span></text:p>
      <text:p text:style-name="Figure"><text:soft-page-break/><draw:frame draw:style-name="fr1" draw:name="Frame33" text:anchor-type="as-char" svg:width="4.0102in" draw:z-index="9"><draw:text-box fo:min-height="2.9583in"><text:p text:style-name="Caption"><draw:frame draw:style-name="fr8" draw:name="Image12" text:anchor-type="paragraph" svg:width="3.9807in" svg:height="2.9484in" draw:z-index="10"><draw:image xlink:href="Pictures/100000000000017E0000011B304E6DF44915B4B3.png" xlink:type="simple" xlink:show="embed" xlink:actuate="onLoad" loext:mime-type="image/png"/></draw:frame>Figure <text:sequence text:ref-name="refFigure56" text:name="Figure" text:formula="ooow:Figure+1" style:num-format="1">57</text:sequence>: z-test dialog</text:p></draw:text-box></draw:frame></text:p>
      <text:p text:style-name="P85">Columns / Rows</text:p>
      <text:p text:style-name="P99"><text:span text:style-name="T338">Specifies</text:span> <text:span text:style-name="T250">whether</text:span> the data to be analyzed is organized in columns or rows.</text:p>
      <text:list xml:id="list90451171791200" text:continue-numbering="true" text:style-name="Heading_20_Tip">
        <text:list-item>
          <text:p text:style-name="P250">Tip</text:p>
        </text:list-item>
      </text:list>
      <text:p text:style-name="P158"><text:span text:style-name="T338">Use the </text:span><text:span text:style-name="Strong_20_Emphasis"><text:span text:style-name="T225">Shrink / Expand </text:span></text:span><text:span text:style-name="T225">buttons next to the</text:span><text:span text:style-name="Emphasis"><text:span text:style-name="T225"> Variable 1 range, Variable 2 range, </text:span></text:span><text:span text:style-name="T225">and </text:span><text:span text:style-name="Emphasis"><text:span text:style-name="T225">Results to </text:span></text:span><text:span text:style-name="T225">fields if you need to shrink the dialog while selecting cells with the mouse.</text:span></text:p>
      <text:p text:style-name="P21"><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s A and B represent two data sets, referred to as </text:span><text:span text:style-name="Emphasis"><text:span text:style-name="T32">Variable 1</text:span></text:span><text:span text:style-name="T32"> and </text:span><text:span text:style-name="Emphasis"><text:span text:style-name="T32">Variable 2</text:span></text:span><text:span text:style-name="T32">. Figure </text:span><text:span text:style-name="T32"><text:sequence-ref text:reference-format="value" text:ref-name="refFigure57">58</text:sequence-ref></text:span><text:span text:style-name="T32"><text:s/>shows the Z-test results calculated for this input data using the settings shown in Figure </text:span><text:span text:style-name="T32"><text:sequence-ref text:reference-format="value" text:ref-name="refFigure56">57</text:sequence-ref></text:span><text:span text:style-name="T32">.</text:span></text:p>
      <text:p text:style-name="Figure"><draw:frame draw:style-name="fr1" draw:name="Frame52" text:anchor-type="as-char" svg:width="3.4598in" draw:z-index="11"><draw:text-box fo:min-height="2.7008in"><text:p text:style-name="Caption"><draw:frame draw:style-name="fr8" draw:name="Image31" text:anchor-type="paragraph" svg:width="3.4484in" svg:height="2.5in" draw:z-index="12"><draw:image xlink:href="Pictures/100000000000014B000000F0142AA45666771B7F.png" xlink:type="simple" xlink:show="embed" xlink:actuate="onLoad" loext:mime-type="image/png"/></draw:frame>Figure <text:sequence text:ref-name="refFigure57" text:name="Figure" text:formula="ooow:Figure+1" style:num-format="1">58</text:sequence>: <text:span text:style-name="T47">Results from Z-test tool</text:span></text:p></draw:text-box></draw:frame></text:p>
      <text:list xml:id="list90451628260100" text:continue-numbering="true" text:style-name="Heading_20_Tip">
        <text:list-item>
          <text:p text:style-name="Heading_20_Tip">Tip</text:p>
        </text:list-item>
      </text:list>
      <text:p text:style-name="P143">For more information on <text:span text:style-name="T142">Z-tests,</text:span> refer to the corresponding Wikipedia article <text:span text:style-name="T29">at </text:span><text:a xlink:type="simple" xlink:href="https://en.wikipedia.org/wiki/Z-test" text:style-name="Internet_20_link" text:visited-style-name="Visited_20_Internet_20_Link"><text:span text:style-name="T29">https://en.wikipedia.org/wiki/Z-test</text:span></text:a>.</text:p>
      <text:h text:style-name="P218" text:outline-level="2"><text:bookmark-start text:name="__RefHeading___Toc5601_2018368758"/><text:soft-page-break/><text:alphabetical-index-mark text:string-value="chi-square test of independence tool" text:key1="data analysis"/><text:alphabetical-index-mark text:string-value="chi-square, test of independence tool"/><text:alphabetical-index-mark text:string-value="test of independence tool, chi-square"/><text:span text:style-name="T142">Test of Independence (C</text:span>hi-<text:span text:style-name="T145">S</text:span>quare<text:span text:style-name="T18">)</text:span> tool<text:bookmark-end text:name="__RefHeading___Toc5601_2018368758"/></text:h>
      <text:p text:style-name="P31"><text:span text:style-name="T47">The Test of Independence (Chi-Square) tool calculates the chi-square test of a data sample, which determines how well a set of measured values fit a corresponding set of expected values. Select </text:span><text:span text:style-name="Strong_20_Emphasis"><text:span text:style-name="T44">Data &gt; Statistics &gt; Chi-square Test</text:span></text:span><text:span text:style-name="T47"> in the Menu bar to access the Test of Independence (Chi-Square) dialog (Figure </text:span><text:span text:style-name="T47"><text:sequence-ref text:reference-format="value" text:ref-name="refFigure58">59</text:sequence-ref></text:span><text:span text:style-name="T47">).</text:span></text:p>
      <text:p text:style-name="Figure"><draw:frame draw:style-name="fr1" draw:name="Frame34" text:anchor-type="as-char" svg:width="3.7173in" draw:z-index="13"><draw:text-box fo:min-height="2.7965in"><text:p text:style-name="Caption"><draw:frame draw:style-name="fr8" draw:name="Image13" text:anchor-type="paragraph" svg:width="3.7402in" svg:height="2.5193in" draw:z-index="14"><draw:image xlink:href="Pictures/1000000000000167000000F2F2C9BDA203DE6A64.png" xlink:type="simple" xlink:show="embed" xlink:actuate="onLoad" loext:mime-type="image/png"/></draw:frame>Figure <text:sequence text:ref-name="refFigure58" text:name="Figure" text:formula="ooow:Figure+1" style:num-format="1">59</text:sequence>: <text:span text:style-name="T18">Test of Independence (Chi-Square) dialog</text:span></text:p></draw:text-box></draw:frame></text:p>
      <text:p text:style-name="Definition_20_Term">Input <text:span text:style-name="T27">ra</text:span>nge</text:p>
      <text:p text:style-name="P111"><text:span text:style-name="T339">Specifies the cell range</text:span> containing the source <text:span text:style-name="T28">data</text:span>.</text:p>
      <text:p text:style-name="P79">Results to</text:p>
      <text:p text:style-name="P129"><text:span text:style-name="T25">Specifies the </text:span>top left cell of the <text:span text:style-name="T28">results area. When you run the tool, it will generate the Chi-square table starting at this cell.</text:span></text:p>
      <text:p text:style-name="P79">Columns / Rows</text:p>
      <text:p text:style-name="P98"><text:span text:style-name="T339">Specifies</text:span> <text:span text:style-name="T251">whether</text:span> the data to be analyzed is organized in columns or rows.</text:p>
      <text:p text:style-name="P20"><text:span text:style-name="T32">To provide an example of using this tool, we again make use of the input data set shown in Figure </text:span><text:span text:style-name="T32"><text:sequence-ref text:reference-format="value" text:ref-name="refFigure52">53</text:sequence-ref></text:span><text:span text:style-name="T32">. In this case the data in column A is the observed data while the data in column B are the corresponding expected values. Figure </text:span><text:span text:style-name="T32"><text:sequence-ref text:reference-format="value" text:ref-name="refFigure59">60</text:sequence-ref></text:span><text:span text:style-name="T32"><text:s/>shows the chi-square results calculated for this input data using the settings shown in Figure </text:span><text:span text:style-name="T32"><text:sequence-ref text:reference-format="value" text:ref-name="refFigure58">59</text:sequence-ref></text:span><text:span text:style-name="T32">.</text:span></text:p>
      <text:p text:style-name="Figure"><draw:frame draw:style-name="fr1" draw:name="Frame53" text:anchor-type="as-char" svg:width="2.6646in" draw:z-index="16"><draw:text-box fo:min-height="1.528in"><text:p text:style-name="Caption"><draw:frame draw:style-name="fr8" draw:name="Image32" text:anchor-type="paragraph" svg:width="2.6256in" svg:height="1.2717in" draw:z-index="31"><draw:image xlink:href="Pictures/10000000000000FC0000007A651A4487F4036AEC.png" xlink:type="simple" xlink:show="embed" xlink:actuate="onLoad" loext:mime-type="image/png"/></draw:frame>Figure <text:sequence text:ref-name="refFigure59" text:name="Figure" text:formula="ooow:Figure+1" style:num-format="1">60</text:sequence>: Results of chi-square <text:span text:style-name="T142">test</text:span></text:p></draw:text-box></draw:frame></text:p>
      <text:list xml:id="list90452508255874" text:continue-numbering="true" text:style-name="Heading_20_Tip">
        <text:list-item>
          <text:p text:style-name="Heading_20_Tip">Tip</text:p>
        </text:list-item>
      </text:list>
      <text:p text:style-name="P160">For more information on <text:span text:style-name="T48">chi-square tests,</text:span> refer to the corresponding Wikipedia article <text:span text:style-name="T29">at </text:span><text:a xlink:type="simple" xlink:href="https://en.wikipedia.org/wiki/Chi-squared_test" text:style-name="Internet_20_link" text:visited-style-name="Visited_20_Internet_20_Link"><text:span text:style-name="T29">https://en.wikipedia.org/wiki/Chi-squared_tes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4"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5"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Sans" svg:font-family="Liberation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5"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1811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5"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5"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5"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Figure" style:family="paragraph" style:parent-style-name="OOoTextBody" style:next-style-name="OOoTextBody" style:master-page-name="">
      <style:paragraph-properties fo:margin-top="0.0835in" fo:margin-bottom="0.0835in"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in" fo:margin-right="0in" fo:margin-top="0.0835in" fo:margin-bottom="0.0417in" loext:contextual-spacing="false" fo:text-indent="0in" style:auto-text-indent="false" style:page-number="auto" fo:keep-with-next="always"/>
      <style:text-properties style:font-name="Liberation Sans5"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in" fo:margin-bottom="0.0429in" loext:contextual-spacing="false" fo:text-align="start" style:justify-single-word="false" style:page-number="auto" fo:keep-with-next="auto"/>
      <style:text-properties style:font-name="Liberation Sans5" fo:font-family="'Liberation Sans'" style:font-style-name="Italic" style:font-family-generic="swiss" style:font-pitch="variable" fo:font-style="italic"/>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5"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5"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3b32780"/>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officeooo:rsid="03b3278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Z-test tool</text:chapter> | <text:page-number text:select-page="current">45</text:page-number></text:p>
      </style:footer>
      <style:footer-left>
        <text:p text:style-name="Footer"><text:page-number text:select-page="current">46</text:page-number><text:s/>| <text:chapter text:display="name" text:outline-level="2">Test of Independence (Chi-Square) tool</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9 Data Analysis</text:title><text:s/>| <text:page-number text:select-page="current">3</text:page-number></text:p>
      </style:footer>
      <style:footer-left>
        <text:p text:style-name="MP2"><text:page-number text:select-page="current">4</text:page-number><text:s/><text:span text:style-name="MT3">| </text:span><text:title>Chapter 9 Data Analysi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25T14:04:53.162000000</meta:creation-date>
    <meta:editing-duration>P0D</meta:editing-duration>
    <meta:editing-cycles>1</meta:editing-cycles>
    <meta:generator>LibreOffice/6.3.4.2$Linux_X86_64 LibreOffice_project/60da17e045e08f1793c57c00ba83cdfce946d0aa</meta:generator>
    <dc:title>Chapter 9 Data Analysis</dc:title>
    <meta:document-statistic meta:table-count="7" meta:image-count="61" meta:object-count="0" meta:page-count="46" meta:paragraph-count="814" meta:word-count="10049" meta:character-count="58567" meta:non-whitespace-character-count="49314"/>
    <meta:user-defined meta:name="Guide Name">Calc Guide</meta:user-defined>
    <meta:user-defined meta:name="LibreOffive Version" meta:value-type="float">6.2</meta:user-defined>
    <meta:template xlink:type="simple" xlink:actuate="onRequest" xlink:title="LibreOffice_6.x_Template" xlink:href="../../Downloads/Documentos/TDFCloud/LibreOffice%20Documentation/English/Calc%20Guide/LibreOffice_6.x_Template.ott" meta:date="2019-06-25T14:04:52.547000000"/>
  </office:meta>
</office:document-meta>
</file>